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40" style:family="paragraph" style:parent-style-name="Table_20_Contents">
      <style:text-properties fo:color="#808080" fo:font-size="10pt" style:font-size-asian="10pt" style:font-size-complex="10pt"/>
    </style:style>
    <style:style style:name="P41" style:family="paragraph" style:parent-style-name="Table_20_Contents">
      <style:text-properties fo:color="#808080"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43"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4"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5"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6"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style:use-window-font-color="true" fo:font-size="10pt" style:font-size-asian="10pt" style:font-size-complex="10pt"/>
    </style:style>
    <style:style style:name="P49" style:family="paragraph" style:parent-style-name="Table_20_Contents">
      <style:text-properties style:use-window-font-color="true" fo:font-size="10pt" fo:font-weight="normal" style:font-size-asian="10pt" style:font-weight-asian="normal" style:font-size-complex="10pt" style:font-weight-complex="normal"/>
    </style:style>
    <style:style style:name="P50" style:family="paragraph" style:parent-style-name="Table_20_Contents">
      <style:text-properties style:use-window-font-color="true" fo:font-size="6pt" style:font-size-asian="6pt" style:font-size-complex="6pt"/>
    </style:style>
    <style:style style:name="P51" style:family="paragraph" style:parent-style-name="Table_20_Contents">
      <style:text-properties style:use-window-font-color="true" fo:font-size="9pt" style:font-size-asian="9pt" style:font-size-complex="9pt"/>
    </style:style>
    <style:style style:name="P52" style:family="paragraph" style:parent-style-name="Table_20_Contents">
      <style:paragraph-properties fo:text-align="center" style:justify-single-word="false"/>
      <style:text-properties style:font-name="Arial Black" fo:font-size="10pt" style:font-size-asian="10pt" style:font-size-complex="10pt"/>
    </style:style>
    <style:style style:name="P53" style:family="paragraph" style:parent-style-name="Table_20_Contents">
      <style:paragraph-properties fo:text-align="center" style:justify-single-word="false"/>
      <style:text-properties style:font-name="Arial Black" fo:font-size="6pt" style:font-size-asian="6pt" style:font-size-complex="6pt"/>
    </style:style>
    <style:style style:name="P54" style:family="paragraph" style:parent-style-name="Table_20_Contents">
      <style:text-properties fo:font-size="6pt" style:font-size-asian="6pt" style:font-size-complex="6pt"/>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itle">
      <style:text-properties fo:font-size="60pt" style:font-size-asian="60pt" style:font-size-complex="60pt"/>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text-properties fo:font-size="12pt" fo:font-weight="bold" style:font-size-asian="12pt" style:font-weight-asian="bold" style:font-size-complex="12pt" style:font-weight-complex="bold"/>
    </style:style>
    <style:style style:name="P63" style:family="paragraph" style:parent-style-name="Code">
      <style:paragraph-properties fo:text-align="justify" style:justify-single-word="false"/>
    </style:style>
    <style:style style:name="P64" style:family="paragraph" style:parent-style-name="Code">
      <style:text-properties style:text-underline-style="solid" style:text-underline-width="auto" style:text-underline-color="font-color" fo:font-weight="bold" style:font-weight-asian="bold" style:font-weight-complex="bold"/>
    </style:style>
    <style:style style:name="P65" style:family="paragraph" style:parent-style-name="Code">
      <style:text-properties style:text-underline-style="none" fo:font-weight="normal" style:font-weight-asian="normal" style:font-weight-complex="normal"/>
    </style:style>
    <style:style style:name="P66" style:family="paragraph" style:parent-style-name="Code">
      <style:text-properties fo:font-weight="bold" style:font-weight-asian="bold" style:font-weight-complex="bold"/>
    </style:style>
    <style:style style:name="P67" style:family="paragraph" style:parent-style-name="Code">
      <style:text-properties fo:font-weight="normal" style:font-weight-asian="normal" style:font-weight-complex="normal"/>
    </style:style>
    <style:style style:name="P68" style:family="paragraph" style:parent-style-name="Code">
      <style:text-properties style:font-name="Courier New"/>
    </style:style>
    <style:style style:name="P69" style:family="paragraph" style:parent-style-name="Code">
      <style:text-properties style:font-name="Arial"/>
    </style:style>
    <style:style style:name="P70" style:family="paragraph" style:parent-style-name="Text_20_body">
      <style:paragraph-properties fo:break-before="page"/>
    </style:style>
    <style:style style:name="P71" style:family="paragraph" style:parent-style-name="Text_20_body">
      <style:paragraph-properties fo:break-before="page"/>
      <style:text-properties style:use-window-font-color="tru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fo:break-before="page"/>
      <style:text-properties fo:font-weight="normal" style:font-weight-asian="normal" style:font-weight-complex="normal"/>
    </style:style>
    <style:style style:name="P74" style:family="paragraph" style:parent-style-name="Snippet">
      <style:text-properties style:font-name="Courier New1"/>
    </style:style>
    <style:style style:name="P75" style:family="paragraph" style:parent-style-name="Snippet">
      <style:text-properties fo:font-weight="normal" style:font-weight-asian="normal" style:font-weight-complex="normal"/>
    </style:style>
    <style:style style:name="P76" style:family="paragraph" style:parent-style-name="Snippet">
      <style:paragraph-properties fo:text-align="justify" style:justify-single-word="false"/>
    </style:style>
    <style:style style:name="P77" style:family="paragraph" style:parent-style-name="Snippet">
      <style:text-properties fo:font-size="6pt" style:font-size-asian="6pt" style:font-size-complex="6pt"/>
    </style:style>
    <style:style style:name="P78" style:family="paragraph" style:parent-style-name="Snippet">
      <style:text-properties style:text-underline-style="none" fo:font-weight="normal" style:font-weight-asian="normal" style:font-weight-complex="normal"/>
    </style:style>
    <style:style style:name="P79" style:family="paragraph" style:parent-style-name="Heading_20_3">
      <style:text-properties fo:font-weight="bold" style:font-weight-asian="bold" style:font-weight-complex="bold"/>
    </style:style>
    <style:style style:name="P80" style:family="paragraph" style:parent-style-name="Standard" style:list-style-name="L10"/>
    <style:style style:name="P81" style:family="paragraph" style:parent-style-name="Heading_20_1">
      <style:paragraph-properties fo:text-align="justify" style:justify-single-word="false"/>
    </style:style>
    <style:style style:name="P82" style:family="paragraph" style:parent-style-name="Heading_20_1">
      <style:paragraph-properties fo:break-before="page"/>
    </style:style>
    <style:style style:name="P83" style:family="paragraph" style:parent-style-name="Code">
      <style:text-properties style:font-name="Arial" style:font-name-asian="SimSun" style:font-name-complex="Mangal"/>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7.0602in" style:type="right" style:leader-style="dotted" style:leader-text="."/>
        </style:tab-stops>
      </style:paragraph-properties>
    </style:style>
    <style:style style:name="P86" style:family="paragraph" style:parent-style-name="Contents_20_2">
      <style:paragraph-properties>
        <style:tab-stops>
          <style:tab-stop style:position="6.8839in" style:type="right"/>
        </style:tab-stops>
      </style:paragraph-properties>
    </style:style>
    <style:style style:name="P87" style:family="paragraph" style:parent-style-name="Index_20_1">
      <style:paragraph-properties>
        <style:tab-stops>
          <style:tab-stop style:position="7.0807in" style:type="right"/>
        </style:tab-stops>
      </style:paragraph-properties>
    </style:style>
    <style:style style:name="P88" style:family="paragraph" style:parent-style-name="Index_20_Separator">
      <style:paragraph-properties>
        <style:tab-stops/>
      </style:paragraph-properties>
    </style:style>
    <style:style style:name="P89" style:family="paragraph" style:parent-style-name="Text_20_body" style:master-page-name="Standard">
      <style:paragraph-properties style:page-number="auto"/>
    </style:style>
    <style:style style:name="P90" style:family="paragraph" style:parent-style-name="Text_20_body" style:list-style-name="L1"/>
    <style:style style:name="P91" style:family="paragraph" style:parent-style-name="Text_20_body" style:list-style-name="L2"/>
    <style:style style:name="P92" style:family="paragraph" style:parent-style-name="Text_20_body" style:list-style-name="L3">
      <style:paragraph-properties fo:text-align="justify" style:justify-single-word="false"/>
    </style:style>
    <style:style style:name="P93" style:family="paragraph" style:parent-style-name="Text_20_body" style:list-style-name="L5">
      <style:paragraph-properties fo:text-align="justify" style:justify-single-word="false"/>
    </style:style>
    <style:style style:name="P94" style:family="paragraph" style:parent-style-name="Text_20_body" style:list-style-name="L1">
      <style:paragraph-properties fo:text-align="justify" style:justify-single-word="false"/>
    </style:style>
    <style:style style:name="P95" style:family="paragraph" style:parent-style-name="Text_20_body" style:list-style-name="L8">
      <style:paragraph-properties fo:text-align="justify" style:justify-single-word="false"/>
    </style:style>
    <style:style style:name="P96" style:family="paragraph" style:parent-style-name="Text_20_body" style:list-style-name="L11">
      <style:paragraph-properties fo:text-align="justify" style:justify-single-word="false"/>
    </style:style>
    <style:style style:name="P97" style:family="paragraph" style:parent-style-name="Text_20_body" style:list-style-name="L12">
      <style:paragraph-properties fo:text-align="justify" style:justify-single-word="false"/>
    </style:style>
    <style:style style:name="P98" style:family="paragraph" style:parent-style-name="Text_20_body" style:list-style-name="L14">
      <style:paragraph-properties fo:text-align="justify" style:justify-single-word="false"/>
    </style:style>
    <style:style style:name="P99" style:family="paragraph" style:parent-style-name="Text_20_body" style:list-style-name="L15">
      <style:paragraph-properties fo:text-align="justify" style:justify-single-word="false"/>
    </style:style>
    <style:style style:name="P100" style:family="paragraph" style:parent-style-name="Text_20_body" style:list-style-name="L16">
      <style:paragraph-properties fo:text-align="justify" style:justify-single-word="false"/>
    </style:style>
    <style:style style:name="P101" style:family="paragraph" style:parent-style-name="Text_20_body" style:list-style-name="L17">
      <style:paragraph-properties fo:text-align="justify" style:justify-single-word="false"/>
    </style:style>
    <style:style style:name="P102" style:family="paragraph" style:parent-style-name="Text_20_body" style:list-style-name="L18">
      <style:paragraph-properties fo:text-align="justify" style:justify-single-word="false"/>
    </style:style>
    <style:style style:name="P103" style:family="paragraph" style:parent-style-name="Text_20_body" style:list-style-name="L19">
      <style:paragraph-properties fo:text-align="justify" style:justify-single-word="false"/>
    </style:style>
    <style:style style:name="P104" style:family="paragraph" style:parent-style-name="Text_20_body" style:list-style-name="L20">
      <style:paragraph-properties fo:text-align="justify" style:justify-single-word="false"/>
    </style:style>
    <style:style style:name="P105" style:family="paragraph" style:parent-style-name="Text_20_body" style:list-style-name="L21">
      <style:paragraph-properties fo:text-align="justify" style:justify-single-word="false"/>
    </style:style>
    <style:style style:name="P106" style:family="paragraph" style:parent-style-name="Text_20_body" style:list-style-name="L22">
      <style:paragraph-properties fo:text-align="justify" style:justify-single-word="false"/>
    </style:style>
    <style:style style:name="P107" style:family="paragraph" style:parent-style-name="Text_20_body" style:list-style-name="L23">
      <style:paragraph-properties fo:text-align="justify" style:justify-single-word="false"/>
    </style:style>
    <style:style style:name="P108" style:family="paragraph" style:parent-style-name="Text_20_body" style:list-style-name="L24">
      <style:paragraph-properties fo:text-align="justify" style:justify-single-word="false"/>
    </style:style>
    <style:style style:name="P109" style:family="paragraph" style:parent-style-name="Text_20_body" style:list-style-name="L25">
      <style:paragraph-properties fo:text-align="justify" style:justify-single-word="false"/>
    </style:style>
    <style:style style:name="P110" style:family="paragraph" style:parent-style-name="Text_20_body" style:list-style-name="L26">
      <style:paragraph-properties fo:text-align="justify" style:justify-single-word="false"/>
    </style:style>
    <style:style style:name="P111" style:family="paragraph" style:parent-style-name="Text_20_body" style:list-style-name="L27">
      <style:paragraph-properties fo:text-align="justify" style:justify-single-word="false"/>
    </style:style>
    <style:style style:name="P112" style:family="paragraph" style:parent-style-name="Text_20_body" style:list-style-name="L28">
      <style:paragraph-properties fo:text-align="justify" style:justify-single-word="false"/>
    </style:style>
    <style:style style:name="P113" style:family="paragraph" style:parent-style-name="Text_20_body" style:list-style-name="L30">
      <style:paragraph-properties fo:text-align="justify" style:justify-single-word="false"/>
    </style:style>
    <style:style style:name="P114" style:family="paragraph" style:parent-style-name="Text_20_body" style:list-style-name="L31">
      <style:paragraph-properties fo:text-align="justify" style:justify-single-word="false"/>
    </style:style>
    <style:style style:name="P115" style:family="paragraph" style:parent-style-name="Text_20_body" style:list-style-name="L4"/>
    <style:style style:name="P116" style:family="paragraph" style:parent-style-name="Text_20_body" style:list-style-name="L5"/>
    <style:style style:name="P117" style:family="paragraph" style:parent-style-name="Text_20_body" style:list-style-name="L6"/>
    <style:style style:name="P118" style:family="paragraph" style:parent-style-name="Text_20_body" style:list-style-name="L7"/>
    <style:style style:name="P119" style:family="paragraph" style:parent-style-name="Text_20_body" style:list-style-name="L9"/>
    <style:style style:name="P120" style:family="paragraph" style:parent-style-name="Text_20_body" style:list-style-name="L13"/>
    <style:style style:name="P121" style:family="paragraph" style:parent-style-name="Text_20_body" style:list-style-name="L29"/>
    <style:style style:name="P122" style:family="paragraph" style:parent-style-name="Text_20_body" style:list-style-name="L30">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font-name="Arial" style:font-name-asian="SimSun" style:font-name-complex="Mangal"/>
    </style:style>
    <style:style style:name="T12" style:family="text">
      <style:text-properties style:text-position="super 58%"/>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font-name="Courier New1"/>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style:text-underline-style="none" fo:font-weight="normal" style:font-weight-asian="normal" style:font-weight-complex="normal"/>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62000864" text:id="ct262000864">
          <text:insertion>
            <office:change-info>
              <dc:creator>Peter Camilleri</dc:creator>
              <dc:date>2015-04-25T23:41:00</dc:date>
            </office:change-info>
          </text:insertion>
        </text:changed-region>
        <text:changed-region xml:id="ct262000968" text:id="ct262000968">
          <text:insertion>
            <office:change-info>
              <dc:creator>Peter Camilleri</dc:creator>
              <dc:date>2015-04-25T23:41:00</dc:date>
            </office:change-info>
          </text:insertion>
        </text:changed-region>
        <text:changed-region xml:id="ct262001072" text:id="ct262001072">
          <text:insertion>
            <office:change-info>
              <dc:creator>Peter Camilleri</dc:creator>
              <dc:date>2015-04-25T23:41:00</dc:date>
            </office:change-info>
          </text:insertion>
        </text:changed-region>
        <text:changed-region xml:id="ct262001176" text:id="ct262001176">
          <text:insertion>
            <office:change-info>
              <dc:creator>Peter Camilleri</dc:creator>
              <dc:date>2015-04-25T23:41:00</dc:date>
            </office:change-info>
          </text:insertion>
        </text:changed-region>
        <text:changed-region xml:id="ct262001280" text:id="ct262001280">
          <text:insertion>
            <office:change-info>
              <dc:creator>Peter Camilleri</dc:creator>
              <dc:date>2015-04-25T23:42:00</dc:date>
            </office:change-info>
          </text:insertion>
        </text:changed-region>
        <text:changed-region xml:id="ct262001384" text:id="ct262001384">
          <text:insertion>
            <office:change-info>
              <dc:creator>Peter Camilleri</dc:creator>
              <dc:date>2015-04-25T23:42:00</dc:date>
            </office:change-info>
          </text:insertion>
        </text:changed-region>
        <text:changed-region xml:id="ct262001488" text:id="ct262001488">
          <text:insertion>
            <office:change-info>
              <dc:creator>Peter Camilleri</dc:creator>
              <dc:date>2015-04-25T23:42:00</dc:date>
            </office:change-info>
          </text:insertion>
        </text:changed-region>
        <text:changed-region xml:id="ct262001592" text:id="ct262001592">
          <text:insertion>
            <office:change-info>
              <dc:creator>Peter Camilleri</dc:creator>
              <dc:date>2015-04-25T23:42:00</dc:date>
            </office:change-info>
          </text:insertion>
        </text:changed-region>
        <text:changed-region xml:id="ct262001696" text:id="ct262001696">
          <text:insertion>
            <office:change-info>
              <dc:creator>Peter Camilleri</dc:creator>
              <dc:date>2015-04-25T23:42:00</dc:date>
            </office:change-info>
          </text:insertion>
        </text:changed-region>
        <text:changed-region xml:id="ct262001800" text:id="ct262001800">
          <text:insertion>
            <office:change-info>
              <dc:creator>Peter Camilleri</dc:creator>
              <dc:date>2015-04-25T23:42:00</dc:date>
            </office:change-info>
          </text:insertion>
        </text:changed-region>
        <text:changed-region xml:id="ct262076064" text:id="ct262076064">
          <text:insertion>
            <office:change-info>
              <dc:creator>Peter Camilleri</dc:creator>
              <dc:date>2015-04-26T13:40:00</dc:date>
            </office:change-info>
          </text:insertion>
        </text:changed-region>
        <text:changed-region xml:id="ct262076168" text:id="ct262076168">
          <text:insertion>
            <office:change-info>
              <dc:creator>Peter Camilleri</dc:creator>
              <dc:date>2015-04-26T13:39:00</dc:date>
            </office:change-info>
          </text:insertion>
        </text:changed-region>
        <text:changed-region xml:id="ct262076272" text:id="ct262076272">
          <text:insertion>
            <office:change-info>
              <dc:creator>Peter Camilleri</dc:creator>
              <dc:date>2015-04-26T13:40:00</dc:date>
            </office:change-info>
          </text:insertion>
        </text:changed-region>
        <text:changed-region xml:id="ct262077312" text:id="ct262077312">
          <text:insertion>
            <office:change-info>
              <dc:creator>Peter Camilleri</dc:creator>
              <dc:date>2015-04-26T13:46:00</dc:date>
            </office:change-info>
          </text:insertion>
        </text:changed-region>
        <text:changed-region xml:id="ct262077416" text:id="ct262077416">
          <text:insertion>
            <office:change-info>
              <dc:creator>Peter Camilleri</dc:creator>
              <dc:date>2015-04-26T13:47:00</dc:date>
            </office:change-info>
          </text:insertion>
        </text:changed-region>
        <text:changed-region xml:id="ct259593952" text:id="ct259593952">
          <text:insertion>
            <office:change-info>
              <dc:creator>Peter Camilleri</dc:creator>
              <dc:date>2015-04-25T13:09:00</dc:date>
            </office:change-info>
          </text:insertion>
        </text:changed-region>
        <text:changed-region xml:id="ct259594056" text:id="ct259594056">
          <text:insertion>
            <office:change-info>
              <dc:creator>Peter Camilleri</dc:creator>
              <dc:date>2015-04-25T13:10:00</dc:date>
            </office:change-info>
          </text:insertion>
        </text:changed-region>
        <text:changed-region xml:id="ct259594264" text:id="ct259594264">
          <text:insertion>
            <office:change-info>
              <dc:creator>Peter Camilleri</dc:creator>
              <dc:date>2015-04-25T13:11:00</dc:date>
            </office:change-info>
          </text:insertion>
        </text:changed-region>
        <text:changed-region xml:id="ct259594368" text:id="ct259594368">
          <text:deletion>
            <office:change-info>
              <dc:creator>Peter Camilleri</dc:creator>
              <dc:date>2015-04-25T13:26:00</dc:date>
            </office:change-info>
            <text:p text:style-name="Text_20_body">.even?</text:p>
          </text:deletion>
        </text:changed-region>
        <text:changed-region xml:id="ct259594472" text:id="ct259594472">
          <text:insertion>
            <office:change-info>
              <dc:creator>Peter Camilleri</dc:creator>
              <dc:date>2015-04-25T13:25:00</dc:date>
            </office:change-info>
          </text:insertion>
        </text:changed-region>
        <text:changed-region xml:id="ct259594576" text:id="ct259594576">
          <text:insertion>
            <office:change-info>
              <dc:creator>Peter Camilleri</dc:creator>
              <dc:date>2015-04-25T13:25:00</dc:date>
            </office:change-info>
          </text:insertion>
        </text:changed-region>
        <text:changed-region xml:id="ct259594680" text:id="ct259594680">
          <text:insertion>
            <office:change-info>
              <dc:creator>Peter Camilleri</dc:creator>
              <dc:date>2015-04-25T13:25:00</dc:date>
            </office:change-info>
          </text:insertion>
        </text:changed-region>
        <text:changed-region xml:id="ct259594784" text:id="ct259594784">
          <text:insertion>
            <office:change-info>
              <dc:creator>Peter Camilleri</dc:creator>
              <dc:date>2015-04-25T13:25:00</dc:date>
            </office:change-info>
          </text:insertion>
        </text:changed-region>
        <text:changed-region xml:id="ct259594888" text:id="ct259594888">
          <text:insertion>
            <office:change-info>
              <dc:creator>Peter Camilleri</dc:creator>
              <dc:date>2015-04-25T13:25:00</dc:date>
            </office:change-info>
          </text:insertion>
        </text:changed-region>
        <text:changed-region xml:id="ct259594992" text:id="ct259594992">
          <text:insertion>
            <office:change-info>
              <dc:creator>Peter Camilleri</dc:creator>
              <dc:date>2015-04-25T13:27:00</dc:date>
            </office:change-info>
          </text:insertion>
        </text:changed-region>
        <text:changed-region xml:id="ct259595096" text:id="ct259595096">
          <text:insertion>
            <office:change-info>
              <dc:creator>Peter Camilleri</dc:creator>
              <dc:date>2015-04-25T13:27:00</dc:date>
            </office:change-info>
          </text:insertion>
        </text:changed-region>
        <text:changed-region xml:id="ct259595200" text:id="ct259595200">
          <text:deletion>
            <office:change-info>
              <dc:creator>Peter Camilleri</dc:creator>
              <dc:date>2015-04-25T13:29:00</dc:date>
            </office:change-info>
            <text:p text:style-name="Text_20_body">.gcd</text:p>
          </text:deletion>
        </text:changed-region>
        <text:changed-region xml:id="ct259595304" text:id="ct259595304">
          <text:insertion>
            <office:change-info>
              <dc:creator>Peter Camilleri</dc:creator>
              <dc:date>2015-04-25T13:25:00</dc:date>
            </office:change-info>
          </text:insertion>
        </text:changed-region>
        <text:changed-region xml:id="ct259595408" text:id="ct259595408">
          <text:deletion>
            <office:change-info>
              <dc:creator>Peter Camilleri</dc:creator>
              <dc:date>2015-04-25T13:31:00</dc:date>
            </office:change-info>
            <text:p text:style-name="Text_20_body">.lcm</text:p>
          </text:deletion>
        </text:changed-region>
        <text:changed-region xml:id="ct259595512" text:id="ct259595512">
          <text:insertion>
            <office:change-info>
              <dc:creator>Peter Camilleri</dc:creator>
              <dc:date>2015-04-25T13:25:00</dc:date>
            </office:change-info>
          </text:insertion>
        </text:changed-region>
        <text:changed-region xml:id="ct259595720" text:id="ct259595720">
          <text:deletion>
            <office:change-info>
              <dc:creator>Peter Camilleri</dc:creator>
              <dc:date>2015-04-25T13:37:00</dc:date>
            </office:change-info>
            <text:p text:style-name="Text_20_body">.odd?</text:p>
          </text:deletion>
        </text:changed-region>
        <text:changed-region xml:id="ct259595616" text:id="ct259595616">
          <text:deletion>
            <office:change-info>
              <dc:creator>Peter Camilleri</dc:creator>
              <dc:date>2015-04-25T13:39:00</dc:date>
            </office:change-info>
            <text:p text:style-name="Text_20_body"/>
            <text:p text:style-name="Text_20_body"/>
          </text:deletion>
        </text:changed-region>
        <text:changed-region xml:id="ct259595824" text:id="ct259595824">
          <text:insertion>
            <office:change-info>
              <dc:creator>Peter Camilleri</dc:creator>
              <dc:date>2015-04-25T13:25:00</dc:date>
            </office:change-info>
          </text:insertion>
        </text:changed-region>
        <text:changed-region xml:id="ct259595928" text:id="ct259595928">
          <text:deletion>
            <office:change-info>
              <dc:creator>Peter Camilleri</dc:creator>
              <dc:date>2015-04-25T13:41:00</dc:date>
            </office:change-info>
            <text:p text:style-name="Text_20_body">2*</text:p>
          </text:deletion>
        </text:changed-region>
        <text:changed-region xml:id="ct259596032" text:id="ct259596032">
          <text:insertion>
            <office:change-info>
              <dc:creator>Peter Camilleri</dc:creator>
              <dc:date>2015-04-25T13:25:00</dc:date>
            </office:change-info>
          </text:insertion>
        </text:changed-region>
        <text:changed-region xml:id="ct259596136" text:id="ct259596136">
          <text:insertion>
            <office:change-info>
              <dc:creator>Peter Camilleri</dc:creator>
              <dc:date>2015-04-25T13:42:00</dc:date>
            </office:change-info>
          </text:insertion>
        </text:changed-region>
        <text:changed-region xml:id="ct261996352" text:id="ct261996352">
          <text:insertion>
            <office:change-info>
              <dc:creator>Peter Camilleri</dc:creator>
              <dc:date>2015-04-25T13:25:00</dc:date>
            </office:change-info>
          </text:insertion>
        </text:changed-region>
        <text:changed-region xml:id="ct261996456" text:id="ct261996456">
          <text:insertion>
            <office:change-info>
              <dc:creator>Peter Camilleri</dc:creator>
              <dc:date>2015-04-25T13:25:00</dc:date>
            </office:change-info>
          </text:insertion>
        </text:changed-region>
        <text:changed-region xml:id="ct261996560" text:id="ct261996560">
          <text:insertion>
            <office:change-info>
              <dc:creator>Peter Camilleri</dc:creator>
              <dc:date>2015-04-25T13:42:00</dc:date>
            </office:change-info>
          </text:insertion>
        </text:changed-region>
        <text:changed-region xml:id="ct261996664" text:id="ct261996664">
          <text:insertion>
            <office:change-info>
              <dc:creator>Peter Camilleri</dc:creator>
              <dc:date>2015-04-25T13:42:00</dc:date>
            </office:change-info>
          </text:insertion>
        </text:changed-region>
        <text:changed-region xml:id="ct261996768" text:id="ct261996768">
          <text:deletion>
            <office:change-info>
              <dc:creator>Peter Camilleri</dc:creator>
              <dc:date>2015-04-25T13:42:00</dc:date>
            </office:change-info>
            <text:p text:style-name="Text_20_body">2/</text:p>
          </text:deletion>
        </text:changed-region>
        <text:changed-region xml:id="ct261996872" text:id="ct261996872">
          <text:insertion>
            <office:change-info>
              <dc:creator>Peter Camilleri</dc:creator>
              <dc:date>2015-04-25T13:25:00</dc:date>
            </office:change-info>
          </text:insertion>
        </text:changed-region>
        <text:changed-region xml:id="ct261996976" text:id="ct261996976">
          <text:deletion>
            <office:change-info>
              <dc:creator>Peter Camilleri</dc:creator>
              <dc:date>2015-04-25T13:46:00</dc:date>
            </office:change-info>
            <text:p text:style-name="Standard"/>
            <text:p text:style-name="Text_20_body">&lt;&lt;</text:p>
          </text:deletion>
        </text:changed-region>
        <text:changed-region xml:id="ct261997080" text:id="ct261997080">
          <text:insertion>
            <office:change-info>
              <dc:creator>Peter Camilleri</dc:creator>
              <dc:date>2015-04-25T13:25:00</dc:date>
            </office:change-info>
          </text:insertion>
        </text:changed-region>
        <text:changed-region xml:id="ct261997184" text:id="ct261997184">
          <text:deletion>
            <office:change-info>
              <dc:creator>Peter Camilleri</dc:creator>
              <dc:date>2015-04-25T13:55:00</dc:date>
            </office:change-info>
            <text:p text:style-name="Standard"/>
            <text:p text:style-name="Text_20_body">&gt;&gt;</text:p>
          </text:deletion>
        </text:changed-region>
        <text:changed-region xml:id="ct261997288" text:id="ct261997288">
          <text:insertion>
            <office:change-info>
              <dc:creator>Peter Camilleri</dc:creator>
              <dc:date>2015-04-25T13:25:00</dc:date>
            </office:change-info>
          </text:insertion>
        </text:changed-region>
        <text:changed-region xml:id="ct261997392" text:id="ct261997392">
          <text:deletion>
            <office:change-info>
              <dc:creator>Peter Camilleri</dc:creator>
              <dc:date>2015-04-25T14:29:00</dc:date>
            </office:change-info>
            <text:p text:style-name="Standard"/>
            <text:p text:style-name="Text_20_body">and</text:p>
          </text:deletion>
        </text:changed-region>
        <text:changed-region xml:id="ct261997496" text:id="ct261997496">
          <text:insertion>
            <office:change-info>
              <dc:creator>Peter Camilleri</dc:creator>
              <dc:date>2015-04-25T13:25:00</dc:date>
            </office:change-info>
          </text:insertion>
        </text:changed-region>
        <text:changed-region xml:id="ct261997600" text:id="ct261997600">
          <text:deletion>
            <office:change-info>
              <dc:creator>Peter Camilleri</dc:creator>
              <dc:date>2015-04-25T14:31:00</dc:date>
            </office:change-info>
            <text:p text:style-name="Text_20_body"/>
            <text:p text:style-name="Text_20_body">com</text:p>
          </text:deletion>
        </text:changed-region>
        <text:changed-region xml:id="ct261997704" text:id="ct261997704">
          <text:insertion>
            <office:change-info>
              <dc:creator>Peter Camilleri</dc:creator>
              <dc:date>2015-04-25T13:25:00</dc:date>
            </office:change-info>
          </text:insertion>
        </text:changed-region>
        <text:changed-region xml:id="ct261997808" text:id="ct261997808">
          <text:deletion>
            <office:change-info>
              <dc:creator>Peter Camilleri</dc:creator>
              <dc:date>2015-04-25T14:33:00</dc:date>
            </office:change-info>
            <text:p text:style-name="Text_20_body"/>
            <text:p text:style-name="Text_20_body">or</text:p>
          </text:deletion>
        </text:changed-region>
        <text:changed-region xml:id="ct261997912" text:id="ct261997912">
          <text:insertion>
            <office:change-info>
              <dc:creator>Peter Camilleri</dc:creator>
              <dc:date>2015-04-25T13:25:00</dc:date>
            </office:change-info>
          </text:insertion>
        </text:changed-region>
        <text:changed-region xml:id="ct261998016" text:id="ct261998016">
          <text:insertion>
            <office:change-info>
              <dc:creator>Peter Camilleri</dc:creator>
              <dc:date>2015-04-25T14:34:00</dc:date>
            </office:change-info>
          </text:insertion>
        </text:changed-region>
        <text:changed-region xml:id="ct261998120" text:id="ct261998120">
          <text:insertion>
            <office:change-info>
              <dc:creator>Peter Camilleri</dc:creator>
              <dc:date>2015-04-25T13:25:00</dc:date>
            </office:change-info>
          </text:insertion>
        </text:changed-region>
        <text:changed-region xml:id="ct261998224" text:id="ct261998224">
          <text:insertion>
            <office:change-info>
              <dc:creator>Peter Camilleri</dc:creator>
              <dc:date>2015-04-25T13:25:00</dc:date>
            </office:change-info>
          </text:insertion>
        </text:changed-region>
        <text:changed-region xml:id="ct261998328" text:id="ct261998328">
          <text:insertion>
            <office:change-info>
              <dc:creator>Peter Camilleri</dc:creator>
              <dc:date>2015-04-25T14:35:00</dc:date>
            </office:change-info>
          </text:insertion>
        </text:changed-region>
        <text:changed-region xml:id="ct261998432" text:id="ct261998432">
          <text:insertion>
            <office:change-info>
              <dc:creator>Peter Camilleri</dc:creator>
              <dc:date>2015-04-25T14:35:00</dc:date>
            </office:change-info>
          </text:insertion>
        </text:changed-region>
        <text:changed-region xml:id="ct261998536" text:id="ct261998536">
          <text:deletion>
            <office:change-info>
              <dc:creator>Peter Camilleri</dc:creator>
              <dc:date>2015-04-25T14:35:00</dc:date>
            </office:change-info>
            <text:p text:style-name="Standard"/>
            <text:p text:style-name="Text_20_body">xor</text:p>
          </text:deletion>
        </text:changed-region>
        <text:changed-region xml:id="ct261998640" text:id="ct261998640">
          <text:insertion>
            <office:change-info>
              <dc:creator>Peter Camilleri</dc:creator>
              <dc:date>2015-04-25T13:25:00</dc:date>
            </office:change-info>
          </text:insertion>
        </text:changed-region>
        <text:changed-region xml:id="ct261998744" text:id="ct261998744">
          <text:insertion>
            <office:change-info>
              <dc:creator>Peter Camilleri</dc:creator>
              <dc:date>2015-04-25T15:11:00</dc:date>
            </office:change-info>
          </text:insertion>
        </text:changed-region>
        <text:changed-region xml:id="ct261998848" text:id="ct261998848">
          <text:insertion>
            <office:change-info>
              <dc:creator>Peter Camilleri</dc:creator>
              <dc:date>2015-04-25T15:09:00</dc:date>
            </office:change-info>
          </text:insertion>
        </text:changed-region>
        <text:changed-region xml:id="ct261998952" text:id="ct261998952">
          <text:insertion>
            <office:change-info>
              <dc:creator>Peter Camilleri</dc:creator>
              <dc:date>2015-04-25T15:09:00</dc:date>
            </office:change-info>
          </text:insertion>
        </text:changed-region>
        <text:changed-region xml:id="ct261999056" text:id="ct261999056">
          <text:insertion>
            <office:change-info>
              <dc:creator>Peter Camilleri</dc:creator>
              <dc:date>2015-04-25T15:09:00</dc:date>
            </office:change-info>
          </text:insertion>
        </text:changed-region>
        <text:changed-region xml:id="ct261999160" text:id="ct261999160">
          <text:insertion>
            <office:change-info>
              <dc:creator>Peter Camilleri</dc:creator>
              <dc:date>2015-04-25T15:10:00</dc:date>
            </office:change-info>
          </text:insertion>
        </text:changed-region>
        <text:changed-region xml:id="ct261999264" text:id="ct261999264">
          <text:insertion>
            <office:change-info>
              <dc:creator>Peter Camilleri</dc:creator>
              <dc:date>2015-04-25T15:10:00</dc:date>
            </office:change-info>
          </text:insertion>
        </text:changed-region>
        <text:changed-region xml:id="ct261999368" text:id="ct261999368">
          <text:insertion>
            <office:change-info>
              <dc:creator>Peter Camilleri</dc:creator>
              <dc:date>2015-04-25T15:10:00</dc:date>
            </office:change-info>
          </text:insertion>
        </text:changed-region>
        <text:changed-region xml:id="ct261999472" text:id="ct261999472">
          <text:insertion>
            <office:change-info>
              <dc:creator>Peter Camilleri</dc:creator>
              <dc:date>2015-04-25T15:10:00</dc:date>
            </office:change-info>
          </text:insertion>
        </text:changed-region>
        <text:changed-region xml:id="ct261999576" text:id="ct261999576">
          <text:insertion>
            <office:change-info>
              <dc:creator>Peter Camilleri</dc:creator>
              <dc:date>2015-04-25T15:10:00</dc:date>
            </office:change-info>
          </text:insertion>
        </text:changed-region>
        <text:changed-region xml:id="ct261999680" text:id="ct261999680">
          <text:insertion>
            <office:change-info>
              <dc:creator>Peter Camilleri</dc:creator>
              <dc:date>2015-04-25T15:10:00</dc:date>
            </office:change-info>
          </text:insertion>
        </text:changed-region>
        <text:changed-region xml:id="ct261999784" text:id="ct261999784">
          <text:insertion>
            <office:change-info>
              <dc:creator>Peter Camilleri</dc:creator>
              <dc:date>2015-04-25T15:10:00</dc:date>
            </office:change-info>
          </text:insertion>
        </text:changed-region>
        <text:changed-region xml:id="ct261999888" text:id="ct261999888">
          <text:insertion>
            <office:change-info>
              <dc:creator>Peter Camilleri</dc:creator>
              <dc:date>2015-04-25T15:10:00</dc:date>
            </office:change-info>
          </text:insertion>
        </text:changed-region>
        <text:changed-region xml:id="ct261999992" text:id="ct261999992">
          <text:deletion>
            <office:change-info>
              <dc:creator>Peter Camilleri</dc:creator>
              <dc:date>2015-04-25T17:35:00</dc:date>
            </office:change-info>
            <text:p text:style-name="P1">Ipsum lorem</text:p>
          </text:deletion>
        </text:changed-region>
        <text:changed-region xml:id="ct262000096" text:id="ct262000096">
          <text:insertion>
            <office:change-info>
              <dc:creator>Peter Camilleri</dc:creator>
              <dc:date>2015-04-25T17:35:00</dc:date>
            </office:change-info>
          </text:insertion>
        </text:changed-region>
        <text:changed-region xml:id="ct262000200" text:id="ct262000200">
          <text:insertion>
            <office:change-info>
              <dc:creator>Peter Camilleri</dc:creator>
              <dc:date>2015-04-25T17:36:00</dc:date>
            </office:change-info>
          </text:insertion>
        </text:changed-region>
        <text:changed-region xml:id="ct262000304" text:id="ct262000304">
          <text:insertion>
            <office:change-info>
              <dc:creator>Peter Camilleri</dc:creator>
              <dc:date>2015-04-25T17:37:00</dc:date>
            </office:change-info>
          </text:insertion>
        </text:changed-region>
        <text:changed-region xml:id="ct262000448" text:id="ct262000448">
          <text:insertion>
            <office:change-info>
              <dc:creator>Peter Camilleri</dc:creator>
              <dc:date>2015-04-25T18:11:00</dc:date>
            </office:change-info>
          </text:insertion>
        </text:changed-region>
        <text:changed-region xml:id="ct262000552" text:id="ct262000552">
          <text:insertion>
            <office:change-info>
              <dc:creator>Peter Camilleri</dc:creator>
              <dc:date>2015-04-25T18:12:00</dc:date>
            </office:change-info>
          </text:insertion>
        </text:changed-region>
        <text:changed-region xml:id="ct262000656" text:id="ct262000656">
          <text:insertion>
            <office:change-info>
              <dc:creator>Peter Camilleri</dc:creator>
              <dc:date>2015-04-25T18:14:00</dc:date>
            </office:change-info>
          </text:insertion>
        </text:changed-region>
        <text:changed-region xml:id="ct262000760" text:id="ct262000760">
          <text:insertion>
            <office:change-info>
              <dc:creator>Peter Camilleri</dc:creator>
              <dc:date>2015-04-25T18:13:00</dc:date>
            </office:change-info>
          </text:insertion>
        </text:changed-region>
        <text:changed-region xml:id="ct262001904" text:id="ct262001904">
          <text:insertion>
            <office:change-info>
              <dc:creator>Peter Camilleri</dc:creator>
              <dc:date>2015-04-25T18:13:00</dc:date>
            </office:change-info>
          </text:insertion>
        </text:changed-region>
        <text:changed-region xml:id="ct262002008" text:id="ct262002008">
          <text:deletion>
            <office:change-info>
              <dc:creator>Peter Camilleri</dc:creator>
              <dc:date>2015-04-25T17:45:00</dc:date>
            </office:change-info>
            <text:p text:style-name="Text_20_body"/>
            <text:p text:style-name="Text_20_body">*</text:p>
          </text:deletion>
        </text:changed-region>
        <text:changed-region xml:id="ct262002112" text:id="ct262002112">
          <text:insertion>
            <office:change-info>
              <dc:creator>Peter Camilleri</dc:creator>
              <dc:date>2015-04-25T17:38:00</dc:date>
            </office:change-info>
          </text:insertion>
        </text:changed-region>
        <text:changed-region xml:id="ct262002216" text:id="ct262002216">
          <text:deletion>
            <office:change-info>
              <dc:creator>Peter Camilleri</dc:creator>
              <dc:date>2015-04-25T18:16:00</dc:date>
            </office:change-info>
            <text:p text:style-name="Standard"/>
            <text:p text:style-name="Text_20_body">**</text:p>
          </text:deletion>
        </text:changed-region>
        <text:changed-region xml:id="ct262002320" text:id="ct262002320">
          <text:insertion>
            <office:change-info>
              <dc:creator>Peter Camilleri</dc:creator>
              <dc:date>2015-04-25T17:38:00</dc:date>
            </office:change-info>
          </text:insertion>
        </text:changed-region>
        <text:changed-region xml:id="ct262002424" text:id="ct262002424">
          <text:insertion>
            <office:change-info>
              <dc:creator>Peter Camilleri</dc:creator>
              <dc:date>2015-04-25T22:45:00</dc:date>
            </office:change-info>
          </text:insertion>
        </text:changed-region>
        <text:changed-region xml:id="ct262002528" text:id="ct262002528">
          <text:insertion>
            <office:change-info>
              <dc:creator>Peter Camilleri</dc:creator>
              <dc:date>2015-04-25T22:46:00</dc:date>
            </office:change-info>
          </text:insertion>
        </text:changed-region>
        <text:changed-region xml:id="ct262002632" text:id="ct262002632">
          <text:insertion>
            <office:change-info>
              <dc:creator>Peter Camilleri</dc:creator>
              <dc:date>2015-04-25T17:38:00</dc:date>
            </office:change-info>
          </text:insertion>
        </text:changed-region>
        <text:changed-region xml:id="ct262002736" text:id="ct262002736">
          <text:insertion>
            <office:change-info>
              <dc:creator>Peter Camilleri</dc:creator>
              <dc:date>2015-04-25T17:38:00</dc:date>
            </office:change-info>
          </text:insertion>
        </text:changed-region>
        <text:changed-region xml:id="ct262002840" text:id="ct262002840">
          <text:insertion>
            <office:change-info>
              <dc:creator>Peter Camilleri</dc:creator>
              <dc:date>2015-04-25T17:38:00</dc:date>
            </office:change-info>
          </text:insertion>
        </text:changed-region>
        <text:changed-region xml:id="ct262002944" text:id="ct262002944">
          <text:insertion>
            <office:change-info>
              <dc:creator>Peter Camilleri</dc:creator>
              <dc:date>2015-04-25T17:38:00</dc:date>
            </office:change-info>
          </text:insertion>
        </text:changed-region>
        <text:changed-region xml:id="ct262003048" text:id="ct262003048">
          <text:insertion>
            <office:change-info>
              <dc:creator>Peter Camilleri</dc:creator>
              <dc:date>2015-04-25T17:38:00</dc:date>
            </office:change-info>
          </text:insertion>
        </text:changed-region>
        <text:changed-region xml:id="ct262003152" text:id="ct262003152">
          <text:insertion>
            <office:change-info>
              <dc:creator>Peter Camilleri</dc:creator>
              <dc:date>2015-04-25T17:38:00</dc:date>
            </office:change-info>
          </text:insertion>
        </text:changed-region>
        <text:changed-region xml:id="ct262003256" text:id="ct262003256">
          <text:insertion>
            <office:change-info>
              <dc:creator>Peter Camilleri</dc:creator>
              <dc:date>2015-04-25T17:38:00</dc:date>
            </office:change-info>
          </text:insertion>
        </text:changed-region>
        <text:changed-region xml:id="ct262003360" text:id="ct262003360">
          <text:insertion>
            <office:change-info>
              <dc:creator>Peter Camilleri</dc:creator>
              <dc:date>2015-04-25T22:38:00</dc:date>
            </office:change-info>
          </text:insertion>
        </text:changed-region>
        <text:changed-region xml:id="ct262003464" text:id="ct262003464">
          <text:insertion>
            <office:change-info>
              <dc:creator>Peter Camilleri</dc:creator>
              <dc:date>2015-04-25T22:38:00</dc:date>
            </office:change-info>
          </text:insertion>
        </text:changed-region>
        <text:changed-region xml:id="ct262003568" text:id="ct262003568">
          <text:deletion>
            <office:change-info>
              <dc:creator>Peter Camilleri</dc:creator>
              <dc:date>2015-04-25T22:48:00</dc:date>
            </office:change-info>
            <text:p text:style-name="Text_20_body">+</text:p>
          </text:deletion>
        </text:changed-region>
        <text:changed-region xml:id="ct262003672" text:id="ct262003672">
          <text:insertion>
            <office:change-info>
              <dc:creator>Peter Camilleri</dc:creator>
              <dc:date>2015-04-25T17:38:00</dc:date>
            </office:change-info>
          </text:insertion>
        </text:changed-region>
        <text:changed-region xml:id="ct262003776" text:id="ct262003776">
          <text:insertion>
            <office:change-info>
              <dc:creator>Peter Camilleri</dc:creator>
              <dc:date>2015-04-25T17:38:00</dc:date>
            </office:change-info>
          </text:insertion>
        </text:changed-region>
        <text:changed-region xml:id="ct262003880" text:id="ct262003880">
          <text:insertion>
            <office:change-info>
              <dc:creator>Peter Camilleri</dc:creator>
              <dc:date>2015-04-25T17:38:00</dc:date>
            </office:change-info>
          </text:insertion>
        </text:changed-region>
        <text:changed-region xml:id="ct262003984" text:id="ct262003984">
          <text:insertion>
            <office:change-info>
              <dc:creator>Peter Camilleri</dc:creator>
              <dc:date>2015-04-25T17:38:00</dc:date>
            </office:change-info>
          </text:insertion>
        </text:changed-region>
        <text:changed-region xml:id="ct262004088" text:id="ct262004088">
          <text:insertion>
            <office:change-info>
              <dc:creator>Peter Camilleri</dc:creator>
              <dc:date>2015-04-25T17:38:00</dc:date>
            </office:change-info>
          </text:insertion>
        </text:changed-region>
        <text:changed-region xml:id="ct262004192" text:id="ct262004192">
          <text:insertion>
            <office:change-info>
              <dc:creator>Peter Camilleri</dc:creator>
              <dc:date>2015-04-26T10:10:00</dc:date>
            </office:change-info>
          </text:insertion>
        </text:changed-region>
        <text:changed-region xml:id="ct262004296" text:id="ct262004296">
          <text:insertion>
            <office:change-info>
              <dc:creator>Peter Camilleri</dc:creator>
              <dc:date>2015-04-26T10:10:00</dc:date>
            </office:change-info>
          </text:insertion>
        </text:changed-region>
        <text:changed-region xml:id="ct262004400" text:id="ct262004400">
          <text:insertion>
            <office:change-info>
              <dc:creator>Peter Camilleri</dc:creator>
              <dc:date>2015-04-25T17:38:00</dc:date>
            </office:change-info>
          </text:insertion>
        </text:changed-region>
        <text:changed-region xml:id="ct262074088" text:id="ct262074088">
          <text:insertion>
            <office:change-info>
              <dc:creator>Peter Camilleri</dc:creator>
              <dc:date>2015-04-26T10:09:00</dc:date>
            </office:change-info>
          </text:insertion>
        </text:changed-region>
        <text:changed-region xml:id="ct262074192" text:id="ct262074192">
          <text:insertion>
            <office:change-info>
              <dc:creator>Peter Camilleri</dc:creator>
              <dc:date>2015-04-26T10:09:00</dc:date>
            </office:change-info>
          </text:insertion>
        </text:changed-region>
        <text:changed-region xml:id="ct262074296" text:id="ct262074296">
          <text:insertion>
            <office:change-info>
              <dc:creator>Peter Camilleri</dc:creator>
              <dc:date>2015-04-26T10:09:00</dc:date>
            </office:change-info>
          </text:insertion>
        </text:changed-region>
        <text:changed-region xml:id="ct262074400" text:id="ct262074400">
          <text:insertion>
            <office:change-info>
              <dc:creator>Peter Camilleri</dc:creator>
              <dc:date>2015-04-26T10:11:00</dc:date>
            </office:change-info>
          </text:insertion>
        </text:changed-region>
        <text:changed-region xml:id="ct262074504" text:id="ct262074504">
          <text:insertion>
            <office:change-info>
              <dc:creator>Peter Camilleri</dc:creator>
              <dc:date>2015-04-26T10:10:00</dc:date>
            </office:change-info>
          </text:insertion>
        </text:changed-region>
        <text:changed-region xml:id="ct262074608" text:id="ct262074608">
          <text:deletion>
            <office:change-info>
              <dc:creator>Peter Camilleri</dc:creator>
              <dc:date>2015-04-25T22:49:00</dc:date>
            </office:change-info>
            <text:p text:style-name="Text_20_body"/>
            <text:p text:style-name="Text_20_body">-</text:p>
          </text:deletion>
        </text:changed-region>
        <text:changed-region xml:id="ct262074712" text:id="ct262074712">
          <text:insertion>
            <office:change-info>
              <dc:creator>Peter Camilleri</dc:creator>
              <dc:date>2015-04-25T17:38:00</dc:date>
            </office:change-info>
          </text:insertion>
        </text:changed-region>
        <text:changed-region xml:id="ct262074920" text:id="ct262074920">
          <text:deletion>
            <office:change-info>
              <dc:creator>Peter Camilleri</dc:creator>
              <dc:date>2015-04-25T22:50:00</dc:date>
            </office:change-info>
            <text:p text:style-name="Text_20_body"/>
            <text:p text:style-name="Text_20_body"/>
          </text:deletion>
        </text:changed-region>
        <text:changed-region xml:id="ct262074816" text:id="ct262074816">
          <text:deletion>
            <office:change-info>
              <dc:creator>Peter Camilleri</dc:creator>
              <dc:date>2015-04-25T22:49:00</dc:date>
            </office:change-info>
            <text:p text:style-name="Text_20_body">.1/x</text:p>
          </text:deletion>
        </text:changed-region>
        <text:changed-region xml:id="ct262075024" text:id="ct262075024">
          <text:insertion>
            <office:change-info>
              <dc:creator>Peter Camilleri</dc:creator>
              <dc:date>2015-04-25T17:38:00</dc:date>
            </office:change-info>
          </text:insertion>
        </text:changed-region>
        <text:changed-region xml:id="ct262075128" text:id="ct262075128">
          <text:deletion>
            <office:change-info>
              <dc:creator>Peter Camilleri</dc:creator>
              <dc:date>2015-04-25T22:52:00</dc:date>
            </office:change-info>
            <text:p text:style-name="Text_20_body"/>
            <text:p text:style-name="Text_20_body">.10**</text:p>
          </text:deletion>
        </text:changed-region>
        <text:changed-region xml:id="ct262075232" text:id="ct262075232">
          <text:insertion>
            <office:change-info>
              <dc:creator>Peter Camilleri</dc:creator>
              <dc:date>2015-04-25T17:38:00</dc:date>
            </office:change-info>
          </text:insertion>
        </text:changed-region>
        <text:changed-region xml:id="ct262075336" text:id="ct262075336">
          <text:deletion>
            <office:change-info>
              <dc:creator>Peter Camilleri</dc:creator>
              <dc:date>2015-04-25T23:06:00</dc:date>
            </office:change-info>
            <text:p text:style-name="Text_20_body"/>
            <text:p text:style-name="Text_20_body">.2**</text:p>
          </text:deletion>
        </text:changed-region>
        <text:changed-region xml:id="ct262075440" text:id="ct262075440">
          <text:insertion>
            <office:change-info>
              <dc:creator>Peter Camilleri</dc:creator>
              <dc:date>2015-04-25T17:38:00</dc:date>
            </office:change-info>
          </text:insertion>
        </text:changed-region>
        <text:changed-region xml:id="ct262075648" text:id="ct262075648">
          <text:deletion>
            <office:change-info>
              <dc:creator>Peter Camilleri</dc:creator>
              <dc:date>2015-04-25T23:07:00</dc:date>
            </office:change-info>
            <text:p text:style-name="Text_20_body"/>
            <text:p text:style-name="Text_20_body"/>
          </text:deletion>
        </text:changed-region>
        <text:changed-region xml:id="ct262075544" text:id="ct262075544">
          <text:deletion>
            <office:change-info>
              <dc:creator>Peter Camilleri</dc:creator>
              <dc:date>2015-04-25T23:06:00</dc:date>
            </office:change-info>
            <text:p text:style-name="Text_20_body">.abs</text:p>
          </text:deletion>
        </text:changed-region>
        <text:changed-region xml:id="ct262075752" text:id="ct262075752">
          <text:insertion>
            <office:change-info>
              <dc:creator>Peter Camilleri</dc:creator>
              <dc:date>2015-04-25T17:38:00</dc:date>
            </office:change-info>
          </text:insertion>
        </text:changed-region>
        <text:changed-region xml:id="ct262075856" text:id="ct262075856">
          <text:deletion>
            <office:change-info>
              <dc:creator>Peter Camilleri</dc:creator>
              <dc:date>2015-04-25T23:07:00</dc:date>
            </office:change-info>
            <text:p text:style-name="Text_20_body"/>
            <text:p text:style-name="Text_20_body">.acos</text:p>
          </text:deletion>
        </text:changed-region>
        <text:changed-region xml:id="ct262075960" text:id="ct262075960">
          <text:insertion>
            <office:change-info>
              <dc:creator>Peter Camilleri</dc:creator>
              <dc:date>2015-04-25T17:38:00</dc:date>
            </office:change-info>
          </text:insertion>
        </text:changed-region>
        <text:changed-region xml:id="ct262076376" text:id="ct262076376">
          <text:insertion>
            <office:change-info>
              <dc:creator>Peter Camilleri</dc:creator>
              <dc:date>2015-04-26T13:39:00</dc:date>
            </office:change-info>
          </text:insertion>
        </text:changed-region>
        <text:changed-region xml:id="ct262076480" text:id="ct262076480">
          <text:insertion>
            <office:change-info>
              <dc:creator>Peter Camilleri</dc:creator>
              <dc:date>2015-04-26T13:38:00</dc:date>
            </office:change-info>
          </text:insertion>
        </text:changed-region>
        <text:changed-region xml:id="ct262076584" text:id="ct262076584">
          <text:insertion>
            <office:change-info>
              <dc:creator>Peter Camilleri</dc:creator>
              <dc:date>2015-04-25T17:38:00</dc:date>
            </office:change-info>
          </text:insertion>
        </text:changed-region>
        <text:changed-region xml:id="ct262076688" text:id="ct262076688">
          <text:insertion>
            <office:change-info>
              <dc:creator>Peter Camilleri</dc:creator>
              <dc:date>2015-04-25T17:38:00</dc:date>
            </office:change-info>
          </text:insertion>
        </text:changed-region>
        <text:changed-region xml:id="ct262076792" text:id="ct262076792">
          <text:insertion>
            <office:change-info>
              <dc:creator>Peter Camilleri</dc:creator>
              <dc:date>2015-04-26T13:45:00</dc:date>
            </office:change-info>
          </text:insertion>
        </text:changed-region>
        <text:changed-region xml:id="ct262076896" text:id="ct262076896">
          <text:insertion>
            <office:change-info>
              <dc:creator>Peter Camilleri</dc:creator>
              <dc:date>2015-04-26T13:45:00</dc:date>
            </office:change-info>
          </text:insertion>
        </text:changed-region>
        <text:changed-region xml:id="ct262077000" text:id="ct262077000">
          <text:insertion>
            <office:change-info>
              <dc:creator>Peter Camilleri</dc:creator>
              <dc:date>2015-04-26T13:45:00</dc:date>
            </office:change-info>
          </text:insertion>
        </text:changed-region>
        <text:changed-region xml:id="ct262077104" text:id="ct262077104">
          <text:insertion>
            <office:change-info>
              <dc:creator>Peter Camilleri</dc:creator>
              <dc:date>2015-04-26T13:45:00</dc:date>
            </office:change-info>
          </text:insertion>
        </text:changed-region>
        <text:changed-region xml:id="ct262077208" text:id="ct262077208">
          <text:deletion>
            <office:change-info>
              <dc:creator>Peter Camilleri</dc:creator>
              <dc:date>2015-04-25T23:09:00</dc:date>
            </office:change-info>
            <text:p text:style-name="Text_20_body"/>
            <text:p text:style-name="Text_20_body">.acosh</text:p>
          </text:deletion>
        </text:changed-region>
        <text:changed-region xml:id="ct262077520" text:id="ct262077520">
          <text:insertion>
            <office:change-info>
              <dc:creator>Peter Camilleri</dc:creator>
              <dc:date>2015-04-25T17:38:00</dc:date>
            </office:change-info>
          </text:insertion>
        </text:changed-region>
        <text:changed-region xml:id="ct262077624" text:id="ct262077624">
          <text:insertion>
            <office:change-info>
              <dc:creator>Peter Camilleri</dc:creator>
              <dc:date>2015-04-25T17:38:00</dc:date>
            </office:change-info>
          </text:insertion>
        </text:changed-region>
        <text:changed-region xml:id="ct262077728" text:id="ct262077728">
          <text:insertion>
            <office:change-info>
              <dc:creator>Peter Camilleri</dc:creator>
              <dc:date>2015-04-25T17:38:00</dc:date>
            </office:change-info>
          </text:insertion>
        </text:changed-region>
        <text:changed-region xml:id="ct262077832" text:id="ct262077832">
          <text:deletion>
            <office:change-info>
              <dc:creator>Peter Camilleri</dc:creator>
              <dc:date>2015-04-25T23:09:00</dc:date>
            </office:change-info>
            <text:p text:style-name="Text_20_body"/>
            <text:p text:style-name="Text_20_body">.angle</text:p>
          </text:deletion>
        </text:changed-region>
        <text:changed-region xml:id="ct262077936" text:id="ct262077936">
          <text:insertion>
            <office:change-info>
              <dc:creator>Peter Camilleri</dc:creator>
              <dc:date>2015-04-25T17:38:00</dc:date>
            </office:change-info>
          </text:insertion>
        </text:changed-region>
        <text:changed-region xml:id="ct262078040" text:id="ct262078040">
          <text:insertion>
            <office:change-info>
              <dc:creator>Peter Camilleri</dc:creator>
              <dc:date>2015-04-25T17:38:00</dc:date>
            </office:change-info>
          </text:insertion>
        </text:changed-region>
        <text:changed-region xml:id="ct262078184" text:id="ct262078184">
          <text:insertion>
            <office:change-info>
              <dc:creator>Peter Camilleri</dc:creator>
              <dc:date>2015-04-25T17:38:00</dc:date>
            </office:change-info>
          </text:insertion>
        </text:changed-region>
        <text:changed-region xml:id="ct262078288" text:id="ct262078288">
          <text:insertion>
            <office:change-info>
              <dc:creator>Peter Camilleri</dc:creator>
              <dc:date>2015-04-25T17:38:00</dc:date>
            </office:change-info>
          </text:insertion>
        </text:changed-region>
        <text:changed-region xml:id="ct262078392" text:id="ct262078392">
          <text:deletion>
            <office:change-info>
              <dc:creator>Peter Camilleri</dc:creator>
              <dc:date>2015-04-25T23:09:00</dc:date>
            </office:change-info>
            <text:p text:style-name="Text_20_body"/>
            <text:p text:style-name="Text_20_body">.asin</text:p>
          </text:deletion>
        </text:changed-region>
        <text:changed-region xml:id="ct262078496" text:id="ct262078496">
          <text:insertion>
            <office:change-info>
              <dc:creator>Peter Camilleri</dc:creator>
              <dc:date>2015-04-25T17:38:00</dc:date>
            </office:change-info>
          </text:insertion>
        </text:changed-region>
        <text:changed-region xml:id="ct262078600" text:id="ct262078600">
          <text:insertion>
            <office:change-info>
              <dc:creator>Peter Camilleri</dc:creator>
              <dc:date>2015-04-25T17:38:00</dc:date>
            </office:change-info>
          </text:insertion>
        </text:changed-region>
        <text:changed-region xml:id="ct262078704" text:id="ct262078704">
          <text:insertion>
            <office:change-info>
              <dc:creator>Peter Camilleri</dc:creator>
              <dc:date>2015-04-25T17:38:00</dc:date>
            </office:change-info>
          </text:insertion>
        </text:changed-region>
        <text:changed-region xml:id="ct262078808" text:id="ct262078808">
          <text:insertion>
            <office:change-info>
              <dc:creator>Peter Camilleri</dc:creator>
              <dc:date>2015-04-25T17:38:00</dc:date>
            </office:change-info>
          </text:insertion>
        </text:changed-region>
        <text:changed-region xml:id="ct262078912" text:id="ct262078912">
          <text:insertion>
            <office:change-info>
              <dc:creator>Peter Camilleri</dc:creator>
              <dc:date>2015-04-25T17:38:00</dc:date>
            </office:change-info>
          </text:insertion>
        </text:changed-region>
        <text:changed-region xml:id="ct262079016" text:id="ct262079016">
          <text:deletion>
            <office:change-info>
              <dc:creator>Peter Camilleri</dc:creator>
              <dc:date>2015-04-25T23:09:00</dc:date>
            </office:change-info>
            <text:p text:style-name="Text_20_body"/>
            <text:p text:style-name="Text_20_body">.asinh</text:p>
          </text:deletion>
        </text:changed-region>
        <text:changed-region xml:id="ct262079120" text:id="ct262079120">
          <text:insertion>
            <office:change-info>
              <dc:creator>Peter Camilleri</dc:creator>
              <dc:date>2015-04-25T17:38:00</dc:date>
            </office:change-info>
          </text:insertion>
        </text:changed-region>
        <text:changed-region xml:id="ct262079224" text:id="ct262079224">
          <text:insertion>
            <office:change-info>
              <dc:creator>Peter Camilleri</dc:creator>
              <dc:date>2015-04-25T17:38:00</dc:date>
            </office:change-info>
          </text:insertion>
        </text:changed-region>
        <text:changed-region xml:id="ct262079328" text:id="ct262079328">
          <text:insertion>
            <office:change-info>
              <dc:creator>Peter Camilleri</dc:creator>
              <dc:date>2015-04-25T17:38:00</dc:date>
            </office:change-info>
          </text:insertion>
        </text:changed-region>
        <text:changed-region xml:id="ct262079432" text:id="ct262079432">
          <text:insertion>
            <office:change-info>
              <dc:creator>Peter Camilleri</dc:creator>
              <dc:date>2015-04-25T17:38:00</dc:date>
            </office:change-info>
          </text:insertion>
        </text:changed-region>
        <text:changed-region xml:id="ct262079536" text:id="ct262079536">
          <text:insertion>
            <office:change-info>
              <dc:creator>Peter Camilleri</dc:creator>
              <dc:date>2015-04-25T17:38:00</dc:date>
            </office:change-info>
          </text:insertion>
        </text:changed-region>
        <text:changed-region xml:id="ct262079640" text:id="ct262079640">
          <text:deletion>
            <office:change-info>
              <dc:creator>Peter Camilleri</dc:creator>
              <dc:date>2015-04-25T23:10:00</dc:date>
            </office:change-info>
            <text:p text:style-name="Text_20_body"/>
            <text:p text:style-name="Text_20_body">.atan</text:p>
          </text:deletion>
        </text:changed-region>
        <text:changed-region xml:id="ct262079744" text:id="ct262079744">
          <text:insertion>
            <office:change-info>
              <dc:creator>Peter Camilleri</dc:creator>
              <dc:date>2015-04-25T17:38:00</dc:date>
            </office:change-info>
          </text:insertion>
        </text:changed-region>
        <text:changed-region xml:id="ct262079848" text:id="ct262079848">
          <text:insertion>
            <office:change-info>
              <dc:creator>Peter Camilleri</dc:creator>
              <dc:date>2015-04-25T17:38:00</dc:date>
            </office:change-info>
          </text:insertion>
        </text:changed-region>
        <text:changed-region xml:id="ct262079952" text:id="ct262079952">
          <text:insertion>
            <office:change-info>
              <dc:creator>Peter Camilleri</dc:creator>
              <dc:date>2015-04-25T17:38:00</dc:date>
            </office:change-info>
          </text:insertion>
        </text:changed-region>
        <text:changed-region xml:id="ct262080056" text:id="ct262080056">
          <text:insertion>
            <office:change-info>
              <dc:creator>Peter Camilleri</dc:creator>
              <dc:date>2015-04-25T17:38:00</dc:date>
            </office:change-info>
          </text:insertion>
        </text:changed-region>
        <text:changed-region xml:id="ct262080160" text:id="ct262080160">
          <text:insertion>
            <office:change-info>
              <dc:creator>Peter Camilleri</dc:creator>
              <dc:date>2015-04-25T17:38:00</dc:date>
            </office:change-info>
          </text:insertion>
        </text:changed-region>
        <text:changed-region xml:id="ct262080264" text:id="ct262080264">
          <text:deletion>
            <office:change-info>
              <dc:creator>Peter Camilleri</dc:creator>
              <dc:date>2015-04-25T23:10:00</dc:date>
            </office:change-info>
            <text:p text:style-name="Text_20_body"/>
            <text:p text:style-name="Text_20_body">.atan2</text:p>
          </text:deletion>
        </text:changed-region>
        <text:changed-region xml:id="ct262080368" text:id="ct262080368">
          <text:insertion>
            <office:change-info>
              <dc:creator>Peter Camilleri</dc:creator>
              <dc:date>2015-04-25T17:38:00</dc:date>
            </office:change-info>
          </text:insertion>
        </text:changed-region>
        <text:changed-region xml:id="ct262080472" text:id="ct262080472">
          <text:insertion>
            <office:change-info>
              <dc:creator>Peter Camilleri</dc:creator>
              <dc:date>2015-04-25T17:38:00</dc:date>
            </office:change-info>
          </text:insertion>
        </text:changed-region>
        <text:changed-region xml:id="ct262080576" text:id="ct262080576">
          <text:insertion>
            <office:change-info>
              <dc:creator>Peter Camilleri</dc:creator>
              <dc:date>2015-04-25T17:38:00</dc:date>
            </office:change-info>
          </text:insertion>
        </text:changed-region>
        <text:changed-region xml:id="ct262080680" text:id="ct262080680">
          <text:insertion>
            <office:change-info>
              <dc:creator>Peter Camilleri</dc:creator>
              <dc:date>2015-04-25T17:38:00</dc:date>
            </office:change-info>
          </text:insertion>
        </text:changed-region>
        <text:changed-region xml:id="ct262080784" text:id="ct262080784">
          <text:insertion>
            <office:change-info>
              <dc:creator>Peter Camilleri</dc:creator>
              <dc:date>2015-04-25T17:38:00</dc:date>
            </office:change-info>
          </text:insertion>
        </text:changed-region>
        <text:changed-region xml:id="ct262080992" text:id="ct262080992">
          <text:deletion>
            <office:change-info>
              <dc:creator>Peter Camilleri</dc:creator>
              <dc:date>2015-04-25T23:12:00</dc:date>
            </office:change-info>
            <text:p text:style-name="Text_20_body"/>
            <text:p text:style-name="Text_20_body"/>
          </text:deletion>
        </text:changed-region>
        <text:changed-region xml:id="ct262080888" text:id="ct262080888">
          <text:deletion>
            <office:change-info>
              <dc:creator>Peter Camilleri</dc:creator>
              <dc:date>2015-04-25T23:11:00</dc:date>
            </office:change-info>
            <text:p text:style-name="Text_20_body">.atanh</text:p>
          </text:deletion>
        </text:changed-region>
        <text:changed-region xml:id="ct262081096" text:id="ct262081096">
          <text:insertion>
            <office:change-info>
              <dc:creator>Peter Camilleri</dc:creator>
              <dc:date>2015-04-25T17:38:00</dc:date>
            </office:change-info>
          </text:insertion>
        </text:changed-region>
        <text:changed-region xml:id="ct262081200" text:id="ct262081200">
          <text:insertion>
            <office:change-info>
              <dc:creator>Peter Camilleri</dc:creator>
              <dc:date>2015-04-25T17:38:00</dc:date>
            </office:change-info>
          </text:insertion>
        </text:changed-region>
        <text:changed-region xml:id="ct262081304" text:id="ct262081304">
          <text:insertion>
            <office:change-info>
              <dc:creator>Peter Camilleri</dc:creator>
              <dc:date>2015-04-25T17:38:00</dc:date>
            </office:change-info>
          </text:insertion>
        </text:changed-region>
        <text:changed-region xml:id="ct262081408" text:id="ct262081408">
          <text:insertion>
            <office:change-info>
              <dc:creator>Peter Camilleri</dc:creator>
              <dc:date>2015-04-25T17:38:00</dc:date>
            </office:change-info>
          </text:insertion>
        </text:changed-region>
        <text:changed-region xml:id="ct262081512" text:id="ct262081512">
          <text:insertion>
            <office:change-info>
              <dc:creator>Peter Camilleri</dc:creator>
              <dc:date>2015-04-25T17:38:00</dc:date>
            </office:change-info>
          </text:insertion>
        </text:changed-region>
        <text:changed-region xml:id="ct262081616" text:id="ct262081616">
          <text:deletion>
            <office:change-info>
              <dc:creator>Peter Camilleri</dc:creator>
              <dc:date>2015-04-25T23:12:00</dc:date>
            </office:change-info>
            <text:p text:style-name="Text_20_body"/>
            <text:p text:style-name="Text_20_body">.c2p</text:p>
          </text:deletion>
        </text:changed-region>
        <text:changed-region xml:id="ct262081720" text:id="ct262081720">
          <text:insertion>
            <office:change-info>
              <dc:creator>Peter Camilleri</dc:creator>
              <dc:date>2015-04-25T17:38:00</dc:date>
            </office:change-info>
          </text:insertion>
        </text:changed-region>
        <text:changed-region xml:id="ct262081824" text:id="ct262081824">
          <text:insertion>
            <office:change-info>
              <dc:creator>Peter Camilleri</dc:creator>
              <dc:date>2015-04-25T17:38:00</dc:date>
            </office:change-info>
          </text:insertion>
        </text:changed-region>
        <text:changed-region xml:id="ct262081928" text:id="ct262081928">
          <text:insertion>
            <office:change-info>
              <dc:creator>Peter Camilleri</dc:creator>
              <dc:date>2015-04-25T17:38:00</dc:date>
            </office:change-info>
          </text:insertion>
        </text:changed-region>
        <text:changed-region xml:id="ct262082032" text:id="ct262082032">
          <text:insertion>
            <office:change-info>
              <dc:creator>Peter Camilleri</dc:creator>
              <dc:date>2015-04-25T17:38:00</dc:date>
            </office:change-info>
          </text:insertion>
        </text:changed-region>
        <text:changed-region xml:id="ct262082136" text:id="ct262082136">
          <text:insertion>
            <office:change-info>
              <dc:creator>Peter Camilleri</dc:creator>
              <dc:date>2015-04-25T17:38:00</dc:date>
            </office:change-info>
          </text:insertion>
        </text:changed-region>
        <text:changed-region xml:id="ct262082384" text:id="ct262082384">
          <text:deletion>
            <office:change-info>
              <dc:creator>Peter Camilleri</dc:creator>
              <dc:date>2015-04-25T23:13:00</dc:date>
            </office:change-info>
            <text:p text:style-name="Text_20_body"/>
            <text:p text:style-name="Text_20_body"/>
          </text:deletion>
        </text:changed-region>
        <text:changed-region xml:id="ct262082280" text:id="ct262082280">
          <text:deletion>
            <office:change-info>
              <dc:creator>Peter Camilleri</dc:creator>
              <dc:date>2015-04-25T23:12:00</dc:date>
            </office:change-info>
            <text:p text:style-name="Text_20_body">.cbrt</text:p>
          </text:deletion>
        </text:changed-region>
        <text:changed-region xml:id="ct262082488" text:id="ct262082488">
          <text:insertion>
            <office:change-info>
              <dc:creator>Peter Camilleri</dc:creator>
              <dc:date>2015-04-25T17:38:00</dc:date>
            </office:change-info>
          </text:insertion>
        </text:changed-region>
        <text:changed-region xml:id="ct262082592" text:id="ct262082592">
          <text:insertion>
            <office:change-info>
              <dc:creator>Peter Camilleri</dc:creator>
              <dc:date>2015-04-25T17:38:00</dc:date>
            </office:change-info>
          </text:insertion>
        </text:changed-region>
        <text:changed-region xml:id="ct262082696" text:id="ct262082696">
          <text:insertion>
            <office:change-info>
              <dc:creator>Peter Camilleri</dc:creator>
              <dc:date>2015-04-25T17:38:00</dc:date>
            </office:change-info>
          </text:insertion>
        </text:changed-region>
        <text:changed-region xml:id="ct262082800" text:id="ct262082800">
          <text:insertion>
            <office:change-info>
              <dc:creator>Peter Camilleri</dc:creator>
              <dc:date>2015-04-25T17:38:00</dc:date>
            </office:change-info>
          </text:insertion>
        </text:changed-region>
        <text:changed-region xml:id="ct262082904" text:id="ct262082904">
          <text:insertion>
            <office:change-info>
              <dc:creator>Peter Camilleri</dc:creator>
              <dc:date>2015-04-25T17:38:00</dc:date>
            </office:change-info>
          </text:insertion>
        </text:changed-region>
        <text:changed-region xml:id="ct262083008" text:id="ct262083008">
          <text:deletion>
            <office:change-info>
              <dc:creator>Peter Camilleri</dc:creator>
              <dc:date>2015-04-25T23:13:00</dc:date>
            </office:change-info>
            <text:p text:style-name="Text_20_body"/>
            <text:p text:style-name="Text_20_body">.ceil</text:p>
          </text:deletion>
        </text:changed-region>
        <text:changed-region xml:id="ct262083112" text:id="ct262083112">
          <text:insertion>
            <office:change-info>
              <dc:creator>Peter Camilleri</dc:creator>
              <dc:date>2015-04-25T17:38:00</dc:date>
            </office:change-info>
          </text:insertion>
        </text:changed-region>
        <text:changed-region xml:id="ct262083216" text:id="ct262083216">
          <text:insertion>
            <office:change-info>
              <dc:creator>Peter Camilleri</dc:creator>
              <dc:date>2015-04-25T17:38:00</dc:date>
            </office:change-info>
          </text:insertion>
        </text:changed-region>
        <text:changed-region xml:id="ct262083320" text:id="ct262083320">
          <text:insertion>
            <office:change-info>
              <dc:creator>Peter Camilleri</dc:creator>
              <dc:date>2015-04-25T17:38:00</dc:date>
            </office:change-info>
          </text:insertion>
        </text:changed-region>
        <text:changed-region xml:id="ct262083424" text:id="ct262083424">
          <text:insertion>
            <office:change-info>
              <dc:creator>Peter Camilleri</dc:creator>
              <dc:date>2015-04-25T17:38:00</dc:date>
            </office:change-info>
          </text:insertion>
        </text:changed-region>
        <text:changed-region xml:id="ct262083528" text:id="ct262083528">
          <text:insertion>
            <office:change-info>
              <dc:creator>Peter Camilleri</dc:creator>
              <dc:date>2015-04-25T17:38:00</dc:date>
            </office:change-info>
          </text:insertion>
        </text:changed-region>
        <text:changed-region xml:id="ct262083632" text:id="ct262083632">
          <text:insertion>
            <office:change-info>
              <dc:creator>Peter Camilleri</dc:creator>
              <dc:date>2015-04-25T17:38:00</dc:date>
            </office:change-info>
          </text:insertion>
        </text:changed-region>
        <text:changed-region xml:id="ct262083736" text:id="ct262083736">
          <text:deletion>
            <office:change-info>
              <dc:creator>Peter Camilleri</dc:creator>
              <dc:date>2015-04-25T23:13:00</dc:date>
            </office:change-info>
            <text:p text:style-name="Text_20_body"/>
            <text:p text:style-name="Text_20_body">.conjugate</text:p>
          </text:deletion>
        </text:changed-region>
        <text:changed-region xml:id="ct262083840" text:id="ct262083840">
          <text:insertion>
            <office:change-info>
              <dc:creator>Peter Camilleri</dc:creator>
              <dc:date>2015-04-25T17:38:00</dc:date>
            </office:change-info>
          </text:insertion>
        </text:changed-region>
        <text:changed-region xml:id="ct262083944" text:id="ct262083944">
          <text:insertion>
            <office:change-info>
              <dc:creator>Peter Camilleri</dc:creator>
              <dc:date>2015-04-25T17:38:00</dc:date>
            </office:change-info>
          </text:insertion>
        </text:changed-region>
        <text:changed-region xml:id="ct262084048" text:id="ct262084048">
          <text:insertion>
            <office:change-info>
              <dc:creator>Peter Camilleri</dc:creator>
              <dc:date>2015-04-25T17:38:00</dc:date>
            </office:change-info>
          </text:insertion>
        </text:changed-region>
        <text:changed-region xml:id="ct262084152" text:id="ct262084152">
          <text:insertion>
            <office:change-info>
              <dc:creator>Peter Camilleri</dc:creator>
              <dc:date>2015-04-25T17:38:00</dc:date>
            </office:change-info>
          </text:insertion>
        </text:changed-region>
        <text:changed-region xml:id="ct262084256" text:id="ct262084256">
          <text:deletion>
            <office:change-info>
              <dc:creator>Peter Camilleri</dc:creator>
              <dc:date>2015-04-25T23:13:00</dc:date>
            </office:change-info>
            <text:p text:style-name="Text_20_body"/>
            <text:p text:style-name="Text_20_body">.cos</text:p>
          </text:deletion>
        </text:changed-region>
        <text:changed-region xml:id="ct262084360" text:id="ct262084360">
          <text:insertion>
            <office:change-info>
              <dc:creator>Peter Camilleri</dc:creator>
              <dc:date>2015-04-25T17:38:00</dc:date>
            </office:change-info>
          </text:insertion>
        </text:changed-region>
        <text:changed-region xml:id="ct262084464" text:id="ct262084464">
          <text:insertion>
            <office:change-info>
              <dc:creator>Peter Camilleri</dc:creator>
              <dc:date>2015-04-25T17:38:00</dc:date>
            </office:change-info>
          </text:insertion>
        </text:changed-region>
        <text:changed-region xml:id="ct262084568" text:id="ct262084568">
          <text:insertion>
            <office:change-info>
              <dc:creator>Peter Camilleri</dc:creator>
              <dc:date>2015-04-25T17:38:00</dc:date>
            </office:change-info>
          </text:insertion>
        </text:changed-region>
        <text:changed-region xml:id="ct262084672" text:id="ct262084672">
          <text:insertion>
            <office:change-info>
              <dc:creator>Peter Camilleri</dc:creator>
              <dc:date>2015-04-25T17:38:00</dc:date>
            </office:change-info>
          </text:insertion>
        </text:changed-region>
        <text:changed-region xml:id="ct262084776" text:id="ct262084776">
          <text:insertion>
            <office:change-info>
              <dc:creator>Peter Camilleri</dc:creator>
              <dc:date>2015-04-25T17:38:00</dc:date>
            </office:change-info>
          </text:insertion>
        </text:changed-region>
        <text:changed-region xml:id="ct262084984" text:id="ct262084984">
          <text:deletion>
            <office:change-info>
              <dc:creator>Peter Camilleri</dc:creator>
              <dc:date>2015-04-25T23:14:00</dc:date>
            </office:change-info>
            <text:p text:style-name="Text_20_body"/>
            <text:p text:style-name="Text_20_body"/>
          </text:deletion>
        </text:changed-region>
        <text:changed-region xml:id="ct262084880" text:id="ct262084880">
          <text:deletion>
            <office:change-info>
              <dc:creator>Peter Camilleri</dc:creator>
              <dc:date>2015-04-25T23:13:00</dc:date>
            </office:change-info>
            <text:p text:style-name="Text_20_body">.cosh</text:p>
          </text:deletion>
        </text:changed-region>
        <text:changed-region xml:id="ct262085088" text:id="ct262085088">
          <text:insertion>
            <office:change-info>
              <dc:creator>Peter Camilleri</dc:creator>
              <dc:date>2015-04-25T17:38:00</dc:date>
            </office:change-info>
          </text:insertion>
        </text:changed-region>
        <text:changed-region xml:id="ct262085192" text:id="ct262085192">
          <text:insertion>
            <office:change-info>
              <dc:creator>Peter Camilleri</dc:creator>
              <dc:date>2015-04-25T17:38:00</dc:date>
            </office:change-info>
          </text:insertion>
        </text:changed-region>
        <text:changed-region xml:id="ct262085296" text:id="ct262085296">
          <text:insertion>
            <office:change-info>
              <dc:creator>Peter Camilleri</dc:creator>
              <dc:date>2015-04-25T17:38:00</dc:date>
            </office:change-info>
          </text:insertion>
        </text:changed-region>
        <text:changed-region xml:id="ct262085400" text:id="ct262085400">
          <text:insertion>
            <office:change-info>
              <dc:creator>Peter Camilleri</dc:creator>
              <dc:date>2015-04-25T17:38:00</dc:date>
            </office:change-info>
          </text:insertion>
        </text:changed-region>
        <text:changed-region xml:id="ct262085504" text:id="ct262085504">
          <text:insertion>
            <office:change-info>
              <dc:creator>Peter Camilleri</dc:creator>
              <dc:date>2015-04-25T17:38:00</dc:date>
            </office:change-info>
          </text:insertion>
        </text:changed-region>
        <text:changed-region xml:id="ct262085608" text:id="ct262085608">
          <text:deletion>
            <office:change-info>
              <dc:creator>Peter Camilleri</dc:creator>
              <dc:date>2015-04-25T23:14:00</dc:date>
            </office:change-info>
            <text:p text:style-name="Text_20_body"/>
            <text:p text:style-name="Text_20_body">.cube</text:p>
          </text:deletion>
        </text:changed-region>
        <text:changed-region xml:id="ct262085712" text:id="ct262085712">
          <text:insertion>
            <office:change-info>
              <dc:creator>Peter Camilleri</dc:creator>
              <dc:date>2015-04-25T17:38:00</dc:date>
            </office:change-info>
          </text:insertion>
        </text:changed-region>
        <text:changed-region xml:id="ct262085816" text:id="ct262085816">
          <text:insertion>
            <office:change-info>
              <dc:creator>Peter Camilleri</dc:creator>
              <dc:date>2015-04-25T17:38:00</dc:date>
            </office:change-info>
          </text:insertion>
        </text:changed-region>
        <text:changed-region xml:id="ct262085920" text:id="ct262085920">
          <text:insertion>
            <office:change-info>
              <dc:creator>Peter Camilleri</dc:creator>
              <dc:date>2015-04-25T17:38:00</dc:date>
            </office:change-info>
          </text:insertion>
        </text:changed-region>
        <text:changed-region xml:id="ct262086024" text:id="ct262086024">
          <text:insertion>
            <office:change-info>
              <dc:creator>Peter Camilleri</dc:creator>
              <dc:date>2015-04-25T17:38:00</dc:date>
            </office:change-info>
          </text:insertion>
        </text:changed-region>
        <text:changed-region xml:id="ct262086128" text:id="ct262086128">
          <text:deletion>
            <office:change-info>
              <dc:creator>Peter Camilleri</dc:creator>
              <dc:date>2015-04-25T23:15:00</dc:date>
            </office:change-info>
            <text:p text:style-name="Text_20_body"/>
            <text:p text:style-name="Text_20_body">.d2r</text:p>
          </text:deletion>
        </text:changed-region>
        <text:changed-region xml:id="ct262086232" text:id="ct262086232">
          <text:insertion>
            <office:change-info>
              <dc:creator>Peter Camilleri</dc:creator>
              <dc:date>2015-04-25T17:38:00</dc:date>
            </office:change-info>
          </text:insertion>
        </text:changed-region>
        <text:changed-region xml:id="ct262086376" text:id="ct262086376">
          <text:insertion>
            <office:change-info>
              <dc:creator>Peter Camilleri</dc:creator>
              <dc:date>2015-04-25T17:38:00</dc:date>
            </office:change-info>
          </text:insertion>
        </text:changed-region>
        <text:changed-region xml:id="ct262086480" text:id="ct262086480">
          <text:insertion>
            <office:change-info>
              <dc:creator>Peter Camilleri</dc:creator>
              <dc:date>2015-04-25T17:38:00</dc:date>
            </office:change-info>
          </text:insertion>
        </text:changed-region>
        <text:changed-region xml:id="ct262086584" text:id="ct262086584">
          <text:insertion>
            <office:change-info>
              <dc:creator>Peter Camilleri</dc:creator>
              <dc:date>2015-04-25T17:38:00</dc:date>
            </office:change-info>
          </text:insertion>
        </text:changed-region>
        <text:changed-region xml:id="ct262086688" text:id="ct262086688">
          <text:insertion>
            <office:change-info>
              <dc:creator>Peter Camilleri</dc:creator>
              <dc:date>2015-04-25T17:38:00</dc:date>
            </office:change-info>
          </text:insertion>
        </text:changed-region>
        <text:changed-region xml:id="ct262086792" text:id="ct262086792">
          <text:deletion>
            <office:change-info>
              <dc:creator>Peter Camilleri</dc:creator>
              <dc:date>2015-04-25T23:15:00</dc:date>
            </office:change-info>
            <text:p text:style-name="Text_20_body"/>
            <text:p text:style-name="Text_20_body">.denominator</text:p>
          </text:deletion>
        </text:changed-region>
        <text:changed-region xml:id="ct262086896" text:id="ct262086896">
          <text:insertion>
            <office:change-info>
              <dc:creator>Peter Camilleri</dc:creator>
              <dc:date>2015-04-25T17:38:00</dc:date>
            </office:change-info>
          </text:insertion>
        </text:changed-region>
        <text:changed-region xml:id="ct262087000" text:id="ct262087000">
          <text:insertion>
            <office:change-info>
              <dc:creator>Peter Camilleri</dc:creator>
              <dc:date>2015-04-25T17:38:00</dc:date>
            </office:change-info>
          </text:insertion>
        </text:changed-region>
        <text:changed-region xml:id="ct262087104" text:id="ct262087104">
          <text:insertion>
            <office:change-info>
              <dc:creator>Peter Camilleri</dc:creator>
              <dc:date>2015-04-25T17:38:00</dc:date>
            </office:change-info>
          </text:insertion>
        </text:changed-region>
        <text:changed-region xml:id="ct262087208" text:id="ct262087208">
          <text:insertion>
            <office:change-info>
              <dc:creator>Peter Camilleri</dc:creator>
              <dc:date>2015-04-25T17:38:00</dc:date>
            </office:change-info>
          </text:insertion>
        </text:changed-region>
        <text:changed-region xml:id="ct262087312" text:id="ct262087312">
          <text:insertion>
            <office:change-info>
              <dc:creator>Peter Camilleri</dc:creator>
              <dc:date>2015-04-25T17:38:00</dc:date>
            </office:change-info>
          </text:insertion>
        </text:changed-region>
        <text:changed-region xml:id="ct262087416" text:id="ct262087416">
          <text:insertion>
            <office:change-info>
              <dc:creator>Peter Camilleri</dc:creator>
              <dc:date>2015-04-25T17:38:00</dc:date>
            </office:change-info>
          </text:insertion>
        </text:changed-region>
        <text:changed-region xml:id="ct262087520" text:id="ct262087520">
          <text:deletion>
            <office:change-info>
              <dc:creator>Peter Camilleri</dc:creator>
              <dc:date>2015-04-25T23:15:00</dc:date>
            </office:change-info>
            <text:p text:style-name="Text_20_body"/>
            <text:p text:style-name="Text_20_body">.e**</text:p>
          </text:deletion>
        </text:changed-region>
        <text:changed-region xml:id="ct262087624" text:id="ct262087624">
          <text:insertion>
            <office:change-info>
              <dc:creator>Peter Camilleri</dc:creator>
              <dc:date>2015-04-25T17:38:00</dc:date>
            </office:change-info>
          </text:insertion>
        </text:changed-region>
        <text:changed-region xml:id="ct262087728" text:id="ct262087728">
          <text:insertion>
            <office:change-info>
              <dc:creator>Peter Camilleri</dc:creator>
              <dc:date>2015-04-25T17:38:00</dc:date>
            </office:change-info>
          </text:insertion>
        </text:changed-region>
        <text:changed-region xml:id="ct262087832" text:id="ct262087832">
          <text:insertion>
            <office:change-info>
              <dc:creator>Peter Camilleri</dc:creator>
              <dc:date>2015-04-25T17:38:00</dc:date>
            </office:change-info>
          </text:insertion>
        </text:changed-region>
        <text:changed-region xml:id="ct262087936" text:id="ct262087936">
          <text:insertion>
            <office:change-info>
              <dc:creator>Peter Camilleri</dc:creator>
              <dc:date>2015-04-25T17:38:00</dc:date>
            </office:change-info>
          </text:insertion>
        </text:changed-region>
        <text:changed-region xml:id="ct262088040" text:id="ct262088040">
          <text:insertion>
            <office:change-info>
              <dc:creator>Peter Camilleri</dc:creator>
              <dc:date>2015-04-25T17:38:00</dc:date>
            </office:change-info>
          </text:insertion>
        </text:changed-region>
        <text:changed-region xml:id="ct262088144" text:id="ct262088144">
          <text:deletion>
            <office:change-info>
              <dc:creator>Peter Camilleri</dc:creator>
              <dc:date>2015-04-25T23:15:00</dc:date>
            </office:change-info>
            <text:p text:style-name="Text_20_body"/>
            <text:p text:style-name="Text_20_body">.emit</text:p>
          </text:deletion>
        </text:changed-region>
        <text:changed-region xml:id="ct262088248" text:id="ct262088248">
          <text:insertion>
            <office:change-info>
              <dc:creator>Peter Camilleri</dc:creator>
              <dc:date>2015-04-25T17:38:00</dc:date>
            </office:change-info>
          </text:insertion>
        </text:changed-region>
        <text:changed-region xml:id="ct262088352" text:id="ct262088352">
          <text:insertion>
            <office:change-info>
              <dc:creator>Peter Camilleri</dc:creator>
              <dc:date>2015-04-25T17:38:00</dc:date>
            </office:change-info>
          </text:insertion>
        </text:changed-region>
        <text:changed-region xml:id="ct262088456" text:id="ct262088456">
          <text:insertion>
            <office:change-info>
              <dc:creator>Peter Camilleri</dc:creator>
              <dc:date>2015-04-25T17:38:00</dc:date>
            </office:change-info>
          </text:insertion>
        </text:changed-region>
        <text:changed-region xml:id="ct262088560" text:id="ct262088560">
          <text:insertion>
            <office:change-info>
              <dc:creator>Peter Camilleri</dc:creator>
              <dc:date>2015-04-25T17:38:00</dc:date>
            </office:change-info>
          </text:insertion>
        </text:changed-region>
        <text:changed-region xml:id="ct262088768" text:id="ct262088768">
          <text:deletion>
            <office:change-info>
              <dc:creator>Peter Camilleri</dc:creator>
              <dc:date>2015-04-25T23:16:00</dc:date>
            </office:change-info>
            <text:p text:style-name="Text_20_body"/>
            <text:p text:style-name="Text_20_body"/>
          </text:deletion>
        </text:changed-region>
        <text:changed-region xml:id="ct262088664" text:id="ct262088664">
          <text:deletion>
            <office:change-info>
              <dc:creator>Peter Camilleri</dc:creator>
              <dc:date>2015-04-25T23:15:00</dc:date>
            </office:change-info>
            <text:p text:style-name="Text_20_body">.floor</text:p>
          </text:deletion>
        </text:changed-region>
        <text:changed-region xml:id="ct262088872" text:id="ct262088872">
          <text:insertion>
            <office:change-info>
              <dc:creator>Peter Camilleri</dc:creator>
              <dc:date>2015-04-25T17:38:00</dc:date>
            </office:change-info>
          </text:insertion>
        </text:changed-region>
        <text:changed-region xml:id="ct262088976" text:id="ct262088976">
          <text:insertion>
            <office:change-info>
              <dc:creator>Peter Camilleri</dc:creator>
              <dc:date>2015-04-25T17:38:00</dc:date>
            </office:change-info>
          </text:insertion>
        </text:changed-region>
        <text:changed-region xml:id="ct262089080" text:id="ct262089080">
          <text:insertion>
            <office:change-info>
              <dc:creator>Peter Camilleri</dc:creator>
              <dc:date>2015-04-25T17:38:00</dc:date>
            </office:change-info>
          </text:insertion>
        </text:changed-region>
        <text:changed-region xml:id="ct262089184" text:id="ct262089184">
          <text:insertion>
            <office:change-info>
              <dc:creator>Peter Camilleri</dc:creator>
              <dc:date>2015-04-25T17:38:00</dc:date>
            </office:change-info>
          </text:insertion>
        </text:changed-region>
        <text:changed-region xml:id="ct262089288" text:id="ct262089288">
          <text:insertion>
            <office:change-info>
              <dc:creator>Peter Camilleri</dc:creator>
              <dc:date>2015-04-25T17:38:00</dc:date>
            </office:change-info>
          </text:insertion>
        </text:changed-region>
        <text:changed-region xml:id="ct262089392" text:id="ct262089392">
          <text:insertion>
            <office:change-info>
              <dc:creator>Peter Camilleri</dc:creator>
              <dc:date>2015-04-25T17:38:00</dc:date>
            </office:change-info>
          </text:insertion>
        </text:changed-region>
        <text:changed-region xml:id="ct262089496" text:id="ct262089496">
          <text:deletion>
            <office:change-info>
              <dc:creator>Peter Camilleri</dc:creator>
              <dc:date>2015-04-25T23:16:00</dc:date>
            </office:change-info>
            <text:p text:style-name="Text_20_body"/>
            <text:p text:style-name="Text_20_body">.hypot</text:p>
          </text:deletion>
        </text:changed-region>
        <text:changed-region xml:id="ct262089600" text:id="ct262089600">
          <text:insertion>
            <office:change-info>
              <dc:creator>Peter Camilleri</dc:creator>
              <dc:date>2015-04-25T17:38:00</dc:date>
            </office:change-info>
          </text:insertion>
        </text:changed-region>
        <text:changed-region xml:id="ct262089704" text:id="ct262089704">
          <text:insertion>
            <office:change-info>
              <dc:creator>Peter Camilleri</dc:creator>
              <dc:date>2015-04-25T17:38:00</dc:date>
            </office:change-info>
          </text:insertion>
        </text:changed-region>
        <text:changed-region xml:id="ct262089808" text:id="ct262089808">
          <text:insertion>
            <office:change-info>
              <dc:creator>Peter Camilleri</dc:creator>
              <dc:date>2015-04-25T17:38:00</dc:date>
            </office:change-info>
          </text:insertion>
        </text:changed-region>
        <text:changed-region xml:id="ct262089912" text:id="ct262089912">
          <text:insertion>
            <office:change-info>
              <dc:creator>Peter Camilleri</dc:creator>
              <dc:date>2015-04-25T17:38:00</dc:date>
            </office:change-info>
          </text:insertion>
        </text:changed-region>
        <text:changed-region xml:id="ct262090016" text:id="ct262090016">
          <text:insertion>
            <office:change-info>
              <dc:creator>Peter Camilleri</dc:creator>
              <dc:date>2015-04-25T17:38:00</dc:date>
            </office:change-info>
          </text:insertion>
        </text:changed-region>
        <text:changed-region xml:id="ct262090120" text:id="ct262090120">
          <text:deletion>
            <office:change-info>
              <dc:creator>Peter Camilleri</dc:creator>
              <dc:date>2015-04-25T23:16:00</dc:date>
            </office:change-info>
            <text:p text:style-name="Text_20_body"/>
            <text:p text:style-name="Text_20_body">.imaginary</text:p>
          </text:deletion>
        </text:changed-region>
        <text:changed-region xml:id="ct262090224" text:id="ct262090224">
          <text:insertion>
            <office:change-info>
              <dc:creator>Peter Camilleri</dc:creator>
              <dc:date>2015-04-25T17:38:00</dc:date>
            </office:change-info>
          </text:insertion>
        </text:changed-region>
        <text:changed-region xml:id="ct262090328" text:id="ct262090328">
          <text:insertion>
            <office:change-info>
              <dc:creator>Peter Camilleri</dc:creator>
              <dc:date>2015-04-25T17:38:00</dc:date>
            </office:change-info>
          </text:insertion>
        </text:changed-region>
        <text:changed-region xml:id="ct262090472" text:id="ct262090472">
          <text:insertion>
            <office:change-info>
              <dc:creator>Peter Camilleri</dc:creator>
              <dc:date>2015-04-25T17:38:00</dc:date>
            </office:change-info>
          </text:insertion>
        </text:changed-region>
        <text:changed-region xml:id="ct262090576" text:id="ct262090576">
          <text:insertion>
            <office:change-info>
              <dc:creator>Peter Camilleri</dc:creator>
              <dc:date>2015-04-25T17:38:00</dc:date>
            </office:change-info>
          </text:insertion>
        </text:changed-region>
        <text:changed-region xml:id="ct262090680" text:id="ct262090680">
          <text:deletion>
            <office:change-info>
              <dc:creator>Peter Camilleri</dc:creator>
              <dc:date>2015-04-25T23:16:00</dc:date>
            </office:change-info>
            <text:p text:style-name="Text_20_body"/>
            <text:p text:style-name="Text_20_body">.ln</text:p>
          </text:deletion>
        </text:changed-region>
        <text:changed-region xml:id="ct262090784" text:id="ct262090784">
          <text:insertion>
            <office:change-info>
              <dc:creator>Peter Camilleri</dc:creator>
              <dc:date>2015-04-25T17:38:00</dc:date>
            </office:change-info>
          </text:insertion>
        </text:changed-region>
        <text:changed-region xml:id="ct262090888" text:id="ct262090888">
          <text:insertion>
            <office:change-info>
              <dc:creator>Peter Camilleri</dc:creator>
              <dc:date>2015-04-25T17:38:00</dc:date>
            </office:change-info>
          </text:insertion>
        </text:changed-region>
        <text:changed-region xml:id="ct262090992" text:id="ct262090992">
          <text:insertion>
            <office:change-info>
              <dc:creator>Peter Camilleri</dc:creator>
              <dc:date>2015-04-25T17:38:00</dc:date>
            </office:change-info>
          </text:insertion>
        </text:changed-region>
        <text:changed-region xml:id="ct262091096" text:id="ct262091096">
          <text:insertion>
            <office:change-info>
              <dc:creator>Peter Camilleri</dc:creator>
              <dc:date>2015-04-25T17:38:00</dc:date>
            </office:change-info>
          </text:insertion>
        </text:changed-region>
        <text:changed-region xml:id="ct262091200" text:id="ct262091200">
          <text:insertion>
            <office:change-info>
              <dc:creator>Peter Camilleri</dc:creator>
              <dc:date>2015-04-25T17:38:00</dc:date>
            </office:change-info>
          </text:insertion>
        </text:changed-region>
        <text:changed-region xml:id="ct262091304" text:id="ct262091304">
          <text:deletion>
            <office:change-info>
              <dc:creator>Peter Camilleri</dc:creator>
              <dc:date>2015-04-25T23:16:00</dc:date>
            </office:change-info>
            <text:p text:style-name="Text_20_body"/>
            <text:p text:style-name="Text_20_body">.log10</text:p>
          </text:deletion>
        </text:changed-region>
        <text:changed-region xml:id="ct262091408" text:id="ct262091408">
          <text:insertion>
            <office:change-info>
              <dc:creator>Peter Camilleri</dc:creator>
              <dc:date>2015-04-25T17:38:00</dc:date>
            </office:change-info>
          </text:insertion>
        </text:changed-region>
        <text:changed-region xml:id="ct262091512" text:id="ct262091512">
          <text:insertion>
            <office:change-info>
              <dc:creator>Peter Camilleri</dc:creator>
              <dc:date>2015-04-25T17:38:00</dc:date>
            </office:change-info>
          </text:insertion>
        </text:changed-region>
        <text:changed-region xml:id="ct262091616" text:id="ct262091616">
          <text:insertion>
            <office:change-info>
              <dc:creator>Peter Camilleri</dc:creator>
              <dc:date>2015-04-25T17:38:00</dc:date>
            </office:change-info>
          </text:insertion>
        </text:changed-region>
        <text:changed-region xml:id="ct262091720" text:id="ct262091720">
          <text:insertion>
            <office:change-info>
              <dc:creator>Peter Camilleri</dc:creator>
              <dc:date>2015-04-25T17:38:00</dc:date>
            </office:change-info>
          </text:insertion>
        </text:changed-region>
        <text:changed-region xml:id="ct262091824" text:id="ct262091824">
          <text:insertion>
            <office:change-info>
              <dc:creator>Peter Camilleri</dc:creator>
              <dc:date>2015-04-25T17:38:00</dc:date>
            </office:change-info>
          </text:insertion>
        </text:changed-region>
        <text:changed-region xml:id="ct262091928" text:id="ct262091928">
          <text:deletion>
            <office:change-info>
              <dc:creator>Peter Camilleri</dc:creator>
              <dc:date>2015-04-25T23:17:00</dc:date>
            </office:change-info>
            <text:p text:style-name="Text_20_body"/>
            <text:p text:style-name="Text_20_body">.log2</text:p>
          </text:deletion>
        </text:changed-region>
        <text:changed-region xml:id="ct262092032" text:id="ct262092032">
          <text:insertion>
            <office:change-info>
              <dc:creator>Peter Camilleri</dc:creator>
              <dc:date>2015-04-25T17:38:00</dc:date>
            </office:change-info>
          </text:insertion>
        </text:changed-region>
        <text:changed-region xml:id="ct262092136" text:id="ct262092136">
          <text:insertion>
            <office:change-info>
              <dc:creator>Peter Camilleri</dc:creator>
              <dc:date>2015-04-25T17:38:00</dc:date>
            </office:change-info>
          </text:insertion>
        </text:changed-region>
        <text:changed-region xml:id="ct262092240" text:id="ct262092240">
          <text:insertion>
            <office:change-info>
              <dc:creator>Peter Camilleri</dc:creator>
              <dc:date>2015-04-25T17:38:00</dc:date>
            </office:change-info>
          </text:insertion>
        </text:changed-region>
        <text:changed-region xml:id="ct262092344" text:id="ct262092344">
          <text:insertion>
            <office:change-info>
              <dc:creator>Peter Camilleri</dc:creator>
              <dc:date>2015-04-25T17:38:00</dc:date>
            </office:change-info>
          </text:insertion>
        </text:changed-region>
        <text:changed-region xml:id="ct262092448" text:id="ct262092448">
          <text:insertion>
            <office:change-info>
              <dc:creator>Peter Camilleri</dc:creator>
              <dc:date>2015-04-25T17:38:00</dc:date>
            </office:change-info>
          </text:insertion>
        </text:changed-region>
        <text:changed-region xml:id="ct262092552" text:id="ct262092552">
          <text:deletion>
            <office:change-info>
              <dc:creator>Peter Camilleri</dc:creator>
              <dc:date>2015-04-25T23:17:00</dc:date>
            </office:change-info>
            <text:p text:style-name="Text_20_body"/>
            <text:p text:style-name="Text_20_body">.magnitude</text:p>
          </text:deletion>
        </text:changed-region>
        <text:changed-region xml:id="ct262092656" text:id="ct262092656">
          <text:insertion>
            <office:change-info>
              <dc:creator>Peter Camilleri</dc:creator>
              <dc:date>2015-04-25T17:38:00</dc:date>
            </office:change-info>
          </text:insertion>
        </text:changed-region>
        <text:changed-region xml:id="ct262092760" text:id="ct262092760">
          <text:insertion>
            <office:change-info>
              <dc:creator>Peter Camilleri</dc:creator>
              <dc:date>2015-04-25T17:38:00</dc:date>
            </office:change-info>
          </text:insertion>
        </text:changed-region>
        <text:changed-region xml:id="ct262092864" text:id="ct262092864">
          <text:insertion>
            <office:change-info>
              <dc:creator>Peter Camilleri</dc:creator>
              <dc:date>2015-04-25T17:38:00</dc:date>
            </office:change-info>
          </text:insertion>
        </text:changed-region>
        <text:changed-region xml:id="ct262092968" text:id="ct262092968">
          <text:insertion>
            <office:change-info>
              <dc:creator>Peter Camilleri</dc:creator>
              <dc:date>2015-04-25T17:38:00</dc:date>
            </office:change-info>
          </text:insertion>
        </text:changed-region>
        <text:changed-region xml:id="ct262093072" text:id="ct262093072">
          <text:deletion>
            <office:change-info>
              <dc:creator>Peter Camilleri</dc:creator>
              <dc:date>2015-04-25T23:17:00</dc:date>
            </office:change-info>
            <text:p text:style-name="Text_20_body"/>
            <text:p text:style-name="Text_20_body">.numerator</text:p>
          </text:deletion>
        </text:changed-region>
        <text:changed-region xml:id="ct262093176" text:id="ct262093176">
          <text:insertion>
            <office:change-info>
              <dc:creator>Peter Camilleri</dc:creator>
              <dc:date>2015-04-25T17:38:00</dc:date>
            </office:change-info>
          </text:insertion>
        </text:changed-region>
        <text:changed-region xml:id="ct262093280" text:id="ct262093280">
          <text:insertion>
            <office:change-info>
              <dc:creator>Peter Camilleri</dc:creator>
              <dc:date>2015-04-25T17:38:00</dc:date>
            </office:change-info>
          </text:insertion>
        </text:changed-region>
        <text:changed-region xml:id="ct262093384" text:id="ct262093384">
          <text:insertion>
            <office:change-info>
              <dc:creator>Peter Camilleri</dc:creator>
              <dc:date>2015-04-25T17:38:00</dc:date>
            </office:change-info>
          </text:insertion>
        </text:changed-region>
        <text:changed-region xml:id="ct262093488" text:id="ct262093488">
          <text:insertion>
            <office:change-info>
              <dc:creator>Peter Camilleri</dc:creator>
              <dc:date>2015-04-25T17:38:00</dc:date>
            </office:change-info>
          </text:insertion>
        </text:changed-region>
        <text:changed-region xml:id="ct262093696" text:id="ct262093696">
          <text:deletion>
            <office:change-info>
              <dc:creator>Peter Camilleri</dc:creator>
              <dc:date>2015-04-25T23:18:00</dc:date>
            </office:change-info>
            <text:p text:style-name="Text_20_body"/>
            <text:p text:style-name="Text_20_body"/>
          </text:deletion>
        </text:changed-region>
        <text:changed-region xml:id="ct262093592" text:id="ct262093592">
          <text:deletion>
            <office:change-info>
              <dc:creator>Peter Camilleri</dc:creator>
              <dc:date>2015-04-25T23:17:00</dc:date>
            </office:change-info>
            <text:p text:style-name="Text_20_body">.p2c</text:p>
          </text:deletion>
        </text:changed-region>
        <text:changed-region xml:id="ct262093800" text:id="ct262093800">
          <text:insertion>
            <office:change-info>
              <dc:creator>Peter Camilleri</dc:creator>
              <dc:date>2015-04-25T17:38:00</dc:date>
            </office:change-info>
          </text:insertion>
        </text:changed-region>
        <text:changed-region xml:id="ct262093904" text:id="ct262093904">
          <text:insertion>
            <office:change-info>
              <dc:creator>Peter Camilleri</dc:creator>
              <dc:date>2015-04-25T17:38:00</dc:date>
            </office:change-info>
          </text:insertion>
        </text:changed-region>
        <text:changed-region xml:id="ct262094008" text:id="ct262094008">
          <text:insertion>
            <office:change-info>
              <dc:creator>Peter Camilleri</dc:creator>
              <dc:date>2015-04-25T17:38:00</dc:date>
            </office:change-info>
          </text:insertion>
        </text:changed-region>
        <text:changed-region xml:id="ct262094112" text:id="ct262094112">
          <text:insertion>
            <office:change-info>
              <dc:creator>Peter Camilleri</dc:creator>
              <dc:date>2015-04-25T17:38:00</dc:date>
            </office:change-info>
          </text:insertion>
        </text:changed-region>
        <text:changed-region xml:id="ct262094216" text:id="ct262094216">
          <text:insertion>
            <office:change-info>
              <dc:creator>Peter Camilleri</dc:creator>
              <dc:date>2015-04-25T17:38:00</dc:date>
            </office:change-info>
          </text:insertion>
        </text:changed-region>
        <text:changed-region xml:id="ct262094320" text:id="ct262094320">
          <text:insertion>
            <office:change-info>
              <dc:creator>Peter Camilleri</dc:creator>
              <dc:date>2015-04-25T17:38:00</dc:date>
            </office:change-info>
          </text:insertion>
        </text:changed-region>
        <text:changed-region xml:id="ct262094424" text:id="ct262094424">
          <text:deletion>
            <office:change-info>
              <dc:creator>Peter Camilleri</dc:creator>
              <dc:date>2015-04-25T23:18:00</dc:date>
            </office:change-info>
            <text:p text:style-name="Text_20_body"/>
            <text:p text:style-name="Text_20_body">.polar</text:p>
          </text:deletion>
        </text:changed-region>
        <text:changed-region xml:id="ct262098576" text:id="ct262098576">
          <text:insertion>
            <office:change-info>
              <dc:creator>Peter Camilleri</dc:creator>
              <dc:date>2015-04-25T17:38:00</dc:date>
            </office:change-info>
          </text:insertion>
        </text:changed-region>
        <text:changed-region xml:id="ct262098680" text:id="ct262098680">
          <text:insertion>
            <office:change-info>
              <dc:creator>Peter Camilleri</dc:creator>
              <dc:date>2015-04-25T17:38:00</dc:date>
            </office:change-info>
          </text:insertion>
        </text:changed-region>
        <text:changed-region xml:id="ct262098784" text:id="ct262098784">
          <text:insertion>
            <office:change-info>
              <dc:creator>Peter Camilleri</dc:creator>
              <dc:date>2015-04-25T17:38:00</dc:date>
            </office:change-info>
          </text:insertion>
        </text:changed-region>
        <text:changed-region xml:id="ct262098888" text:id="ct262098888">
          <text:insertion>
            <office:change-info>
              <dc:creator>Peter Camilleri</dc:creator>
              <dc:date>2015-04-25T17:38:00</dc:date>
            </office:change-info>
          </text:insertion>
        </text:changed-region>
        <text:changed-region xml:id="ct262098992" text:id="ct262098992">
          <text:insertion>
            <office:change-info>
              <dc:creator>Peter Camilleri</dc:creator>
              <dc:date>2015-04-25T17:38:00</dc:date>
            </office:change-info>
          </text:insertion>
        </text:changed-region>
        <text:changed-region xml:id="ct262099096" text:id="ct262099096">
          <text:insertion>
            <office:change-info>
              <dc:creator>Peter Camilleri</dc:creator>
              <dc:date>2015-04-25T17:38:00</dc:date>
            </office:change-info>
          </text:insertion>
        </text:changed-region>
        <text:changed-region xml:id="ct262099200" text:id="ct262099200">
          <text:deletion>
            <office:change-info>
              <dc:creator>Peter Camilleri</dc:creator>
              <dc:date>2015-04-25T23:18:00</dc:date>
            </office:change-info>
            <text:p text:style-name="Text_20_body"/>
            <text:p text:style-name="Text_20_body">.r2d</text:p>
          </text:deletion>
        </text:changed-region>
        <text:changed-region xml:id="ct262099304" text:id="ct262099304">
          <text:insertion>
            <office:change-info>
              <dc:creator>Peter Camilleri</dc:creator>
              <dc:date>2015-04-25T17:38:00</dc:date>
            </office:change-info>
          </text:insertion>
        </text:changed-region>
        <text:changed-region xml:id="ct262099408" text:id="ct262099408">
          <text:insertion>
            <office:change-info>
              <dc:creator>Peter Camilleri</dc:creator>
              <dc:date>2015-04-25T17:38:00</dc:date>
            </office:change-info>
          </text:insertion>
        </text:changed-region>
        <text:changed-region xml:id="ct262099512" text:id="ct262099512">
          <text:insertion>
            <office:change-info>
              <dc:creator>Peter Camilleri</dc:creator>
              <dc:date>2015-04-25T17:38:00</dc:date>
            </office:change-info>
          </text:insertion>
        </text:changed-region>
        <text:changed-region xml:id="ct262099616" text:id="ct262099616">
          <text:insertion>
            <office:change-info>
              <dc:creator>Peter Camilleri</dc:creator>
              <dc:date>2015-04-25T17:38:00</dc:date>
            </office:change-info>
          </text:insertion>
        </text:changed-region>
        <text:changed-region xml:id="ct262099720" text:id="ct262099720">
          <text:insertion>
            <office:change-info>
              <dc:creator>Peter Camilleri</dc:creator>
              <dc:date>2015-04-25T17:38:00</dc:date>
            </office:change-info>
          </text:insertion>
        </text:changed-region>
        <text:changed-region xml:id="ct262099824" text:id="ct262099824">
          <text:deletion>
            <office:change-info>
              <dc:creator>Peter Camilleri</dc:creator>
              <dc:date>2015-04-25T23:18:00</dc:date>
            </office:change-info>
            <text:p text:style-name="Text_20_body"/>
            <text:p text:style-name="Text_20_body">.real</text:p>
          </text:deletion>
        </text:changed-region>
        <text:changed-region xml:id="ct262099928" text:id="ct262099928">
          <text:insertion>
            <office:change-info>
              <dc:creator>Peter Camilleri</dc:creator>
              <dc:date>2015-04-25T17:39:00</dc:date>
            </office:change-info>
          </text:insertion>
        </text:changed-region>
        <text:changed-region xml:id="ct262100032" text:id="ct262100032">
          <text:insertion>
            <office:change-info>
              <dc:creator>Peter Camilleri</dc:creator>
              <dc:date>2015-04-25T17:39:00</dc:date>
            </office:change-info>
          </text:insertion>
        </text:changed-region>
        <text:changed-region xml:id="ct262100136" text:id="ct262100136">
          <text:insertion>
            <office:change-info>
              <dc:creator>Peter Camilleri</dc:creator>
              <dc:date>2015-04-25T17:39:00</dc:date>
            </office:change-info>
          </text:insertion>
        </text:changed-region>
        <text:changed-region xml:id="ct262100240" text:id="ct262100240">
          <text:insertion>
            <office:change-info>
              <dc:creator>Peter Camilleri</dc:creator>
              <dc:date>2015-04-25T17:39:00</dc:date>
            </office:change-info>
          </text:insertion>
        </text:changed-region>
        <text:changed-region xml:id="ct262100344" text:id="ct262100344">
          <text:deletion>
            <office:change-info>
              <dc:creator>Peter Camilleri</dc:creator>
              <dc:date>2015-04-25T23:19:00</dc:date>
            </office:change-info>
            <text:p text:style-name="Text_20_body"/>
            <text:p text:style-name="Text_20_body">.round</text:p>
          </text:deletion>
        </text:changed-region>
        <text:changed-region xml:id="ct262100448" text:id="ct262100448">
          <text:insertion>
            <office:change-info>
              <dc:creator>Peter Camilleri</dc:creator>
              <dc:date>2015-04-25T17:39:00</dc:date>
            </office:change-info>
          </text:insertion>
        </text:changed-region>
        <text:changed-region xml:id="ct262100552" text:id="ct262100552">
          <text:insertion>
            <office:change-info>
              <dc:creator>Peter Camilleri</dc:creator>
              <dc:date>2015-04-25T17:39:00</dc:date>
            </office:change-info>
          </text:insertion>
        </text:changed-region>
        <text:changed-region xml:id="ct262100656" text:id="ct262100656">
          <text:insertion>
            <office:change-info>
              <dc:creator>Peter Camilleri</dc:creator>
              <dc:date>2015-04-25T17:39:00</dc:date>
            </office:change-info>
          </text:insertion>
        </text:changed-region>
        <text:changed-region xml:id="ct262100760" text:id="ct262100760">
          <text:insertion>
            <office:change-info>
              <dc:creator>Peter Camilleri</dc:creator>
              <dc:date>2015-04-25T17:39:00</dc:date>
            </office:change-info>
          </text:insertion>
        </text:changed-region>
        <text:changed-region xml:id="ct262100864" text:id="ct262100864">
          <text:insertion>
            <office:change-info>
              <dc:creator>Peter Camilleri</dc:creator>
              <dc:date>2015-04-25T17:39:00</dc:date>
            </office:change-info>
          </text:insertion>
        </text:changed-region>
        <text:changed-region xml:id="ct262100968" text:id="ct262100968">
          <text:insertion>
            <office:change-info>
              <dc:creator>Peter Camilleri</dc:creator>
              <dc:date>2015-04-25T17:39:00</dc:date>
            </office:change-info>
          </text:insertion>
        </text:changed-region>
        <text:changed-region xml:id="ct262101072" text:id="ct262101072">
          <text:deletion>
            <office:change-info>
              <dc:creator>Peter Camilleri</dc:creator>
              <dc:date>2015-04-25T23:19:00</dc:date>
            </office:change-info>
            <text:p text:style-name="Text_20_body"/>
            <text:p text:style-name="Text_20_body">.sin</text:p>
          </text:deletion>
        </text:changed-region>
        <text:changed-region xml:id="ct262101176" text:id="ct262101176">
          <text:insertion>
            <office:change-info>
              <dc:creator>Peter Camilleri</dc:creator>
              <dc:date>2015-04-25T17:39:00</dc:date>
            </office:change-info>
          </text:insertion>
        </text:changed-region>
        <text:changed-region xml:id="ct262101280" text:id="ct262101280">
          <text:insertion>
            <office:change-info>
              <dc:creator>Peter Camilleri</dc:creator>
              <dc:date>2015-04-25T17:39:00</dc:date>
            </office:change-info>
          </text:insertion>
        </text:changed-region>
        <text:changed-region xml:id="ct262101384" text:id="ct262101384">
          <text:insertion>
            <office:change-info>
              <dc:creator>Peter Camilleri</dc:creator>
              <dc:date>2015-04-25T17:39:00</dc:date>
            </office:change-info>
          </text:insertion>
        </text:changed-region>
        <text:changed-region xml:id="ct262101488" text:id="ct262101488">
          <text:insertion>
            <office:change-info>
              <dc:creator>Peter Camilleri</dc:creator>
              <dc:date>2015-04-25T17:39:00</dc:date>
            </office:change-info>
          </text:insertion>
        </text:changed-region>
        <text:changed-region xml:id="ct262101592" text:id="ct262101592">
          <text:insertion>
            <office:change-info>
              <dc:creator>Peter Camilleri</dc:creator>
              <dc:date>2015-04-25T17:39:00</dc:date>
            </office:change-info>
          </text:insertion>
        </text:changed-region>
        <text:changed-region xml:id="ct262101696" text:id="ct262101696">
          <text:deletion>
            <office:change-info>
              <dc:creator>Peter Camilleri</dc:creator>
              <dc:date>2015-04-25T23:19:00</dc:date>
            </office:change-info>
            <text:p text:style-name="Text_20_body"/>
            <text:p text:style-name="Text_20_body">.sinh</text:p>
          </text:deletion>
        </text:changed-region>
        <text:changed-region xml:id="ct262101800" text:id="ct262101800">
          <text:insertion>
            <office:change-info>
              <dc:creator>Peter Camilleri</dc:creator>
              <dc:date>2015-04-25T17:39:00</dc:date>
            </office:change-info>
          </text:insertion>
        </text:changed-region>
        <text:changed-region xml:id="ct262101904" text:id="ct262101904">
          <text:insertion>
            <office:change-info>
              <dc:creator>Peter Camilleri</dc:creator>
              <dc:date>2015-04-25T17:39:00</dc:date>
            </office:change-info>
          </text:insertion>
        </text:changed-region>
        <text:changed-region xml:id="ct262102008" text:id="ct262102008">
          <text:insertion>
            <office:change-info>
              <dc:creator>Peter Camilleri</dc:creator>
              <dc:date>2015-04-25T17:39:00</dc:date>
            </office:change-info>
          </text:insertion>
        </text:changed-region>
        <text:changed-region xml:id="ct262102112" text:id="ct262102112">
          <text:insertion>
            <office:change-info>
              <dc:creator>Peter Camilleri</dc:creator>
              <dc:date>2015-04-25T17:39:00</dc:date>
            </office:change-info>
          </text:insertion>
        </text:changed-region>
        <text:changed-region xml:id="ct262102216" text:id="ct262102216">
          <text:insertion>
            <office:change-info>
              <dc:creator>Peter Camilleri</dc:creator>
              <dc:date>2015-04-25T17:39:00</dc:date>
            </office:change-info>
          </text:insertion>
        </text:changed-region>
        <text:changed-region xml:id="ct262102320" text:id="ct262102320">
          <text:deletion>
            <office:change-info>
              <dc:creator>Peter Camilleri</dc:creator>
              <dc:date>2015-04-25T23:19:00</dc:date>
            </office:change-info>
            <text:p text:style-name="Text_20_body"/>
            <text:p text:style-name="Text_20_body">.sleep</text:p>
          </text:deletion>
        </text:changed-region>
        <text:changed-region xml:id="ct262102424" text:id="ct262102424">
          <text:insertion>
            <office:change-info>
              <dc:creator>Peter Camilleri</dc:creator>
              <dc:date>2015-04-25T17:39:00</dc:date>
            </office:change-info>
          </text:insertion>
        </text:changed-region>
        <text:changed-region xml:id="ct262102528" text:id="ct262102528">
          <text:insertion>
            <office:change-info>
              <dc:creator>Peter Camilleri</dc:creator>
              <dc:date>2015-04-25T17:39:00</dc:date>
            </office:change-info>
          </text:insertion>
        </text:changed-region>
        <text:changed-region xml:id="ct262168208" text:id="ct262168208">
          <text:deletion>
            <office:change-info>
              <dc:creator>Peter Camilleri</dc:creator>
              <dc:date>2015-04-25T23:20:00</dc:date>
            </office:change-info>
            <text:p text:style-name="Text_20_body"/>
            <text:p text:style-name="Text_20_body">.sqr</text:p>
          </text:deletion>
        </text:changed-region>
        <text:changed-region xml:id="ct262168312" text:id="ct262168312">
          <text:insertion>
            <office:change-info>
              <dc:creator>Peter Camilleri</dc:creator>
              <dc:date>2015-04-25T17:39:00</dc:date>
            </office:change-info>
          </text:insertion>
        </text:changed-region>
        <text:changed-region xml:id="ct262168416" text:id="ct262168416">
          <text:insertion>
            <office:change-info>
              <dc:creator>Peter Camilleri</dc:creator>
              <dc:date>2015-04-25T17:39:00</dc:date>
            </office:change-info>
          </text:insertion>
        </text:changed-region>
        <text:changed-region xml:id="ct262168520" text:id="ct262168520">
          <text:insertion>
            <office:change-info>
              <dc:creator>Peter Camilleri</dc:creator>
              <dc:date>2015-04-25T17:39:00</dc:date>
            </office:change-info>
          </text:insertion>
        </text:changed-region>
        <text:changed-region xml:id="ct262168624" text:id="ct262168624">
          <text:insertion>
            <office:change-info>
              <dc:creator>Peter Camilleri</dc:creator>
              <dc:date>2015-04-25T17:39:00</dc:date>
            </office:change-info>
          </text:insertion>
        </text:changed-region>
        <text:changed-region xml:id="ct262168728" text:id="ct262168728">
          <text:deletion>
            <office:change-info>
              <dc:creator>Peter Camilleri</dc:creator>
              <dc:date>2015-04-25T23:20:00</dc:date>
            </office:change-info>
            <text:p text:style-name="Text_20_body"/>
            <text:p text:style-name="Text_20_body">.sqrt</text:p>
          </text:deletion>
        </text:changed-region>
        <text:changed-region xml:id="ct262168832" text:id="ct262168832">
          <text:insertion>
            <office:change-info>
              <dc:creator>Peter Camilleri</dc:creator>
              <dc:date>2015-04-25T17:39:00</dc:date>
            </office:change-info>
          </text:insertion>
        </text:changed-region>
        <text:changed-region xml:id="ct262168936" text:id="ct262168936">
          <text:insertion>
            <office:change-info>
              <dc:creator>Peter Camilleri</dc:creator>
              <dc:date>2015-04-25T17:39:00</dc:date>
            </office:change-info>
          </text:insertion>
        </text:changed-region>
        <text:changed-region xml:id="ct262169040" text:id="ct262169040">
          <text:insertion>
            <office:change-info>
              <dc:creator>Peter Camilleri</dc:creator>
              <dc:date>2015-04-25T17:39:00</dc:date>
            </office:change-info>
          </text:insertion>
        </text:changed-region>
        <text:changed-region xml:id="ct262169144" text:id="ct262169144">
          <text:insertion>
            <office:change-info>
              <dc:creator>Peter Camilleri</dc:creator>
              <dc:date>2015-04-25T17:39:00</dc:date>
            </office:change-info>
          </text:insertion>
        </text:changed-region>
        <text:changed-region xml:id="ct262169248" text:id="ct262169248">
          <text:insertion>
            <office:change-info>
              <dc:creator>Peter Camilleri</dc:creator>
              <dc:date>2015-04-25T17:39:00</dc:date>
            </office:change-info>
          </text:insertion>
        </text:changed-region>
        <text:changed-region xml:id="ct262169352" text:id="ct262169352">
          <text:deletion>
            <office:change-info>
              <dc:creator>Peter Camilleri</dc:creator>
              <dc:date>2015-04-25T23:20:00</dc:date>
            </office:change-info>
            <text:p text:style-name="Text_20_body"/>
            <text:p text:style-name="Text_20_body">.tan</text:p>
          </text:deletion>
        </text:changed-region>
        <text:changed-region xml:id="ct262169456" text:id="ct262169456">
          <text:insertion>
            <office:change-info>
              <dc:creator>Peter Camilleri</dc:creator>
              <dc:date>2015-04-25T17:39:00</dc:date>
            </office:change-info>
          </text:insertion>
        </text:changed-region>
        <text:changed-region xml:id="ct262169560" text:id="ct262169560">
          <text:insertion>
            <office:change-info>
              <dc:creator>Peter Camilleri</dc:creator>
              <dc:date>2015-04-25T17:39:00</dc:date>
            </office:change-info>
          </text:insertion>
        </text:changed-region>
        <text:changed-region xml:id="ct262169664" text:id="ct262169664">
          <text:insertion>
            <office:change-info>
              <dc:creator>Peter Camilleri</dc:creator>
              <dc:date>2015-04-25T17:39:00</dc:date>
            </office:change-info>
          </text:insertion>
        </text:changed-region>
        <text:changed-region xml:id="ct262169768" text:id="ct262169768">
          <text:insertion>
            <office:change-info>
              <dc:creator>Peter Camilleri</dc:creator>
              <dc:date>2015-04-25T17:39:00</dc:date>
            </office:change-info>
          </text:insertion>
        </text:changed-region>
        <text:changed-region xml:id="ct262169872" text:id="ct262169872">
          <text:insertion>
            <office:change-info>
              <dc:creator>Peter Camilleri</dc:creator>
              <dc:date>2015-04-25T17:39:00</dc:date>
            </office:change-info>
          </text:insertion>
        </text:changed-region>
        <text:changed-region xml:id="ct262169976" text:id="ct262169976">
          <text:deletion>
            <office:change-info>
              <dc:creator>Peter Camilleri</dc:creator>
              <dc:date>2015-04-25T23:20:00</dc:date>
            </office:change-info>
            <text:p text:style-name="Text_20_body"/>
            <text:p text:style-name="Text_20_body">.tanh</text:p>
          </text:deletion>
        </text:changed-region>
        <text:changed-region xml:id="ct262170080" text:id="ct262170080">
          <text:insertion>
            <office:change-info>
              <dc:creator>Peter Camilleri</dc:creator>
              <dc:date>2015-04-25T17:39:00</dc:date>
            </office:change-info>
          </text:insertion>
        </text:changed-region>
        <text:changed-region xml:id="ct262170184" text:id="ct262170184">
          <text:insertion>
            <office:change-info>
              <dc:creator>Peter Camilleri</dc:creator>
              <dc:date>2015-04-25T17:39:00</dc:date>
            </office:change-info>
          </text:insertion>
        </text:changed-region>
        <text:changed-region xml:id="ct262170288" text:id="ct262170288">
          <text:insertion>
            <office:change-info>
              <dc:creator>Peter Camilleri</dc:creator>
              <dc:date>2015-04-25T17:39:00</dc:date>
            </office:change-info>
          </text:insertion>
        </text:changed-region>
        <text:changed-region xml:id="ct262170392" text:id="ct262170392">
          <text:insertion>
            <office:change-info>
              <dc:creator>Peter Camilleri</dc:creator>
              <dc:date>2015-04-25T17:39:00</dc:date>
            </office:change-info>
          </text:insertion>
        </text:changed-region>
        <text:changed-region xml:id="ct262170496" text:id="ct262170496">
          <text:insertion>
            <office:change-info>
              <dc:creator>Peter Camilleri</dc:creator>
              <dc:date>2015-04-25T17:39:00</dc:date>
            </office:change-info>
          </text:insertion>
        </text:changed-region>
        <text:changed-region xml:id="ct262170600" text:id="ct262170600">
          <text:deletion>
            <office:change-info>
              <dc:creator>Peter Camilleri</dc:creator>
              <dc:date>2015-04-25T23:20:00</dc:date>
            </office:change-info>
            <text:p text:style-name="Text_20_body"/>
            <text:p text:style-name="Text_20_body">/</text:p>
          </text:deletion>
        </text:changed-region>
        <text:changed-region xml:id="ct262170704" text:id="ct262170704">
          <text:insertion>
            <office:change-info>
              <dc:creator>Peter Camilleri</dc:creator>
              <dc:date>2015-04-25T17:39:00</dc:date>
            </office:change-info>
          </text:insertion>
        </text:changed-region>
        <text:changed-region xml:id="ct262170808" text:id="ct262170808">
          <text:insertion>
            <office:change-info>
              <dc:creator>Peter Camilleri</dc:creator>
              <dc:date>2015-04-25T17:39:00</dc:date>
            </office:change-info>
          </text:insertion>
        </text:changed-region>
        <text:changed-region xml:id="ct262170912" text:id="ct262170912">
          <text:insertion>
            <office:change-info>
              <dc:creator>Peter Camilleri</dc:creator>
              <dc:date>2015-04-25T17:39:00</dc:date>
            </office:change-info>
          </text:insertion>
        </text:changed-region>
        <text:changed-region xml:id="ct262171016" text:id="ct262171016">
          <text:insertion>
            <office:change-info>
              <dc:creator>Peter Camilleri</dc:creator>
              <dc:date>2015-04-25T17:39:00</dc:date>
            </office:change-info>
          </text:insertion>
        </text:changed-region>
        <text:changed-region xml:id="ct262171120" text:id="ct262171120">
          <text:deletion>
            <office:change-info>
              <dc:creator>Peter Camilleri</dc:creator>
              <dc:date>2015-04-25T23:21:00</dc:date>
            </office:change-info>
            <text:p text:style-name="Text_20_body"/>
            <text:p text:style-name="Text_20_body">0&lt;</text:p>
          </text:deletion>
        </text:changed-region>
        <text:changed-region xml:id="ct262171224" text:id="ct262171224">
          <text:insertion>
            <office:change-info>
              <dc:creator>Peter Camilleri</dc:creator>
              <dc:date>2015-04-25T17:39:00</dc:date>
            </office:change-info>
          </text:insertion>
        </text:changed-region>
        <text:changed-region xml:id="ct262171328" text:id="ct262171328">
          <text:insertion>
            <office:change-info>
              <dc:creator>Peter Camilleri</dc:creator>
              <dc:date>2015-04-25T17:39:00</dc:date>
            </office:change-info>
          </text:insertion>
        </text:changed-region>
        <text:changed-region xml:id="ct262171432" text:id="ct262171432">
          <text:insertion>
            <office:change-info>
              <dc:creator>Peter Camilleri</dc:creator>
              <dc:date>2015-04-25T17:39:00</dc:date>
            </office:change-info>
          </text:insertion>
        </text:changed-region>
        <text:changed-region xml:id="ct262171536" text:id="ct262171536">
          <text:insertion>
            <office:change-info>
              <dc:creator>Peter Camilleri</dc:creator>
              <dc:date>2015-04-25T17:39:00</dc:date>
            </office:change-info>
          </text:insertion>
        </text:changed-region>
        <text:changed-region xml:id="ct262171640" text:id="ct262171640">
          <text:deletion>
            <office:change-info>
              <dc:creator>Peter Camilleri</dc:creator>
              <dc:date>2015-04-25T23:21:00</dc:date>
            </office:change-info>
            <text:p text:style-name="Text_20_body"/>
            <text:p text:style-name="Text_20_body">0&lt;=</text:p>
          </text:deletion>
        </text:changed-region>
        <text:changed-region xml:id="ct262171744" text:id="ct262171744">
          <text:insertion>
            <office:change-info>
              <dc:creator>Peter Camilleri</dc:creator>
              <dc:date>2015-04-25T17:39:00</dc:date>
            </office:change-info>
          </text:insertion>
        </text:changed-region>
        <text:changed-region xml:id="ct262171848" text:id="ct262171848">
          <text:insertion>
            <office:change-info>
              <dc:creator>Peter Camilleri</dc:creator>
              <dc:date>2015-04-25T17:39:00</dc:date>
            </office:change-info>
          </text:insertion>
        </text:changed-region>
        <text:changed-region xml:id="ct262171952" text:id="ct262171952">
          <text:insertion>
            <office:change-info>
              <dc:creator>Peter Camilleri</dc:creator>
              <dc:date>2015-04-25T17:39:00</dc:date>
            </office:change-info>
          </text:insertion>
        </text:changed-region>
        <text:changed-region xml:id="ct262172056" text:id="ct262172056">
          <text:insertion>
            <office:change-info>
              <dc:creator>Peter Camilleri</dc:creator>
              <dc:date>2015-04-25T17:39:00</dc:date>
            </office:change-info>
          </text:insertion>
        </text:changed-region>
        <text:changed-region xml:id="ct262172160" text:id="ct262172160">
          <text:deletion>
            <office:change-info>
              <dc:creator>Peter Camilleri</dc:creator>
              <dc:date>2015-04-25T23:21:00</dc:date>
            </office:change-info>
            <text:p text:style-name="Text_20_body"/>
            <text:p text:style-name="Text_20_body">0&lt;=&gt;</text:p>
          </text:deletion>
        </text:changed-region>
        <text:changed-region xml:id="ct262172304" text:id="ct262172304">
          <text:insertion>
            <office:change-info>
              <dc:creator>Peter Camilleri</dc:creator>
              <dc:date>2015-04-25T17:39:00</dc:date>
            </office:change-info>
          </text:insertion>
        </text:changed-region>
        <text:changed-region xml:id="ct262172408" text:id="ct262172408">
          <text:insertion>
            <office:change-info>
              <dc:creator>Peter Camilleri</dc:creator>
              <dc:date>2015-04-25T17:39:00</dc:date>
            </office:change-info>
          </text:insertion>
        </text:changed-region>
        <text:changed-region xml:id="ct262172512" text:id="ct262172512">
          <text:insertion>
            <office:change-info>
              <dc:creator>Peter Camilleri</dc:creator>
              <dc:date>2015-04-25T17:39:00</dc:date>
            </office:change-info>
          </text:insertion>
        </text:changed-region>
        <text:changed-region xml:id="ct262172616" text:id="ct262172616">
          <text:insertion>
            <office:change-info>
              <dc:creator>Peter Camilleri</dc:creator>
              <dc:date>2015-04-25T17:39:00</dc:date>
            </office:change-info>
          </text:insertion>
        </text:changed-region>
        <text:changed-region xml:id="ct262172720" text:id="ct262172720">
          <text:insertion>
            <office:change-info>
              <dc:creator>Peter Camilleri</dc:creator>
              <dc:date>2015-04-25T17:39:00</dc:date>
            </office:change-info>
          </text:insertion>
        </text:changed-region>
        <text:changed-region xml:id="ct262172928" text:id="ct262172928">
          <text:deletion>
            <office:change-info>
              <dc:creator>Peter Camilleri</dc:creator>
              <dc:date>2015-04-25T23:22:00</dc:date>
            </office:change-info>
            <text:p text:style-name="Text_20_body"/>
            <text:p text:style-name="Text_20_body"/>
          </text:deletion>
        </text:changed-region>
        <text:changed-region xml:id="ct262172824" text:id="ct262172824">
          <text:deletion>
            <office:change-info>
              <dc:creator>Peter Camilleri</dc:creator>
              <dc:date>2015-04-25T23:21:00</dc:date>
            </office:change-info>
            <text:p text:style-name="Text_20_body">0&lt;&gt;</text:p>
          </text:deletion>
        </text:changed-region>
        <text:changed-region xml:id="ct262173032" text:id="ct262173032">
          <text:insertion>
            <office:change-info>
              <dc:creator>Peter Camilleri</dc:creator>
              <dc:date>2015-04-25T17:39:00</dc:date>
            </office:change-info>
          </text:insertion>
        </text:changed-region>
        <text:changed-region xml:id="ct262173136" text:id="ct262173136">
          <text:insertion>
            <office:change-info>
              <dc:creator>Peter Camilleri</dc:creator>
              <dc:date>2015-04-25T17:39:00</dc:date>
            </office:change-info>
          </text:insertion>
        </text:changed-region>
        <text:changed-region xml:id="ct262173240" text:id="ct262173240">
          <text:insertion>
            <office:change-info>
              <dc:creator>Peter Camilleri</dc:creator>
              <dc:date>2015-04-25T17:39:00</dc:date>
            </office:change-info>
          </text:insertion>
        </text:changed-region>
        <text:changed-region xml:id="ct262173344" text:id="ct262173344">
          <text:insertion>
            <office:change-info>
              <dc:creator>Peter Camilleri</dc:creator>
              <dc:date>2015-04-25T17:39:00</dc:date>
            </office:change-info>
          </text:insertion>
        </text:changed-region>
        <text:changed-region xml:id="ct262173448" text:id="ct262173448">
          <text:deletion>
            <office:change-info>
              <dc:creator>Peter Camilleri</dc:creator>
              <dc:date>2015-04-25T23:22:00</dc:date>
            </office:change-info>
            <text:p text:style-name="Text_20_body"/>
            <text:p text:style-name="Text_20_body">0=</text:p>
          </text:deletion>
        </text:changed-region>
        <text:changed-region xml:id="ct262173552" text:id="ct262173552">
          <text:insertion>
            <office:change-info>
              <dc:creator>Peter Camilleri</dc:creator>
              <dc:date>2015-04-25T17:39:00</dc:date>
            </office:change-info>
          </text:insertion>
        </text:changed-region>
        <text:changed-region xml:id="ct262173656" text:id="ct262173656">
          <text:insertion>
            <office:change-info>
              <dc:creator>Peter Camilleri</dc:creator>
              <dc:date>2015-04-25T17:39:00</dc:date>
            </office:change-info>
          </text:insertion>
        </text:changed-region>
        <text:changed-region xml:id="ct262173760" text:id="ct262173760">
          <text:insertion>
            <office:change-info>
              <dc:creator>Peter Camilleri</dc:creator>
              <dc:date>2015-04-25T17:39:00</dc:date>
            </office:change-info>
          </text:insertion>
        </text:changed-region>
        <text:changed-region xml:id="ct262173864" text:id="ct262173864">
          <text:insertion>
            <office:change-info>
              <dc:creator>Peter Camilleri</dc:creator>
              <dc:date>2015-04-25T17:39:00</dc:date>
            </office:change-info>
          </text:insertion>
        </text:changed-region>
        <text:changed-region xml:id="ct262173968" text:id="ct262173968">
          <text:deletion>
            <office:change-info>
              <dc:creator>Peter Camilleri</dc:creator>
              <dc:date>2015-04-25T23:22:00</dc:date>
            </office:change-info>
            <text:p text:style-name="Text_20_body"/>
            <text:p text:style-name="Text_20_body">0&gt;</text:p>
          </text:deletion>
        </text:changed-region>
        <text:changed-region xml:id="ct262174072" text:id="ct262174072">
          <text:insertion>
            <office:change-info>
              <dc:creator>Peter Camilleri</dc:creator>
              <dc:date>2015-04-25T17:39:00</dc:date>
            </office:change-info>
          </text:insertion>
        </text:changed-region>
        <text:changed-region xml:id="ct262174176" text:id="ct262174176">
          <text:insertion>
            <office:change-info>
              <dc:creator>Peter Camilleri</dc:creator>
              <dc:date>2015-04-25T17:39:00</dc:date>
            </office:change-info>
          </text:insertion>
        </text:changed-region>
        <text:changed-region xml:id="ct262174280" text:id="ct262174280">
          <text:insertion>
            <office:change-info>
              <dc:creator>Peter Camilleri</dc:creator>
              <dc:date>2015-04-25T17:39:00</dc:date>
            </office:change-info>
          </text:insertion>
        </text:changed-region>
        <text:changed-region xml:id="ct262174384" text:id="ct262174384">
          <text:insertion>
            <office:change-info>
              <dc:creator>Peter Camilleri</dc:creator>
              <dc:date>2015-04-25T17:39:00</dc:date>
            </office:change-info>
          </text:insertion>
        </text:changed-region>
        <text:changed-region xml:id="ct262174488" text:id="ct262174488">
          <text:deletion>
            <office:change-info>
              <dc:creator>Peter Camilleri</dc:creator>
              <dc:date>2015-04-25T23:22:00</dc:date>
            </office:change-info>
            <text:p text:style-name="Text_20_body"/>
            <text:p text:style-name="Text_20_body">0&gt;=</text:p>
          </text:deletion>
        </text:changed-region>
        <text:changed-region xml:id="ct262174592" text:id="ct262174592">
          <text:insertion>
            <office:change-info>
              <dc:creator>Peter Camilleri</dc:creator>
              <dc:date>2015-04-25T17:39:00</dc:date>
            </office:change-info>
          </text:insertion>
        </text:changed-region>
        <text:changed-region xml:id="ct262174696" text:id="ct262174696">
          <text:insertion>
            <office:change-info>
              <dc:creator>Peter Camilleri</dc:creator>
              <dc:date>2015-04-25T17:39:00</dc:date>
            </office:change-info>
          </text:insertion>
        </text:changed-region>
        <text:changed-region xml:id="ct262174800" text:id="ct262174800">
          <text:insertion>
            <office:change-info>
              <dc:creator>Peter Camilleri</dc:creator>
              <dc:date>2015-04-25T17:39:00</dc:date>
            </office:change-info>
          </text:insertion>
        </text:changed-region>
        <text:changed-region xml:id="ct262174904" text:id="ct262174904">
          <text:insertion>
            <office:change-info>
              <dc:creator>Peter Camilleri</dc:creator>
              <dc:date>2015-04-25T17:39:00</dc:date>
            </office:change-info>
          </text:insertion>
        </text:changed-region>
        <text:changed-region xml:id="ct262175008" text:id="ct262175008">
          <text:deletion>
            <office:change-info>
              <dc:creator>Peter Camilleri</dc:creator>
              <dc:date>2015-04-25T23:22:00</dc:date>
            </office:change-info>
            <text:p text:style-name="Text_20_body"/>
            <text:p text:style-name="Text_20_body">1+</text:p>
          </text:deletion>
        </text:changed-region>
        <text:changed-region xml:id="ct262175112" text:id="ct262175112">
          <text:insertion>
            <office:change-info>
              <dc:creator>Peter Camilleri</dc:creator>
              <dc:date>2015-04-25T17:39:00</dc:date>
            </office:change-info>
          </text:insertion>
        </text:changed-region>
        <text:changed-region xml:id="ct262175216" text:id="ct262175216">
          <text:insertion>
            <office:change-info>
              <dc:creator>Peter Camilleri</dc:creator>
              <dc:date>2015-04-25T17:39:00</dc:date>
            </office:change-info>
          </text:insertion>
        </text:changed-region>
        <text:changed-region xml:id="ct262175320" text:id="ct262175320">
          <text:insertion>
            <office:change-info>
              <dc:creator>Peter Camilleri</dc:creator>
              <dc:date>2015-04-25T17:39:00</dc:date>
            </office:change-info>
          </text:insertion>
        </text:changed-region>
        <text:changed-region xml:id="ct262175424" text:id="ct262175424">
          <text:insertion>
            <office:change-info>
              <dc:creator>Peter Camilleri</dc:creator>
              <dc:date>2015-04-25T17:39:00</dc:date>
            </office:change-info>
          </text:insertion>
        </text:changed-region>
        <text:changed-region xml:id="ct262175528" text:id="ct262175528">
          <text:deletion>
            <office:change-info>
              <dc:creator>Peter Camilleri</dc:creator>
              <dc:date>2015-04-25T23:22:00</dc:date>
            </office:change-info>
            <text:p text:style-name="Text_20_body"/>
            <text:p text:style-name="Text_20_body">1-</text:p>
          </text:deletion>
        </text:changed-region>
        <text:changed-region xml:id="ct262175632" text:id="ct262175632">
          <text:insertion>
            <office:change-info>
              <dc:creator>Peter Camilleri</dc:creator>
              <dc:date>2015-04-25T17:39:00</dc:date>
            </office:change-info>
          </text:insertion>
        </text:changed-region>
        <text:changed-region xml:id="ct262175736" text:id="ct262175736">
          <text:insertion>
            <office:change-info>
              <dc:creator>Peter Camilleri</dc:creator>
              <dc:date>2015-04-25T17:39:00</dc:date>
            </office:change-info>
          </text:insertion>
        </text:changed-region>
        <text:changed-region xml:id="ct262175840" text:id="ct262175840">
          <text:insertion>
            <office:change-info>
              <dc:creator>Peter Camilleri</dc:creator>
              <dc:date>2015-04-25T17:39:00</dc:date>
            </office:change-info>
          </text:insertion>
        </text:changed-region>
        <text:changed-region xml:id="ct262175944" text:id="ct262175944">
          <text:insertion>
            <office:change-info>
              <dc:creator>Peter Camilleri</dc:creator>
              <dc:date>2015-04-25T17:39:00</dc:date>
            </office:change-info>
          </text:insertion>
        </text:changed-region>
        <text:changed-region xml:id="ct262176048" text:id="ct262176048">
          <text:deletion>
            <office:change-info>
              <dc:creator>Peter Camilleri</dc:creator>
              <dc:date>2015-04-25T23:23:00</dc:date>
            </office:change-info>
            <text:p text:style-name="Text_20_body"/>
            <text:p text:style-name="Text_20_body">2*</text:p>
          </text:deletion>
        </text:changed-region>
        <text:changed-region xml:id="ct262176152" text:id="ct262176152">
          <text:insertion>
            <office:change-info>
              <dc:creator>Peter Camilleri</dc:creator>
              <dc:date>2015-04-25T17:39:00</dc:date>
            </office:change-info>
          </text:insertion>
        </text:changed-region>
        <text:changed-region xml:id="ct262176256" text:id="ct262176256">
          <text:insertion>
            <office:change-info>
              <dc:creator>Peter Camilleri</dc:creator>
              <dc:date>2015-04-25T17:39:00</dc:date>
            </office:change-info>
          </text:insertion>
        </text:changed-region>
        <text:changed-region xml:id="ct262176360" text:id="ct262176360">
          <text:insertion>
            <office:change-info>
              <dc:creator>Peter Camilleri</dc:creator>
              <dc:date>2015-04-25T17:39:00</dc:date>
            </office:change-info>
          </text:insertion>
        </text:changed-region>
        <text:changed-region xml:id="ct262176464" text:id="ct262176464">
          <text:insertion>
            <office:change-info>
              <dc:creator>Peter Camilleri</dc:creator>
              <dc:date>2015-04-25T17:39:00</dc:date>
            </office:change-info>
          </text:insertion>
        </text:changed-region>
        <text:changed-region xml:id="ct262176568" text:id="ct262176568">
          <text:deletion>
            <office:change-info>
              <dc:creator>Peter Camilleri</dc:creator>
              <dc:date>2015-04-25T23:23:00</dc:date>
            </office:change-info>
            <text:p text:style-name="Text_20_body"/>
            <text:p text:style-name="Text_20_body">2+</text:p>
          </text:deletion>
        </text:changed-region>
        <text:changed-region xml:id="ct262176672" text:id="ct262176672">
          <text:insertion>
            <office:change-info>
              <dc:creator>Peter Camilleri</dc:creator>
              <dc:date>2015-04-25T17:39:00</dc:date>
            </office:change-info>
          </text:insertion>
        </text:changed-region>
        <text:changed-region xml:id="ct262176776" text:id="ct262176776">
          <text:insertion>
            <office:change-info>
              <dc:creator>Peter Camilleri</dc:creator>
              <dc:date>2015-04-25T17:39:00</dc:date>
            </office:change-info>
          </text:insertion>
        </text:changed-region>
        <text:changed-region xml:id="ct262176880" text:id="ct262176880">
          <text:insertion>
            <office:change-info>
              <dc:creator>Peter Camilleri</dc:creator>
              <dc:date>2015-04-25T17:39:00</dc:date>
            </office:change-info>
          </text:insertion>
        </text:changed-region>
        <text:changed-region xml:id="ct262176984" text:id="ct262176984">
          <text:insertion>
            <office:change-info>
              <dc:creator>Peter Camilleri</dc:creator>
              <dc:date>2015-04-25T17:39:00</dc:date>
            </office:change-info>
          </text:insertion>
        </text:changed-region>
        <text:changed-region xml:id="ct262177088" text:id="ct262177088">
          <text:deletion>
            <office:change-info>
              <dc:creator>Peter Camilleri</dc:creator>
              <dc:date>2015-04-25T23:23:00</dc:date>
            </office:change-info>
            <text:p text:style-name="Text_20_body"/>
            <text:p text:style-name="Text_20_body">2-</text:p>
          </text:deletion>
        </text:changed-region>
        <text:changed-region xml:id="ct262177192" text:id="ct262177192">
          <text:insertion>
            <office:change-info>
              <dc:creator>Peter Camilleri</dc:creator>
              <dc:date>2015-04-25T17:39:00</dc:date>
            </office:change-info>
          </text:insertion>
        </text:changed-region>
        <text:changed-region xml:id="ct262177296" text:id="ct262177296">
          <text:insertion>
            <office:change-info>
              <dc:creator>Peter Camilleri</dc:creator>
              <dc:date>2015-04-25T17:39:00</dc:date>
            </office:change-info>
          </text:insertion>
        </text:changed-region>
        <text:changed-region xml:id="ct262177400" text:id="ct262177400">
          <text:insertion>
            <office:change-info>
              <dc:creator>Peter Camilleri</dc:creator>
              <dc:date>2015-04-25T17:39:00</dc:date>
            </office:change-info>
          </text:insertion>
        </text:changed-region>
        <text:changed-region xml:id="ct262177504" text:id="ct262177504">
          <text:insertion>
            <office:change-info>
              <dc:creator>Peter Camilleri</dc:creator>
              <dc:date>2015-04-25T17:39:00</dc:date>
            </office:change-info>
          </text:insertion>
        </text:changed-region>
        <text:changed-region xml:id="ct262177608" text:id="ct262177608">
          <text:deletion>
            <office:change-info>
              <dc:creator>Peter Camilleri</dc:creator>
              <dc:date>2015-04-25T23:24:00</dc:date>
            </office:change-info>
            <text:p text:style-name="Text_20_body"/>
            <text:p text:style-name="Text_20_body">2/</text:p>
          </text:deletion>
        </text:changed-region>
        <text:changed-region xml:id="ct262177712" text:id="ct262177712">
          <text:insertion>
            <office:change-info>
              <dc:creator>Peter Camilleri</dc:creator>
              <dc:date>2015-04-25T17:39:00</dc:date>
            </office:change-info>
          </text:insertion>
        </text:changed-region>
        <text:changed-region xml:id="ct262177816" text:id="ct262177816">
          <text:insertion>
            <office:change-info>
              <dc:creator>Peter Camilleri</dc:creator>
              <dc:date>2015-04-25T17:39:00</dc:date>
            </office:change-info>
          </text:insertion>
        </text:changed-region>
        <text:changed-region xml:id="ct262177920" text:id="ct262177920">
          <text:insertion>
            <office:change-info>
              <dc:creator>Peter Camilleri</dc:creator>
              <dc:date>2015-04-25T17:39:00</dc:date>
            </office:change-info>
          </text:insertion>
        </text:changed-region>
        <text:changed-region xml:id="ct262178024" text:id="ct262178024">
          <text:insertion>
            <office:change-info>
              <dc:creator>Peter Camilleri</dc:creator>
              <dc:date>2015-04-25T17:39:00</dc:date>
            </office:change-info>
          </text:insertion>
        </text:changed-region>
        <text:changed-region xml:id="ct262178128" text:id="ct262178128">
          <text:deletion>
            <office:change-info>
              <dc:creator>Peter Camilleri</dc:creator>
              <dc:date>2015-04-25T23:24:00</dc:date>
            </office:change-info>
            <text:p text:style-name="Text_20_body"/>
            <text:p text:style-name="Text_20_body">&lt;</text:p>
          </text:deletion>
        </text:changed-region>
        <text:changed-region xml:id="ct262178232" text:id="ct262178232">
          <text:insertion>
            <office:change-info>
              <dc:creator>Peter Camilleri</dc:creator>
              <dc:date>2015-04-25T17:39:00</dc:date>
            </office:change-info>
          </text:insertion>
        </text:changed-region>
        <text:changed-region xml:id="ct262178336" text:id="ct262178336">
          <text:insertion>
            <office:change-info>
              <dc:creator>Peter Camilleri</dc:creator>
              <dc:date>2015-04-25T17:39:00</dc:date>
            </office:change-info>
          </text:insertion>
        </text:changed-region>
        <text:changed-region xml:id="ct262178440" text:id="ct262178440">
          <text:insertion>
            <office:change-info>
              <dc:creator>Peter Camilleri</dc:creator>
              <dc:date>2015-04-25T17:39:00</dc:date>
            </office:change-info>
          </text:insertion>
        </text:changed-region>
        <text:changed-region xml:id="ct262178544" text:id="ct262178544">
          <text:insertion>
            <office:change-info>
              <dc:creator>Peter Camilleri</dc:creator>
              <dc:date>2015-04-25T17:39:00</dc:date>
            </office:change-info>
          </text:insertion>
        </text:changed-region>
        <text:changed-region xml:id="ct262178648" text:id="ct262178648">
          <text:insertion>
            <office:change-info>
              <dc:creator>Peter Camilleri</dc:creator>
              <dc:date>2015-04-25T17:39:00</dc:date>
            </office:change-info>
          </text:insertion>
        </text:changed-region>
        <text:changed-region xml:id="ct262178752" text:id="ct262178752">
          <text:deletion>
            <office:change-info>
              <dc:creator>Peter Camilleri</dc:creator>
              <dc:date>2015-04-25T23:24:00</dc:date>
            </office:change-info>
            <text:p text:style-name="Text_20_body"/>
            <text:p text:style-name="Text_20_body">&lt;=</text:p>
          </text:deletion>
        </text:changed-region>
        <text:changed-region xml:id="ct262178856" text:id="ct262178856">
          <text:insertion>
            <office:change-info>
              <dc:creator>Peter Camilleri</dc:creator>
              <dc:date>2015-04-25T17:39:00</dc:date>
            </office:change-info>
          </text:insertion>
        </text:changed-region>
        <text:changed-region xml:id="ct262178960" text:id="ct262178960">
          <text:insertion>
            <office:change-info>
              <dc:creator>Peter Camilleri</dc:creator>
              <dc:date>2015-04-25T17:39:00</dc:date>
            </office:change-info>
          </text:insertion>
        </text:changed-region>
        <text:changed-region xml:id="ct262179064" text:id="ct262179064">
          <text:insertion>
            <office:change-info>
              <dc:creator>Peter Camilleri</dc:creator>
              <dc:date>2015-04-25T17:39:00</dc:date>
            </office:change-info>
          </text:insertion>
        </text:changed-region>
        <text:changed-region xml:id="ct262179168" text:id="ct262179168">
          <text:insertion>
            <office:change-info>
              <dc:creator>Peter Camilleri</dc:creator>
              <dc:date>2015-04-25T17:39:00</dc:date>
            </office:change-info>
          </text:insertion>
        </text:changed-region>
        <text:changed-region xml:id="ct262179272" text:id="ct262179272">
          <text:insertion>
            <office:change-info>
              <dc:creator>Peter Camilleri</dc:creator>
              <dc:date>2015-04-25T17:39:00</dc:date>
            </office:change-info>
          </text:insertion>
        </text:changed-region>
        <text:changed-region xml:id="ct262179376" text:id="ct262179376">
          <text:deletion>
            <office:change-info>
              <dc:creator>Peter Camilleri</dc:creator>
              <dc:date>2015-04-25T23:24:00</dc:date>
            </office:change-info>
            <text:p text:style-name="Text_20_body"/>
            <text:p text:style-name="Text_20_body">&lt;=&gt;</text:p>
          </text:deletion>
        </text:changed-region>
        <text:changed-region xml:id="ct262179480" text:id="ct262179480">
          <text:insertion>
            <office:change-info>
              <dc:creator>Peter Camilleri</dc:creator>
              <dc:date>2015-04-25T17:39:00</dc:date>
            </office:change-info>
          </text:insertion>
        </text:changed-region>
        <text:changed-region xml:id="ct262179584" text:id="ct262179584">
          <text:insertion>
            <office:change-info>
              <dc:creator>Peter Camilleri</dc:creator>
              <dc:date>2015-04-25T17:39:00</dc:date>
            </office:change-info>
          </text:insertion>
        </text:changed-region>
        <text:changed-region xml:id="ct262179688" text:id="ct262179688">
          <text:insertion>
            <office:change-info>
              <dc:creator>Peter Camilleri</dc:creator>
              <dc:date>2015-04-25T17:39:00</dc:date>
            </office:change-info>
          </text:insertion>
        </text:changed-region>
        <text:changed-region xml:id="ct262179792" text:id="ct262179792">
          <text:insertion>
            <office:change-info>
              <dc:creator>Peter Camilleri</dc:creator>
              <dc:date>2015-04-25T17:39:00</dc:date>
            </office:change-info>
          </text:insertion>
        </text:changed-region>
        <text:changed-region xml:id="ct262179896" text:id="ct262179896">
          <text:insertion>
            <office:change-info>
              <dc:creator>Peter Camilleri</dc:creator>
              <dc:date>2015-04-25T17:39:00</dc:date>
            </office:change-info>
          </text:insertion>
        </text:changed-region>
        <text:changed-region xml:id="ct262180104" text:id="ct262180104">
          <text:deletion>
            <office:change-info>
              <dc:creator>Peter Camilleri</dc:creator>
              <dc:date>2015-04-25T23:25:00</dc:date>
            </office:change-info>
            <text:p text:style-name="Text_20_body"/>
            <text:p text:style-name="Text_20_body"/>
          </text:deletion>
        </text:changed-region>
        <text:changed-region xml:id="ct262180000" text:id="ct262180000">
          <text:deletion>
            <office:change-info>
              <dc:creator>Peter Camilleri</dc:creator>
              <dc:date>2015-04-25T23:24:00</dc:date>
            </office:change-info>
            <text:p text:style-name="Text_20_body">&gt;</text:p>
          </text:deletion>
        </text:changed-region>
        <text:changed-region xml:id="ct262180208" text:id="ct262180208">
          <text:insertion>
            <office:change-info>
              <dc:creator>Peter Camilleri</dc:creator>
              <dc:date>2015-04-25T17:39:00</dc:date>
            </office:change-info>
          </text:insertion>
        </text:changed-region>
        <text:changed-region xml:id="ct262180312" text:id="ct262180312">
          <text:insertion>
            <office:change-info>
              <dc:creator>Peter Camilleri</dc:creator>
              <dc:date>2015-04-25T17:39:00</dc:date>
            </office:change-info>
          </text:insertion>
        </text:changed-region>
        <text:changed-region xml:id="ct262184504" text:id="ct262184504">
          <text:insertion>
            <office:change-info>
              <dc:creator>Peter Camilleri</dc:creator>
              <dc:date>2015-04-25T17:39:00</dc:date>
            </office:change-info>
          </text:insertion>
        </text:changed-region>
        <text:changed-region xml:id="ct262184608" text:id="ct262184608">
          <text:insertion>
            <office:change-info>
              <dc:creator>Peter Camilleri</dc:creator>
              <dc:date>2015-04-25T17:39:00</dc:date>
            </office:change-info>
          </text:insertion>
        </text:changed-region>
        <text:changed-region xml:id="ct262184712" text:id="ct262184712">
          <text:insertion>
            <office:change-info>
              <dc:creator>Peter Camilleri</dc:creator>
              <dc:date>2015-04-25T17:39:00</dc:date>
            </office:change-info>
          </text:insertion>
        </text:changed-region>
        <text:changed-region xml:id="ct262184816" text:id="ct262184816">
          <text:deletion>
            <office:change-info>
              <dc:creator>Peter Camilleri</dc:creator>
              <dc:date>2015-04-25T23:25:00</dc:date>
            </office:change-info>
            <text:p text:style-name="Text_20_body"/>
            <text:p text:style-name="Text_20_body">&gt;=</text:p>
          </text:deletion>
        </text:changed-region>
        <text:changed-region xml:id="ct262184920" text:id="ct262184920">
          <text:insertion>
            <office:change-info>
              <dc:creator>Peter Camilleri</dc:creator>
              <dc:date>2015-04-25T17:39:00</dc:date>
            </office:change-info>
          </text:insertion>
        </text:changed-region>
        <text:changed-region xml:id="ct262185024" text:id="ct262185024">
          <text:insertion>
            <office:change-info>
              <dc:creator>Peter Camilleri</dc:creator>
              <dc:date>2015-04-25T17:39:00</dc:date>
            </office:change-info>
          </text:insertion>
        </text:changed-region>
        <text:changed-region xml:id="ct262185128" text:id="ct262185128">
          <text:insertion>
            <office:change-info>
              <dc:creator>Peter Camilleri</dc:creator>
              <dc:date>2015-04-25T17:39:00</dc:date>
            </office:change-info>
          </text:insertion>
        </text:changed-region>
        <text:changed-region xml:id="ct262185232" text:id="ct262185232">
          <text:insertion>
            <office:change-info>
              <dc:creator>Peter Camilleri</dc:creator>
              <dc:date>2015-04-25T17:39:00</dc:date>
            </office:change-info>
          </text:insertion>
        </text:changed-region>
        <text:changed-region xml:id="ct262185336" text:id="ct262185336">
          <text:insertion>
            <office:change-info>
              <dc:creator>Peter Camilleri</dc:creator>
              <dc:date>2015-04-25T17:39:00</dc:date>
            </office:change-info>
          </text:insertion>
        </text:changed-region>
        <text:changed-region xml:id="ct262185440" text:id="ct262185440">
          <text:deletion>
            <office:change-info>
              <dc:creator>Peter Camilleri</dc:creator>
              <dc:date>2015-04-25T23:25:00</dc:date>
            </office:change-info>
            <text:p text:style-name="Text_20_body"/>
            <text:p text:style-name="Text_20_body">mod</text:p>
          </text:deletion>
        </text:changed-region>
        <text:changed-region xml:id="ct262185544" text:id="ct262185544">
          <text:insertion>
            <office:change-info>
              <dc:creator>Peter Camilleri</dc:creator>
              <dc:date>2015-04-25T17:39:00</dc:date>
            </office:change-info>
          </text:insertion>
        </text:changed-region>
        <text:changed-region xml:id="ct262185648" text:id="ct262185648">
          <text:insertion>
            <office:change-info>
              <dc:creator>Peter Camilleri</dc:creator>
              <dc:date>2015-04-25T17:39:00</dc:date>
            </office:change-info>
          </text:insertion>
        </text:changed-region>
        <text:changed-region xml:id="ct262185752" text:id="ct262185752">
          <text:insertion>
            <office:change-info>
              <dc:creator>Peter Camilleri</dc:creator>
              <dc:date>2015-04-25T17:39:00</dc:date>
            </office:change-info>
          </text:insertion>
        </text:changed-region>
        <text:changed-region xml:id="ct262185856" text:id="ct262185856">
          <text:insertion>
            <office:change-info>
              <dc:creator>Peter Camilleri</dc:creator>
              <dc:date>2015-04-25T17:39:00</dc:date>
            </office:change-info>
          </text:insertion>
        </text:changed-region>
        <text:changed-region xml:id="ct262185960" text:id="ct262185960">
          <text:deletion>
            <office:change-info>
              <dc:creator>Peter Camilleri</dc:creator>
              <dc:date>2015-04-25T23:25:00</dc:date>
            </office:change-info>
            <text:p text:style-name="Text_20_body"/>
            <text:p text:style-name="Text_20_body">neg</text:p>
          </text:deletion>
        </text:changed-region>
        <text:changed-region xml:id="ct262186064" text:id="ct262186064">
          <text:insertion>
            <office:change-info>
              <dc:creator>Peter Camilleri</dc:creator>
              <dc:date>2015-04-25T17:39:00</dc:date>
            </office:change-info>
          </text:insertion>
        </text:changed-region>
        <text:changed-region xml:id="ct262186168" text:id="ct262186168">
          <text:insertion>
            <office:change-info>
              <dc:creator>Peter Camilleri</dc:creator>
              <dc:date>2015-04-25T17:39:00</dc:date>
            </office:change-info>
          </text:insertion>
        </text:changed-region>
        <text:changed-region xml:id="ct262186272" text:id="ct262186272">
          <text:insertion>
            <office:change-info>
              <dc:creator>Peter Camilleri</dc:creator>
              <dc:date>2015-04-25T17:39:00</dc:date>
            </office:change-info>
          </text:insertion>
        </text:changed-region>
        <text:changed-region xml:id="ct262186376" text:id="ct262186376">
          <text:insertion>
            <office:change-info>
              <dc:creator>Peter Camilleri</dc:creator>
              <dc:date>2015-04-25T17:39:00</dc:date>
            </office:change-info>
          </text:insertion>
        </text:changed-region>
        <text:changed-region xml:id="ct262186480" text:id="ct2621864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Text_20_body"/>
      <text:p text:style-name="Text_20_body"/>
      <text:p text:style-name="Text_20_body"/>
      <text:p text:style-name="P57">The fOOrth User's Guide </text:p>
      <text:p text:style-name="P57">and</text:p>
      <text:p text:style-name="P57">Reference</text:p>
      <text:p text:style-name="Subtitle">An RPN, object oriented language that is not FORTH.</text:p>
      <text:p text:style-name="Subtitle">by Peter Camilleri </text:p>
      <text:p text:style-name="Text_20_body"/>
      <text:p text:style-name="P5">Last Update: May 26, 2015</text:p>
      <text:p text:style-name="P5">Covering fOOrth version 0.0.3</text:p>
      <text:p text:style-name="P5">Status: Preliminary, Revised</text:p>
      <text:p text:style-name="Text_20_body"/>
      <text:p text:style-name="Text_20_body"/>
      <text:p text:style-name="Text_20_body"/>
      <text:p text:style-name="P71"/>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4">Table of Contents</text:p>
          </text:index-title>
          <text:p text:style-name="P85">The MIT License (MIT).<text:tab/>5</text:p>
          <text:p text:style-name="P85">Introduction<text:tab/>6</text:p>
          <text:p text:style-name="P86">About the name fOOrth<text:tab/>6</text:p>
          <text:p text:style-name="P86">How fOOrth came to be<text:tab/>6</text:p>
          <text:p text:style-name="P86">Goals and Principles<text:tab/>8</text:p>
          <text:p text:style-name="P86">Report Card<text:tab/>9</text:p>
          <text:p text:style-name="P86">Special Note of Thanks<text:tab/>9</text:p>
          <text:p text:style-name="P85">Installation<text:tab/>11</text:p>
          <text:p text:style-name="P86">Ruby<text:tab/>11</text:p>
          <text:p text:style-name="P86">fOOrth<text:tab/>11</text:p>
          <text:p text:style-name="P86">Installing from GitHub<text:tab/>12</text:p>
          <text:p text:style-name="P86">Contributing<text:tab/>12</text:p>
          <text:p text:style-name="P86">Running fOOrth<text:tab/>12</text:p>
          <text:p text:style-name="P86">Testing<text:tab/>13</text:p>
          <text:p text:style-name="P86">Source Archive<text:tab/>13</text:p>
          <text:p text:style-name="P85">First Steps<text:tab/>15</text:p>
          <text:p text:style-name="P85">The Syntax and Style of fOOrth<text:tab/>17</text:p>
          <text:p text:style-name="P86">Syntax<text:tab/>17</text:p>
          <text:p text:style-name="P86">Spaces<text:tab/>17</text:p>
          <text:p text:style-name="P86">Comments<text:tab/>17</text:p>
          <text:p text:style-name="P86">String Literals<text:tab/>17</text:p>
          <text:p text:style-name="P86">Numeric Literals<text:tab/>18</text:p>
          <text:p text:style-name="P85">A fOOrth Calculator<text:tab/>19</text:p>
          <text:p text:style-name="P86">The Basics<text:tab/>19</text:p>
          <text:p text:style-name="P86">Stack Manipulation<text:tab/>20</text:p>
          <text:p text:style-name="P86">Programming<text:tab/>22</text:p>
          <text:p text:style-name="P86">Control Structures<text:tab/>23</text:p>
          <text:p text:style-name="P86">Data Memory<text:tab/>27</text:p>
          <text:p text:style-name="P85">Data Storage in fOOrth<text:tab/>29</text:p>
          <text:p text:style-name="P86">Typing<text:tab/>29</text:p>
          <text:p text:style-name="P86">Declarations<text:tab/>29</text:p>
          <text:p text:style-name="P86">Scoping<text:tab/>29</text:p>
          <text:p text:style-name="P86">Referencing<text:tab/>30</text:p>
          <text:p text:style-name="P86">Mutation<text:tab/>31</text:p>
          <text:p text:style-name="P85">Cloning Data<text:tab/>33</text:p>
          <text:p text:style-name="P86">Deep vs Shallow Copy<text:tab/>33</text:p>
          <text:p text:style-name="P86">Permissive Copying<text:tab/>36</text:p>
          <text:p text:style-name="P85">Handling Exceptions<text:tab/>37</text:p>
          <text:p text:style-name="P86">The Nature of Exceptions in fOOrth<text:tab/>37</text:p>
          <text:p text:style-name="P86">Handling Errors<text:tab/>37</text:p>
          <text:p text:style-name="P86">Generating Errors<text:tab/>42</text:p>
          <text:p text:style-name="P86">fOOrth Native Exception Codes:<text:tab/>43</text:p>
          <text:p text:style-name="P86">Application Error Codes:<text:tab/>44</text:p>
          <text:p text:style-name="P86">Ruby Mapped Exception Codes:<text:tab/>44</text:p>
          <text:p text:style-name="P85">A Brief Overview of Key OO Concepts<text:tab/>49</text:p>
          <text:p text:style-name="P86">Classes<text:tab/>49</text:p>
          <text:p text:style-name="P86">Inheritance<text:tab/>49</text:p>
          <text:p text:style-name="P86">Methods<text:tab/>50</text:p>
          <text:p text:style-name="P86">Late Binding and Polymorphism<text:tab/>50</text:p>
          <text:p text:style-name="P86">Prototypes<text:tab/>50</text:p>
          <text:p text:style-name="P85">Method Mapping<text:tab/>51</text:p>
          <text:p text:style-name="P86">Exploring the mapping system<text:tab/>51</text:p>
          <text:p text:style-name="P85">Context<text:tab/>53</text:p>
          <text:p text:style-name="P86">Exploring Context<text:tab/>53</text:p>
          <text:p text:style-name="P86">Tracking the Virtual Machine<text:tab/>55</text:p>
          <text:p text:style-name="P85">Routing<text:tab/>57</text:p>
          <text:p text:style-name="P86">Virtual Machine Methods<text:tab/>57</text:p>
          <text:p text:style-name="P86">Shared Methods<text:tab/>58</text:p>
          <text:p text:style-name="P86">Exclusive Methods<text:tab/>58</text:p>
          <text:p text:style-name="P86">Shared Stub Methods<text:tab/>59</text:p>
          <text:p text:style-name="P86">Exclusive Stub Methods<text:tab/>59</text:p>
          <text:p text:style-name="P86">Local Methods<text:tab/>59</text:p>
          <text:p text:style-name="P86">Routing Internals<text:tab/>60</text:p>
          <text:p text:style-name="P85">Self<text:tab/>63</text:p>
          <text:p text:style-name="P86">Applying Self<text:tab/>63</text:p>
          <text:p text:style-name="P86">Changing Self<text:tab/>64</text:p>
          <text:p text:style-name="P85">Boolean Data<text:tab/>65</text:p>
          <text:p text:style-name="P86">What values represent true and false<text:tab/>65</text:p>
          <text:p text:style-name="P86">Processing Boolean Data<text:tab/>65</text:p>
          <text:p text:style-name="P86">Boolean Constants<text:tab/>65</text:p>
          <text:p text:style-name="P85">Numeric Data<text:tab/>67</text:p>
          <text:p text:style-name="P85">A fOOrth Reference<text:tab/>69</text:p>
          <text:p text:style-name="P85">Array<text:tab/>71</text:p>
          <text:p text:style-name="P86">Array Literals<text:tab/>71</text:p>
          <text:p text:style-name="P86">Class Methods<text:tab/>72</text:p>
          <text:p text:style-name="P86">Instance Methods<text:tab/>74</text:p>
          <text:p text:style-name="P85">Class<text:tab/>85</text:p>
          <text:p text:style-name="P86">Instance Methods<text:tab/>85</text:p>
          <text:p text:style-name="P86">Commands<text:tab/>89</text:p>
          <text:p text:style-name="P85">Complex<text:tab/>91</text:p>
          <text:p text:style-name="P86">Complex Literals<text:tab/>91</text:p>
          <text:p text:style-name="P86">Instance Methods<text:tab/>92</text:p>
          <text:p text:style-name="P86">Instance Stubs<text:tab/>94</text:p>
          <text:p text:style-name="P85">FalseClass<text:tab/>95</text:p>
          <text:p text:style-name="P86"><text:soft-page-break/>FalseClass Literals<text:tab/>95</text:p>
          <text:p text:style-name="P86">Instance Methods<text:tab/>95</text:p>
          <text:p text:style-name="P85">Float<text:tab/>97</text:p>
          <text:p text:style-name="P86">Float Literals<text:tab/>97</text:p>
          <text:p text:style-name="P86">Instance Methods<text:tab/>98</text:p>
          <text:p text:style-name="P85">Hash<text:tab/>99</text:p>
          <text:p text:style-name="P86">Hash Literals<text:tab/>99</text:p>
          <text:p text:style-name="P86">Instance Methods<text:tab/>100</text:p>
          <text:p text:style-name="P85">InStream<text:tab/>103</text:p>
          <text:p text:style-name="P86">Class Methods<text:tab/>103</text:p>
          <text:p text:style-name="P86">Instance Methods<text:tab/>104</text:p>
          <text:p text:style-name="P86">Class Stubs<text:tab/>105</text:p>
          <text:p text:style-name="P85">Integer<text:tab/>106</text:p>
          <text:p text:style-name="P86">Integer Literals<text:tab/>106</text:p>
          <text:p text:style-name="P86">Instance Methods<text:tab/>107</text:p>
          <text:p text:style-name="P85">NilClass<text:tab/>112</text:p>
          <text:p text:style-name="P86">NilClass Literals<text:tab/>112</text:p>
          <text:p text:style-name="P86">Instance Methods<text:tab/>112</text:p>
          <text:p text:style-name="P85">Numeric<text:tab/>114</text:p>
          <text:p text:style-name="P86">Special Numeric Values<text:tab/>114</text:p>
          <text:p text:style-name="P86">Instance Methods<text:tab/>117</text:p>
          <text:p text:style-name="P85">Object<text:tab/>138</text:p>
          <text:p text:style-name="P86">Instance Methods<text:tab/>138</text:p>
          <text:p text:style-name="P86">Commands<text:tab/>150</text:p>
          <text:p text:style-name="P85">OutStream<text:tab/>151</text:p>
          <text:p text:style-name="P86">Class Methods<text:tab/>151</text:p>
          <text:p text:style-name="P86">Instance Methods<text:tab/>153</text:p>
          <text:p text:style-name="P86">Class Stubs<text:tab/>155</text:p>
          <text:p text:style-name="P85">Procedure<text:tab/>156</text:p>
          <text:p text:style-name="P86">Procedure Literals<text:tab/>156</text:p>
          <text:p text:style-name="P86">Instance Methods<text:tab/>156</text:p>
          <text:p text:style-name="P85">Queue<text:tab/>158</text:p>
          <text:p text:style-name="P86">Instance Methods<text:tab/>158</text:p>
          <text:p text:style-name="P85">Rational<text:tab/>160</text:p>
          <text:p text:style-name="P86">Rational Literals<text:tab/>160</text:p>
          <text:p text:style-name="P86">Instance Methods<text:tab/>160</text:p>
          <text:p text:style-name="P85">Stack<text:tab/>163</text:p>
          <text:p text:style-name="P86">Instance Methods<text:tab/>163</text:p>
          <text:p text:style-name="P85">String<text:tab/>165</text:p>
          <text:p text:style-name="P86">String Literals<text:tab/>165</text:p>
          <text:p text:style-name="P86">Format Strings<text:tab/>166</text:p>
          <text:p text:style-name="P86">Instance Methods<text:tab/>170</text:p>
          <text:p text:style-name="P85">Thread<text:tab/>184</text:p>
          <text:p text:style-name="P86">Class Methods<text:tab/>184</text:p>
          <text:p text:style-name="P86">Instance Methods<text:tab/>185</text:p>
          <text:p text:style-name="P85">TrueClass<text:tab/>187</text:p>
          <text:p text:style-name="P86">TrueClass Literals<text:tab/>187</text:p>
          <text:p text:style-name="P85">VirtualMachine<text:tab/>188</text:p>
          <text:p text:style-name="P86">Instance Methods<text:tab/>189</text:p>
          <text:p text:style-name="P86">Commands<text:tab/>214</text:p>
          <text:p text:style-name="P85">Appendix A – Symbol Glossary<text:tab/>221</text:p>
          <text:p text:style-name="P85">Appendix B – Regular Expressions<text:tab/>223</text:p>
          <text:p text:style-name="P85">Edit History:<text:tab/>227</text:p>
        </text:index-body>
      </text:table-of-content>
      <text:p text:style-name="Text_20_body"/>
      <text:h text:style-name="P8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81"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3955393481015036453" text:style-name="L1">
        <text:list-item>
          <text:p text:style-name="P90">A Simple, Easy-to-Understand syntax that is none the less, expressive and compact:</text:p>
        </text:list-item>
      </text:list>
      <text:list xml:id="list486378066341080645" text:style-name="L2">
        <text:list-item>
          <text:list>
            <text:list-item>
              <text:p text:style-name="P91">Source code in fOOrth is free-form with no line oriented limitations or rules.</text:p>
            </text:list-item>
            <text:list-item>
              <text:p text:style-name="P91">Support is given to the easy representation of common literal data such as strings, integers, floating point numbers, rational numbers, and complex numbers.</text:p>
            </text:list-item>
          </text:list>
        </text:list-item>
      </text:list>
      <text:list xml:id="list33463397" text:continue-list="list3955393481015036453" text:style-name="L1">
        <text:list-item>
          <text:p text:style-name="P90">Safe Data and Data Structures:</text:p>
        </text:list-item>
      </text:list>
      <text:list xml:id="list8321976730172154540" text:style-name="L3">
        <text:list-item>
          <text:list>
            <text:list-item>
              <text:p text:style-name="P92">Simple, reliable arithmetic. In fOOrth, integer operations never overflow. Rational values can be represented exactly, complex numbers are supported, and conversions between numeric types are simple.</text:p>
            </text:list-item>
            <text:list-item>
              <text:p text:style-name="P92">Strings grow as needed without the need to allocate space or worry about overflow.</text:p>
            </text:list-item>
            <text:list-item>
              <text:p text:style-name="P92">Data containers such as arrays and hashes grow as needed. Out of range subscripts cannot access undefined memory regions. </text:p>
            </text:list-item>
          </text:list>
        </text:list-item>
      </text:list>
      <text:list xml:id="list33447594" text:continue-list="list33463397" text:style-name="L1">
        <text:list-item>
          <text:p text:style-name="P90">Message Passing:</text:p>
        </text:list-item>
      </text:list>
      <text:list xml:id="list4219342735434311977" text:style-name="L4">
        <text:list-item>
          <text:list>
            <text:list-item>
              <text:p text:style-name="P115">In fOOrth all actions take the form of messages sent to a receiver.</text:p>
            </text:list-item>
            <text:list-item>
              <text:p text:style-name="P115">The routing of messages is specified by the exact type of the message.</text:p>
            </text:list-item>
            <text:list-item>
              <text:p text:style-name="P115">Message receivers include data items on the stack as well as the virtual machine object associated with the current thread of execution.</text:p>
            </text:list-item>
            <text:list-item>
              <text:p text:style-name="P115">Messages for which no routing specification can be found, generate an error at compile time.</text:p>
            </text:list-item>
          </text:list>
        </text:list-item>
      </text:list>
      <text:list xml:id="list33450884" text:continue-list="list33447594" text:style-name="L1">
        <text:list-item>
          <text:p text:style-name="P90">Object Oriented Design:</text:p>
        </text:list-item>
      </text:list>
      <text:list xml:id="list7678094837351886834" text:style-name="L5">
        <text:list-item>
          <text:list>
            <text:list-item>
              <text:p text:style-name="P93">Support class based inheritance, with a non-cyclic (single inheritance) tree derived from a common base Object class.</text:p>
            </text:list-item>
            <text:list-item>
              <text:p text:style-name="P116">Support late binding and polymorphism through message interface compatibility or “duck” typing.</text:p>
            </text:list-item>
          </text:list>
        </text:list-item>
      </text:list>
      <text:list xml:id="list33469228" text:continue-list="list33450884" text:style-name="L1">
        <text:list-item>
          <text:p text:style-name="P90">Meta programming: </text:p>
        </text:list-item>
      </text:list>
      <text:list xml:id="list8653768722066181599" text:style-name="L6">
        <text:list-item>
          <text:list>
            <text:list-item>
              <text:p text:style-name="P117">Support extensible language constructs by making the compiler an accessible part of the system.</text:p>
            </text:list-item>
          </text:list>
        </text:list-item>
      </text:list>
      <text:list xml:id="list33461760" text:continue-list="list33469228" text:style-name="L1">
        <text:list-item>
          <text:p text:style-name="P90">Reliability:</text:p>
        </text:list-item>
      </text:list>
      <text:list xml:id="list6861690452834566673" text:style-name="L7">
        <text:list-item>
          <text:list>
            <text:list-item>
              <text:p text:style-name="P118">As much as is possible, invalid operations should generate errors rather than erroneous results </text:p>
            </text:list-item>
            <text:list-item>
              <text:p text:style-name="P118">Errors should be detected as soon as possible. </text:p>
            </text:list-item>
          </text:list>
        </text:list-item>
      </text:list>
      <text:list xml:id="list33452749" text:continue-list="list33461760" text:style-name="L1">
        <text:list-item>
          <text:p text:style-name="P94">Building on the host language:</text:p>
        </text:list-item>
      </text:list>
      <text:list xml:id="list9128756967612056591" text:style-name="L8">
        <text:list-item>
          <text:list>
            <text:list-item>
              <text:p text:style-name="P95">The fOOrth language is built upon the Ruby language. To leverage this, fOOrth has the ability to build proxy connections to Ruby classes and facilities. </text:p>
            </text:list-item>
          </text:list>
        </text:list-item>
      </text:list>
      <text:h text:style-name="Heading_20_2" text:outline-level="2"><text:soft-page-break/>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92756292"/>Thanks<text:alphabetical-index-mark-end text:id="IMark9275629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72"/>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012398920163747364" text:style-name="L9">
        <text:list-item>
          <text:p text:style-name="P119">ruby 1.9.3p484 (2013-11-22) [i386-mingw32]</text:p>
        </text:list-item>
        <text:list-item>
          <text:p text:style-name="P119">ruby 2.1.5p273 (2014-11-13 revision 48405) [i386-mingw32]</text:p>
        </text:list-item>
        <text:list-item>
          <text:p text:style-name="P119">Rubinius – to be tested!</text:p>
        </text:list-item>
        <text:list-item>
          <text:p text:style-name="P119">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1907672441093326245" text:style-name="L10">
        <text:list-item>
          <text:p text:style-name="P80">Fork it</text:p>
        </text:list-item>
        <text:list-item>
          <text:p text:style-name="P80">Create your feature branch (`git checkout -b my-new-feature`)</text:p>
        </text:list-item>
        <text:list-item>
          <text:p text:style-name="P80">Commit your changes (`git commit -am 'Add some feature'`)</text:p>
        </text:list-item>
        <text:list-item>
          <text:p text:style-name="P80">Push to the branch (`git push origin my-new-feature`)</text:p>
        </text:list-item>
        <text:list-item>
          <text:p text:style-name="P80">Create new Pull Request</text:p>
        </text:list-item>
      </text:list>
      <text:p text:style-name="Standard"/>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93131708"/>Rake<text:alphabetical-index-mark-end text:id="IMark93131708"/>:</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93131708"/>Demo.rb<text:alphabetical-index-mark-end text:id="IMark93131708"/>:</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text:soft-page-break/></text:p>
      <text:h text:style-name="Heading_20_2" text:outline-level="2"><text:alphabetical-index-mark-start text:id="IMark93131708"/>Testing<text:alphabetical-index-mark-end text:id="IMark93131708"/></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93131708"/>Known Issues<text:alphabetical-index-mark-end text:id="IMark93131708"/></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93131708"/>Archive<text:alphabetical-index-mark-end text:id="IMark93131708"/></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p text:style-name="Text_20_body"/>
      <text:p text:style-name="P70"/>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T<text:span text:style-name="T6">2</text:span> = Pop_integer</text:p>
            <text:p text:style-name="P16">T<text:span text:style-name="T6">3 </text:span>= Add_integers T<text:span text:style-name="T6">2 </text:span>,T<text:span text:style-name="T6">1</text:span></text:p>
            <text:p text:style-name="P16">Push_integer T<text:span text:style-name="T6">3</text:span></text:p>
          </table:table-cell>
          <table:table-cell table:style-name="Table3.C2" office:value-type="string">
            <text:p text:style-name="P16">T<text:span text:style-name="T6">1</text:span> = Pop_object</text:p>
            <text:p text:style-name="P16">T<text:span text:style-name="T6">2</text:span> = Pop_object</text:p>
            <text:p text:style-name="P16">T<text:span text:style-name="T6">3</text:span> = T<text:span text:style-name="T6">2</text:span>.Add(T<text:span text:style-name="T6">1</text:span>)</text:p>
            <text:p text:style-name="P16">Push_object T<text:span text:style-name="T6">3</text:span></text:p>
          </table:table-cell>
        </table:table-row>
        <table:table-row>
          <table:table-cell table:style-name="Table3.A5" office:value-type="string">
            <text:p text:style-name="P18">.</text:p>
          </table:table-cell>
          <table:table-cell table:style-name="Table3.B2" office:value-type="string">
            <text:p text:style-name="P16">T<text:span text:style-name="T6">1</text:span> = Pop_integer</text:p>
            <text:p text:style-name="P16">Print_integer T<text:span text:style-name="T6">1</text:span></text:p>
          </table:table-cell>
          <table:table-cell table:style-name="Table3.C2" office:value-type="string">
            <text:p text:style-name="P16">T<text:span text:style-name="T6">1</text:span> = Pop_object</text:p>
            <text:p text:style-name="P16">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59593952"/>F10:<text:change-end text:change-id="ct259593952"/><text:change-start text:change-id="ct259594056"/> <text:change-end text:change-id="ct25959405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3">4 5 6</text:span></text:p>
      <text:p text:style-name="Code"/>
      <text:p text:style-name="Code">[4, 5, 6]</text:p>
      <text:p text:style-name="Code">&gt;<text:span text:style-name="T13">*</text:span></text:p>
      <text:p text:style-name="Code"/>
      <text:p text:style-name="Code">[4, 30]</text:p>
      <text:p text:style-name="Code">&gt;<text:span text:style-name="T13">+</text:span></text:p>
      <text:p text:style-name="Code"/>
      <text:p text:style-name="Code">[34]</text:p>
      <text:p text:style-name="Code">&gt;<text:span text:style-name="T13">.</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3">4.0E3 50.0 6000.0</text:span></text:p>
      <text:p text:style-name="Code"/>
      <text:p text:style-name="Code">[4000.0, 50.0, 6000.0]</text:p>
      <text:p text:style-name="Code">&gt;<text:span text:style-name="T13">*</text:span></text:p>
      <text:p text:style-name="Code"/>
      <text:p text:style-name="Code">[4000.0, 300000.0]</text:p>
      <text:p text:style-name="Code">&gt;<text:span text:style-name="T13">+</text:span></text:p>
      <text:p text:style-name="Code"/>
      <text:p text:style-name="Code">[304000.0]</text:p>
      <text:p text:style-name="Code">&gt;<text:span text:style-name="T13">.</text:span></text:p>
      <text:p text:style-name="Code">304000.0</text:p>
      <text:p text:style-name="Code">[]</text:p>
      <text:p text:style-name="Code">&gt;<text:span text:style-name="T13">1/2 2/3 4/5</text:span></text:p>
      <text:p text:style-name="Code"/>
      <text:p text:style-name="Code">[(1/2), (2/3), (4/5)]</text:p>
      <text:p text:style-name="Code">&gt;<text:span text:style-name="T13">*</text:span></text:p>
      <text:p text:style-name="Code"/>
      <text:p text:style-name="Code">[(1/2), (8/15)]</text:p>
      <text:p text:style-name="Code">&gt;<text:span text:style-name="T13">+</text:span></text:p>
      <text:p text:style-name="Code"/>
      <text:p text:style-name="Code">[(31/30)]</text:p>
      <text:p text:style-name="Code">&gt;<text:span text:style-name="T13">.</text:span></text:p>
      <text:p text:style-name="Code">31/30</text:p>
      <text:p text:style-name="Code">[]</text:p>
      <text:p text:style-name="Code">&gt;<text:span text:style-name="T13">1+2i 3+4i 5+6i</text:span></text:p>
      <text:p text:style-name="Code"/>
      <text:p text:style-name="Code">[(1+2i), (3+4i), (5+6i)]</text:p>
      <text:p text:style-name="Code">&gt;<text:span text:style-name="T13">*</text:span></text:p>
      <text:p text:style-name="Code"/>
      <text:p text:style-name="Code">[(1+2i), (-9+38i)]</text:p>
      <text:p text:style-name="Code">&gt;<text:span text:style-name="T13">+</text:span></text:p>
      <text:p text:style-name="Code"/>
      <text:p text:style-name="Code">[(-8+40i)]</text:p>
      <text:p text:style-name="Code">&gt;<text:span text:style-name="T13">.</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35795252"/>drop<text:alphabetical-index-mark-end text:id="IMark235795252"/> – discard the top element of the stack.</text:p>
            <text:p text:style-name="Code"/>
            <text:p text:style-name="Code">&gt;<text:span text:style-name="T13">1 2 3</text:span></text:p>
            <text:p text:style-name="Code"/>
            <text:p text:style-name="Code">[1, 2, 3]</text:p>
            <text:p text:style-name="Code">&gt;<text:span text:style-name="T13">dro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235795252"/>dup<text:alphabetical-index-mark-end text:id="IMark235795252"/> – duplicate the top reference or value. Note that any referenced data is NOT duplicated. See the section Cloning Around for further details.</text:p>
            <text:p text:style-name="Code"/>
            <text:p text:style-name="Code">&gt;<text:span text:style-name="T13">"apple"</text:span></text:p>
            <text:p text:style-name="Code"/>
            <text:p text:style-name="Code">["apple"]</text:p>
            <text:p text:style-name="Code">&gt;<text:span text:style-name="T13">dup</text:span></text:p>
            <text:p text:style-name="Code"/>
            <text:p text:style-name="Code">["apple", "apple"]</text:p>
            <text:p text:style-name="P63">&gt;</text:p>
          </table:table-cell>
        </table:table-row>
        <table:table-row table:style-name="Table54.1">
          <table:table-cell table:style-name="Table54.A2" office:value-type="string">
            <text:p text:style-name="P2"><text:alphabetical-index-mark-start text:id="IMark235795252"/>nip<text:alphabetical-index-mark-end text:id="IMark235795252"/> – grab the second element of the stack and discard it.</text:p>
            <text:p text:style-name="Code"/>
            <text:p text:style-name="Code">&gt;<text:span text:style-name="T13">1 99 2</text:span></text:p>
            <text:p text:style-name="Code"/>
            <text:p text:style-name="Code">[1, 99, 2]</text:p>
            <text:p text:style-name="Code">&gt;<text:span text:style-name="T13">nip</text:span></text:p>
            <text:p text:style-name="Code"/>
            <text:p text:style-name="Code">[1, 2]</text:p>
            <text:p text:style-name="P63">&gt;</text:p>
          </table:table-cell>
        </table:table-row>
        <table:table-row table:style-name="Table54.1">
          <table:table-cell table:style-name="Table54.A2" office:value-type="string">
            <text:p text:style-name="P2"><text:alphabetical-index-mark-start text:id="IMark235795252"/>over<text:alphabetical-index-mark-end text:id="IMark235795252"/> – grab the second element of the stack and push a duplicate of it to the top of the stack.</text:p>
            <text:p text:style-name="Code"/>
            <text:p text:style-name="Code">&gt;<text:span text:style-name="T13">"apple" "pie"</text:span></text:p>
            <text:p text:style-name="Code"/>
            <text:p text:style-name="Code">["apple", "pie"]</text:p>
            <text:p text:style-name="Code">&gt;<text:span text:style-name="T13">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235795252"/>pick<text:alphabetical-index-mark-end text:id="IMark235795252"/> – pick the stack element indexed by the top stack element and make a duplicate of that the new top element of the stack.</text:p>
            <text:p text:style-name="Code"/>
            <text:p text:style-name="Code">&gt;<text:span text:style-name="T13">1 2 3 4</text:span></text:p>
            <text:p text:style-name="Code"/>
            <text:p text:style-name="Code">[1, 2, 3, 4]</text:p>
            <text:p text:style-name="Code">&gt;<text:span text:style-name="T13">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235795252"/>swap<text:alphabetical-index-mark-end text:id="IMark235795252"/> – exchange the top two elements of the stack. Just like the old x<text:span text:style-name="T10">↔</text:span> y calculator key</text:p>
            <text:p text:style-name="Code">&gt;<text:span text:style-name="T13">1 2</text:span></text:p>
            <text:p text:style-name="Code"/>
            <text:p text:style-name="Code">[1, 2]</text:p>
            <text:p text:style-name="Code">&gt;<text:span text:style-name="T13">swap</text:span></text:p>
            <text:p text:style-name="Code"/>
            <text:p text:style-name="Code">[2, 1]</text:p>
            <text:p text:style-name="P63">&gt;</text:p>
          </table:table-cell>
        </table:table-row>
        <table:table-row table:style-name="Table54.1">
          <table:table-cell table:style-name="Table54.A2" office:value-type="string">
            <text:p text:style-name="P2"><text:alphabetical-index-mark-start text:id="IMark235795252"/>tuck<text:alphabetical-index-mark-end text:id="IMark235795252"/> – take the top element of the stack and tuck a duplicate of it under the second element.</text:p>
            <text:p text:style-name="Code"/>
            <text:p text:style-name="Code">&gt;<text:span text:style-name="T13">1 2</text:span></text:p>
            <text:p text:style-name="Code">[1, 2]</text:p>
            <text:p text:style-name="Code">&gt;<text:span text:style-name="T13">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931754749648170654" text:style-name="L11">
        <text:list-item>
          <text:p text:style-name="P96">To store return addresses for word calls. In fOOrth this is handled by the Ruby virtual machine.</text:p>
        </text:list-item>
        <text:list-item>
          <text:p text:style-name="P96">To store context for control structures. In fOOrth the context mechanism provides for a far richer and more reliable set of control, compile, and data structures.</text:p>
        </text:list-item>
        <text:list-item>
          <text:p text:style-name="P9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3">: double dup + ;</text:span></text:p>
      <text:p text:style-name="Code"/>
      <text:p text:style-name="Code">[]</text:p>
      <text:p text:style-name="Code">&gt;<text:span text:style-name="T13">4 double .</text:span></text:p>
      <text:p text:style-name="Code"><text:soft-page-break/>8</text:p>
      <text:p text:style-name="Code">[]</text:p>
      <text:p text:style-name="Code">&gt;<text:span text:style-name="T13">"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35795588"/>if<text:alphabetical-index-mark-end text:id="IMark235795588"/>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3">: is_five 5 = if .”It is five!” else .”Nope, it is not five” then ;</text:span></text:p>
      <text:p text:style-name="Code"/>
      <text:p text:style-name="Code">&gt;<text:span text:style-name="T13">4 is_five</text:span></text:p>
      <text:p text:style-name="Code">Nope, it is not five</text:p>
      <text:p text:style-name="Code">&gt;<text:span text:style-name="T13">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35795588"/>else<text:alphabetical-index-mark-end text:id="IMark235795588"/>” and “<text:alphabetical-index-mark-start text:id="IMark235795636"/>then<text:alphabetical-index-mark-end text:id="IMark23579563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35795636"/>switch<text:alphabetical-index-mark-end text:id="IMark235795636"/>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3">)load"docs/snippets/switch.foorth"</text:span></text:p>
      <text:p text:style-name="Code">Loading file: docs/snippets/switch.foorth</text:p>
      <text:p text:style-name="Code">Completed in 0.0 seconds</text:p>
      <text:p text:style-name="Code"/>
      <text:p text:style-name="Code">&gt;<text:span text:style-name="T13">1 choose_path</text:span></text:p>
      <text:p text:style-name="Code">path 1</text:p>
      <text:p text:style-name="Code"/>
      <text:p text:style-name="Code">&gt;<text:span text:style-name="T13">2 choose_path</text:span></text:p>
      <text:p text:style-name="Code">path 2</text:p>
      <text:p text:style-name="Code"/>
      <text:p text:style-name="Code">&gt;<text:span text:style-name="T13">42 choose_path</text:span></text:p>
      <text:p text:style-name="Code">Invalid path selected</text:p>
      <text:p text:style-name="Code"><text:soft-page-break/></text:p>
      <text:h text:style-name="Heading_20_3" text:outline-level="3">The <text:alphabetical-index-mark-start text:id="IMark235795636"/>do<text:alphabetical-index-mark-end text:id="IMark235795636"/>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3">0 10 do i . space loop</text:span></text:p>
      <text:p text:style-name="Code">0 1 2 3 4 5 6 7 8 9</text:p>
      <text:p text:style-name="Code"/>
      <text:p text:style-name="P1">This prints out the numbers from 1 through 9 to the terminal session. The “do” and “<text:alphabetical-index-mark-start text:id="IMark235795636"/>loop<text:alphabetical-index-mark-end text:id="IMark235795636"/>” commands mark the boundaries of the loop; The “<text:alphabetical-index-mark-start text:id="IMark235795588"/>i<text:alphabetical-index-mark-end text:id="IMark235795588"/>” command is used to retrieve the current loop counter value. For nested loops, the “<text:alphabetical-index-mark-start text:id="IMark235795540"/>j<text:alphabetical-index-mark-end text:id="IMark235795540"/>” command retrieves the value of the outer loops counter value. <text:s/>By default, the “loop” command adds one to the loop value. For more flexible looping, the “<text:alphabetical-index-mark-start text:id="IMark235795444"/>+loop<text:alphabetical-index-mark-end text:id="IMark23579544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7">&gt;<text:span text:style-name="T13">10 0 do i . space loop</text:span></text:p>
      <text:p text:style-name="P66"/>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35795444"/>-i<text:alphabetical-index-mark-end text:id="IMark235795444"/> and <text:alphabetical-index-mark-start text:id="IMark235795540"/>-j<text:alphabetical-index-mark-end text:id="IMark23579554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3">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3">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3">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3">)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235795540"/>begin<text:alphabetical-index-mark-end text:id="IMark23579554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5964528046659319446" text:style-name="L12">
        <text:list-item>
          <text:p text:style-name="P97">begin … <text:alphabetical-index-mark-start text:id="IMark235795588"/>until<text:alphabetical-index-mark-end text:id="IMark235795588"/> – loops until the top of stack is true.</text:p>
        </text:list-item>
        <text:list-item>
          <text:p text:style-name="P97">begin … <text:alphabetical-index-mark-start text:id="IMark235795540"/>again<text:alphabetical-index-mark-end text:id="IMark235795540"/> – loops indefinitely </text:p>
        </text:list-item>
        <text:list-item>
          <text:p text:style-name="P97">begin … <text:alphabetical-index-mark-start text:id="IMark235795588"/>repeat<text:alphabetical-index-mark-end text:id="IMark23579558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3">)load"docs/snippets/int_log2"</text:span></text:p>
      <text:p text:style-name="Code">Loading file: docs/snippets/int_log2.foorth</text:p>
      <text:p text:style-name="Code">Completed in 0.005 seconds</text:p>
      <text:p text:style-name="Code"/>
      <text:p text:style-name="Code">&gt;<text:span text:style-name="T13">8 ilog2 .</text:span></text:p>
      <text:p text:style-name="Code">3</text:p>
      <text:p text:style-name="Code">&gt;<text:span text:style-name="T13">18 ilog2 .</text:span></text:p>
      <text:p text:style-name="Code">4</text:p>
      <text:p text:style-name="Code">&gt;<text:span text:style-name="T13">0 ilog2 .</text:span></text:p>
      <text:p text:style-name="Code">0</text:p>
      <text:p text:style-name="Code">&gt;<text:span text:style-name="T13">1 ilog2 .</text:span></text:p>
      <text:p text:style-name="Code">0</text:p>
      <text:p text:style-name="Code">&gt;<text:span text:style-name="T13">3 ilog2 .</text:span></text:p>
      <text:p text:style-name="Code">1</text:p>
      <text:p text:style-name="Code">&gt;<text:span text:style-name="T13">4 ilog2 .</text:span></text:p>
      <text:p text:style-name="Code">2</text:p>
      <text:p text:style-name="P64"/>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35795588"/>Typing<text:alphabetical-index-mark-end text:id="IMark23579558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35795588"/>Duck Typing<text:alphabetical-index-mark-end text:id="IMark235795588"/><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35795588"/>Declarations<text:alphabetical-index-mark-end text:id="IMark23579558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35795588"/>Scoping<text:alphabetical-index-mark-end text:id="IMark23579558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35795588"/><text:span text:style-name="T7">val:</text:span><text:alphabetical-index-mark-end text:id="IMark235795588"/> and <text:alphabetical-index-mark-start text:id="IMark235795444"/><text:span text:style-name="T7">var:</text:span><text:alphabetical-index-mark-end text:id="IMark235795444"/></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35795444"/><text:span text:style-name="T7">.init</text:span><text:alphabetical-index-mark-end text:id="IMark235795444"/> method being the most popular since it is called to initialize a new instance of the object.</text:p>
      <text:p text:style-name="P1">Methods: <text:alphabetical-index-mark-start text:id="IMark235795444"/><text:span text:style-name="T7">val@:</text:span><text:alphabetical-index-mark-end text:id="IMark235795444"/> and <text:alphabetical-index-mark-start text:id="IMark235795588"/><text:span text:style-name="T7">var@:</text:span><text:alphabetical-index-mark-end text:id="IMark235795588"/></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35795588"/><text:span text:style-name="T7">val#:</text:span><text:alphabetical-index-mark-end text:id="IMark235795588"/> and <text:alphabetical-index-mark-start text:id="IMark235795444"/><text:span text:style-name="T7">var#:</text:span><text:alphabetical-index-mark-end text:id="IMark235795444"/></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35795444"/><text:span text:style-name="T7">val$:</text:span><text:alphabetical-index-mark-end text:id="IMark235795444"/> and <text:alphabetical-index-mark-start text:id="IMark235795588"/><text:span text:style-name="T7">var$:</text:span><text:alphabetical-index-mark-end text:id="IMark235795588"/></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235795588"/>Referencing<text:alphabetical-index-mark-end text:id="IMark23579558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35795588"/>Mutation<text:alphabetical-index-mark-end text:id="IMark235795588"/></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3">5 val$: $iv <text:s text:c="2"/>$iv .</text:span></text:p>
      <text:p text:style-name="Code">5</text:p>
      <text:p text:style-name="Code">&gt;<text:span text:style-name="T13">$iv 6 + .</text:span></text:p>
      <text:p text:style-name="Code">11</text:p>
      <text:p text:style-name="Code">&gt;<text:span text:style-name="T13">$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3">"Hello" val$: $mv <text:s/>$mv .</text:span></text:p>
      <text:p text:style-name="Code">Hello</text:p>
      <text:p text:style-name="Code">&gt;<text:span text:style-name="T13">$mv " World" &lt;&lt; .</text:span></text:p>
      <text:p text:style-name="Code">Hello World</text:p>
      <text:p text:style-name="Code">&gt;<text:span text:style-name="T13">$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3">"Hello" val$: $mv <text:s/>$mv .</text:span></text:p>
      <text:p text:style-name="Code">Hello</text:p>
      <text:p text:style-name="Code">&gt;<text:span text:style-name="T13">$mv " World" + .</text:span></text:p>
      <text:p text:style-name="Code">Hello World</text:p>
      <text:p text:style-name="Code">&gt;<text:span text:style-name="T13">$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235795252"/>dup<text:alphabetical-index-mark-end text:id="IMark235795252"/></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235795252"/>copy<text:alphabetical-index-mark-end text:id="IMark23579525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235795252"/>.copy<text:alphabetical-index-mark-end text:id="IMark23579525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235795252"/>clone<text:alphabetical-index-mark-end text:id="IMark235795252"/></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235795252"/>.clone<text:alphabetical-index-mark-end text:id="IMark235795252"/></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585807784961806869" text:style-name="L13">
        <text:list-item>
          <text:p text:style-name="P120">No Copying</text:p>
        </text:list-item>
        <text:list-item>
          <text:p text:style-name="P120">Shallow Copying</text:p>
        </text:list-item>
        <text:list-item>
          <text:p text:style-name="P120">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3">[ "Expo" 67 ] val$: $expo <text:s/>$expo .</text:span></text:p>
      <text:p text:style-name="Code">["Expo", 67]</text:p>
      <text:p text:style-name="Code">&gt;<text:span text:style-name="T13">$expo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text:soft-page-break/>["Exposure", 99]</text:p>
      <text:p text:style-name="Code">&gt;<text:span text:style-name="T13">$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3">[ "Expo" 67 ] val$: $expo <text:s/>$expo .</text:span></text:p>
      <text:p text:style-name="Code">["Expo", 67]</text:p>
      <text:p text:style-name="Code">&gt;<text:span text:style-name="T13">$expo .copy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3">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3">[ "Expo" 67 ] val$: $expo <text:s/>$expo .</text:span></text:p>
      <text:p text:style-name="Code"><text:soft-page-break/>["Expo", 67]</text:p>
      <text:p text:style-name="Code">&gt;<text:span text:style-name="T13">$expo .clone val$: $ecopy <text:s/>$ecopy .</text:span></text:p>
      <text:p text:style-name="Code">["Expo", 67]</text:p>
      <text:p text:style-name="Code">&gt;<text:span text:style-name="T13">99 1 $ecopy .[]!</text:span></text:p>
      <text:p text:style-name="Code"/>
      <text:p text:style-name="Code">&gt;<text:span text:style-name="T13">0 $ecopy .[]@ "sure" &lt;&lt;</text:span></text:p>
      <text:p text:style-name="Code"/>
      <text:p text:style-name="Code">&gt;<text:span text:style-name="T13">$ecopy .</text:span></text:p>
      <text:p text:style-name="Code">["Exposure", 99]</text:p>
      <text:p text:style-name="Code">&gt;<text:span text:style-name="T13">$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35795588"/>.clone_exclude<text:alphabetical-index-mark-end text:id="IMark23579558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3">danger</text:span></text:p>
      <text:p text:style-name="Code">-10 -13 -17 -25 -50</text:p>
      <text:p text:style-name="Code">E15: divided by 0</text:p>
      <text:p text:style-name="Code">&gt;<text:span text:style-name="T13">tedium</text:span></text:p>
      <text:p text:style-name="Code">-10 -13 -17 -25 -50 oops 50 25 16 12</text:p>
      <text:p text:style-name="Code">&gt;<text:span text:style-name="T13">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35795588"/>try<text:alphabetical-index-mark-end text:id="IMark235795588"/> block</text:h>
      <text:p text:style-name="P1">The bare basics of an exception handled code block is:</text:p>
      <text:p text:style-name="Code"/>
      <text:p text:style-name="Code">try (dangerous code here) <text:alphabetical-index-mark-start text:id="IMark235795588"/>catch<text:alphabetical-index-mark-end text:id="IMark235795588"/>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35795588"/>?"<text:alphabetical-index-mark-end text:id="IMark235795588"/>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35795588"/>bounce<text:alphabetical-index-mark-end text:id="IMark235795588"/>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35795588"/>bounce<text:alphabetical-index-mark-end text:id="IMark235795588"/>”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35795588" text:main-entry="true"/>finally<text:alphabetical-index-mark-end text:id="IMark235795588"/>”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3">load"docs/snippets/exception.foorth"</text:span></text:p>
      <text:p text:style-name="Code">Loading file: docs/snippets/exception.foorth</text:p>
      <text:p text:style-name="Code">Completed in 0.02 seconds</text:p>
      <text:p text:style-name="Code"/>
      <text:p text:style-name="Code">&gt;<text:span text:style-name="T13">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35795588"/>try<text:alphabetical-index-mark-end text:id="IMark235795588"/></text:p>
      <text:p text:style-name="Code"><text:s text:c="2"/>(dangerous code)</text:p>
      <text:p text:style-name="Code">(optional) <text:alphabetical-index-mark-start text:id="IMark235795588"/>catch<text:alphabetical-index-mark-end text:id="IMark235795588"/></text:p>
      <text:p text:style-name="Code"><text:s text:c="2"/>(exception handler with optional <text:alphabetical-index-mark-start text:id="IMark235795588"/>?"<text:alphabetical-index-mark-end text:id="IMark235795588"/>Err Code" and <text:alphabetical-index-mark-start text:id="IMark235795780"/>bounce<text:alphabetical-index-mark-end text:id="IMark235795780"/>)</text:p>
      <text:p text:style-name="Code">(optional) <text:alphabetical-index-mark-start text:id="IMark235795780"/>finally<text:alphabetical-index-mark-end text:id="IMark235795780"/></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3">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35795780"/>throw"<text:alphabetical-index-mark-end text:id="IMark235795780"/>U10: Change the combination on my luggage!"</text:p>
      <text:p text:style-name="Code"><text:s text:c="2"/>then ;</text:p>
      <text:p text:style-name="Code"/>
      <text:p text:style-name="P1">When run we get:</text:p>
      <text:p text:style-name="Code"/>
      <text:p text:style-name="Code">&gt;<text:span text:style-name="T13">)load"docs/snippets/throw.foorth"</text:span></text:p>
      <text:p text:style-name="Code">Loading file: docs/snippets/throw.foorth</text:p>
      <text:p text:style-name="Code">Completed in 0.01 seconds</text:p>
      <text:p text:style-name="Code"/>
      <text:p text:style-name="Code">&gt;<text:span text:style-name="T13">"1234" test_password</text:span></text:p>
      <text:p text:style-name="Code"/>
      <text:p text:style-name="Code">U10: Change the combination on my luggage!</text:p>
      <text:p text:style-name="Code"/>
      <text:p text:style-name="Code">&gt;<text:span text:style-name="T13">"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35795780"/>.throw<text:alphabetical-index-mark-end text:id="IMark23579578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5">Code</text:p>
            </table:table-cell>
            <table:covered-table-cell/>
            <table:covered-table-cell/>
            <table:table-cell table:style-name="Table21.D1" office:value-type="string">
              <text:p text:style-name="P34">Description</text:p>
            </table:table-cell>
          </table:table-row>
        </table:table-header-rows>
        <table:table-row table:style-name="Table21.1">
          <table:table-cell table:style-name="Table21.A2" office:value-type="string">
            <text:p text:style-name="P37">F</text:p>
          </table:table-cell>
          <table:table-cell table:style-name="Table21.A2" office:value-type="string">
            <text:p text:style-name="P37"/>
          </table:table-cell>
          <table:table-cell table:style-name="Table21.A2" office:value-type="string">
            <text:p text:style-name="P37"/>
          </table:table-cell>
          <table:table-cell table:style-name="Table21.D2" office:value-type="string">
            <text:p text:style-name="P40">Generic fOOrth Native Exception Code for All Errors.</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1"/>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2" office:value-type="string">
            <text:p text:style-name="P37"/>
          </table:table-cell>
          <table:table-cell table:style-name="Table21.D2" office:value-type="string">
            <text:p text:style-name="P40">Compile Time Errors.</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0</text:p>
          </table:table-cell>
          <table:table-cell table:style-name="Table21.D2" office:value-type="string">
            <text:p text:style-name="P30">Syntax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1</text:p>
          </table:table-cell>
          <table:table-cell table:style-name="Table21.D2" office:value-type="string">
            <text:p text:style-name="P30">Specification Error.</text:p>
          </table:table-cell>
        </table:table-row>
        <table:table-row table:style-name="Table21.1">
          <table:table-cell table:style-name="Table21.A2" office:value-type="string">
            <text:p text:style-name="P52">F</text:p>
          </table:table-cell>
          <table:table-cell table:style-name="Table21.A2" office:value-type="string">
            <text:p text:style-name="P52">1</text:p>
          </table:table-cell>
          <table:table-cell table:style-name="Table21.A2" office:value-type="string">
            <text:p text:style-name="P52">2</text:p>
          </table:table-cell>
          <table:table-cell table:style-name="Table21.D2" office:value-type="string">
            <text:p text:style-name="P30">Control Structure Nesting Error</text:p>
          </table:table-cell>
        </table:table-row>
        <table:table-row table:style-name="Table21.1">
          <table:table-cell table:style-name="Table21.A2" office:value-type="string">
            <text:p text:style-name="P42">F</text:p>
          </table:table-cell>
          <table:table-cell table:style-name="Table21.A2" office:value-type="string">
            <text:p text:style-name="P42">1</text:p>
          </table:table-cell>
          <table:table-cell table:style-name="Table21.A1" office:value-type="string">
            <text:p text:style-name="P42">3</text:p>
          </table:table-cell>
          <table:table-cell table:style-name="Table21.D2" office:value-type="string">
            <text:p text:style-name="P48">Invalid Operation for Target.</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50"/>
          </table:table-cell>
        </table:table-row>
        <table:table-row table:style-name="Table21.1">
          <table:table-cell table:style-name="Table21.A2" office:value-type="string">
            <text:p text:style-name="P37">F</text:p>
          </table:table-cell>
          <table:table-cell table:style-name="Table21.A2" office:value-type="string">
            <text:p text:style-name="P37">2</text:p>
          </table:table-cell>
          <table:table-cell table:style-name="Table21.A2" office:value-type="string">
            <text:p text:style-name="P37"/>
          </table:table-cell>
          <table:table-cell table:style-name="Table21.D2" office:value-type="string">
            <text:p text:style-name="P40">Message Passing Errors</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0</text:p>
          </table:table-cell>
          <table:table-cell table:style-name="Table21.D2" office:value-type="string">
            <text:p text:style-name="P30">Message Not Understood by the Receiver.</text:p>
          </table:table-cell>
        </table:table-row>
        <table:table-row table:style-name="Table21.1">
          <table:table-cell table:style-name="Table21.A2" office:value-type="string">
            <text:p text:style-name="P52">F</text:p>
          </table:table-cell>
          <table:table-cell table:style-name="Table21.A2" office:value-type="string">
            <text:p text:style-name="P52">2</text:p>
          </table:table-cell>
          <table:table-cell table:style-name="Table21.A2" office:value-type="string">
            <text:p text:style-name="P52">1</text:p>
          </table:table-cell>
          <table:table-cell table:style-name="Table21.D2" office:value-type="string">
            <text:p text:style-name="P30">Control Structure is Not Supported by the Receiver.</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3</text:p>
          </table:table-cell>
          <table:table-cell table:style-name="Table21.A2" office:value-type="string">
            <text:p text:style-name="P37"/>
          </table:table-cell>
          <table:table-cell table:style-name="Table21.D2" office:value-type="string">
            <text:p text:style-name="P40">Data Underflow Errors</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0</text:p>
          </table:table-cell>
          <table:table-cell table:style-name="Table21.D2" office:value-type="string">
            <text:p text:style-name="P30">Virtual Machine Data Stack Underflow</text:p>
          </table:table-cell>
        </table:table-row>
        <table:table-row table:style-name="Table21.1">
          <table:table-cell table:style-name="Table21.A2" office:value-type="string">
            <text:p text:style-name="P52">F</text:p>
          </table:table-cell>
          <table:table-cell table:style-name="Table21.A2" office:value-type="string">
            <text:p text:style-name="P52">3</text:p>
          </table:table-cell>
          <table:table-cell table:style-name="Table21.A2" office:value-type="string">
            <text:p text:style-name="P52">1</text:p>
          </table:table-cell>
          <table:table-cell table:style-name="Table21.D2" office:value-type="string">
            <text:p text:style-name="P30">Stack/Queue Underflow</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0</text:p>
          </table:table-cell>
          <table:table-cell table:style-name="Table21.D2" office:value-type="string">
            <text:p text:style-name="P30">Data Conversion Error</text:p>
          </table:table-cell>
        </table:table-row>
        <table:table-row table:style-name="Table21.1">
          <table:table-cell table:style-name="Table21.A2" office:value-type="string">
            <text:p text:style-name="P52">F</text:p>
          </table:table-cell>
          <table:table-cell table:style-name="Table21.A2" office:value-type="string">
            <text:p text:style-name="P52">4</text:p>
          </table:table-cell>
          <table:table-cell table:style-name="Table21.A2" office:value-type="string">
            <text:p text:style-name="P52">1</text:p>
          </table:table-cell>
          <table:table-cell table:style-name="Table21.D2" office:value-type="string">
            <text:p text:style-name="P32">Invalid loop increment value: &lt;value&gt;</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5</text:p>
          </table:table-cell>
          <table:table-cell table:style-name="Table21.A2" office:value-type="string">
            <text:p text:style-name="P37"/>
          </table:table-cell>
          <table:table-cell table:style-name="Table21.D2" office:value-type="string">
            <text:p text:style-name="P40">I/O Errors</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0</text:p>
          </table:table-cell>
          <table:table-cell table:style-name="Table21.D2" office:value-type="string">
            <text:p text:style-name="P30">Error Opening a File for Reading</text:p>
          </table:table-cell>
        </table:table-row>
        <table:table-row table:style-name="Table21.1">
          <table:table-cell table:style-name="Table21.A2" office:value-type="string">
            <text:p text:style-name="P52">F</text:p>
          </table:table-cell>
          <table:table-cell table:style-name="Table21.A2" office:value-type="string">
            <text:p text:style-name="P52">5</text:p>
          </table:table-cell>
          <table:table-cell table:style-name="Table21.A2" office:value-type="string">
            <text:p text:style-name="P52">1</text:p>
          </table:table-cell>
          <table:table-cell table:style-name="Table21.D2" office:value-type="string">
            <text:p text:style-name="P30">Error Opening a File for Writing</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37">F</text:p>
          </table:table-cell>
          <table:table-cell table:style-name="Table21.A2" office:value-type="string">
            <text:p text:style-name="P37">6</text:p>
          </table:table-cell>
          <table:table-cell table:style-name="Table21.A2" office:value-type="string">
            <text:p text:style-name="P37"/>
          </table:table-cell>
          <table:table-cell table:style-name="Table21.D2" office:value-type="string">
            <text:p text:style-name="P40">Thread Errors</text:p>
          </table:table-cell>
        </table:table-row>
        <table:table-row table:style-name="Table21.1">
          <table:table-cell table:style-name="Table21.A2" office:value-type="string">
            <text:p text:style-name="P52">F</text:p>
          </table:table-cell>
          <table:table-cell table:style-name="Table21.A2" office:value-type="string">
            <text:p text:style-name="P52">6</text:p>
          </table:table-cell>
          <table:table-cell table:style-name="Table21.A2" office:value-type="string">
            <text:p text:style-name="P52">0</text:p>
          </table:table-cell>
          <table:table-cell table:style-name="Table21.D2" office:value-type="string">
            <text:p text:style-name="P30">Duplicate Virtual Machines</text:p>
          </table:table-cell>
        </table:table-row>
        <table:table-row table:style-name="Table21.1">
          <table:table-cell table:style-name="Table21.A2" office:value-type="string">
            <text:p text:style-name="P53"/>
          </table:table-cell>
          <table:table-cell table:style-name="Table21.A2" office:value-type="string">
            <text:p text:style-name="P53"/>
          </table:table-cell>
          <table:table-cell table:style-name="Table21.A2" office:value-type="string">
            <text:p text:style-name="P53"/>
          </table:table-cell>
          <table:table-cell table:style-name="Table21.D2" office:value-type="string">
            <text:p text:style-name="P54"/>
          </table:table-cell>
        </table:table-row>
        <table:table-row table:style-name="Table21.1">
          <table:table-cell table:style-name="Table21.A2" office:value-type="string">
            <text:p text:style-name="P42">F</text:p>
          </table:table-cell>
          <table:table-cell table:style-name="Table21.A2" office:value-type="string">
            <text:p text:style-name="P42">9</text:p>
          </table:table-cell>
          <table:table-cell table:style-name="Table21.A2" office:value-type="string">
            <text:p text:style-name="P42">0</text:p>
          </table:table-cell>
          <table:table-cell table:style-name="Table21.D2" office:value-type="string">
            <text:p text:style-name="P48">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5">Code</text:p>
            </table:table-cell>
            <table:covered-table-cell/>
            <table:covered-table-cell/>
            <table:table-cell table:style-name="Table22.D1" office:value-type="string">
              <text:p text:style-name="P34">Description</text:p>
            </table:table-cell>
          </table:table-row>
        </table:table-header-rows>
        <table:table-row table:style-name="Table22.1">
          <table:table-cell table:style-name="Table22.A2" office:value-type="string">
            <text:p text:style-name="P42">A</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Generic Application Errors.</text:p>
          </table:table-cell>
        </table:table-row>
        <table:table-row table:style-name="Table22.1">
          <table:table-cell table:style-name="Table22.A2" office:value-type="string">
            <text:p text:style-name="P42">C</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Communication Errors.</text:p>
          </table:table-cell>
        </table:table-row>
        <table:table-row table:style-name="Table22.1">
          <table:table-cell table:style-name="Table22.A2" office:value-type="string">
            <text:p text:style-name="P42">D</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Database Errors.</text:p>
          </table:table-cell>
        </table:table-row>
        <table:table-row table:style-name="Table22.1">
          <table:table-cell table:style-name="Table22.A2" office:value-type="string">
            <text:p text:style-name="P42">I</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Internal Errors.</text:p>
          </table:table-cell>
        </table:table-row>
        <table:table-row table:style-name="Table22.1">
          <table:table-cell table:style-name="Table22.A2" office:value-type="string">
            <text:p text:style-name="P42">N</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Network Errors.</text:p>
          </table:table-cell>
        </table:table-row>
        <table:table-row table:style-name="Table22.1">
          <table:table-cell table:style-name="Table22.A2" office:value-type="string">
            <text:p text:style-name="P42">U</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ser/Authentication Errors.</text:p>
          </table:table-cell>
        </table:table-row>
        <table:table-row table:style-name="Table22.1">
          <table:table-cell table:style-name="Table22.A2" office:value-type="string">
            <text:p text:style-name="P42">X</text:p>
          </table:table-cell>
          <table:table-cell table:style-name="Table22.A2" office:value-type="string">
            <text:p text:style-name="P42"/>
          </table:table-cell>
          <table:table-cell table:style-name="Table22.A2" office:value-type="string">
            <text:p text:style-name="P42"/>
          </table:table-cell>
          <table:table-cell table:style-name="Table22.D2" office:value-type="string">
            <text:p text:style-name="P48">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5">Code</text:p>
            </table:table-cell>
            <table:covered-table-cell/>
            <table:covered-table-cell/>
            <table:table-cell table:style-name="Table55.A1" office:value-type="string">
              <text:p text:style-name="P35"/>
            </table:table-cell>
            <table:table-cell table:style-name="Table55.A1" office:value-type="string">
              <text:p text:style-name="P36">Subcode</text:p>
            </table:table-cell>
            <table:table-cell table:style-name="Table55.F1" office:value-type="string">
              <text:p text:style-name="P34">Description</text:p>
            </table:table-cell>
          </table:table-row>
        </table:table-header-rows>
        <table:table-row table:style-name="Table55.1">
          <table:table-cell table:style-name="Table55.A2" office:value-type="string">
            <text:p text:style-name="P37">S</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Signal Exceptions.</text:p>
          </table:table-cell>
        </table:table-row>
        <table:table-row table:style-name="Table55.1">
          <table:table-cell table:style-name="Table55.A2" office:value-type="string">
            <text:p text:style-name="P42">S</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terrupt (Typically Control-C)</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Generic Ruby Mapped Exception Code for All Standard Errors.</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Argument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Requirement::Bad Requirement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Encoding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ncoding::Compatibilit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Encoding::Converter Not Found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3</text:p>
          </table:table-cell>
          <table:table-cell table:style-name="Table55.F2" office:value-type="string">
            <text:p text:style-name="P48">Encoding::Invalid Byte Sequenc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04</text:p>
          </table:table-cell>
          <table:table-cell table:style-name="Table55.F2" office:value-type="string">
            <text:p text:style-name="P48">Encoding::Undefined Conver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Fiber Error</text:p>
          </table:table-cell>
        </table:table-row>
        <text:soft-page-break/>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O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4</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EOF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Index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Key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5</text:p>
          </table:table-cell>
          <table:table-cell table:style-name="Table55.A2" office:value-type="string">
            <text:p text:style-name="P42">,</text:p>
          </table:table-cell>
          <table:table-cell table:style-name="Table55.A2" office:value-type="string">
            <text:p text:style-name="P43">02</text:p>
          </table:table-cell>
          <table:table-cell table:style-name="Table55.F2" office:value-type="string">
            <text:p text:style-name="P48">Stop Iter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6</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Local Jump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7</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Math::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Nam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8</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No Metho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ange Error</text:p>
          </table:table-cell>
        </table:table-row>
        <table:table-row table:style-name="Table55.1">
          <table:table-cell table:style-name="Table55.A2" office:value-type="string">
            <text:p text:style-name="P42">E</text:p>
          </table:table-cell>
          <table:table-cell table:style-name="Table55.A2" office:value-type="string">
            <text:p text:style-name="P42">0</text:p>
          </table:table-cell>
          <table:table-cell table:style-name="Table55.A2" office:value-type="string">
            <text:p text:style-name="P42">9</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Float Domai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0</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egular Express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Runtim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text:p>
          </table:table-cell>
          <table:table-cell table:style-name="Table55.F2" office:value-type="string">
            <text:p text:style-name="P48">Gem::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1</text:p>
          </table:table-cell>
          <table:table-cell table:style-name="Table55.F2" office:value-type="string">
            <text:p text:style-name="P48">Gem::Command Lin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2</text:p>
          </table:table-cell>
          <table:table-cell table:style-name="Table55.F2" office:value-type="string">
            <text:p text:style-name="P48">Gem::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3</text:p>
          </table:table-cell>
          <table:table-cell table:style-name="Table55.F2" office:value-type="string">
            <text:p text:style-name="P48">Gem::Dependency Remova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4</text:p>
          </table:table-cell>
          <table:table-cell table:style-name="Table55.F2" office:value-type="string">
            <text:p text:style-name="P49">Gem::Dependency Resolut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5</text:p>
          </table:table-cell>
          <table:table-cell table:style-name="Table55.F2" office:value-type="string">
            <text:p text:style-name="P49">Gem::Document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6</text:p>
          </table:table-cell>
          <table:table-cell table:style-name="Table55.F2" office:value-type="string">
            <text:p text:style-name="P48">Gem::End Of YAML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7</text:p>
          </table:table-cell>
          <table:table-cell table:style-name="Table55.F2" office:value-type="string">
            <text:p text:style-name="P48">Gem::File Permission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8</text:p>
          </table:table-cell>
          <table:table-cell table:style-name="Table55.F2" office:value-type="string">
            <text:p text:style-name="P48">Gem::Format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text:p>
          </table:table-cell>
          <table:table-cell table:style-name="Table55.F2" office:value-type="string">
            <text:p text:style-name="P48">Gem::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09,01</text:p>
          </table:table-cell>
          <table:table-cell table:style-name="Table55.F2" office:value-type="string">
            <text:p text:style-name="P48">Gem::Specific Gem Not Found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0</text:p>
          </table:table-cell>
          <table:table-cell table:style-name="Table55.F2" office:value-type="string">
            <text:p text:style-name="P48">Gem::Gem Not In Hom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1</text:p>
          </table:table-cell>
          <table:table-cell table:style-name="Table55.F2" office:value-type="string">
            <text:p text:style-name="P48">Gem::Impossible Dependencies Error</text:p>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2</text:p>
          </table:table-cell>
          <table:table-cell table:style-name="Table55.F2" office:value-type="string">
            <text:p text:style-name="P48">Gem::Install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3</text:p>
          </table:table-cell>
          <table:table-cell table:style-name="Table55.F2" office:value-type="string">
            <text:p text:style-name="P48">Gem::Invalid Specification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4</text:p>
          </table:table-cell>
          <table:table-cell table:style-name="Table55.F2" office:value-type="string">
            <text:p text:style-name="P48">Gem::Operation Not Supported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5</text:p>
          </table:table-cell>
          <table:table-cell table:style-name="Table55.F2" office:value-type="string">
            <text:p text:style-name="P48">Gem::Remote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6</text:p>
          </table:table-cell>
          <table:table-cell table:style-name="Table55.F2" office:value-type="string">
            <text:p text:style-name="P48">Gem::Remote Installation Cancel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7</text:p>
          </table:table-cell>
          <table:table-cell table:style-name="Table55.F2" office:value-type="string">
            <text:p text:style-name="P48">Gem::Remote Installation Skipped</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8</text:p>
          </table:table-cell>
          <table:table-cell table:style-name="Table55.F2" office:value-type="string">
            <text:p text:style-name="P48">Gem::Remote Source Exception</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19</text:p>
          </table:table-cell>
          <table:table-cell table:style-name="Table55.F2" office:value-type="string">
            <text:p text:style-name="P48">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0</text:p>
          </table:table-cell>
          <table:table-cell table:style-name="Table55.F2" office:value-type="string">
            <text:p text:style-name="P48">Gem::Unsatisfiable Dependency Error</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1</text:p>
          </table:table-cell>
          <table:table-cell table:style-name="Table55.A2" office:value-type="string">
            <text:p text:style-name="P42">,</text:p>
          </table:table-cell>
          <table:table-cell table:style-name="Table55.A2" office:value-type="string">
            <text:p text:style-name="P43">01,21</text:p>
          </table:table-cell>
          <table:table-cell table:style-name="Table55.F2" office:value-type="string">
            <text:p text:style-name="P48">Gem::Verification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0">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2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CCE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INUS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DDRNOTAVAI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GAIN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ALREAD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ADF</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BUS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HIL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ABORT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FUSED</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CONN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ADL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ESTADDRR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O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DQUOT</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EXIS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AUL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FBI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HOS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LSEQ</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PROGRESS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T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NVAL</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IS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LOO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LIN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MSGSIZ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AMETOOLONG</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RESE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ETUNREA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FI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BU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N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EXE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L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ME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PROTOOP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PC</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SY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CON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DIR</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EMPTY</text:p>
          </table:table-cell>
          <table:table-cell table:style-name="Table55.F2" office:value-type="string">
            <text:p text:style-name="P51"/>
          </table:table-cell>
        </table:table-row>
        <text:soft-page-break/>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S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OTTY</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NXIO</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OPNOTSUPP</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ER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F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CLIM</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PROTOTY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ANG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EMOT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RO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HUTDOWN</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OCKTNOSUPPOR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PIP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RCH</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STA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IMEDOUT</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TOOMANYREF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USERS</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Read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WOULDBLOCKWaitWritable</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EXDEV</text:p>
          </table:table-cell>
          <table:table-cell table:style-name="Table55.F2" office:value-type="string">
            <text:p text:style-name="P51"/>
          </table:table-cell>
        </table:table-row>
        <table:table-row table:style-name="Table55.1">
          <table:table-cell table:style-name="Table55.A2" office:value-type="string">
            <text:p text:style-name="P46">E</text:p>
          </table:table-cell>
          <table:table-cell table:style-name="Table55.A2" office:value-type="string">
            <text:p text:style-name="P46">1</text:p>
          </table:table-cell>
          <table:table-cell table:style-name="Table55.A2" office:value-type="string">
            <text:p text:style-name="P46">2</text:p>
          </table:table-cell>
          <table:table-cell table:style-name="Table55.A2" office:value-type="string">
            <text:p text:style-name="P46">,</text:p>
          </table:table-cell>
          <table:table-cell table:style-name="Table55.A2" office:value-type="string">
            <text:p text:style-name="P47">NOERROR</text:p>
          </table:table-cell>
          <table:table-cell table:style-name="Table55.F2" office:value-type="string">
            <text:p text:style-name="P48">Nothing to see here. Move along, move along.</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3</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hread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4</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8">Type Error</text:p>
          </table:table-cell>
        </table:table-row>
        <table:table-row table:style-name="Table55.1">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4"/>
          </table:table-cell>
          <table:table-cell table:style-name="Table55.A2" office:value-type="string">
            <text:p text:style-name="P45"/>
          </table:table-cell>
          <table:table-cell table:style-name="Table55.F2" office:value-type="string">
            <text:p text:style-name="P50"/>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5</text:p>
          </table:table-cell>
          <table:table-cell table:style-name="Table55.A2" office:value-type="string">
            <text:p text:style-name="P42"/>
          </table:table-cell>
          <table:table-cell table:style-name="Table55.A2" office:value-type="string">
            <text:p text:style-name="P43"/>
          </table:table-cell>
          <table:table-cell table:style-name="Table55.F2" office:value-type="string">
            <text:p text:style-name="P49">Zero Division Error</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62">Object</text:p>
      <text:p text:style-name="P62"><text:tab/>Array</text:p>
      <text:p text:style-name="P62"><text:tab/>Class</text:p>
      <text:p text:style-name="P62"><text:tab/>FalseClass</text:p>
      <text:p text:style-name="P62"><text:tab/>Hash</text:p>
      <text:p text:style-name="P62"><text:tab/>InStream</text:p>
      <text:p text:style-name="P62"><text:tab/>NilClass</text:p>
      <text:p text:style-name="P62"><text:tab/>Numeric</text:p>
      <text:p text:style-name="P62"><text:tab/><text:tab/>Complex</text:p>
      <text:p text:style-name="P62"><text:tab/><text:tab/>Float</text:p>
      <text:p text:style-name="P62"><text:tab/><text:tab/>Integer</text:p>
      <text:p text:style-name="P62"><text:tab/><text:tab/><text:tab/>Bignum</text:p>
      <text:p text:style-name="P62"><text:tab/><text:tab/><text:tab/>Fixnum</text:p>
      <text:p text:style-name="P62"><text:tab/><text:tab/>Rational</text:p>
      <text:p text:style-name="P62"><text:tab/>OutStream</text:p>
      <text:p text:style-name="P62"><text:tab/>Procedure</text:p>
      <text:p text:style-name="P62"><text:tab/>Queue</text:p>
      <text:p text:style-name="P62"><text:tab/>String</text:p>
      <text:p text:style-name="P62"><text:tab/>Thread</text:p>
      <text:p text:style-name="P62"><text:tab/>TrueClass</text:p>
      <text:p text:style-name="P62"><text:tab/>VirtualMachine</text:p>
      <text:p text:style-name="Code"/>
      <text:h text:style-name="Heading_20_2" text:outline-level="2"><text:alphabetical-index-mark-start text:id="IMark235795924"/>Classes<text:alphabetical-index-mark-end text:id="IMark235795924"/></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alphabetical-index-mark-start text:id="IMark235795924"/>Inheritance<text:alphabetical-index-mark-end text:id="IMark235795924"/></text:h>
      <text:p text:style-name="P1">Classes (other than Object) inherit behaviors from their ancestor or parent classes. Thus the capabilities of objects is able to “layer” over the capabilities of their parent classes.</text:p>
      <text:h text:style-name="Heading_20_2" text:outline-level="2"><text:soft-page-break/><text:alphabetical-index-mark-start text:id="IMark235795924"/>Methods<text:alphabetical-index-mark-end text:id="IMark235795924"/></text:h>
      <text:p text:style-name="P1">All code in fOOrth is contained in methods. A method is a fragment of code that an object uses to respond to a message that has been sent to that object. In fOOrth there are three sorts of methods:</text:p>
      <text:list xml:id="list1367998678701269808" text:style-name="L14">
        <text:list-item>
          <text:p text:style-name="P98">Shared: Methods that are common to all instances of the class that contains them.</text:p>
        </text:list-item>
        <text:list-item>
          <text:p text:style-name="P98">Exclusive: Methods that are defined for one and only one object (and all of its clones that are created <text:span text:style-name="T2">after</text:span> the exclusive method is defined.).</text:p>
        </text:list-item>
        <text:list-item>
          <text:p text:style-name="P98">Local: Methods that are created in a context and are accessible only in that context. When the context concludes, these methods are no longer accessible.</text:p>
        </text:list-item>
      </text:list>
      <text:h text:style-name="Heading_20_2" text:outline-level="2"><text:alphabetical-index-mark-start text:id="IMark235795588"/>Late Binding<text:alphabetical-index-mark-end text:id="IMark235795588"/> and <text:alphabetical-index-mark-start text:id="IMark235795780"/>Polymorphism<text:alphabetical-index-mark-end text:id="IMark235795780"/></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235795780"/>Prototypes<text:alphabetical-index-mark-end text:id="IMark235795780"/></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235795780"/>Method Mapping<text:alphabetical-index-mark-end text:id="IMark235795780"/></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702233116066199607" text:style-name="L15">
        <text:list-item>
          <text:p text:style-name="P99">The strings used by fOOrth needed to be converted to Ruby symbols to allow code to be executed in Ruby.</text:p>
        </text:list-item>
        <text:list-item>
          <text:p text:style-name="P99">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99">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35795588"/>SymbolMap<text:alphabetical-index-mark-end text:id="IMark235795588"/> class. This class creates mappings in one of two ways:</text:p>
      <text:list xml:id="list6688541798636105742" text:style-name="L16">
        <text:list-item>
          <text:p text:style-name="P10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3">)map"+"</text:span></text:p>
      <text:p text:style-name="Code">+ =&gt; _016</text:p>
      <text:p text:style-name="Code"/>
      <text:p text:style-name="Code">&gt;<text:span text:style-name="T13">)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3">)entries</text:span></text:p>
      <text:p text:style-name="P65">Symbol Map Entries =</text:p>
      <text:p text:style-name="Code">! <text:s text:c="13"/>.[]! <text:s text:c="10"/>.getc <text:s text:c="9"/>.reverse <text:s text:c="6"/>0&gt;</text:p>
      <text:p text:style-name="Code">!: <text:s text:c="12"/>.[]@ <text:s text:c="10"/>.gets <text:s text:c="9"/>.right <text:s text:c="8"/>0&gt;=</text:p>
      <text:p text:style-name="P65">" <text:s text:c="13"/>.abs <text:s text:c="10"/>.hypot <text:s text:c="8"/>.right? <text:s text:c="7"/>1+</text:p>
      <text:p text:style-name="P65">… &lt;<text:span text:style-name="T2">voluminous output deleted</text:span>&gt;</text:p>
      <text:p text:style-name="P6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35795588"/>)context<text:alphabetical-index-mark-end text:id="IMark235795588"/>. This command lists the current context information at the console. For example:</text:p>
      <text:p text:style-name="Code"/>
      <text:p text:style-name="Code">&gt;<text:span text:style-name="T13">)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35795588"/>)context!<text:alphabetical-index-mark-end text:id="IMark235795588"/> is more useful. This method has the immediate attribute, meaning that it executes, even when the mode is deferred or compiling. This allows us to take a peek at the context inside of the working compiler. Consider these examples:</text:p>
      <text:p text:style-name="Code"/>
      <text:p text:style-name="P65">&gt;<text:span text:style-name="T13">true if )context! else )context! then</text:span></text:p>
      <text:p text:style-name="P65"/>
      <text:p text:style-name="P65">Context level 2</text:p>
      <text:p text:style-name="P65"><text:soft-page-break/>ctrl =&gt; if</text:p>
      <text:p text:style-name="P65">mode =&gt; deferred</text:p>
      <text:p text:style-name="P65">"else" =&gt; #&lt;XfOOrth::LocalSpec:0x21eaf30&gt;</text:p>
      <text:p text:style-name="P65">"then" =&gt; #&lt;XfOOrth::LocalSpec:0x21eaea0&gt;</text:p>
      <text:p text:style-name="P65"/>
      <text:p text:style-name="P65">Context level 1</text:p>
      <text:p text:style-name="P65">virtual machine =&gt; VirtualMachine instance &lt;Main&gt;</text:p>
      <text:p text:style-name="P65">mode =&gt; execute</text:p>
      <text:p text:style-name="P65"/>
      <text:p text:style-name="P65">Context level 2</text:p>
      <text:p text:style-name="P65">ctrl =&gt; if</text:p>
      <text:p text:style-name="P65">mode =&gt; deferred</text:p>
      <text:p text:style-name="P65">"then" =&gt; #&lt;XfOOrth::LocalSpec:0x21eaea0&gt;</text:p>
      <text:p text:style-name="P65"/>
      <text:p text:style-name="P65">Context level 1</text:p>
      <text:p text:style-name="P65">virtual machine =&gt; VirtualMachine instance &lt;Main&gt;</text:p>
      <text:p text:style-name="P6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3">: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35795588"/>)vm<text:alphabetical-index-mark-end text:id="IMark235795588"/> and its immediate version <text:alphabetical-index-mark-start text:id="IMark235795780"/>)vm!<text:alphabetical-index-mark-end text:id="IMark235795780"/>.</text:p>
      <text:p text:style-name="P1">The following is the VM state at the console prompt:</text:p>
      <text:p text:style-name="Code"/>
      <text:p text:style-name="Code">&gt;<text:span text:style-name="T13">)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3">)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2"/>
      <text:h text:style-name="Heading_20_1" text:outline-level="1"><text:alphabetical-index-mark-start text:id="IMark235795780"/>Routing<text:alphabetical-index-mark-end text:id="IMark235795780"/></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866644084370762118" text:style-name="L17">
        <text:list-item>
          <text:p text:style-name="P101">The defining word used to create the method.</text:p>
        </text:list-item>
        <text:list-item>
          <text:p text:style-name="P101">The receiver of the defining word used to create the method.</text:p>
        </text:list-item>
        <text:list-item>
          <text:p text:style-name="P101">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5242196344467904355" text:style-name="L18">
        <text:list-item>
          <text:p text:style-name="P102">“.” - indicates that the message is routed to the top-of-stack element (TOS)</text:p>
        </text:list-item>
        <text:list-item>
          <text:p text:style-name="P102">“~” - indicates that the message is routed to the “self” entity of the method (see the section Self below). Since these messages are only routed to the object itself, they are in effect private methods.</text:p>
        </text:list-item>
        <text:list-item>
          <text:p text:style-name="P10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3"/>
      <text:p text:style-name="P1">The method name may not contain spaces. Further the method name is responsible for determining the routing used and any embedded string data. </text:p>
      <text:p text:style-name="P1">The lead character determines the routing:</text:p>
      <text:list xml:id="list33453237" text:continue-numbering="true" text:style-name="L18">
        <text:list-item>
          <text:p text:style-name="P102">“.” - indicates that the message is routed to the top-of-stack element (TOS)</text:p>
        </text:list-item>
        <text:list-item>
          <text:p text:style-name="P102">“~” - indicates that the message is routed to the “self” entity of the method (see the section Self below). Since these messages are only routed to the object itself, they are in effect private methods.</text:p>
        </text:list-item>
        <text:list-item>
          <text:p text:style-name="P102">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235795300"/>:<text:alphabetical-index-mark-end text:id="IMark235795300"/></text:p>
          </table:table-cell>
          <table:table-cell table:style-name="Table9.A2" office:value-type="string">
            <text:p text:style-name="P16">N/A</text:p>
          </table:table-cell>
          <table:table-cell table:style-name="Table9.A2" office:value-type="string">
            <text:p text:style-name="P24">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235795300"/>.:<text:alphabetical-index-mark-end text:id="IMark23579530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235795300"/>.::<text:alphabetical-index-mark-end text:id="IMark235795300"/></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55">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6">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59594264"/>F10: <text:change-end text:change-id="ct259594264"/>?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2"/>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35796500"/>self<text:alphabetical-index-mark-end text:id="IMark235796500"/>” method gives the programmer explicit access to this owning object. Let's try this from the console:</text:p>
      <text:p text:style-name="Code"/>
      <text:p text:style-name="Code">&gt;<text:span text:style-name="T13">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3">: show_self self . ;</text:span></text:p>
      <text:p text:style-name="Code"/>
      <text:p text:style-name="Code">&gt;<text:span text:style-name="T13">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3">class: MyClass </text:span></text:p>
      <text:p text:style-name="P64"/>
      <text:p text:style-name="Code"><text:span text:style-name="T18">&gt;</text:span><text:span text:style-name="T13">MyClass .: .show_self self .name . ;</text:span></text:p>
      <text:p text:style-name="Code"/>
      <text:p text:style-name="Code">&gt;<text:span text:style-name="T13">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699878894926988561" text:style-name="L19">
        <text:list-item>
          <text:p text:style-name="P103">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3">For TOS routed methods, access to self is as simple as “self .method_name”. This was done in the MyClass example above. The self value is a free value that does not to be declared.</text:p>
        </text:list-item>
        <text:list-item>
          <text:p text:style-name="P103">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3"><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35796500"/>.with{<text:alphabetical-index-mark-end text:id="IMark235796500"/> … } construction. A few simple examples:</text:p>
      <text:p text:style-name="Code"/>
      <text:p text:style-name="Code">&gt;<text:span text:style-name="T13">"Test String" .with{ self .name . }</text:span></text:p>
      <text:p text:style-name="Code">String instance</text:p>
      <text:p text:style-name="Code">&gt;<text:span text:style-name="T13">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3930052369103283530" text:style-name="L20">
        <text:list-item>
          <text:p text:style-name="P104">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4">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4">A .with{ … } clause can be used to take a value and give easy access to that value within the executed block without having to create a local value.</text:p>
        </text:list-item>
        <text:list-item>
          <text:p text:style-name="P104">Access to the self value is generally faster than other forms of access. Thus this construct can yield performance enhancements.</text:p>
        </text:list-item>
      </text:list>
      <text:p text:style-name="P1"/>
      <text:h text:style-name="Heading_20_1" text:outline-level="1"><text:alphabetical-index-mark-start text:id="IMark235796500"/>Boolean<text:alphabetical-index-mark-end text:id="IMark23579650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235796260"/>FalseClass<text:alphabetical-index-mark-end text:id="IMark235796260"/></text:p>
            <text:p text:style-name="P16"><text:alphabetical-index-mark-start text:id="IMark235796260"/>NilClass<text:alphabetical-index-mark-end text:id="IMark235796260"/></text:p>
          </table:table-cell>
          <table:table-cell table:style-name="Table118.B2" office:value-type="string">
            <text:p text:style-name="P16"><text:alphabetical-index-mark-start text:id="IMark235796260"/>Object<text:alphabetical-index-mark-end text:id="IMark235796260"/></text:p>
          </table:table-cell>
        </table:table-row>
      </table:table>
      <text:p text:style-name="P10"/>
      <text:p text:style-name="P11">Note that while false processing occurs in FalseClass and NilClass, true processing occurs in Object and not <text:alphabetical-index-mark-start text:id="IMark235796500"/>TrueClass<text:alphabetical-index-mark-end text:id="IMark23579650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3"/>
      <text:h text:style-name="Heading_20_1" text:outline-level="1"><text:alphabetical-index-mark-start text:id="IMark235796500"/>Numeric<text:alphabetical-index-mark-end text:id="IMark23579650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49" text:note-class="footnote"><text:note-citation>49</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311174463320873715" text:style-name="L21">
        <text:list-item>
          <text:p text:style-name="P105">Integer defines a few “bit” oriented operations that are specific to whole numbers.</text:p>
        </text:list-item>
        <text:list-item>
          <text:p text:style-name="P105">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2"/>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2362363610377752583" text:style-name="L22">
        <text:list-item>
          <text:p text:style-name="P106">A summary of the class's inheritance. For example: “Array ← Object”</text:p>
        </text:list-item>
        <text:list-item>
          <text:p text:style-name="P106">A summary of the various sorts of class methods, instance methods, stubs, and helper methods. Some or all of these may be absent if they are not present in the class under discussion.</text:p>
        </text:list-item>
        <text:list-item>
          <text:p text:style-name="P106">A description of literal values of this class, if they are supported.</text:p>
        </text:list-item>
        <text:list-item>
          <text:p text:style-name="P106">Class methods. These are methods that bind to the class object itself.</text:p>
        </text:list-item>
        <text:list-item>
          <text:p text:style-name="P106">Instance methods. These are methods that bind to instances of the class being discussed.</text:p>
        </text:list-item>
        <text:list-item>
          <text:p text:style-name="P106">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235796500"/>Array<text:alphabetical-index-mark-end text:id="IMark235796500"/></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0" text:note-class="footnote"><text:note-citation>50</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3">[ ] .</text:span></text:p>
      <text:p text:style-name="Code">[]</text:p>
      <text:p text:style-name="Code">&gt;<text:span text:style-name="T13">[ (data generating code goes here) ] .</text:span></text:p>
      <text:p text:style-name="Code">[]</text:p>
      <text:p text:style-name="Code">&gt;<text:span text:style-name="T13">[ 1 2 3 ] .</text:span></text:p>
      <text:p text:style-name="Code">[1, 2, 3]</text:p>
      <text:p text:style-name="Code">&gt;<text:span text:style-name="T13">[ 2 "for" 1 true ] .</text:span></text:p>
      <text:p text:style-name="Code">[2, "for", 1, true]</text:p>
      <text:p text:style-name="Code"/>
      <text:p text:style-name="P1">Some points of interest:</text:p>
      <text:list xml:id="list3298904496091056803" text:style-name="L23">
        <text:list-item>
          <text:p text:style-name="P107">The first two examples both create “empty” arrays with zero data elements. </text:p>
        </text:list-item>
        <text:list-item>
          <text:p text:style-name="P107">Array data do NOT need to be the same “type” of data. Mixing is allowed. </text:p>
        </text:list-item>
        <text:list-item>
          <text:p text:style-name="P107">Any statements that generate data are permitted. Consider:</text:p>
        </text:list-item>
      </text:list>
      <text:p text:style-name="Code"><text:soft-page-break/>&gt;<text:span text:style-name="T13">[ 1 11 do i loop ] .</text:span></text:p>
      <text:p text:style-name="Code">[1, 2, 3, 4, 5, 6, 7, 8, 9, 10]</text:p>
      <text:p text:style-name="Code">&gt;<text:span text:style-name="T13">[ 1 11 do i dup * loop ] .</text:span></text:p>
      <text:p text:style-name="Code">[1, 4, 9, 16, 25, 36, 49, 64, 81, 100]</text:p>
      <text:list xml:id="list4780009353730551677" text:style-name="L24">
        <text:list-item>
          <text:p text:style-name="P108">Array literals may be nested. Just be sure to properly nest the brackets.</text:p>
        </text:list-item>
      </text:list>
      <text:p text:style-name="Code"/>
      <text:p text:style-name="Code">&gt;<text:span text:style-name="T13">[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35796260"/>.new<text:alphabetical-index-mark-end text:id="IMark235796260"/> [[]] </text:h>
            <text:p text:style-name="Text_20_body">Routing:<text:span text:style-name="T14">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35796260"/>.new{<text:alphabetical-index-mark-end text:id="IMark235796260"/> … } [[d<text:span text:style-name="T6">1</text:span>, d<text:span text:style-name="T6">2</text:span>, d<text:span text:style-name="T6">3</text:span> … d<text:span text:style-name="T6">size</text:span>]]</text:h>
            <text:p text:style-name="Text_20_body">Routing:<text:span text:style-name="T14">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235796260"/>x<text:alphabetical-index-mark-end text:id="IMark235796260"/> [current_element_index]</text:h>
            <text:p text:style-name="Text_20_body">Routing:<text:span text:style-name="T14">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235796260"/>}<text:alphabetical-index-mark-end text:id="IMark235796260"/> []</text:h>
            <text:p text:style-name="Text_20_body">Routing:<text:span text:style-name="T14">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235796260"/>.new_size<text:alphabetical-index-mark-end text:id="IMark235796260"/> [[0<text:span text:style-name="T6">1</text:span>, 0<text:span text:style-name="T6">2</text:span>, 0<text:span text:style-name="T6">3</text:span> … 0<text:span text:style-name="T6">size</text:span>]]</text:h>
            <text:p text:style-name="Text_20_body">Routing:<text:span text:style-name="T14">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35796260"/>.new_value<text:alphabetical-index-mark-end text:id="IMark235796260"/> [[value]]</text:h>
            <text:p text:style-name="Text_20_body">Routing:<text:span text:style-name="T14">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35796260"/>.new_values<text:alphabetical-index-mark-end text:id="IMark235796260"/> [[value<text:span text:style-name="T6">1</text:span>, value<text:span text:style-name="T6">2</text:span>, value<text:span text:style-name="T6">3</text:span> … value<text:span text:style-name="T6">size</text:span>]]</text:h>
            <text:p text:style-name="Text_20_body">Routing:<text:span text:style-name="T14">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5">"</text:span><text:span text:style-name="T15">Hello</text:span><text:span text:style-name="T15">"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35796260"/>!<text:alphabetical-index-mark-end text:id="IMark235796260"/>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35796260"/>+<text:alphabetical-index-mark-end text:id="IMark235796260"/>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35796260"/>.+left<text:alphabetical-index-mark-end text:id="IMark235796260"/>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35796260"/>.+mid<text:alphabetical-index-mark-end text:id="IMark235796260"/>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35796260"/>.+midlr<text:alphabetical-index-mark-end text:id="IMark235796260"/>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35796260"/>.+right<text:alphabetical-index-mark-end text:id="IMark235796260"/>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35796260"/>.-left<text:alphabetical-index-mark-end text:id="IMark235796260"/>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35796260"/>.-mid<text:alphabetical-index-mark-end text:id="IMark235796260"/>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35796260"/>.-midlr<text:alphabetical-index-mark-end text:id="IMark235796260"/>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35796260"/>.-right<text:alphabetical-index-mark-end text:id="IMark235796260"/>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35796260"/>.[]!<text:alphabetical-index-mark-end text:id="IMark235796260"/> []</text:h>
            <text:p text:style-name="Text_20_body">Routing: TOS</text:p>
            <text:p text:style-name="P1">Store the specified value at the index of the array. </text:p>
            <text:p text:style-name="P1">Notes:</text:p>
            <text:list xml:id="list5223705234249994548" text:style-name="L25">
              <text:list-item>
                <text:p text:style-name="P109">If the index is beyond the end of the array, the array is extended to encompass the new index. Cells between the previous last element and the new one are set to nil.</text:p>
              </text:list-item>
              <text:list-item>
                <text:p text:style-name="P109">Negative indexes access elements counting from the end of the array with -1 being the last element of the array.</text:p>
              </text:list-item>
              <text:list-item>
                <text:p text:style-name="P109">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5">"</text:span>Hello<text:span text:style-name="T15">"</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35796068"/>.[]@<text:alphabetical-index-mark-end text:id="IMark235796068"/> [value]</text:h>
            <text:p text:style-name="Text_20_body">Routing: TOS</text:p>
            <text:p text:style-name="P1">Retrieve the value stored in the array at the specified index. </text:p>
            <text:p text:style-name="P1">Notes:</text:p>
            <text:list xml:id="list1024575871511361271" text:style-name="L26">
              <text:list-item>
                <text:p text:style-name="P110">If the index does not correspond to a location within the array, the value nil is returned instead.</text:p>
              </text:list-item>
              <text:list-item>
                <text:p text:style-name="P11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35796068"/>.each{<text:alphabetical-index-mark-end text:id="IMark23579606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235796068"/>v<text:alphabetical-index-mark-end text:id="IMark235796068"/>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235796068"/>x<text:alphabetical-index-mark-end text:id="IMark235796068"/>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235796068"/>}<text:alphabetical-index-mark-end text:id="IMark235796068"/> []</text:h>
            <text:p text:style-name="Text_20_body">Routing:<text:span text:style-name="T14">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235796068"/>.left<text:alphabetical-index-mark-end text:id="IMark23579606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235796068"/>.length<text:alphabetical-index-mark-end text:id="IMark23579606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235796068"/>.map{<text:alphabetical-index-mark-end text:id="IMark23579606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235796068"/>v<text:alphabetical-index-mark-end text:id="IMark235796068"/>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235796068"/>x<text:alphabetical-index-mark-end text:id="IMark235796068"/>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5">"</text:span>1<text:span text:style-name="T15">"</text:span> <text:span text:style-name="T15">"</text:span>2<text:span text:style-name="T15">"</text:span> <text:span text:style-name="T15">"</text:span>3<text:span text:style-name="T15">"</text:span> <text:span text:style-name="T15">"</text:span>4<text:span text:style-name="T15">"</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235796068"/>}<text:alphabetical-index-mark-end text:id="IMark235796068"/> []</text:h>
            <text:p text:style-name="Text_20_body">Routing:<text:span text:style-name="T14">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235796068"/>.max<text:alphabetical-index-mark-end text:id="IMark23579606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5">"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5">"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35796068"/>.mid<text:alphabetical-index-mark-end text:id="IMark23579606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235796068"/>.midlr<text:alphabetical-index-mark-end text:id="IMark23579606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35796068"/>.min<text:alphabetical-index-mark-end text:id="IMark23579606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5">"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5">"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35796068"/>.pp<text:alphabetical-index-mark-end text:id="IMark23579606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235796068"/>.reverse<text:alphabetical-index-mark-end text:id="IMark23579606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235796068"/>.right<text:alphabetical-index-mark-end text:id="IMark23579606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35796068"/>.select{<text:alphabetical-index-mark-end text:id="IMark235796068"/>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235796068"/>v<text:alphabetical-index-mark-end text:id="IMark235796068"/> [current_element_value]</text:h>
            <text:p text:style-name="Text_20_body">Routing:<text:span text:style-name="T14">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235796068"/>x<text:alphabetical-index-mark-end text:id="IMark235796068"/> [current_element_index]</text:h>
            <text:p text:style-name="Text_20_body">Routing:<text:span text:style-name="T14">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235796068"/>}<text:alphabetical-index-mark-end text:id="IMark235796068"/> [after]</text:h>
            <text:p text:style-name="Text_20_body">Routing:<text:span text:style-name="T14">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35796068"/>.shuffle<text:alphabetical-index-mark-end text:id="IMark23579606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35796068"/>.sort<text:alphabetical-index-mark-end text:id="IMark23579606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5">"</text:span>6<text:span text:style-name="T15">"</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235796068"/>.strmax<text:alphabetical-index-mark-end text:id="IMark23579606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35796068"/>&lt;&lt;<text:alphabetical-index-mark-end text:id="IMark23579606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235796068"/>@<text:alphabetical-index-mark-end text:id="IMark23579606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235796500"/>Class<text:alphabetical-index-mark-end text:id="IMark235796500"/></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1" text:note-class="footnote"><text:note-citation>51</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35796068"/>.:<text:alphabetical-index-mark-end text:id="IMark23579606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5">"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5">"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35796068"/>super<text:alphabetical-index-mark-end text:id="IMark235796068"/>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35796068"/>val:<text:alphabetical-index-mark-end text:id="IMark235796068"/>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35796068"/>var:<text:alphabetical-index-mark-end text:id="IMark235796068"/>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35796068"/>val@:<text:alphabetical-index-mark-end text:id="IMark23579606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35796068"/>var@:<text:alphabetical-index-mark-end text:id="IMark235796068"/>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35796068"/>;<text:alphabetical-index-mark-end text:id="IMark235796068"/> []</text:h>
            <text:p text:style-name="Text_20_body">Routing:<text:span text:style-name="T14">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35796068"/>.is_class?<text:alphabetical-index-mark-end text:id="IMark23579606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35796068"/>.new<text:alphabetical-index-mark-end text:id="IMark23579606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35796068"/>.parent_class<text:alphabetical-index-mark-end text:id="IMark23579606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35796068"/>.subclass:<text:alphabetical-index-mark-end text:id="IMark235796068"/> subclass_name []</text:h>
            <text:p text:style-name="Text_20_body">Routing: TOS</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35796068"/>.to_s<text:alphabetical-index-mark-end text:id="IMark23579606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35796068"/>class:<text:alphabetical-index-mark-end text:id="IMark235796068"/> class_name []</text:h>
            <text:p text:style-name="Text_20_body">Routing: VM</text:p>
            <text:p text:style-name="P1">This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h text:style-name="Heading_20_2" text:outline-level="2"><text:alphabetical-index-mark-start text:id="IMark235796500"/>Commands<text:alphabetical-index-mark-end text:id="IMark235796500"/></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2</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 text:outline-level="3">[a_class] <text:alphabetical-index-mark-start text:id="IMark235796068"/>)methods<text:alphabetical-index-mark-end text:id="IMark235796068"/> []</text:h>
            <text:p text:style-name="Text_20_body">Routing: TOS</text:p>
            <text:p text:style-name="P1">List the active methods defined for this class. Stubs are <text:span text:style-name="T2">not</text:span> included in this listing.</text:p>
            <text:p text:style-name="Code"/>
            <text:p text:style-name="P64">&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35796068"/>)stubs<text:alphabetical-index-mark-end text:id="IMark235796068"/> []</text:h>
            <text:p text:style-name="Text_20_body">Routing: TOS</text:p>
            <text:p text:style-name="P1">List the stub methods defined for this class. Stubs are place holder methods that serve one of two purposes:</text:p>
            <text:list xml:id="list2974270234827206813" text:style-name="L27">
              <text:list-item>
                <text:p text:style-name="P111">They are abstract methods in a base class that exist so that a sub-class may replace the stub with an actual method. The stub ensures that the compiler uses the correct routing when using the method.</text:p>
              </text:list-item>
              <text:list-item>
                <text:p text:style-name="P111">They are sentries for methods in a base class that are not valid to be performed on a particular sub-class. For example, many methods of the Numeric class are not valid in its sub-class Complex.</text:p>
              </text:list-item>
            </text:list>
            <text:p text:style-name="Code"/>
            <text:p text:style-name="P64">&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235796500"/>Complex<text:alphabetical-index-mark-end text:id="IMark235796500"/></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3</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4" text:note-class="footnote"><text:note-citation>54</text:note-citation><text:note-body><text:p text:style-name="Footnote">No spaces are permitted within the literal.</text:p></text:note-body></text:note></text:p>
          </table:table-cell>
          <table:table-cell table:style-name="Table5.B1" office:value-type="string">
            <text:p text:style-name="P18">Value<text:note text:id="ftn55" text:note-class="footnote"><text:note-citation>55</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35796356"/>.cbrt<text:alphabetical-index-mark-end text:id="IMark235796356"/> [a_complex<text:span text:style-name="T12">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35796452"/>.e**<text:alphabetical-index-mark-end text:id="IMark235796452"/> [e<text:span text:style-name="T12">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35796356"/>.split<text:alphabetical-index-mark-end text:id="IMark23579635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35796452"/>.sqrt<text:alphabetical-index-mark-end text:id="IMark235796452"/> [a_complex<text:span text:style-name="T12">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35796452"/>.to_x<text:alphabetical-index-mark-end text:id="IMark235796452"/>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35796452"/>.to_x!<text:alphabetical-index-mark-end text:id="IMark235796452"/>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35796452"/>complex<text:alphabetical-index-mark-end text:id="IMark235796452"/>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emit <text:s/>.floor <text:s/>.round <text:s text:c="3"/>&lt; <text:s text:c="2"/>&lt;= <text:s text:c="2"/>&lt;=&gt; <text:s text:c="2"/>&gt; <text:s text:c="2"/>&gt;= <text:s text:c="2"/>mod</text:span></text:p>
      <text:h text:style-name="Heading_20_1" text:outline-level="1"><text:alphabetical-index-mark-start text:id="IMark235828552"/>FalseClass<text:alphabetical-index-mark-end text:id="IMark23582855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35796452"/>&amp;&amp;<text:alphabetical-index-mark-end text:id="IMark235796452"/>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35796452"/>^^<text:alphabetical-index-mark-end text:id="IMark235796452"/>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35796452"/>||<text:alphabetical-index-mark-end text:id="IMark235796452"/>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35828552"/>Float<text:alphabetical-index-mark-end text:id="IMark23582855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6" text:note-class="footnote"><text:note-citation>56</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7</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8" text:note-class="footnote"><text:note-citation>58</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35828504"/>.to_f<text:alphabetical-index-mark-end text:id="IMark23582850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35828504"/>.to_f!<text:alphabetical-index-mark-end text:id="IMark23582850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235829368"/>Hash<text:alphabetical-index-mark-end text:id="IMark235829368"/></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59" text:note-class="footnote"><text:note-citation>5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35829368"/><text:span text:style-name="T7">{</text:span><text:alphabetical-index-mark-end text:id="IMark235829368"/>” and the locally defined methods “<text:alphabetical-index-mark-start text:id="IMark235829320"/><text:span text:style-name="T7">-&gt;</text:span><text:alphabetical-index-mark-end text:id="IMark235829320"/>” and “<text:alphabetical-index-mark-start text:id="IMark235829272"/><text:span text:style-name="T7">}</text:span><text:alphabetical-index-mark-end text:id="IMark235829272"/>”.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3">{ } .</text:span></text:p>
      <text:p text:style-name="Code">{}</text:p>
      <text:p text:style-name="Code">&gt;<text:span text:style-name="T13">{ 1 2 -&gt; <text:s/>2 3 -&gt; <text:s/>3 5 -&gt; <text:s/>4 7 -&gt; <text:s/>5 11 -&gt; } .</text:span></text:p>
      <text:p text:style-name="Code">{1=&gt;2, 2=&gt;3, 3=&gt;5, 4=&gt;7, 5=&gt;11}</text:p>
      <text:p text:style-name="Code"/>
      <text:p text:style-name="P1">Some points of interest:</text:p>
      <text:list xml:id="list33451976" text:continue-list="list3298904496091056803" text:style-name="L23">
        <text:list-item>
          <text:p text:style-name="P107">The first example creates an “empty” hash with zero data elements. </text:p>
        </text:list-item>
        <text:list-item>
          <text:p text:style-name="P107">Hash key and data do NOT need to be the same “type” of data. Mixing is allowed. </text:p>
        </text:list-item>
        <text:list-item>
          <text:p text:style-name="P107">Any statements that generate key/data pairs are permitted. Consider:</text:p>
        </text:list-item>
      </text:list>
      <text:p text:style-name="Code"/>
      <text:p text:style-name="Code">&gt;<text:span text:style-name="T13">{ 0 10 do i i -&gt; loop } .</text:span></text:p>
      <text:p text:style-name="Code">{0=&gt;0, 1=&gt;1, 2=&gt;2, 3=&gt;3, 4=&gt;4, 5=&gt;5, 6=&gt;6, 7=&gt;7, 8=&gt;8, 9=&gt;9}</text:p>
      <text:p text:style-name="Code">&gt;<text:span text:style-name="T13">{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35828456"/>.[]!<text:alphabetical-index-mark-end text:id="IMark235828456"/>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5">"</text:span>Hello<text:span text:style-name="T15">"</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35828456"/>.[]@<text:alphabetical-index-mark-end text:id="IMark235828456"/>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235828456"/>.each{<text:alphabetical-index-mark-end text:id="IMark235828456"/>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235828456"/>v<text:alphabetical-index-mark-end text:id="IMark235828456"/> [current_element_value]</text:h>
            <text:p text:style-name="Text_20_body">Routing:<text:span text:style-name="T14">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235828456"/>x<text:alphabetical-index-mark-end text:id="IMark235828456"/> [current_element_index]</text:h>
            <text:p text:style-name="Text_20_body">Routing:<text:span text:style-name="T14">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5">"</text:span>1<text:span text:style-name="T15">" -&gt; 1</text:span> <text:span text:style-name="T15">"</text:span>2<text:span text:style-name="T15">"</text:span> -&gt; 2 <text:span text:style-name="T15">"</text:span>3<text:span text:style-name="T15">"</text:span> -&gt; 3 <text:span text:style-name="T15">"</text:span>4<text:span text:style-name="T15">"</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235828456"/>}<text:alphabetical-index-mark-end text:id="IMark235828456"/> [after]</text:h>
            <text:p text:style-name="Text_20_body">Routing:<text:span text:style-name="T14">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35828456"/>.keys<text:alphabetical-index-mark-end text:id="IMark235828456"/> [an_array]</text:h>
            <text:p text:style-name="Text_20_body">Routing: TOS</text:p>
            <text:p text:style-name="P1">This method gathers up the keys in a hash and places them in an array.</text:p>
            <text:p text:style-name="P1">Note: This method <text:span text:style-name="T16">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235828456"/>.pp<text:alphabetical-index-mark-end text:id="IMark235828456"/>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35828456"/>.strmax2<text:alphabetical-index-mark-end text:id="IMark235828456"/>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235828456"/>.values<text:alphabetical-index-mark-end text:id="IMark235828456"/> [an_array]</text:h>
            <text:p text:style-name="Text_20_body">Routing: TOS</text:p>
            <text:p text:style-name="P1">This method gathers up the values in a hash and places them in an array.</text:p>
            <text:p text:style-name="P1">Note: This method <text:span text:style-name="T16">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235829320"/>InStream<text:alphabetical-index-mark-end text:id="IMark235829320"/></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35828456"/>.get_all<text:alphabetical-index-mark-end text:id="IMark235828456"/>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235828456"/>.open<text:alphabetical-index-mark-end text:id="IMark235828456"/>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35828456"/>.open{<text:alphabetical-index-mark-end text:id="IMark235828456"/>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9163882492430186298" text:style-name="L28">
              <text:list-item>
                <text:p text:style-name="P112">The InStream instance is automatically (and always) closed at the end of the code block. </text:p>
              </text:list-item>
              <text:list-item>
                <text:p text:style-name="P112">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5"><text:span text:style-name="T15">"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35828456"/>.close<text:alphabetical-index-mark-end text:id="IMark235828456"/>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235828456"/>.getc<text:alphabetical-index-mark-end text:id="IMark235828456"/>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235828456"/>.gets<text:alphabetical-index-mark-end text:id="IMark235828456"/>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35828456"/>~getc<text:alphabetical-index-mark-end text:id="IMark235828456"/>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5"><text:span text:style-name="T15">"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35828456"/>~gets<text:alphabetical-index-mark-end text:id="IMark235828456"/>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5"><text:span text:style-name="T15">"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235829320"/>Integer<text:alphabetical-index-mark-end text:id="IMark235829320"/></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0" text:note-class="footnote"><text:note-citation>60</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1" text:note-class="footnote"><text:note-citation>61</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2" text:note-class="footnote"><text:note-citation>62</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5959436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59594472"/>[an_integer] <text:alphabetical-index-mark-start text:id="IMark235829272"/>.even?<text:alphabetical-index-mark-end text:id="IMark235829272"/> [a_boolean]</text:h>
            <text:p text:style-name="Text_20_body">Routing: TOS</text:p>
            <text:p text:style-name="P1">This method returns true if the integer is even and false if it is odd.<text:change-end text:change-id="ct259594472"/></text:p>
          </table:table-cell>
          <table:covered-table-cell/>
        </table:table-row>
        <table:table-row table:style-name="Table120.1">
          <table:table-cell table:style-name="Table120.A2" office:value-type="string">
            <text:p text:style-name="P19"><text:change-start text:change-id="ct259594576"/>Code<text:change-end text:change-id="ct259594576"/></text:p>
          </table:table-cell>
          <table:table-cell table:style-name="Table120.B2" office:value-type="string">
            <text:p text:style-name="P19"><text:change-start text:change-id="ct259594680"/>Result<text:change-end text:change-id="ct259594680"/></text:p>
          </table:table-cell>
        </table:table-row>
        <table:table-row table:style-name="Table120.1">
          <table:table-cell table:style-name="Table120.A2" office:value-type="string">
            <text:p text:style-name="Snippet"><text:change-start text:change-id="ct259594784"/>2 .even?<text:change-end text:change-id="ct259594784"/></text:p>
          </table:table-cell>
          <table:table-cell table:style-name="Table120.B2" office:value-type="string">
            <text:p text:style-name="P2"><text:change-start text:change-id="ct259594888"/>true<text:change-end text:change-id="ct259594888"/></text:p>
          </table:table-cell>
        </table:table-row>
        <table:table-row table:style-name="Table120.1">
          <table:table-cell table:style-name="Table120.A2" office:value-type="string">
            <text:p text:style-name="Snippet"><text:change-start text:change-id="ct259594992"/>3 .even?<text:change-end text:change-id="ct259594992"/></text:p>
          </table:table-cell>
          <table:table-cell table:style-name="Table120.B2" office:value-type="string">
            <text:p text:style-name="P2"><text:change-start text:change-id="ct259595096"/>false<text:change-end text:change-id="ct259595096"/></text:p>
          </table:table-cell>
        </table:table-row>
      </table:table>
      <text:p text:style-name="Text_20_body"><text:change text:change-id="ct259595200"/><text:change-start text:change-id="ct25959530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35829272"/>.gcd<text:alphabetical-index-mark-end text:id="IMark235829272"/>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59595304"/><text:change text:change-id="ct259595408"/><text:change-start text:change-id="ct25959551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35829272"/>.lcm<text:alphabetical-index-mark-end text:id="IMark235829272"/>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59595512"/><text:change text:change-id="ct259595720"/><text:change text:change-id="ct259595616"/><text:change-start text:change-id="ct25959582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35829272"/>.odd?<text:alphabetical-index-mark-end text:id="IMark235829272"/>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5959582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35829272"/>.to_i<text:alphabetical-index-mark-end text:id="IMark235829272"/>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35829272"/>.to_i!<text:alphabetical-index-mark-end text:id="IMark235829272"/>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5959592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59596032"/>[an_integer] <text:alphabetical-index-mark-start text:id="IMark235829272"/>2*<text:alphabetical-index-mark-end text:id="IMark235829272"/> [an_integer]</text:h>
            <text:p text:style-name="Text_20_body">Routing: TOS</text:p>
            <text:p text:style-name="P1"><text:change-end text:change-id="ct259596032"/><text:change-start text:change-id="ct259596136"/>Double the value of the integer.<text:change-end text:change-id="ct259596136"/></text:p>
          </table:table-cell>
          <table:covered-table-cell/>
        </table:table-row>
        <table:table-row table:style-name="Table124.1">
          <table:table-cell table:style-name="Table124.A2" office:value-type="string">
            <text:p text:style-name="P19"><text:change-start text:change-id="ct261996352"/>Code<text:change-end text:change-id="ct261996352"/></text:p>
          </table:table-cell>
          <table:table-cell table:style-name="Table124.B2" office:value-type="string">
            <text:p text:style-name="P19"><text:change-start text:change-id="ct261996456"/>Result<text:change-end text:change-id="ct261996456"/></text:p>
          </table:table-cell>
        </table:table-row>
        <table:table-row table:style-name="Table124.1">
          <table:table-cell table:style-name="Table124.A2" office:value-type="string">
            <text:p text:style-name="Snippet"><text:change-start text:change-id="ct261996560"/>13 2*<text:change-end text:change-id="ct261996560"/></text:p>
          </table:table-cell>
          <table:table-cell table:style-name="Table124.B2" office:value-type="string">
            <text:p text:style-name="P2"><text:change-start text:change-id="ct261996664"/>26<text:change-end text:change-id="ct261996664"/></text:p>
          </table:table-cell>
        </table:table-row>
      </table:table>
      <text:p text:style-name="Standard"><text:soft-page-break/></text:p>
      <text:p text:style-name="Text_20_body"><text:change text:change-id="ct261996768"/><text:change-start text:change-id="ct26199687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35829272"/>2/<text:alphabetical-index-mark-end text:id="IMark235829272"/>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61996872"/><text:change text:change-id="ct261996976"/><text:change-start text:change-id="ct2619970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35829272"/>&lt;&lt;<text:alphabetical-index-mark-end text:id="IMark235829272"/>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61997080"/><text:change text:change-id="ct261997184"/><text:change-start text:change-id="ct26199728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35829272"/>&gt;&gt;<text:alphabetical-index-mark-end text:id="IMark235829272"/>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61997288"/><text:change text:change-id="ct261997392"/><text:change-start text:change-id="ct26199749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35829272"/>and<text:alphabetical-index-mark-end text:id="IMark235829272"/>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61997496"/><text:change text:change-id="ct261997600"/><text:change-start text:change-id="ct2619977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35829272"/>com<text:alphabetical-index-mark-end text:id="IMark235829272"/>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61997704"/><text:change text:change-id="ct26199780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61997912"/>[an_integer an_integer] <text:alphabetical-index-mark-start text:id="IMark235829272"/>or<text:alphabetical-index-mark-end text:id="IMark235829272"/> [an_integer]</text:h>
            <text:p text:style-name="Text_20_body">Routing: NOS</text:p>
            <text:p text:style-name="P1"><text:change-end text:change-id="ct261997912"/><text:change-start text:change-id="ct261998016"/>Compute the bit-wise inclusive or function of the two integer values.<text:change-end text:change-id="ct261998016"/></text:p>
          </table:table-cell>
          <table:covered-table-cell/>
        </table:table-row>
        <table:table-row table:style-name="Table130.1">
          <table:table-cell table:style-name="Table130.A2" office:value-type="string">
            <text:p text:style-name="P19"><text:change-start text:change-id="ct261998120"/>Code<text:change-end text:change-id="ct261998120"/></text:p>
          </table:table-cell>
          <table:table-cell table:style-name="Table130.B2" office:value-type="string">
            <text:p text:style-name="P19"><text:change-start text:change-id="ct261998224"/>Result<text:change-end text:change-id="ct261998224"/></text:p>
          </table:table-cell>
        </table:table-row>
        <table:table-row table:style-name="Table130.1">
          <table:table-cell table:style-name="Table130.A2" office:value-type="string">
            <text:p text:style-name="Snippet"><text:change-start text:change-id="ct261998328"/>15 40 or<text:change-end text:change-id="ct261998328"/></text:p>
          </table:table-cell>
          <table:table-cell table:style-name="Table130.B2" office:value-type="string">
            <text:p text:style-name="P2"><text:change-start text:change-id="ct261998432"/>47<text:change-end text:change-id="ct261998432"/></text:p>
          </table:table-cell>
        </table:table-row>
      </table:table>
      <text:p text:style-name="Text_20_body"><text:change text:change-id="ct261998536"/><text:change-start text:change-id="ct26199864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35829272"/>xor<text:alphabetical-index-mark-end text:id="IMark235829272"/>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61998640"/></text:p>
      <text:p text:style-name="Text_20_body"/>
      <text:h text:style-name="Heading_20_1" text:outline-level="1"><text:alphabetical-index-mark-start text:id="IMark235830616"/><text:alphabetical-index-mark-start text:id="IMark235830568"/><text:alphabetical-index-mark-start text:id="IMark235830520"/>NilClass<text:alphabetical-index-mark-end text:id="IMark235830520"/><text:alphabetical-index-mark-end text:id="IMark235830568"/><text:alphabetical-index-mark-end text:id="IMark235830616"/></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61998744"/> </text:p>
      <text:p text:style-name="P1">Note that in Boolean expressions, nil is treated as an alias for false.<text:change-end text:change-id="ct26199874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35829272"/>&amp;&amp;<text:alphabetical-index-mark-end text:id="IMark235829272"/>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61998848"/>nil true &amp;&amp;<text:change-end text:change-id="ct261998848"/></text:p>
          </table:table-cell>
          <table:table-cell table:style-name="Table26.B2" office:value-type="string">
            <text:p text:style-name="P2"><text:change-start text:change-id="ct261998952"/>false<text:change-end text:change-id="ct26199895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35829272"/>^^<text:alphabetical-index-mark-end text:id="IMark235829272"/>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61999056"/>nil <text:change-end text:change-id="ct261999056"/><text:change-start text:change-id="ct261999160"/>false ^^<text:change-end text:change-id="ct261999160"/></text:p>
          </table:table-cell>
          <table:table-cell table:style-name="Table27.B2" office:value-type="string">
            <text:p text:style-name="P2"><text:change-start text:change-id="ct261999264"/>false<text:change-end text:change-id="ct261999264"/></text:p>
          </table:table-cell>
        </table:table-row>
        <table:table-row table:style-name="Table27.2">
          <table:table-cell table:style-name="Table27.A2" office:value-type="string">
            <text:p text:style-name="Snippet"><text:change-start text:change-id="ct261999368"/>nil true ^^<text:change-end text:change-id="ct261999368"/></text:p>
          </table:table-cell>
          <table:table-cell table:style-name="Table27.B2" office:value-type="string">
            <text:p text:style-name="P2"><text:change-start text:change-id="ct261999472"/>true<text:change-end text:change-id="ct26199947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35829272"/>||<text:alphabetical-index-mark-end text:id="IMark235829272"/>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61999576"/>nil false ||<text:change-end text:change-id="ct261999576"/></text:p>
          </table:table-cell>
          <table:table-cell table:style-name="Table28.B2" office:value-type="string">
            <text:p text:style-name="P2"><text:change-start text:change-id="ct261999680"/>false<text:change-end text:change-id="ct261999680"/></text:p>
          </table:table-cell>
        </table:table-row>
        <table:table-row table:style-name="Table28.2">
          <table:table-cell table:style-name="Table28.A2" office:value-type="string">
            <text:p text:style-name="Snippet"><text:change-start text:change-id="ct261999784"/>nil true ||<text:change-end text:change-id="ct261999784"/></text:p>
          </table:table-cell>
          <table:table-cell table:style-name="Table28.B2" office:value-type="string">
            <text:p text:style-name="P2"><text:change-start text:change-id="ct261999888"/>true<text:change-end text:change-id="ct261999888"/></text:p>
          </table:table-cell>
        </table:table-row>
      </table:table>
      <text:p text:style-name="Text_20_body"/>
      <text:h text:style-name="Heading_20_1" text:outline-level="1"><text:alphabetical-index-mark-start text:id="IMark235830616"/>Numeric<text:alphabetical-index-mark-end text:id="IMark235830616"/></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61999992"/><text:change-start text:change-id="ct262000096"/>The Numeric class is the abstract base class for num<text:change-end text:change-id="ct262000096"/><text:change-start text:change-id="ct262000200"/>eric data. It is the location for the vast majority of methods that act on such data. In use, data will be instances of <text:change-end text:change-id="ct262000200"/><text:change-start text:change-id="ct262000304"/>Complex, Float, Integer (via Bignum and Fixnum), and Rational data.<text:change-end text:change-id="ct262000304"/><text:change-start text:change-id="ct262000448"/></text:p>
      <text:h text:style-name="Heading_20_2" text:outline-level="2">Specia<text:change-end text:change-id="ct262000448"/><text:change-start text:change-id="ct262000552"/>l Numeric Values</text:h>
      <text:p text:style-name="Text_20_body"><text:change-end text:change-id="ct2620005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35829272"/>-infinity<text:alphabetical-index-mark-end text:id="IMark235829272"/>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62000656"/></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235829272"/>dpr<text:alphabetical-index-mark-end text:id="IMark235829272"/>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62000656"/><text:change-start text:change-id="ct262000760"/><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35829272"/>e<text:alphabetical-index-mark-end text:id="IMark235829272"/>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620007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35829272"/>epsilon<text:alphabetical-index-mark-end text:id="IMark235829272"/> [a_float]</text:h>
            <text:p text:style-name="Text_20_body">Routing: VM</text:p>
            <text:p text:style-name="P1">This smallest float such that 1.0 + epsilon &lt;&gt; 1.0. The more generalized case is </text:p>
            <text:p text:style-name="Code">n + (n * epsilon) <text:span text:style-name="T10">≠</text:span><text:span text:style-name="T11"> n</text:span></text:p>
            <text:p text:style-name="P83"/>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35829272"/>infinity<text:alphabetical-index-mark-end text:id="IMark235829272"/>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235829272"/>max_float<text:alphabetical-index-mark-end text:id="IMark235829272"/>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text:soft-page-break/></text:p>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35829272"/>min_float<text:alphabetical-index-mark-end text:id="IMark235829272"/>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35829272"/>nan<text:alphabetical-index-mark-end text:id="IMark235829272"/>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6200190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35829272"/>pi<text:alphabetical-index-mark-end text:id="IMark235829272"/>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3" text:note-class="footnote"><text:note-citation>63</text:note-citation><text:note-body><text:p text:style-name="P59"><text:change-start text:change-id="ct262000864"/>In 1897, <text:change-end text:change-id="ct262000864"/>several<text:change-start text:change-id="ct262000968"/> attempt<text:change-end text:change-id="ct262000968"/>s<text:change-start text:change-id="ct262001072"/> w<text:change-end text:change-id="ct262001072"/>ere<text:change-start text:change-id="ct262001176"/> made <text:change-end text:change-id="ct262001176"/><text:change-start text:change-id="ct262001280"/>to legislate the value of pi<text:change-end text:change-id="ct262001280"/> to a number of incorrectly computed values<text:change-start text:change-id="ct262001384"/>. Fortunately, th<text:change-end text:change-id="ct262001384"/>e<text:change-start text:change-id="ct262001488"/>s<text:change-end text:change-id="ct262001488"/>e<text:change-start text:change-id="ct262001592"/> effort<text:change-end text:change-id="ct262001592"/>s<text:change-start text:change-id="ct262001696"/> w<text:change-end text:change-id="ct262001696"/>ere<text:change-start text:change-id="ct262001800"/> unsuccessful.<text:change-end text:change-id="ct262001800"/></text:p></text:note-body></text:note></text:p>
          </table:table-cell>
        </table:table-row>
      </table:table>
      <text:p text:style-name="Text_20_body"><text:change-end text:change-id="ct262001904"/></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text:change text:change-id="ct262002008"/><text:change-start text:change-id="ct26200211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35829272"/>*<text:alphabetical-index-mark-end text:id="IMark235829272"/>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62002112"/><text:change text:change-id="ct2620022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62002320"/>[a_numeric a_numeric] <text:alphabetical-index-mark-start text:id="IMark235829272"/>**<text:alphabetical-index-mark-end text:id="IMark235829272"/> [a_numeric]</text:h>
            <text:p text:style-name="Text_20_body">Routing: NOS</text:p>
            <text:p text:style-name="P1"><text:change-end text:change-id="ct262002320"/><text:change-start text:change-id="ct262002424"/>The exponentiation operator is impleme<text:change-end text:change-id="ct262002424"/><text:change-start text:change-id="ct262002528"/>nted by this method. Note the the second operand, the power, is converted to a Float first.<text:change-end text:change-id="ct262002528"/></text:p>
          </table:table-cell>
          <table:covered-table-cell/>
        </table:table-row>
        <table:table-row table:style-name="Table133.1">
          <table:table-cell table:style-name="Table133.A2" office:value-type="string">
            <text:p text:style-name="P19"><text:change-start text:change-id="ct262002632"/>Code<text:change-end text:change-id="ct262002632"/></text:p>
          </table:table-cell>
          <table:table-cell table:style-name="Table133.B2" office:value-type="string">
            <text:p text:style-name="P19"><text:change-start text:change-id="ct262002736"/>Result<text:change-end text:change-id="ct262002736"/></text:p>
          </table:table-cell>
        </table:table-row>
        <table:table-row table:style-name="Table133.1">
          <table:table-cell table:style-name="Table133.A2" office:value-type="string">
            <text:p text:style-name="Snippet"><text:change-start text:change-id="ct262002840"/>2 10 **<text:change-end text:change-id="ct262002840"/></text:p>
          </table:table-cell>
          <table:table-cell table:style-name="Table133.B2" office:value-type="string">
            <text:p text:style-name="P2"><text:change-start text:change-id="ct262002944"/>1024<text:change-end text:change-id="ct262002944"/></text:p>
          </table:table-cell>
        </table:table-row>
        <table:table-row table:style-name="Table133.1">
          <table:table-cell table:style-name="Table133.A2" office:value-type="string">
            <text:p text:style-name="Snippet"><text:change-start text:change-id="ct262003048"/>3 4 **<text:change-end text:change-id="ct262003048"/></text:p>
          </table:table-cell>
          <table:table-cell table:style-name="Table133.B2" office:value-type="string">
            <text:p text:style-name="P2"><text:change-start text:change-id="ct262003152"/>81<text:change-end text:change-id="ct262003152"/></text:p>
          </table:table-cell>
        </table:table-row>
        <table:table-row table:style-name="Table133.1">
          <table:table-cell table:style-name="Table133.A2" office:value-type="string">
            <text:p text:style-name="Snippet"><text:change-start text:change-id="ct262003256"/>2 1/2 <text:change-end text:change-id="ct262003256"/><text:change-start text:change-id="ct262003360"/>**<text:change-end text:change-id="ct262003360"/></text:p>
          </table:table-cell>
          <table:table-cell table:style-name="Table133.B2" office:value-type="string">
            <text:p text:style-name="P2"><text:change-start text:change-id="ct262003464"/>1.4142135623730951<text:change-end text:change-id="ct262003464"/></text:p>
          </table:table-cell>
        </table:table-row>
      </table:table>
      <text:p text:style-name="Text_20_body"><text:change text:change-id="ct2620035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62003672"/>[a_numeric a_numeric] <text:alphabetical-index-mark-start text:id="IMark235829272"/>+<text:alphabetical-index-mark-end text:id="IMark235829272"/> [a_numeric]</text:h>
            <text:p text:style-name="Text_20_body">Routing: NOS</text:p>
            <text:p text:style-name="P1">The addition operator is implemented by this method.<text:change-end text:change-id="ct262003672"/></text:p>
          </table:table-cell>
          <table:covered-table-cell/>
        </table:table-row>
        <table:table-row table:style-name="Table134.1">
          <table:table-cell table:style-name="Table134.A2" office:value-type="string">
            <text:p text:style-name="P19"><text:change-start text:change-id="ct262003776"/>Code<text:change-end text:change-id="ct262003776"/></text:p>
          </table:table-cell>
          <table:table-cell table:style-name="Table134.B2" office:value-type="string">
            <text:p text:style-name="P19"><text:change-start text:change-id="ct262003880"/>Result<text:change-end text:change-id="ct262003880"/></text:p>
          </table:table-cell>
        </table:table-row>
        <table:table-row table:style-name="Table134.1">
          <table:table-cell table:style-name="Table134.A2" office:value-type="string">
            <text:p text:style-name="Snippet"><text:change-start text:change-id="ct262003984"/>1 1 +<text:change-end text:change-id="ct262003984"/></text:p>
          </table:table-cell>
          <table:table-cell table:style-name="Table134.B2" office:value-type="string">
            <text:p text:style-name="P2"><text:change-start text:change-id="ct262004088"/>2<text:change-end text:change-id="ct262004088"/></text:p>
          </table:table-cell>
        </table:table-row>
        <table:table-row table:style-name="Table134.1">
          <table:table-cell table:style-name="Table134.A2" office:value-type="string">
            <text:p text:style-name="Snippet"><text:change-start text:change-id="ct262004192"/>1.0 7.2 +<text:change-end text:change-id="ct262004192"/></text:p>
          </table:table-cell>
          <table:table-cell table:style-name="Table134.B2" office:value-type="string">
            <text:p text:style-name="P2"><text:change-start text:change-id="ct262004296"/>8.2<text:change-end text:change-id="ct262004296"/></text:p>
          </table:table-cell>
        </table:table-row>
        <table:table-row table:style-name="Table134.1">
          <table:table-cell table:style-name="Table134.A2" office:value-type="string">
            <text:p text:style-name="Snippet"><text:change-start text:change-id="ct262004400"/>1/2<text:change-end text:change-id="ct262004400"/><text:change-start text:change-id="ct262074088"/> 1/3 +<text:change-end text:change-id="ct262074088"/></text:p>
          </table:table-cell>
          <table:table-cell table:style-name="Table134.B2" office:value-type="string">
            <text:p text:style-name="P2"><text:change-start text:change-id="ct262074192"/>5/6<text:change-end text:change-id="ct262074192"/></text:p>
          </table:table-cell>
        </table:table-row>
        <table:table-row table:style-name="Table134.1">
          <table:table-cell table:style-name="Table134.A2" office:value-type="string">
            <text:p text:style-name="Snippet"><text:change-start text:change-id="ct262074296"/>1+2i 1+3i<text:change-end text:change-id="ct262074296"/><text:change-start text:change-id="ct262074400"/> +<text:change-end text:change-id="ct262074400"/></text:p>
          </table:table-cell>
          <table:table-cell table:style-name="Table134.B2" office:value-type="string">
            <text:p text:style-name="P2"><text:change-start text:change-id="ct262074504"/>2+5i<text:change-end text:change-id="ct262074504"/></text:p>
          </table:table-cell>
        </table:table-row>
      </table:table>
      <text:p text:style-name="Text_20_body"><text:change text:change-id="ct262074608"/><text:change-start text:change-id="ct262074712"/></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35829272"/>-<text:alphabetical-index-mark-end text:id="IMark235829272"/>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62074712"/><text:change text:change-id="ct262074920"/><text:change text:change-id="ct262074816"/><text:change-start text:change-id="ct262075024"/></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35829272"/>.1/x<text:alphabetical-index-mark-end text:id="IMark235829272"/>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62075024"/><text:change text:change-id="ct262075128"/><text:change-start text:change-id="ct262075232"/></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35829272"/>.10**<text:alphabetical-index-mark-end text:id="IMark235829272"/> [a_float]</text:h>
            <text:p text:style-name="Text_20_body">Routing: TOS</text:p>
            <text:p text:style-name="P1">This method computes 10<text:span text:style-name="T12">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62075232"/><text:change text:change-id="ct262075336"/><text:change-start text:change-id="ct262075440"/></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35829272"/>.2**<text:alphabetical-index-mark-end text:id="IMark235829272"/> [a_float]</text:h>
            <text:p text:style-name="Text_20_body">Routing: TOS</text:p>
            <text:p text:style-name="P1">This method computes 2<text:span text:style-name="T12">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62075440"/><text:change text:change-id="ct262075648"/><text:change text:change-id="ct262075544"/><text:change-start text:change-id="ct262075752"/></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35829272"/>.abs<text:alphabetical-index-mark-end text:id="IMark235829272"/>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62075752"/><text:change text:change-id="ct262075856"/></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62075960"/>[a_numeric] <text:alphabetical-index-mark-start text:id="IMark235829272"/>.acos<text:alphabetical-index-mark-end text:id="IMark235829272"/> [a_float]</text:h>
            <text:p text:style-name="Text_20_body">Routing: TOS</text:p>
            <text:p text:style-name="P1">This method computes the arc-cosine (cos(x)<text:span text:style-name="T12">-1</text:span>) of the value. That is it computes the angle in radians <text:change-end text:change-id="ct262075960"/><text:change-start text:change-id="ct262076376"/>whose cosine is the argument<text:note text:id="ftn64" text:note-class="footnote"><text:note-citation>64</text:note-citation><text:note-body><text:p text:style-name="Footnote"><text:change-start text:change-id="ct262076064"/>Please s<text:change-end text:change-id="ct262076064"/><text:change-start text:change-id="ct262076168"/>ee <text:a xlink:type="simple" xlink:href="http://en.wikipedia.org/wiki/Inverse_trigonometric_functions" text:style-name="Internet_20_link" text:visited-style-name="Visited_20_Internet_20_Link">http://en.wikipedia.org/wiki/Inverse_trigonometric_functions</text:a> for m<text:change-end text:change-id="ct262076168"/><text:change-start text:change-id="ct262076272"/>ore details on inverse trigonometric functions.<text:change-end text:change-id="ct262076272"/></text:p></text:note-body></text:note>.<text:change-end text:change-id="ct262076376"/><text:change-start text:change-id="ct262076480"/> <text:span text:style-name="T12"><text:s text:c="11"/></text:span><text:change-end text:change-id="ct262076480"/></text:p>
          </table:table-cell>
          <table:covered-table-cell/>
        </table:table-row>
        <table:table-row table:style-name="Table140.1">
          <table:table-cell table:style-name="Table140.A2" office:value-type="string">
            <text:p text:style-name="P19"><text:change-start text:change-id="ct262076584"/>Code<text:change-end text:change-id="ct262076584"/></text:p>
          </table:table-cell>
          <table:table-cell table:style-name="Table140.B2" office:value-type="string">
            <text:p text:style-name="P19"><text:change-start text:change-id="ct262076688"/>Result<text:change-end text:change-id="ct262076688"/></text:p>
          </table:table-cell>
        </table:table-row>
        <table:table-row table:style-name="Table140.1">
          <table:table-cell table:style-name="Table140.A2" office:value-type="string">
            <text:p text:style-name="Snippet"><text:change-start text:change-id="ct262076792"/>1 .acos<text:change-end text:change-id="ct262076792"/></text:p>
          </table:table-cell>
          <table:table-cell table:style-name="Table140.B2" office:value-type="string">
            <text:p text:style-name="P2"><text:change-start text:change-id="ct262076896"/>0.0<text:change-end text:change-id="ct262076896"/></text:p>
          </table:table-cell>
        </table:table-row>
        <table:table-row table:style-name="Table140.1">
          <table:table-cell table:style-name="Table140.A2" office:value-type="string">
            <text:p text:style-name="Snippet"><text:change-start text:change-id="ct262077000"/>0 .acos<text:change-end text:change-id="ct262077000"/></text:p>
          </table:table-cell>
          <table:table-cell table:style-name="Table140.B2" office:value-type="string">
            <text:p text:style-name="P2"><text:change-start text:change-id="ct262077104"/>1.5707963267948966<text:change-end text:change-id="ct262077104"/></text:p>
          </table:table-cell>
        </table:table-row>
      </table:table>
      <text:p text:style-name="Text_20_body"><text:change text:change-id="ct262077208"/></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62077520"/>[a_numeric] <text:alphabetical-index-mark-start text:id="IMark235829272"/>.acosh<text:alphabetical-index-mark-end text:id="IMark235829272"/> [a_float]</text:h>
            <text:p text:style-name="Text_20_body">Routing: TOS</text:p>
            <text:p text:style-name="P1">This method computes the arc-hyperbolic-cosine (cosh(x)<text:span text:style-name="T12">-1</text:span>) of the value. That is it computes the angle in radians whose hyperbolic-cosine is the argument<text:note text:id="ftn65" text:note-class="footnote"><text:note-citation>65</text:note-citation><text:note-body><text:p text:style-name="Footnote"><text:change-start text:change-id="ct262077312"/>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62077312"/><text:change-start text:change-id="ct262077416"/>bolic trigonometric functions.<text:change-end text:change-id="ct262077416"/></text:p></text:note-body></text:note>.<text:change-end text:change-id="ct262077520"/></text:p>
          </table:table-cell>
          <table:covered-table-cell/>
        </table:table-row>
        <table:table-row table:style-name="Table141.1">
          <table:table-cell table:style-name="Table141.A2" office:value-type="string">
            <text:p text:style-name="P19"><text:change-start text:change-id="ct262077624"/>Code<text:change-end text:change-id="ct262077624"/></text:p>
          </table:table-cell>
          <table:table-cell table:style-name="Table141.B2" office:value-type="string">
            <text:p text:style-name="P19"><text:change-start text:change-id="ct262077728"/>Result<text:change-end text:change-id="ct262077728"/></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62077832"/></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62077936"/>[a_numeric] <text:alphabetical-index-mark-start text:id="IMark235829272"/>.angle<text:alphabetical-index-mark-end text:id="IMark235829272"/> [a_float]</text:h>
            <text:p text:style-name="Text_20_body">Routing:<text:change-end text:change-id="ct262077936"/> TOS<text:change-start text:change-id="ct262078040"/></text:p>
            <text:p text:style-name="P1"><text:change-end text:change-id="ct262078040"/>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62078184"/>Code<text:change-end text:change-id="ct262078184"/></text:p>
          </table:table-cell>
          <table:table-cell table:style-name="Table142.B2" office:value-type="string">
            <text:p text:style-name="P19"><text:change-start text:change-id="ct262078288"/>Result<text:change-end text:change-id="ct262078288"/></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62078392"/></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62078496"/>[a_numeric] <text:alphabetical-index-mark-start text:id="IMark235829272"/>.asin<text:alphabetical-index-mark-end text:id="IMark235829272"/> [a_<text:change-end text:change-id="ct262078496"/>float<text:change-start text:change-id="ct262078600"/>]</text:h>
            <text:p text:style-name="Text_20_body">Routing:<text:change-end text:change-id="ct262078600"/> TOS<text:change-start text:change-id="ct262078704"/></text:p>
            <text:p text:style-name="P1"><text:change-end text:change-id="ct262078704"/>This method computes the arc-sine (sin(x)<text:span text:style-name="T12">-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62078808"/>Code<text:change-end text:change-id="ct262078808"/></text:p>
          </table:table-cell>
          <table:table-cell table:style-name="Table143.B2" office:value-type="string">
            <text:p text:style-name="P19"><text:change-start text:change-id="ct262078912"/>Result<text:change-end text:change-id="ct262078912"/></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62079016"/></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62079120"/>[a_numeric] <text:alphabetical-index-mark-start text:id="IMark235829272"/>.asinh<text:alphabetical-index-mark-end text:id="IMark235829272"/> [a_<text:change-end text:change-id="ct262079120"/>float<text:change-start text:change-id="ct262079224"/>]</text:h>
            <text:p text:style-name="Text_20_body">Routing:<text:change-end text:change-id="ct262079224"/> TOS<text:change-start text:change-id="ct262079328"/></text:p>
            <text:p text:style-name="P1"><text:change-end text:change-id="ct262079328"/>This method computes the arc-hyperbolic-sine (sinh(x)<text:span text:style-name="T12">-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62079432"/>Code<text:change-end text:change-id="ct262079432"/></text:p>
          </table:table-cell>
          <table:table-cell table:style-name="Table144.B2" office:value-type="string">
            <text:p text:style-name="P19"><text:change-start text:change-id="ct262079536"/>Result<text:change-end text:change-id="ct262079536"/></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62079640"/></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62079744"/>[a_numeric] <text:alphabetical-index-mark-start text:id="IMark235829272"/>.atan<text:alphabetical-index-mark-end text:id="IMark235829272"/> [a_<text:change-end text:change-id="ct262079744"/>float<text:change-start text:change-id="ct262079848"/>]</text:h>
            <text:p text:style-name="Text_20_body">Routing:<text:change-end text:change-id="ct262079848"/> TOS<text:change-start text:change-id="ct262079952"/></text:p>
            <text:p text:style-name="P1"><text:change-end text:change-id="ct262079952"/>This method computes the arc-tangent (tan(x)<text:span text:style-name="T12">-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62080056"/>Code<text:change-end text:change-id="ct262080056"/></text:p>
          </table:table-cell>
          <table:table-cell table:style-name="Table145.B2" office:value-type="string">
            <text:p text:style-name="P19"><text:change-start text:change-id="ct262080160"/>Result<text:change-end text:change-id="ct262080160"/></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62080264"/></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62080368"/>[a_numeric a_numeric] <text:alphabetical-index-mark-start text:id="IMark235829272"/>.atan2<text:alphabetical-index-mark-end text:id="IMark235829272"/> [a_<text:change-end text:change-id="ct262080368"/>float<text:change-start text:change-id="ct262080472"/>]</text:h>
            <text:p text:style-name="Text_20_body">Routing:<text:change-end text:change-id="ct262080472"/> TOS<text:change-start text:change-id="ct262080576"/></text:p>
            <text:p text:style-name="P1"><text:change-end text:change-id="ct262080576"/>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6" text:note-class="footnote"><text:note-citation>66</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62080680"/>Code<text:change-end text:change-id="ct262080680"/></text:p>
          </table:table-cell>
          <table:table-cell table:style-name="Table146.B2" office:value-type="string">
            <text:p text:style-name="P19"><text:change-start text:change-id="ct262080784"/>Result<text:change-end text:change-id="ct262080784"/></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62080992"/><text:change text:change-id="ct262080888"/></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62081096"/>[a_numeric] <text:alphabetical-index-mark-start text:id="IMark235829272"/>.atanh<text:alphabetical-index-mark-end text:id="IMark235829272"/> [a_<text:change-end text:change-id="ct262081096"/>float<text:change-start text:change-id="ct262081200"/>]</text:h>
            <text:p text:style-name="Text_20_body">Routing:<text:change-end text:change-id="ct262081200"/> TOS<text:change-start text:change-id="ct262081304"/></text:p>
            <text:p text:style-name="P1"><text:change-end text:change-id="ct262081304"/>This method computes the arc-hyperbolic-tangent (tanh(x)<text:span text:style-name="T12">-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62081408"/>Code<text:change-end text:change-id="ct262081408"/></text:p>
          </table:table-cell>
          <table:table-cell table:style-name="Table147.B2" office:value-type="string">
            <text:p text:style-name="P19"><text:change-start text:change-id="ct262081512"/>Result<text:change-end text:change-id="ct262081512"/></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62081616"/></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62081720"/>[a_numeric a_numeric] <text:alphabetical-index-mark-start text:id="IMark235829272"/>.c2p<text:alphabetical-index-mark-end text:id="IMark235829272"/> [a_<text:change-end text:change-id="ct262081720"/>float<text:change-start text:change-id="ct262081824"/> a_<text:change-end text:change-id="ct262081824"/>float<text:change-start text:change-id="ct262081928"/>]</text:h>
            <text:p text:style-name="Text_20_body">Routing: TOS</text:p>
            <text:p text:style-name="P1"><text:change-end text:change-id="ct262081928"/>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62082032"/>Code<text:change-end text:change-id="ct262082032"/></text:p>
          </table:table-cell>
          <table:table-cell table:style-name="Table148.B2" office:value-type="string">
            <text:p text:style-name="P19"><text:change-start text:change-id="ct262082136"/>Result<text:change-end text:change-id="ct262082136"/></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62082384"/><text:change text:change-id="ct262082280"/></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62082488"/>[a_numeric] <text:alphabetical-index-mark-start text:id="IMark235829272"/>.cbrt<text:alphabetical-index-mark-end text:id="IMark235829272"/> [a_<text:change-end text:change-id="ct262082488"/>float<text:change-start text:change-id="ct262082592"/>]</text:h>
            <text:p text:style-name="Text_20_body">Routing:<text:change-end text:change-id="ct262082592"/> TOS<text:change-start text:change-id="ct262082696"/></text:p>
            <text:p text:style-name="P1"><text:change-end text:change-id="ct262082696"/>This method computes the cube root (X<text:span text:style-name="T12">1/3</text:span>) of the value.</text:p>
          </table:table-cell>
          <table:covered-table-cell/>
        </table:table-row>
        <table:table-row table:style-name="Table149.1">
          <table:table-cell table:style-name="Table149.A2" office:value-type="string">
            <text:p text:style-name="P19"><text:change-start text:change-id="ct262082800"/>Code<text:change-end text:change-id="ct262082800"/></text:p>
          </table:table-cell>
          <table:table-cell table:style-name="Table149.B2" office:value-type="string">
            <text:p text:style-name="P19"><text:change-start text:change-id="ct262082904"/>Result<text:change-end text:change-id="ct262082904"/></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62083008"/></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62083112"/>[a_numeric] <text:alphabetical-index-mark-start text:id="IMark235829272"/>.ceil<text:alphabetical-index-mark-end text:id="IMark235829272"/> [a<text:change-end text:change-id="ct262083112"/>n<text:change-start text:change-id="ct262083216"/>_<text:change-end text:change-id="ct262083216"/>integer<text:change-start text:change-id="ct262083320"/>]</text:h>
            <text:p text:style-name="Text_20_body">Routing:<text:change-end text:change-id="ct262083320"/> TOS<text:change-start text:change-id="ct262083424"/></text:p>
            <text:p text:style-name="P1"><text:change-end text:change-id="ct262083424"/>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62083528"/>Code<text:change-end text:change-id="ct262083528"/></text:p>
          </table:table-cell>
          <table:table-cell table:style-name="Table150.B2" office:value-type="string">
            <text:p text:style-name="P19"><text:change-start text:change-id="ct262083632"/>Result<text:change-end text:change-id="ct26208363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62083736"/></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62083840"/>[a_numeric] <text:alphabetical-index-mark-start text:id="IMark235829272"/>.conjugate<text:alphabetical-index-mark-end text:id="IMark235829272"/> [a_numeric]</text:h>
            <text:p text:style-name="Text_20_body">Routing:<text:change-end text:change-id="ct262083840"/> TOS<text:change-start text:change-id="ct262083944"/></text:p>
            <text:p text:style-name="P1"><text:change-end text:change-id="ct262083944"/>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62084048"/>Code<text:change-end text:change-id="ct262084048"/></text:p>
          </table:table-cell>
          <table:table-cell table:style-name="Table151.B2" office:value-type="string">
            <text:p text:style-name="P19"><text:change-start text:change-id="ct262084152"/>Result<text:change-end text:change-id="ct26208415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6208425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62084360"/>[a_numeric] <text:alphabetical-index-mark-start text:id="IMark235829272"/>.cos<text:alphabetical-index-mark-end text:id="IMark235829272"/> [a_<text:change-end text:change-id="ct262084360"/>float<text:change-start text:change-id="ct262084464"/>]</text:h>
            <text:p text:style-name="Text_20_body">Routing:<text:change-end text:change-id="ct262084464"/> TOS<text:change-start text:change-id="ct262084568"/></text:p>
            <text:p text:style-name="P1"><text:change-end text:change-id="ct262084568"/>This method computes the cosine<text:note text:id="ftn67" text:note-class="footnote"><text:note-citation>67</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62084672"/>Code<text:change-end text:change-id="ct262084672"/></text:p>
          </table:table-cell>
          <table:table-cell table:style-name="Table152.B2" office:value-type="string">
            <text:p text:style-name="P19"><text:change-start text:change-id="ct262084776"/>Result<text:change-end text:change-id="ct26208477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62084984"/><text:change text:change-id="ct262084880"/></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62085088"/>[a_numeric] <text:alphabetical-index-mark-start text:id="IMark235829272"/>.cosh<text:alphabetical-index-mark-end text:id="IMark235829272"/> [a_<text:change-end text:change-id="ct262085088"/>float<text:change-start text:change-id="ct262085192"/>]</text:h>
            <text:p text:style-name="Text_20_body">Routing:<text:change-end text:change-id="ct262085192"/> TOS<text:change-start text:change-id="ct262085296"/></text:p>
            <text:p text:style-name="P1"><text:change-end text:change-id="ct262085296"/>This method computes the hyperbolic-cosine<text:note text:id="ftn68" text:note-class="footnote"><text:note-citation>68</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62085400"/>Code<text:change-end text:change-id="ct262085400"/></text:p>
          </table:table-cell>
          <table:table-cell table:style-name="Table153.B2" office:value-type="string">
            <text:p text:style-name="P19"><text:change-start text:change-id="ct262085504"/>Result<text:change-end text:change-id="ct26208550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6208560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62085712"/>[a_numeric] <text:alphabetical-index-mark-start text:id="IMark235829272"/>.cube<text:alphabetical-index-mark-end text:id="IMark235829272"/> [a_numeric]</text:h>
            <text:p text:style-name="Text_20_body">Routing:<text:change-end text:change-id="ct262085712"/> TOS<text:change-start text:change-id="ct262085816"/></text:p>
            <text:p text:style-name="P1"><text:change-end text:change-id="ct262085816"/>This method computes the cube (X<text:span text:style-name="T12">3</text:span>) of the number.</text:p>
          </table:table-cell>
          <table:covered-table-cell/>
        </table:table-row>
        <table:table-row table:style-name="Table154.1">
          <table:table-cell table:style-name="Table154.A2" office:value-type="string">
            <text:p text:style-name="P19"><text:change-start text:change-id="ct262085920"/>Code<text:change-end text:change-id="ct262085920"/></text:p>
          </table:table-cell>
          <table:table-cell table:style-name="Table154.B2" office:value-type="string">
            <text:p text:style-name="P19"><text:change-start text:change-id="ct262086024"/>Result<text:change-end text:change-id="ct262086024"/></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62086128"/></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62086232"/>[a_numeric] <text:alphabetical-index-mark-start text:id="IMark235829272"/>.d2r<text:alphabetical-index-mark-end text:id="IMark235829272"/> [a_<text:change-end text:change-id="ct262086232"/>float<text:change-start text:change-id="ct262086376"/>]</text:h>
            <text:p text:style-name="Text_20_body">Routing:<text:change-end text:change-id="ct262086376"/> TOS<text:change-start text:change-id="ct262086480"/></text:p>
            <text:p text:style-name="P1"><text:change-end text:change-id="ct262086480"/>This method converts the argument number from degrees to radians.</text:p>
          </table:table-cell>
          <table:covered-table-cell/>
        </table:table-row>
        <table:table-row table:style-name="Table155.1">
          <table:table-cell table:style-name="Table155.A2" office:value-type="string">
            <text:p text:style-name="P19"><text:change-start text:change-id="ct262086584"/>Code<text:change-end text:change-id="ct262086584"/></text:p>
          </table:table-cell>
          <table:table-cell table:style-name="Table155.B2" office:value-type="string">
            <text:p text:style-name="P19"><text:change-start text:change-id="ct262086688"/>Result<text:change-end text:change-id="ct262086688"/></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62086792"/></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62086896"/>[a_numeric] <text:alphabetical-index-mark-start text:id="IMark235829272"/>.denominator<text:alphabetical-index-mark-end text:id="IMark235829272"/> [a<text:change-end text:change-id="ct262086896"/>n<text:change-start text:change-id="ct262087000"/>_<text:change-end text:change-id="ct262087000"/>integer<text:change-start text:change-id="ct262087104"/>]</text:h>
            <text:p text:style-name="Text_20_body">Routing:<text:change-end text:change-id="ct262087104"/> TOS<text:change-start text:change-id="ct262087208"/></text:p>
            <text:p text:style-name="P1"><text:change-end text:change-id="ct262087208"/>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62087312"/>Code<text:change-end text:change-id="ct262087312"/></text:p>
          </table:table-cell>
          <table:table-cell table:style-name="Table156.B2" office:value-type="string">
            <text:p text:style-name="P19"><text:change-start text:change-id="ct262087416"/>Result<text:change-end text:change-id="ct262087416"/></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62087520"/></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62087624"/>[a_numeric] <text:alphabetical-index-mark-start text:id="IMark235829272"/>.e**<text:alphabetical-index-mark-end text:id="IMark235829272"/> [a_<text:change-end text:change-id="ct262087624"/>float<text:change-start text:change-id="ct262087728"/>]</text:h>
            <text:p text:style-name="Text_20_body">Routing:<text:change-end text:change-id="ct262087728"/> TOS<text:change-start text:change-id="ct262087832"/></text:p>
            <text:p text:style-name="P1"><text:change-end text:change-id="ct262087832"/>This method computes the value of e raised to the power of the argument (e<text:span text:style-name="T12">X</text:span>).</text:p>
          </table:table-cell>
          <table:covered-table-cell/>
        </table:table-row>
        <table:table-row table:style-name="Table157.1">
          <table:table-cell table:style-name="Table157.A2" office:value-type="string">
            <text:p text:style-name="P19"><text:change-start text:change-id="ct262087936"/>Code<text:change-end text:change-id="ct262087936"/></text:p>
          </table:table-cell>
          <table:table-cell table:style-name="Table157.B2" office:value-type="string">
            <text:p text:style-name="P19"><text:change-start text:change-id="ct262088040"/>Result<text:change-end text:change-id="ct262088040"/></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62088144"/></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62088248"/>[a_numeric] <text:alphabetical-index-mark-start text:id="IMark235829272"/>.emit<text:alphabetical-index-mark-end text:id="IMark235829272"/> []</text:h>
            <text:p text:style-name="Text_20_body">Routing:<text:change-end text:change-id="ct262088248"/> TOS<text:change-start text:change-id="ct262088352"/></text:p>
            <text:p text:style-name="P1"><text:change-end text:change-id="ct262088352"/>This method emits a character with the code of numeric argument.</text:p>
          </table:table-cell>
          <table:covered-table-cell/>
        </table:table-row>
        <table:table-row table:style-name="Table158.1">
          <table:table-cell table:style-name="Table158.A2" office:value-type="string">
            <text:p text:style-name="P19"><text:change-start text:change-id="ct262088456"/>Code<text:change-end text:change-id="ct262088456"/></text:p>
          </table:table-cell>
          <table:table-cell table:style-name="Table158.B2" office:value-type="string">
            <text:p text:style-name="P19"><text:change-start text:change-id="ct262088560"/>Result<text:change-end text:change-id="ct262088560"/></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62088768"/><text:change text:change-id="ct262088664"/></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62088872"/>[a_numeric] <text:alphabetical-index-mark-start text:id="IMark235829272"/>.floor<text:alphabetical-index-mark-end text:id="IMark235829272"/> [a<text:change-end text:change-id="ct262088872"/>n<text:change-start text:change-id="ct262088976"/>_<text:change-end text:change-id="ct262088976"/>integer<text:change-start text:change-id="ct262089080"/>]</text:h>
            <text:p text:style-name="Text_20_body">Routing:<text:change-end text:change-id="ct262089080"/> TOS<text:change-start text:change-id="ct262089184"/></text:p>
            <text:p text:style-name="P1"><text:change-end text:change-id="ct262089184"/>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62089288"/>Code<text:change-end text:change-id="ct262089288"/></text:p>
          </table:table-cell>
          <table:table-cell table:style-name="Table159.B2" office:value-type="string">
            <text:p text:style-name="P19"><text:change-start text:change-id="ct262089392"/>Result<text:change-end text:change-id="ct262089392"/></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62089496"/></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62089600"/>[a_numeric a_numeric] <text:alphabetical-index-mark-start text:id="IMark235829272"/>.hypot<text:alphabetical-index-mark-end text:id="IMark235829272"/> [a_<text:change-end text:change-id="ct262089600"/>float<text:change-start text:change-id="ct262089704"/>]</text:h>
            <text:p text:style-name="Text_20_body">Routing:<text:change-end text:change-id="ct262089704"/> TOS<text:change-start text:change-id="ct262089808"/></text:p>
            <text:p text:style-name="P1"><text:change-end text:change-id="ct262089808"/>Given two lengths, this method computes the length of the hypotenuse. </text:p>
          </table:table-cell>
          <table:covered-table-cell/>
        </table:table-row>
        <table:table-row table:style-name="Table160.1">
          <table:table-cell table:style-name="Table160.A2" office:value-type="string">
            <text:p text:style-name="P19"><text:change-start text:change-id="ct262089912"/>Code<text:change-end text:change-id="ct262089912"/></text:p>
          </table:table-cell>
          <table:table-cell table:style-name="Table160.B2" office:value-type="string">
            <text:p text:style-name="P19"><text:change-start text:change-id="ct262090016"/>Result<text:change-end text:change-id="ct262090016"/></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62090120"/></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62090224"/>[a_numeric] <text:alphabetical-index-mark-start text:id="IMark235829272"/>.imaginary<text:alphabetical-index-mark-end text:id="IMark235829272"/> [a_numeric]</text:h>
            <text:p text:style-name="Text_20_body">Routing:<text:change-end text:change-id="ct262090224"/> TOS<text:change-start text:change-id="ct262090328"/></text:p>
            <text:p text:style-name="P1"><text:change-end text:change-id="ct262090328"/>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62090472"/>Code<text:change-end text:change-id="ct262090472"/></text:p>
          </table:table-cell>
          <table:table-cell table:style-name="Table161.B2" office:value-type="string">
            <text:p text:style-name="P19"><text:change-start text:change-id="ct262090576"/>Result<text:change-end text:change-id="ct26209057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6209068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62090784"/>[a_numeric] <text:alphabetical-index-mark-start text:id="IMark235829272"/>.ln<text:alphabetical-index-mark-end text:id="IMark235829272"/> [a_<text:change-end text:change-id="ct262090784"/>float<text:change-start text:change-id="ct262090888"/>]</text:h>
            <text:p text:style-name="Text_20_body">Routing:<text:change-end text:change-id="ct262090888"/> TOS<text:change-start text:change-id="ct262090992"/></text:p>
            <text:p text:style-name="P1"><text:change-end text:change-id="ct262090992"/>This method computes the natural logarithm (log<text:span text:style-name="T6">e</text:span>) of the given value.</text:p>
          </table:table-cell>
          <table:covered-table-cell/>
        </table:table-row>
        <table:table-row table:style-name="Table162.1">
          <table:table-cell table:style-name="Table162.A2" office:value-type="string">
            <text:p text:style-name="P19"><text:change-start text:change-id="ct262091096"/>Code<text:change-end text:change-id="ct262091096"/></text:p>
          </table:table-cell>
          <table:table-cell table:style-name="Table162.B2" office:value-type="string">
            <text:p text:style-name="P19"><text:change-start text:change-id="ct262091200"/>Result<text:change-end text:change-id="ct26209120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6209130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62091408"/>[a_numeric] <text:alphabetical-index-mark-start text:id="IMark235829272"/>.log10<text:alphabetical-index-mark-end text:id="IMark235829272"/> [a_<text:change-end text:change-id="ct262091408"/>float<text:change-start text:change-id="ct262091512"/>]</text:h>
            <text:p text:style-name="Text_20_body">Routing:<text:change-end text:change-id="ct262091512"/> TOS<text:change-start text:change-id="ct262091616"/></text:p>
            <text:p text:style-name="P1"><text:change-end text:change-id="ct262091616"/>This method computes the base 10 logarithm (log<text:span text:style-name="T6">10</text:span>) of the given value.</text:p>
          </table:table-cell>
          <table:covered-table-cell/>
        </table:table-row>
        <table:table-row table:style-name="Table163.1">
          <table:table-cell table:style-name="Table163.A2" office:value-type="string">
            <text:p text:style-name="P19"><text:change-start text:change-id="ct262091720"/>Code<text:change-end text:change-id="ct262091720"/></text:p>
          </table:table-cell>
          <table:table-cell table:style-name="Table163.B2" office:value-type="string">
            <text:p text:style-name="P19"><text:change-start text:change-id="ct262091824"/>Result<text:change-end text:change-id="ct26209182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62091928"/></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62092032"/>[a_numeric] <text:alphabetical-index-mark-start text:id="IMark235829272"/>.log2<text:alphabetical-index-mark-end text:id="IMark235829272"/> [a_<text:change-end text:change-id="ct262092032"/>float<text:change-start text:change-id="ct262092136"/>]</text:h>
            <text:p text:style-name="Text_20_body">Routing:<text:change-end text:change-id="ct262092136"/> TOS<text:change-start text:change-id="ct262092240"/></text:p>
            <text:p text:style-name="P1"><text:change-end text:change-id="ct262092240"/>This method computes the base 2 logarithm (log<text:span text:style-name="T6">2</text:span>) of the given value.</text:p>
          </table:table-cell>
          <table:covered-table-cell/>
        </table:table-row>
        <table:table-row table:style-name="Table164.1">
          <table:table-cell table:style-name="Table164.A2" office:value-type="string">
            <text:p text:style-name="P19"><text:change-start text:change-id="ct262092344"/>Code<text:change-end text:change-id="ct262092344"/></text:p>
          </table:table-cell>
          <table:table-cell table:style-name="Table164.B2" office:value-type="string">
            <text:p text:style-name="P19"><text:change-start text:change-id="ct262092448"/>Result<text:change-end text:change-id="ct26209244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6209255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62092656"/>[a_numeric] <text:alphabetical-index-mark-start text:id="IMark235829272"/>.magnitude<text:alphabetical-index-mark-end text:id="IMark235829272"/> [a_numeric]</text:h>
            <text:p text:style-name="Text_20_body">Routing:<text:change-end text:change-id="ct262092656"/> TOS<text:change-start text:change-id="ct262092760"/></text:p>
            <text:p text:style-name="P1"><text:change-end text:change-id="ct26209276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62092864"/>Code<text:change-end text:change-id="ct262092864"/></text:p>
          </table:table-cell>
          <table:table-cell table:style-name="Table165.B2" office:value-type="string">
            <text:p text:style-name="P19"><text:change-start text:change-id="ct262092968"/>Result<text:change-end text:change-id="ct26209296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62093072"/></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62093176"/>[a_numeric] <text:alphabetical-index-mark-start text:id="IMark235829272"/>.numerator<text:alphabetical-index-mark-end text:id="IMark235829272"/> [a_numeric]</text:h>
            <text:p text:style-name="Text_20_body">Routing:<text:change-end text:change-id="ct262093176"/> TOS<text:change-start text:change-id="ct262093280"/></text:p>
            <text:p text:style-name="P1"><text:change-end text:change-id="ct26209328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62093384"/>Code<text:change-end text:change-id="ct262093384"/></text:p>
          </table:table-cell>
          <table:table-cell table:style-name="Table166.B2" office:value-type="string">
            <text:p text:style-name="P19"><text:change-start text:change-id="ct262093488"/>Result<text:change-end text:change-id="ct26209348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62093696"/><text:change text:change-id="ct262093592"/></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62093800"/>[a_numeric a_numeric] <text:alphabetical-index-mark-start text:id="IMark235829272"/>.p2c<text:alphabetical-index-mark-end text:id="IMark235829272"/> [a_<text:change-end text:change-id="ct262093800"/>float<text:change-start text:change-id="ct262093904"/> a_<text:change-end text:change-id="ct262093904"/>float<text:change-start text:change-id="ct262094008"/>]</text:h>
            <text:p text:style-name="Text_20_body">Routing:<text:change-end text:change-id="ct262094008"/> TOS<text:change-start text:change-id="ct262094112"/></text:p>
            <text:p text:style-name="P1"><text:change-end text:change-id="ct26209411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62094216"/>Code<text:change-end text:change-id="ct262094216"/></text:p>
          </table:table-cell>
          <table:table-cell table:style-name="Table167.B2" office:value-type="string">
            <text:p text:style-name="P19"><text:change-start text:change-id="ct262094320"/>Result<text:change-end text:change-id="ct26209432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6209442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62098576"/>[a_numeric] <text:alphabetical-index-mark-start text:id="IMark235829272"/>.polar<text:alphabetical-index-mark-end text:id="IMark235829272"/> [a_<text:change-end text:change-id="ct262098576"/>float<text:change-start text:change-id="ct262098680"/> a_<text:change-end text:change-id="ct262098680"/>float<text:change-start text:change-id="ct262098784"/>]</text:h>
            <text:p text:style-name="Text_20_body">Routing:<text:change-end text:change-id="ct262098784"/> TOS<text:change-start text:change-id="ct262098888"/></text:p>
            <text:p text:style-name="P1"><text:change-end text:change-id="ct262098888"/>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62098992"/>Code<text:change-end text:change-id="ct262098992"/></text:p>
          </table:table-cell>
          <table:table-cell table:style-name="Table168.B2" office:value-type="string">
            <text:p text:style-name="P19"><text:change-start text:change-id="ct262099096"/>Result<text:change-end text:change-id="ct262099096"/></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62099200"/></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62099304"/>[a_numeric] <text:alphabetical-index-mark-start text:id="IMark235829272"/>.r2d<text:alphabetical-index-mark-end text:id="IMark235829272"/> [a_<text:change-end text:change-id="ct262099304"/>float<text:change-start text:change-id="ct262099408"/>]</text:h>
            <text:p text:style-name="Text_20_body">Routing:<text:change-end text:change-id="ct262099408"/> TOS<text:change-start text:change-id="ct262099512"/></text:p>
            <text:p text:style-name="P1"><text:change-end text:change-id="ct262099512"/>Convert a angle value from radians to degrees.</text:p>
          </table:table-cell>
          <table:covered-table-cell/>
        </table:table-row>
        <table:table-row table:style-name="Table169.1">
          <table:table-cell table:style-name="Table169.A2" office:value-type="string">
            <text:p text:style-name="P19"><text:change-start text:change-id="ct262099616"/>Code<text:change-end text:change-id="ct262099616"/></text:p>
          </table:table-cell>
          <table:table-cell table:style-name="Table169.B2" office:value-type="string">
            <text:p text:style-name="P19"><text:change-start text:change-id="ct262099720"/>Result<text:change-end text:change-id="ct262099720"/></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62099824"/></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62099928"/>[a_numeric] <text:alphabetical-index-mark-start text:id="IMark235829272"/>.real<text:alphabetical-index-mark-end text:id="IMark235829272"/> [a_numeric]</text:h>
            <text:p text:style-name="Text_20_body">Routing:<text:change-end text:change-id="ct262099928"/> TOS<text:change-start text:change-id="ct262100032"/></text:p>
            <text:p text:style-name="P1"><text:change-end text:change-id="ct262100032"/>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62100136"/>Code<text:change-end text:change-id="ct262100136"/></text:p>
          </table:table-cell>
          <table:table-cell table:style-name="Table170.B2" office:value-type="string">
            <text:p text:style-name="P19"><text:change-start text:change-id="ct262100240"/>Result<text:change-end text:change-id="ct262100240"/></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62100344"/></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62100448"/>[a_numeric] <text:alphabetical-index-mark-start text:id="IMark235829272"/>.round<text:alphabetical-index-mark-end text:id="IMark235829272"/> [a<text:change-end text:change-id="ct262100448"/>n<text:change-start text:change-id="ct262100552"/>_<text:change-end text:change-id="ct262100552"/>integer<text:change-start text:change-id="ct262100656"/>]</text:h>
            <text:p text:style-name="Text_20_body">Routing:<text:change-end text:change-id="ct262100656"/> TOS<text:change-start text:change-id="ct262100760"/></text:p>
            <text:p text:style-name="P1"><text:change-end text:change-id="ct262100760"/>This method rounds the argument number to the nearest integer.</text:p>
          </table:table-cell>
          <table:covered-table-cell/>
        </table:table-row>
        <table:table-row table:style-name="Table171.1">
          <table:table-cell table:style-name="Table171.A2" office:value-type="string">
            <text:p text:style-name="P19"><text:change-start text:change-id="ct262100864"/>Code<text:change-end text:change-id="ct262100864"/></text:p>
          </table:table-cell>
          <table:table-cell table:style-name="Table171.B2" office:value-type="string">
            <text:p text:style-name="P19"><text:change-start text:change-id="ct262100968"/>Result<text:change-end text:change-id="ct26210096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6210107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62101176"/>[a_numeric] <text:alphabetical-index-mark-start text:id="IMark235829272"/>.sin<text:alphabetical-index-mark-end text:id="IMark235829272"/> [a_<text:change-end text:change-id="ct262101176"/>float<text:change-start text:change-id="ct262101280"/>]</text:h>
            <text:p text:style-name="Text_20_body">Routing:<text:change-end text:change-id="ct262101280"/> TOS<text:change-start text:change-id="ct262101384"/></text:p>
            <text:p text:style-name="P1"><text:change-end text:change-id="ct262101384"/>This method computes the sine of the argument angle in radians.</text:p>
          </table:table-cell>
          <table:covered-table-cell/>
        </table:table-row>
        <table:table-row table:style-name="Table172.1">
          <table:table-cell table:style-name="Table172.A2" office:value-type="string">
            <text:p text:style-name="P19"><text:change-start text:change-id="ct262101488"/>Code<text:change-end text:change-id="ct262101488"/></text:p>
          </table:table-cell>
          <table:table-cell table:style-name="Table172.B2" office:value-type="string">
            <text:p text:style-name="P19"><text:change-start text:change-id="ct262101592"/>Result<text:change-end text:change-id="ct26210159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62101696"/><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62101800"/>[a_numeric] <text:alphabetical-index-mark-start text:id="IMark235829272"/>.sinh<text:alphabetical-index-mark-end text:id="IMark235829272"/> [a_<text:change-end text:change-id="ct262101800"/>float<text:change-start text:change-id="ct262101904"/>]</text:h>
            <text:p text:style-name="Text_20_body">Routing:<text:change-end text:change-id="ct262101904"/> TOS<text:change-start text:change-id="ct262102008"/></text:p>
            <text:p text:style-name="P1"><text:change-end text:change-id="ct262102008"/>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62102112"/>Code<text:change-end text:change-id="ct262102112"/></text:p>
          </table:table-cell>
          <table:table-cell table:style-name="Table173.B2" office:value-type="string">
            <text:p text:style-name="P19"><text:change-start text:change-id="ct262102216"/>Result<text:change-end text:change-id="ct26210221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62102320"/></text:p>
      <table:table table:name="Table174" table:style-name="Table174">
        <table:table-column table:style-name="Table174.A"/>
        <table:table-row table:style-name="Table174.1">
          <table:table-cell table:style-name="Table174.A1" office:value-type="string">
            <text:h text:style-name="Heading_20_3" text:outline-level="3"><text:change-start text:change-id="ct262102424"/>[a_numeric] <text:alphabetical-index-mark-start text:id="IMark235829272"/>.sleep<text:alphabetical-index-mark-end text:id="IMark235829272"/> []</text:h>
            <text:p text:style-name="Text_20_body">Routing:<text:change-end text:change-id="ct262102424"/> TOS<text:change-start text:change-id="ct262102528"/></text:p>
            <text:p text:style-name="P1"><text:change-end text:change-id="ct262102528"/>This method will put the current thread to sleep for the specified number of seconds. See the Thread class for more details.</text:p>
          </table:table-cell>
        </table:table-row>
      </table:table>
      <text:p text:style-name="Text_20_body"><text:change text:change-id="ct26216820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62168312"/>[a_numeric] <text:alphabetical-index-mark-start text:id="IMark235829272"/>.sqr<text:alphabetical-index-mark-end text:id="IMark235829272"/> [a_numeric]</text:h>
            <text:p text:style-name="Text_20_body">Routing:<text:change-end text:change-id="ct262168312"/> TOS<text:change-start text:change-id="ct262168416"/></text:p>
            <text:p text:style-name="P1"><text:change-end text:change-id="ct262168416"/>This method computes the square of the argument value.</text:p>
          </table:table-cell>
          <table:covered-table-cell/>
        </table:table-row>
        <table:table-row table:style-name="Table175.1">
          <table:table-cell table:style-name="Table175.A2" office:value-type="string">
            <text:p text:style-name="P19"><text:change-start text:change-id="ct262168520"/>Code<text:change-end text:change-id="ct262168520"/></text:p>
          </table:table-cell>
          <table:table-cell table:style-name="Table175.B2" office:value-type="string">
            <text:p text:style-name="P19"><text:change-start text:change-id="ct262168624"/>Result<text:change-end text:change-id="ct26216862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6216872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62168832"/>[a_numeric] <text:alphabetical-index-mark-start text:id="IMark235829272"/>.sqrt<text:alphabetical-index-mark-end text:id="IMark235829272"/> [a_<text:change-end text:change-id="ct262168832"/>float<text:change-start text:change-id="ct262168936"/>]</text:h>
            <text:p text:style-name="Text_20_body">Routing:<text:change-end text:change-id="ct262168936"/> TOS<text:change-start text:change-id="ct262169040"/></text:p>
            <text:p text:style-name="P1"><text:change-end text:change-id="ct262169040"/>This method computes the square root of the argument value.</text:p>
          </table:table-cell>
          <table:covered-table-cell/>
        </table:table-row>
        <table:table-row table:style-name="Table176.1">
          <table:table-cell table:style-name="Table176.A2" office:value-type="string">
            <text:p text:style-name="P19"><text:change-start text:change-id="ct262169144"/>Code<text:change-end text:change-id="ct262169144"/></text:p>
          </table:table-cell>
          <table:table-cell table:style-name="Table176.B2" office:value-type="string">
            <text:p text:style-name="P19"><text:change-start text:change-id="ct262169248"/>Result<text:change-end text:change-id="ct26216924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62169352"/></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 text:outline-level="3"><text:change-start text:change-id="ct262169456"/>[a_numeric] <text:alphabetical-index-mark-start text:id="IMark235829272"/>.tan<text:alphabetical-index-mark-end text:id="IMark235829272"/> [a_<text:change-end text:change-id="ct262169456"/>float<text:change-start text:change-id="ct262169560"/>]</text:h>
            <text:p text:style-name="Text_20_body">Routing:<text:change-end text:change-id="ct262169560"/> TOS<text:change-start text:change-id="ct262169664"/></text:p>
            <text:p text:style-name="P1"><text:change-end text:change-id="ct262169664"/>This method computes the tangent of the argument angle in radians.</text:p>
          </table:table-cell>
          <table:covered-table-cell/>
        </table:table-row>
        <table:table-row table:style-name="Table177.1">
          <table:table-cell table:style-name="Table177.A2" office:value-type="string">
            <text:p text:style-name="P19"><text:change-start text:change-id="ct262169768"/>Code<text:change-end text:change-id="ct262169768"/></text:p>
          </table:table-cell>
          <table:table-cell table:style-name="Table177.B2" office:value-type="string">
            <text:p text:style-name="P19"><text:change-start text:change-id="ct262169872"/>Result<text:change-end text:change-id="ct26216987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62169976"/></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62170080"/>[a_numeric] <text:alphabetical-index-mark-start text:id="IMark235829272"/>.tanh<text:alphabetical-index-mark-end text:id="IMark235829272"/> [a_<text:change-end text:change-id="ct262170080"/>float<text:change-start text:change-id="ct262170184"/>]</text:h>
            <text:p text:style-name="Text_20_body">Routing:<text:change-end text:change-id="ct262170184"/> TOS<text:change-start text:change-id="ct262170288"/></text:p>
            <text:p text:style-name="P1"><text:change-end text:change-id="ct262170288"/>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62170392"/>Code<text:change-end text:change-id="ct262170392"/></text:p>
          </table:table-cell>
          <table:table-cell table:style-name="Table178.B2" office:value-type="string">
            <text:p text:style-name="P19"><text:change-start text:change-id="ct262170496"/>Result<text:change-end text:change-id="ct26217049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35829272"/>.to_n<text:alphabetical-index-mark-end text:id="IMark235829272"/>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35829272"/>.to_n!<text:alphabetical-index-mark-end text:id="IMark235829272"/>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62170600"/>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62170704"/>[a_numeric a_numeric] <text:alphabetical-index-mark-start text:id="IMark235829272"/>/<text:alphabetical-index-mark-end text:id="IMark235829272"/> [a_numeric]</text:h>
            <text:p text:style-name="Text_20_body">Routing:<text:change-end text:change-id="ct262170704"/> NOS<text:change-start text:change-id="ct262170808"/></text:p>
            <text:p text:style-name="P1"><text:change-end text:change-id="ct262170808"/>This method implements the division operator.</text:p>
          </table:table-cell>
          <table:covered-table-cell/>
        </table:table-row>
        <table:table-row table:style-name="Table179.1">
          <table:table-cell table:style-name="Table179.A2" office:value-type="string">
            <text:p text:style-name="P19"><text:change-start text:change-id="ct262170912"/>Code<text:change-end text:change-id="ct262170912"/></text:p>
          </table:table-cell>
          <table:table-cell table:style-name="Table179.B2" office:value-type="string">
            <text:p text:style-name="P19"><text:change-start text:change-id="ct262171016"/>Result<text:change-end text:change-id="ct26217101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6217112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62171224"/>[a_numeric] <text:alphabetical-index-mark-start text:id="IMark235829272"/>0&lt;<text:alphabetical-index-mark-end text:id="IMark235829272"/> [a_boolean]</text:h>
            <text:p text:style-name="Text_20_body">Routing:<text:change-end text:change-id="ct262171224"/> TOS<text:change-start text:change-id="ct262171328"/></text:p>
            <text:p text:style-name="P1"><text:change-end text:change-id="ct262171328"/>Is this number less than zero?</text:p>
          </table:table-cell>
          <table:covered-table-cell/>
        </table:table-row>
        <table:table-row table:style-name="Table180.1">
          <table:table-cell table:style-name="Table180.A2" office:value-type="string">
            <text:p text:style-name="P19"><text:change-start text:change-id="ct262171432"/>Code<text:change-end text:change-id="ct262171432"/></text:p>
          </table:table-cell>
          <table:table-cell table:style-name="Table180.B2" office:value-type="string">
            <text:p text:style-name="P19"><text:change-start text:change-id="ct262171536"/>Result<text:change-end text:change-id="ct26217153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6217164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62171744"/>[a_numeric] <text:alphabetical-index-mark-start text:id="IMark235829272"/>0&lt;=<text:alphabetical-index-mark-end text:id="IMark235829272"/> [a_boolean]</text:h>
            <text:p text:style-name="Text_20_body">Routing:<text:change-end text:change-id="ct262171744"/> TOS<text:change-start text:change-id="ct262171848"/></text:p>
            <text:p text:style-name="P1"><text:change-end text:change-id="ct262171848"/>Is this number less than or equal to zero?</text:p>
          </table:table-cell>
          <table:covered-table-cell/>
        </table:table-row>
        <table:table-row table:style-name="Table181.1">
          <table:table-cell table:style-name="Table181.A2" office:value-type="string">
            <text:p text:style-name="P19"><text:change-start text:change-id="ct262171952"/>Code<text:change-end text:change-id="ct262171952"/></text:p>
          </table:table-cell>
          <table:table-cell table:style-name="Table181.B2" office:value-type="string">
            <text:p text:style-name="P19"><text:change-start text:change-id="ct262172056"/>Result<text:change-end text:change-id="ct26217205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6217216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62172304"/>[a_numeric] <text:alphabetical-index-mark-start text:id="IMark235829272"/>0&lt;=&gt;<text:alphabetical-index-mark-end text:id="IMark235829272"/> [<text:change-end text:change-id="ct262172304"/>1, 0, or -1<text:change-start text:change-id="ct262172408"/>]</text:h>
            <text:p text:style-name="Text_20_body">Routing:<text:change-end text:change-id="ct262172408"/> TOS<text:change-start text:change-id="ct262172512"/></text:p>
            <text:p text:style-name="P1"><text:change-end text:change-id="ct262172512"/>Perform a “three outcome” comparison of the value with zero.</text:p>
          </table:table-cell>
          <table:covered-table-cell/>
        </table:table-row>
        <table:table-row table:style-name="Table182.1">
          <table:table-cell table:style-name="Table182.A2" office:value-type="string">
            <text:p text:style-name="P19"><text:change-start text:change-id="ct262172616"/>Code<text:change-end text:change-id="ct262172616"/></text:p>
          </table:table-cell>
          <table:table-cell table:style-name="Table182.B2" office:value-type="string">
            <text:p text:style-name="P19"><text:change-start text:change-id="ct262172720"/>Result<text:change-end text:change-id="ct2621727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62172928"/><text:change text:change-id="ct2621728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62173032"/>[a_numeric] <text:alphabetical-index-mark-start text:id="IMark235829272"/>0&lt;&gt; <text:alphabetical-index-mark-end text:id="IMark235829272"/>[a_boolean]</text:h>
            <text:p text:style-name="Text_20_body">Routing:<text:change-end text:change-id="ct262173032"/> TOS<text:change-start text:change-id="ct262173136"/></text:p>
            <text:p text:style-name="P1"><text:change-end text:change-id="ct262173136"/>Is the number not equal to zero?</text:p>
          </table:table-cell>
          <table:covered-table-cell/>
        </table:table-row>
        <table:table-row table:style-name="Table183.1">
          <table:table-cell table:style-name="Table183.A2" office:value-type="string">
            <text:p text:style-name="P19"><text:change-start text:change-id="ct262173240"/>Code<text:change-end text:change-id="ct262173240"/></text:p>
          </table:table-cell>
          <table:table-cell table:style-name="Table183.B2" office:value-type="string">
            <text:p text:style-name="P19"><text:change-start text:change-id="ct262173344"/>Result<text:change-end text:change-id="ct2621733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6217344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62173552"/>[a_numeric] <text:alphabetical-index-mark-start text:id="IMark235829272"/>0=<text:alphabetical-index-mark-end text:id="IMark235829272"/> [a_boolean]</text:h>
            <text:p text:style-name="Text_20_body">Routing:<text:change-end text:change-id="ct262173552"/> TOS<text:change-start text:change-id="ct262173656"/></text:p>
            <text:p text:style-name="P1"><text:change-end text:change-id="ct262173656"/>Is the number equal to zero?</text:p>
          </table:table-cell>
          <table:covered-table-cell/>
        </table:table-row>
        <table:table-row table:style-name="Table184.1">
          <table:table-cell table:style-name="Table184.A2" office:value-type="string">
            <text:p text:style-name="P19"><text:change-start text:change-id="ct262173760"/>Code<text:change-end text:change-id="ct262173760"/></text:p>
          </table:table-cell>
          <table:table-cell table:style-name="Table184.B2" office:value-type="string">
            <text:p text:style-name="P19"><text:change-start text:change-id="ct262173864"/>Result<text:change-end text:change-id="ct26217386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6217396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62174072"/>[a_numeric] <text:alphabetical-index-mark-start text:id="IMark235829272"/>0&gt;<text:alphabetical-index-mark-end text:id="IMark235829272"/> [a_boolean]</text:h>
            <text:p text:style-name="Text_20_body">Routing:<text:change-end text:change-id="ct262174072"/> TOS<text:change-start text:change-id="ct262174176"/></text:p>
            <text:p text:style-name="P1"><text:change-end text:change-id="ct262174176"/>Is the number greater than zero?</text:p>
          </table:table-cell>
          <table:covered-table-cell/>
        </table:table-row>
        <table:table-row table:style-name="Table185.1">
          <table:table-cell table:style-name="Table185.A2" office:value-type="string">
            <text:p text:style-name="P19"><text:change-start text:change-id="ct262174280"/>Code<text:change-end text:change-id="ct262174280"/></text:p>
          </table:table-cell>
          <table:table-cell table:style-name="Table185.B2" office:value-type="string">
            <text:p text:style-name="P19"><text:change-start text:change-id="ct262174384"/>Result<text:change-end text:change-id="ct26217438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6217448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62174592"/>[a_numeric] <text:alphabetical-index-mark-start text:id="IMark235829272"/>0&gt;=<text:alphabetical-index-mark-end text:id="IMark235829272"/> [a_boolean]</text:h>
            <text:p text:style-name="Text_20_body">Routing:<text:change-end text:change-id="ct262174592"/> TOS<text:change-start text:change-id="ct262174696"/></text:p>
            <text:p text:style-name="P1"><text:change-end text:change-id="ct262174696"/>Is the number greater than or equal to zero?</text:p>
          </table:table-cell>
          <table:covered-table-cell/>
        </table:table-row>
        <table:table-row table:style-name="Table186.1">
          <table:table-cell table:style-name="Table186.A2" office:value-type="string">
            <text:p text:style-name="P19"><text:change-start text:change-id="ct262174800"/>Code<text:change-end text:change-id="ct262174800"/></text:p>
          </table:table-cell>
          <table:table-cell table:style-name="Table186.B2" office:value-type="string">
            <text:p text:style-name="P19"><text:change-start text:change-id="ct262174904"/>Result<text:change-end text:change-id="ct26217490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6217500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62175112"/>[a_numeric] <text:alphabetical-index-mark-start text:id="IMark235829272"/>1+<text:alphabetical-index-mark-end text:id="IMark235829272"/> [a_numeric]</text:h>
            <text:p text:style-name="Text_20_body">Routing:<text:change-end text:change-id="ct262175112"/> TOS<text:change-start text:change-id="ct262175216"/></text:p>
            <text:p text:style-name="P1"><text:change-end text:change-id="ct262175216"/>Add one to the number</text:p>
          </table:table-cell>
          <table:covered-table-cell/>
        </table:table-row>
        <table:table-row table:style-name="Table187.1">
          <table:table-cell table:style-name="Table187.A2" office:value-type="string">
            <text:p text:style-name="P19"><text:change-start text:change-id="ct262175320"/>Code<text:change-end text:change-id="ct262175320"/></text:p>
          </table:table-cell>
          <table:table-cell table:style-name="Table187.B2" office:value-type="string">
            <text:p text:style-name="P19"><text:change-start text:change-id="ct262175424"/>Result<text:change-end text:change-id="ct26217542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6217552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62175632"/>[a_numeric] <text:alphabetical-index-mark-start text:id="IMark235829272"/>1-<text:alphabetical-index-mark-end text:id="IMark235829272"/> [a_numeric]</text:h>
            <text:p text:style-name="Text_20_body">Routing:<text:change-end text:change-id="ct262175632"/> TOS<text:change-start text:change-id="ct262175736"/></text:p>
            <text:p text:style-name="P1"><text:change-end text:change-id="ct262175736"/>Subtract ond from the number</text:p>
          </table:table-cell>
          <table:covered-table-cell/>
        </table:table-row>
        <table:table-row table:style-name="Table188.1">
          <table:table-cell table:style-name="Table188.A2" office:value-type="string">
            <text:p text:style-name="P19"><text:change-start text:change-id="ct262175840"/>Code<text:change-end text:change-id="ct262175840"/></text:p>
          </table:table-cell>
          <table:table-cell table:style-name="Table188.B2" office:value-type="string">
            <text:p text:style-name="P19"><text:change-start text:change-id="ct262175944"/>Result<text:change-end text:change-id="ct26217594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6217604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62176152"/>[a_numeric] <text:alphabetical-index-mark-start text:id="IMark235829272"/>2*<text:alphabetical-index-mark-end text:id="IMark235829272"/> [a_numeric]</text:h>
            <text:p text:style-name="Text_20_body">Routing:<text:change-end text:change-id="ct262176152"/> TOS<text:change-start text:change-id="ct262176256"/></text:p>
            <text:p text:style-name="P1"><text:change-end text:change-id="ct262176256"/>Multiply the number by two.</text:p>
          </table:table-cell>
          <table:covered-table-cell/>
        </table:table-row>
        <table:table-row table:style-name="Table189.1">
          <table:table-cell table:style-name="Table189.A2" office:value-type="string">
            <text:p text:style-name="P19"><text:change-start text:change-id="ct262176360"/>Code<text:change-end text:change-id="ct262176360"/></text:p>
          </table:table-cell>
          <table:table-cell table:style-name="Table189.B2" office:value-type="string">
            <text:p text:style-name="P19"><text:change-start text:change-id="ct262176464"/>Result<text:change-end text:change-id="ct26217646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6217656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62176672"/>[a_numeric] <text:alphabetical-index-mark-start text:id="IMark235829272"/>2+<text:alphabetical-index-mark-end text:id="IMark235829272"/> [a_numeric]</text:h>
            <text:p text:style-name="Text_20_body">Routing:<text:change-end text:change-id="ct262176672"/> TOS<text:change-start text:change-id="ct262176776"/></text:p>
            <text:p text:style-name="P1"><text:change-end text:change-id="ct262176776"/>Add two to the number</text:p>
          </table:table-cell>
          <table:covered-table-cell/>
        </table:table-row>
        <table:table-row table:style-name="Table190.1">
          <table:table-cell table:style-name="Table190.A2" office:value-type="string">
            <text:p text:style-name="P19"><text:change-start text:change-id="ct262176880"/>Code<text:change-end text:change-id="ct262176880"/></text:p>
          </table:table-cell>
          <table:table-cell table:style-name="Table190.B2" office:value-type="string">
            <text:p text:style-name="P19"><text:change-start text:change-id="ct262176984"/>Result<text:change-end text:change-id="ct26217698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6217708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62177192"/>[a_numeric] <text:alphabetical-index-mark-start text:id="IMark235829272"/>2-<text:alphabetical-index-mark-end text:id="IMark235829272"/> [a_numeric]</text:h>
            <text:p text:style-name="Text_20_body">Routing:<text:change-end text:change-id="ct262177192"/> TOS<text:change-start text:change-id="ct262177296"/></text:p>
            <text:p text:style-name="P1"><text:change-end text:change-id="ct262177296"/>Subtract two from the number</text:p>
          </table:table-cell>
          <table:covered-table-cell/>
        </table:table-row>
        <table:table-row table:style-name="Table191.1">
          <table:table-cell table:style-name="Table191.A2" office:value-type="string">
            <text:p text:style-name="P19"><text:change-start text:change-id="ct262177400"/>Code<text:change-end text:change-id="ct262177400"/></text:p>
          </table:table-cell>
          <table:table-cell table:style-name="Table191.B2" office:value-type="string">
            <text:p text:style-name="P19"><text:change-start text:change-id="ct262177504"/>Result<text:change-end text:change-id="ct26217750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6217760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62177712"/>[a_numeric] <text:alphabetical-index-mark-start text:id="IMark235829272"/>2/<text:alphabetical-index-mark-end text:id="IMark235829272"/> [a_numeric]</text:h>
            <text:p text:style-name="Text_20_body">Routing:<text:change-end text:change-id="ct262177712"/> TOS<text:change-start text:change-id="ct262177816"/></text:p>
            <text:p text:style-name="P1"><text:change-end text:change-id="ct262177816"/>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62177920"/>Code<text:change-end text:change-id="ct262177920"/></text:p>
          </table:table-cell>
          <table:table-cell table:style-name="Table192.B2" office:value-type="string">
            <text:p text:style-name="P19"><text:change-start text:change-id="ct262178024"/>Result<text:change-end text:change-id="ct26217802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6217812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62178232"/>[a_numeric<text:change-end text:change-id="ct262178232"/> a_numeric<text:change-start text:change-id="ct262178336"/>] <text:alphabetical-index-mark-start text:id="IMark235829272"/>&lt;<text:alphabetical-index-mark-end text:id="IMark235829272"/> [a_boolean]</text:h>
            <text:p text:style-name="Text_20_body">Routing:<text:change-end text:change-id="ct262178336"/> NOS<text:change-start text:change-id="ct262178440"/></text:p>
            <text:p text:style-name="P1"><text:change-end text:change-id="ct262178440"/>Is the first number less than the second?</text:p>
          </table:table-cell>
          <table:covered-table-cell/>
        </table:table-row>
        <table:table-row table:style-name="Table193.1">
          <table:table-cell table:style-name="Table193.A2" office:value-type="string">
            <text:p text:style-name="P19"><text:change-start text:change-id="ct262178544"/>Code<text:change-end text:change-id="ct262178544"/></text:p>
          </table:table-cell>
          <table:table-cell table:style-name="Table193.B2" office:value-type="string">
            <text:p text:style-name="P19"><text:change-start text:change-id="ct262178648"/>Result<text:change-end text:change-id="ct26217864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6217875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62178856"/>[a_numeric<text:change-end text:change-id="ct262178856"/> a_numeric<text:change-start text:change-id="ct262178960"/>] <text:alphabetical-index-mark-start text:id="IMark235829272"/>&lt;=<text:alphabetical-index-mark-end text:id="IMark235829272"/> [a_boolean]</text:h>
            <text:p text:style-name="Text_20_body">Routing:<text:change-end text:change-id="ct262178960"/> NOS<text:change-start text:change-id="ct262179064"/></text:p>
            <text:p text:style-name="P1"><text:change-end text:change-id="ct262179064"/>Is the first number less than or equal to the second?</text:p>
          </table:table-cell>
          <table:covered-table-cell/>
        </table:table-row>
        <table:table-row table:style-name="Table194.1">
          <table:table-cell table:style-name="Table194.A2" office:value-type="string">
            <text:p text:style-name="P19"><text:change-start text:change-id="ct262179168"/>Code<text:change-end text:change-id="ct262179168"/></text:p>
          </table:table-cell>
          <table:table-cell table:style-name="Table194.B2" office:value-type="string">
            <text:p text:style-name="P19"><text:change-start text:change-id="ct262179272"/>Result<text:change-end text:change-id="ct26217927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6217937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79" text:outline-level="3"><text:change-start text:change-id="ct262179480"/>[a_numeric<text:change-end text:change-id="ct262179480"/> a_numeric<text:change-start text:change-id="ct262179584"/>] <text:alphabetical-index-mark-start text:id="IMark235829272"/>&lt;=&gt;<text:alphabetical-index-mark-end text:id="IMark235829272"/> [-1, 0, or 1]</text:h>
            <text:p text:style-name="Text_20_body">Routing:<text:change-end text:change-id="ct262179584"/> NOS<text:change-start text:change-id="ct262179688"/></text:p>
            <text:p text:style-name="P1"><text:change-end text:change-id="ct262179688"/>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62179792"/>Code<text:change-end text:change-id="ct262179792"/></text:p>
          </table:table-cell>
          <table:table-cell table:style-name="Table195.B2" office:value-type="string">
            <text:p text:style-name="P19"><text:change-start text:change-id="ct262179896"/>Result<text:change-end text:change-id="ct26217989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62180104"/><text:change text:change-id="ct26218000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62180208"/>[a_numeric<text:change-end text:change-id="ct262180208"/> a_numeric<text:change-start text:change-id="ct262180312"/>] <text:alphabetical-index-mark-start text:id="IMark235829272"/>&gt;<text:alphabetical-index-mark-end text:id="IMark235829272"/> [a_boolean]</text:h>
            <text:p text:style-name="Text_20_body">Routing:<text:change-end text:change-id="ct262180312"/> NOS<text:change-start text:change-id="ct262184504"/></text:p>
            <text:p text:style-name="P1"><text:change-end text:change-id="ct262184504"/>Is the first number greater than the second number.</text:p>
          </table:table-cell>
          <table:covered-table-cell/>
        </table:table-row>
        <table:table-row table:style-name="Table196.1">
          <table:table-cell table:style-name="Table196.A2" office:value-type="string">
            <text:p text:style-name="P19"><text:change-start text:change-id="ct262184608"/>Code<text:change-end text:change-id="ct262184608"/></text:p>
          </table:table-cell>
          <table:table-cell table:style-name="Table196.B2" office:value-type="string">
            <text:p text:style-name="P19"><text:change-start text:change-id="ct262184712"/>Result<text:change-end text:change-id="ct26218471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6218481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62184920"/>[a_numeric<text:change-end text:change-id="ct262184920"/> a_numeric<text:change-start text:change-id="ct262185024"/>] <text:alphabetical-index-mark-start text:id="IMark235829272"/>&gt;=<text:alphabetical-index-mark-end text:id="IMark235829272"/> [a_boolean]</text:h>
            <text:p text:style-name="Text_20_body">Routing:<text:change-end text:change-id="ct262185024"/> NOS<text:change-start text:change-id="ct262185128"/></text:p>
            <text:p text:style-name="P1"><text:change-end text:change-id="ct262185128"/>Is the first number greater than or equal to the second number.</text:p>
          </table:table-cell>
          <table:covered-table-cell/>
        </table:table-row>
        <table:table-row table:style-name="Table197.1">
          <table:table-cell table:style-name="Table197.A2" office:value-type="string">
            <text:p text:style-name="P19"><text:change-start text:change-id="ct262185232"/>Code<text:change-end text:change-id="ct262185232"/></text:p>
          </table:table-cell>
          <table:table-cell table:style-name="Table197.B2" office:value-type="string">
            <text:p text:style-name="P19"><text:change-start text:change-id="ct262185336"/>Result<text:change-end text:change-id="ct26218533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6218544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62185544"/>[a_numeric a_numeric] <text:alphabetical-index-mark-start text:id="IMark235829272"/>mod<text:alphabetical-index-mark-end text:id="IMark235829272"/> [a_numeric]</text:h>
            <text:p text:style-name="Text_20_body">Routing:<text:change-end text:change-id="ct262185544"/> NOS<text:change-start text:change-id="ct262185648"/></text:p>
            <text:p text:style-name="P1"><text:change-end text:change-id="ct262185648"/>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62185752"/>Code<text:change-end text:change-id="ct262185752"/></text:p>
          </table:table-cell>
          <table:table-cell table:style-name="Table198.B2" office:value-type="string">
            <text:p text:style-name="P19"><text:change-start text:change-id="ct262185856"/>Result<text:change-end text:change-id="ct26218585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6218596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62186064"/>[a_numeric] <text:alphabetical-index-mark-start text:id="IMark235829272"/>neg<text:alphabetical-index-mark-end text:id="IMark235829272"/> [a_numeric]</text:h>
            <text:p text:style-name="Text_20_body">Routing:<text:change-end text:change-id="ct262186064"/> TOS<text:change-start text:change-id="ct262186168"/></text:p>
            <text:p text:style-name="P1"><text:change-end text:change-id="ct262186168"/>Compute zero minus the number.</text:p>
          </table:table-cell>
          <table:covered-table-cell/>
        </table:table-row>
        <table:table-row table:style-name="Table199.1">
          <table:table-cell table:style-name="Table199.A2" office:value-type="string">
            <text:p text:style-name="P19"><text:change-start text:change-id="ct262186272"/>Code<text:change-end text:change-id="ct262186272"/></text:p>
          </table:table-cell>
          <table:table-cell table:style-name="Table199.B2" office:value-type="string">
            <text:p text:style-name="P19"><text:change-start text:change-id="ct262186376"/>Result<text:change-end text:change-id="ct26218637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235830376"/>Object<text:alphabetical-index-mark-end text:id="IMark235830376"/></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35829272"/>&amp;&amp;<text:alphabetical-index-mark-end text:id="IMark23582927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35829272"/>.<text:alphabetical-index-mark-end text:id="IMark2358292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35829272"/>.::<text:alphabetical-index-mark-end text:id="IMark235829272"/>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208259667804037685" text:style-name="L29">
              <text:list-item>
                <text:p text:style-name="P121">Copies and clones of the affected object retain any additional methods added to that object before it was copied or cloned. See Cloning Data above for more details.</text:p>
              </text:list-item>
              <text:list-item>
                <text:p text:style-name="P121">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35829272"/>val:<text:alphabetical-index-mark-end text:id="IMark235829272"/>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35829272"/>var:<text:alphabetical-index-mark-end text:id="IMark235829272"/>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35829272"/>val@:<text:alphabetical-index-mark-end text:id="IMark23582927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35829272"/>var@:<text:alphabetical-index-mark-end text:id="IMark235829272"/>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35829272"/>super<text:alphabetical-index-mark-end text:id="IMark23582927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35829272"/>;<text:alphabetical-index-mark-end text:id="IMark23582927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35829272"/>.class<text:alphabetical-index-mark-end text:id="IMark2358292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35829272"/>.clone<text:alphabetical-index-mark-end text:id="IMark2358292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5">": "</text:span> <text:s/>@name <text:span text:style-name="T15">&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35829272"/>.clone_exclude<text:alphabetical-index-mark-end text:id="IMark2358292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5">"</text:span><text:span text:style-name="T15">@foo</text:span><text:span text:style-name="T15">"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35829272"/>.copy<text:alphabetical-index-mark-end text:id="IMark2358292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5">": "</text:span> <text:s/>@name <text:span text:style-name="T15">&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35829272"/>.init<text:alphabetical-index-mark-end text:id="IMark235829272"/>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4">"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35829272"/>.is_class?<text:alphabetical-index-mark-end text:id="IMark2358292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35829272"/>.name<text:alphabetical-index-mark-end text:id="IMark2358292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35829272"/>.strlen<text:alphabetical-index-mark-end text:id="IMark2358292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235829272"/>.to_f<text:alphabetical-index-mark-end text:id="IMark235829272"/>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35829272"/>.to_f!<text:alphabetical-index-mark-end text:id="IMark235829272"/>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235829272"/>.to_i<text:alphabetical-index-mark-end text:id="IMark235829272"/>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35829272"/>.to_i!<text:alphabetical-index-mark-end text:id="IMark235829272"/>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35829272"/>.to_n<text:alphabetical-index-mark-end text:id="IMark2358292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35829272"/>.to_n!<text:alphabetical-index-mark-end text:id="IMark235829272"/>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235829272"/>.to_r<text:alphabetical-index-mark-end text:id="IMark235829272"/>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35829272"/>.to_r!<text:alphabetical-index-mark-end text:id="IMark235829272"/>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235829272"/>.to_s<text:alphabetical-index-mark-end text:id="IMark235829272"/>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35829272"/>.to_x<text:alphabetical-index-mark-end text:id="IMark235829272"/>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35829272"/>.to_x!<text:alphabetical-index-mark-end text:id="IMark235829272"/>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35829272"/>&lt;&gt;<text:alphabetical-index-mark-end text:id="IMark2358292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35829272"/>=<text:alphabetical-index-mark-end text:id="IMark2358292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35829272"/>^^<text:alphabetical-index-mark-end text:id="IMark23582927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35829272"/>distinct?<text:alphabetical-index-mark-end text:id="IMark2358292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235829272"/>identical?<text:alphabetical-index-mark-end text:id="IMark2358292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35829272"/>max<text:alphabetical-index-mark-end text:id="IMark2358292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235829272"/>min<text:alphabetical-index-mark-end text:id="IMark2358292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235829272"/>nil&lt;&gt;<text:alphabetical-index-mark-end text:id="IMark2358292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35829272"/>nil=<text:alphabetical-index-mark-end text:id="IMark2358292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235829272"/>not<text:alphabetical-index-mark-end text:id="IMark2358292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235829272"/>||<text:alphabetical-index-mark-end text:id="IMark23582927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35829272"/>)methods<text:alphabetical-index-mark-end text:id="IMark2358292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3">[ 3 ] val$: $vv</text:span></text:p>
            <text:p text:style-name="Code"/>
            <text:p text:style-name="Code">&gt;<text:span text:style-name="T13">$vv .:: .name "Fred" ;</text:span></text:p>
            <text:p text:style-name="Code"/>
            <text:p text:style-name="Code">&gt;<text:span text:style-name="T13">$vv .name .</text:span></text:p>
            <text:p text:style-name="Code">Fred</text:p>
            <text:p text:style-name="Code">&gt;<text:span text:style-name="T13">$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h text:style-name="Heading_20_1" text:outline-level="1"><text:alphabetical-index-mark-start text:id="IMark235830376"/>OutStream<text:alphabetical-index-mark-end text:id="IMark235830376"/></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35829272"/>.append<text:alphabetical-index-mark-end text:id="IMark2358292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35829272"/>.append{<text:alphabetical-index-mark-end text:id="IMark23582927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4">"test.txt" <text:s/>OutStream </text:p>
            <text:p text:style-name="P74">.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35829272"/>.create<text:alphabetical-index-mark-end text:id="IMark2358292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35829272"/>.create{<text:alphabetical-index-mark-end text:id="IMark23582927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4">"test.txt" OutStream </text:p>
            <text:p text:style-name="P74">.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35829272"/><text:alphabetical-index-mark-start text:id="IMark235829224"/>.<text:alphabetical-index-mark-end text:id="IMark235829224"/><text:alphabetical-index-mark-end text:id="IMark2358292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35829272"/>.close<text:alphabetical-index-mark-end text:id="IMark2358292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35829272"/>.cr<text:alphabetical-index-mark-end text:id="IMark2358292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35829272"/>.emit<text:alphabetical-index-mark-end text:id="IMark2358292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35829272"/>.space<text:alphabetical-index-mark-end text:id="IMark2358292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35829272"/>.spaces<text:alphabetical-index-mark-end text:id="IMark2358292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35829272"/>~<text:alphabetical-index-mark-end text:id="IMark2358292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35829272"/>~"<text:alphabetical-index-mark-end text:id="IMark2358292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35829272"/>~cr<text:alphabetical-index-mark-end text:id="IMark2358292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35829272"/>~emit<text:alphabetical-index-mark-end text:id="IMark2358292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35829272"/>~space<text:alphabetical-index-mark-end text:id="IMark2358292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35829272"/>~spaces<text:alphabetical-index-mark-end text:id="IMark2358292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235830376"/>Procedure<text:alphabetical-index-mark-end text:id="IMark235830376"/></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35830376"/>{{<text:alphabetical-index-mark-end text:id="IMark235830376"/>“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35829272"/>.call<text:alphabetical-index-mark-end text:id="IMark2358292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35829272"/>.start<text:alphabetical-index-mark-end text:id="IMark235829272"/>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235830376"/>Queue<text:alphabetical-index-mark-end text:id="IMark235830376"/></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35829272"/>.clear<text:alphabetical-index-mark-end text:id="IMark2358292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35829272"/>.empty?<text:alphabetical-index-mark-end text:id="IMark2358292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235829272"/>.length<text:alphabetical-index-mark-end text:id="IMark2358292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35829272"/>.pend<text:alphabetical-index-mark-end text:id="IMark2358292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35829272"/>.pop<text:alphabetical-index-mark-end text:id="IMark2358292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35829272"/>.push<text:alphabetical-index-mark-end text:id="IMark2358292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35830376"/>Rational<text:alphabetical-index-mark-end text:id="IMark235830376"/></text:h>
      <text:p text:style-name="Text_20_body"/>
      <text:p text:style-name="Text_20_body">Inheritance: Rational <text:span text:style-name="T10">←</text:span> Numeric <text:span text:style-name="T10">←</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69" text:note-class="footnote"><text:note-citation>69</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0" text:note-class="footnote"><text:note-citation>70</text:note-citation><text:note-body><text:p text:style-name="Footnote">No spaces are permitted within the literal.</text:p></text:note-body></text:note></text:p>
          </table:table-cell>
          <table:table-cell table:style-name="Table6.B1" office:value-type="string">
            <text:p text:style-name="P18">Value<text:note text:id="ftn71" text:note-class="footnote"><text:note-citation>7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35830520"/>.split<text:alphabetical-index-mark-end text:id="IMark23583052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35830520"/>.to_r<text:alphabetical-index-mark-end text:id="IMark23583052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35830520"/>.to_r!<text:alphabetical-index-mark-end text:id="IMark23583052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35830520"/>rational<text:alphabetical-index-mark-end text:id="IMark23583052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h text:style-name="Heading_20_1" text:outline-level="1"><text:alphabetical-index-mark-start text:id="IMark235883728"/>Stack<text:alphabetical-index-mark-end text:id="IMark23588372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35830520"/>.clear<text:alphabetical-index-mark-end text:id="IMark23583052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35830520"/>.empty?<text:alphabetical-index-mark-end text:id="IMark235830520"/>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35830520"/>.length<text:alphabetical-index-mark-end text:id="IMark23583052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35830520"/>.peek<text:alphabetical-index-mark-end text:id="IMark23583052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35830520"/>.pop<text:alphabetical-index-mark-end text:id="IMark23583052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35830520"/>.push<text:alphabetical-index-mark-end text:id="IMark23583052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35883728"/>String<text:alphabetical-index-mark-end text:id="IMark23588372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2" text:note-class="footnote"><text:note-citation>72</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3" text:note-class="footnote"><text:note-citation>73</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4" text:note-class="footnote"><text:note-citation>74</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9">"</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3">)show</text:span></text:p>
      <text:p text:style-name="Code"/>
      <text:p text:style-name="Code">[]</text:p>
      <text:p text:style-name="Code">&gt;<text:span text:style-name="T13">"4567\</text:span></text:p>
      <text:p text:style-name="Code"/>
      <text:p text:style-name="Code">[]</text:p>
      <text:p text:style-name="Code">&gt;"<text:span text:style-name="T13"> <text:s/>666"</text:span></text:p>
      <text:p text:style-name="Code"/>
      <text:p text:style-name="Code">["4567666"]</text:p>
      <text:p text:style-name="Code"/>
      <text:p text:style-name="Text_20_body">Note first how leading spaces on the continuation line are removed. Also note how a <text:span text:style-name="T9">"</text:span><text:span text:style-name="T9">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9"/>
      <text:p text:style-name="Code">&gt;<text:span text:style-name="T13">"Test</text:span></text:p>
      <text:p text:style-name="Code"/>
      <text:p text:style-name="Code">&gt;<text:span text:style-name="T13">.</text:span></text:p>
      <text:p text:style-name="Code">Test</text:p>
      <text:p text:style-name="Code">&gt;<text:span text:style-name="T13">)"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5" text:note-class="footnote"><text:note-citation>75</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6" text:note-class="footnote"><text:note-citation>76</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 <text:s text:c="5"/>1234<text:span text:style-name="T15">"</text:span></text:p>
          </table:table-cell>
        </table:table-row>
        <table:table-row table:style-name="Table285.1">
          <table:table-cell table:style-name="Table285.A2" office:value-type="string">
            <text:p text:style-name="Snippet">1234 .fmt<text:span text:style-name="T15">"%-10d"</text:span></text:p>
          </table:table-cell>
          <table:table-cell table:style-name="Table285.B2" office:value-type="string">
            <text:p text:style-name="Snippet"><text:span text:style-name="T15">"</text:span>1234 <text:s text:c="5"/><text:span text:style-name="T15">"</text:span></text:p>
          </table:table-cell>
        </table:table-row>
        <table:table-row table:style-name="Table285.1">
          <table:table-cell table:style-name="Table285.A2" office:value-type="string">
            <text:p text:style-name="Snippet">1234 .fmt<text:span text:style-name="T15">"%010d"</text:span></text:p>
          </table:table-cell>
          <table:table-cell table:style-name="Table285.B2" office:value-type="string">
            <text:p text:style-name="Snippet"><text:span text:style-name="T15">"</text:span>0000001234<text:span text:style-name="T15">"</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Snippet">1234 .fmt<text:span text:style-name="T15">"%#X"</text:span></text:p>
          </table:table-cell>
          <table:table-cell table:style-name="Table285.B2" office:value-type="string">
            <text:p text:style-name="Snippet"><text:span text:style-name="T15">"</text:span>0X4D2<text:span text:style-name="T15">"</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2.34 .fmt<text:span text:style-name="T15">"%f"</text:span></text:p>
          </table:table-cell>
          <table:table-cell table:style-name="Table285.B2" office:value-type="string">
            <text:p text:style-name="Snippet"><text:span text:style-name="T15">"</text:span>12.340000<text:span text:style-name="T15">"</text:span></text:p>
          </table:table-cell>
        </table:table-row>
        <table:table-row table:style-name="Table285.1">
          <table:table-cell table:style-name="Table285.A2" office:value-type="string">
            <text:p text:style-name="Snippet">12.34 .fmt<text:span text:style-name="T15">"%.2f"</text:span></text:p>
          </table:table-cell>
          <table:table-cell table:style-name="Table285.B2" office:value-type="string">
            <text:p text:style-name="Snippet"><text:span text:style-name="T15">"</text:span>12.34<text:span text:style-name="T15">"</text:span></text:p>
          </table:table-cell>
        </table:table-row>
        <table:table-row table:style-name="Table285.1">
          <table:table-cell table:style-name="Table285.A2" office:value-type="string">
            <text:p text:style-name="Snippet">12.34 .fmt<text:span text:style-name="T15">"%6.2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e+07<text:span text:style-name="T15">"</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5">"</text:span>1.23400e+07<text:span text:style-name="T15">"</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5">"</text:span>Hello World<text:span text:style-name="T15">"</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5">"</text:span> <text:s text:c="3"/>Hello World<text:span text:style-name="T15">"</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5">"</text:span> <text:s text:c="9"/>Hello<text:span text:style-name="T15">"</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5">"%*.*f"</text:span></text:p>
          </table:table-cell>
          <table:table-cell table:style-name="Table285.B2" office:value-type="string">
            <text:p text:style-name="Snippet"><text:span text:style-name="T15">"</text:span> 12.34<text:span text:style-name="T15">"</text:span></text:p>
          </table:table-cell>
        </table:table-row>
        <table:table-row table:style-name="Table285.1">
          <table:table-cell table:style-name="Table285.A2" office:value-type="string">
            <text:p text:style-name="P77"/>
          </table:table-cell>
          <table:table-cell table:style-name="Table285.B2" office:value-type="string">
            <text:p text:style-name="P77"/>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4">" 100%"</text:p>
          </table:table-cell>
        </table:table-row>
        <table:table-row table:style-name="Table285.1">
          <table:table-cell table:style-name="Table285.A2" office:value-type="string">
            <text:p text:style-name="Snippet">-100 .fmt<text:span text:style-name="T15">"% 4d%%"</text:span></text:p>
          </table:table-cell>
          <table:table-cell table:style-name="Table285.B2" office:value-type="string">
            <text:p text:style-name="P74">"-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35830520"/>*<text:alphabetical-index-mark-end text:id="IMark23583052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35830520"/>+<text:alphabetical-index-mark-end text:id="IMark23583052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35830520"/>."<text:alphabetical-index-mark-end text:id="IMark23583052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35830520"/>.+left<text:alphabetical-index-mark-end text:id="IMark23583052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35830520"/>.+mid<text:alphabetical-index-mark-end text:id="IMark23583052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35830520"/>.+midlr<text:alphabetical-index-mark-end text:id="IMark23583052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35830520"/>.+right<text:alphabetical-index-mark-end text:id="IMark23583052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35830520"/>.-left<text:alphabetical-index-mark-end text:id="IMark23583052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35830520"/>.-mid<text:alphabetical-index-mark-end text:id="IMark23583052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35830520"/>.-midlr<text:alphabetical-index-mark-end text:id="IMark23583052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35830520"/>.-right<text:alphabetical-index-mark-end text:id="IMark23583052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35830520"/>.call<text:alphabetical-index-mark-end text:id="IMark23583052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35830520"/>.cjust<text:alphabetical-index-mark-end text:id="IMark23583052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35830520"/>.contains?<text:alphabetical-index-mark-end text:id="IMark23583052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35830520"/>.each{<text:alphabetical-index-mark-end text:id="IMark235830520"/>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5">"</text:span><text:span text:style-name="T15">Hello</text:span><text:span text:style-name="T15">"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235830520"/>v<text:alphabetical-index-mark-end text:id="IMark235830520"/> [current_element_value]</text:h>
            <text:p text:style-name="Text_20_body">Routing:<text:span text:style-name="T14">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5">"</text:span><text:span text:style-name="T15">Hello</text:span><text:span text:style-name="T15">"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235830520"/>x<text:alphabetical-index-mark-end text:id="IMark235830520"/> [current_element_index]</text:h>
            <text:p text:style-name="Text_20_body">Routing:<text:span text:style-name="T14">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5">"</text:span><text:span text:style-name="T15">Hello</text:span><text:span text:style-name="T15">"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235830520"/>}<text:alphabetical-index-mark-end text:id="IMark235830520"/> []</text:h>
            <text:p text:style-name="Text_20_body">Routing:<text:span text:style-name="T14">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35830520"/>.emit<text:alphabetical-index-mark-end text:id="IMark23583052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235830520"/>.eval<text:alphabetical-index-mark-end text:id="IMark235830520"/>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35830520"/>.fmt<text:alphabetical-index-mark-end text:id="IMark23583052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35830520"/>.fmt"<text:alphabetical-index-mark-end text:id="IMark23583052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35830520"/>.left<text:alphabetical-index-mark-end text:id="IMark23583052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35830520"/>.left?<text:alphabetical-index-mark-end text:id="IMark23583052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35830520"/>.length<text:alphabetical-index-mark-end text:id="IMark23583052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35830520"/>.lines<text:alphabetical-index-mark-end text:id="IMark23583052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35830520"/>.ljust<text:alphabetical-index-mark-end text:id="IMark23583052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35830520"/>.load<text:alphabetical-index-mark-end text:id="IMark23583052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35830520"/>.lstrip<text:alphabetical-index-mark-end text:id="IMark23583052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35830520"/>.mid<text:alphabetical-index-mark-end text:id="IMark23583052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35830520"/>.mid?<text:alphabetical-index-mark-end text:id="IMark23583052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35830520"/>.midlr<text:alphabetical-index-mark-end text:id="IMark23583052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35830520"/>.posn<text:alphabetical-index-mark-end text:id="IMark23583052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35830520"/>.reverse<text:alphabetical-index-mark-end text:id="IMark23583052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35830520"/>.right<text:alphabetical-index-mark-end text:id="IMark23583052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35830520"/>.right?<text:alphabetical-index-mark-end text:id="IMark23583052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35830520"/>.rjust<text:alphabetical-index-mark-end text:id="IMark23583052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35830520"/>.rstrip<text:alphabetical-index-mark-end text:id="IMark23583052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35830520"/>.split<text:alphabetical-index-mark-end text:id="IMark23583052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35830520"/>.strip<text:alphabetical-index-mark-end text:id="IMark23583052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35830520"/>.throw<text:alphabetical-index-mark-end text:id="IMark23583052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35830520"/>.to_lower<text:alphabetical-index-mark-end text:id="IMark23583052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35830520"/>.to_s<text:alphabetical-index-mark-end text:id="IMark23583052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35830520"/>.to_upper<text:alphabetical-index-mark-end text:id="IMark23583052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35830520"/>&lt;<text:alphabetical-index-mark-end text:id="IMark23583052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35830520"/>&lt;&lt;<text:alphabetical-index-mark-end text:id="IMark23583052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35830520"/>&lt;=<text:alphabetical-index-mark-end text:id="IMark23583052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35830520"/>&lt;=&gt;<text:alphabetical-index-mark-end text:id="IMark23583052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35830520"/>&gt;<text:alphabetical-index-mark-end text:id="IMark23583052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35830520"/>&gt;=<text:alphabetical-index-mark-end text:id="IMark23583052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235883728"/>Thread<text:alphabetical-index-mark-end text:id="IMark235883728"/></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35830520"/>.current<text:alphabetical-index-mark-end text:id="IMark23583052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35830520"/>.list<text:alphabetical-index-mark-end text:id="IMark23583052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35830520"/>.main<text:alphabetical-index-mark-end text:id="IMark23583052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35830520"/>.vm<text:alphabetical-index-mark-end text:id="IMark23583052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235830520"/>.sleep<text:alphabetical-index-mark-end text:id="IMark23583052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35830520"/>.start<text:alphabetical-index-mark-end text:id="IMark235830520"/>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35830520"/>pause<text:alphabetical-index-mark-end text:id="IMark235830520"/>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h text:style-name="Heading_20_1" text:outline-level="1"><text:alphabetical-index-mark-start text:id="IMark235883728"/><text:alphabetical-index-mark-start text:id="IMark235883680"/><text:alphabetical-index-mark-start text:id="IMark235883632"/>TrueClass<text:alphabetical-index-mark-end text:id="IMark235883632"/><text:alphabetical-index-mark-end text:id="IMark235883680"/><text:alphabetical-index-mark-end text:id="IMark235883728"/></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63"/>
      <text:h text:style-name="Heading_20_1" text:outline-level="1"><text:alphabetical-index-mark-start text:id="IMark235883728"/>VirtualMachine<text:alphabetical-index-mark-end text:id="IMark235883728"/></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235830520"/>!:<text:alphabetical-index-mark-end text:id="IMark23583052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3132665578189285280" text:style-name="L30">
              <text:list-item>
                <text:p text:style-name="P113">There are pretty much no restrictions on the name except that it not contain spaces and any <text:span text:style-name="T9">" signals an embedded string (which is also immediate).</text:span></text:p>
              </text:list-item>
              <text:list-item>
                <text:p text:style-name="P122">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35830520"/>super<text:alphabetical-index-mark-end text:id="IMark235830520"/>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35830520"/>val:<text:alphabetical-index-mark-end text:id="IMark235830520"/>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235830520"/>var:<text:alphabetical-index-mark-end text:id="IMark235830520"/>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235830520"/>val@:<text:alphabetical-index-mark-end text:id="IMark23583052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35830520"/>var@:<text:alphabetical-index-mark-end text:id="IMark235830520"/>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35830520"/>;<text:alphabetical-index-mark-end text:id="IMark235830520"/> []</text:h>
            <text:p text:style-name="Text_20_body">Routing:<text:span text:style-name="T14">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35830520"/>"<text:alphabetical-index-mark-end text:id="IMark23583052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235830520"/>-infinity<text:alphabetical-index-mark-end text:id="IMark23583052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35830520"/>.:<text:alphabetical-index-mark-end text:id="IMark23583052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35830520"/>.::<text:alphabetical-index-mark-end text:id="IMark23583052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35830520"/>.append{<text:alphabetical-index-mark-end text:id="IMark23583052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35830520"/>.create{<text:alphabetical-index-mark-end text:id="IMark23583052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235830520"/>.dump<text:alphabetical-index-mark-end text:id="IMark23583052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35830520"/>.each{<text:alphabetical-index-mark-end text:id="IMark23583052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35830520"/>.elapsed<text:alphabetical-index-mark-end text:id="IMark23583052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35830520"/>.map{<text:alphabetical-index-mark-end text:id="IMark23583052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35830520"/>.new{<text:alphabetical-index-mark-end text:id="IMark23583052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235830520"/>.open{<text:alphabetical-index-mark-end text:id="IMark23583052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235830520"/>.restart<text:alphabetical-index-mark-end text:id="IMark23583052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235830520"/>.select{<text:alphabetical-index-mark-end text:id="IMark23583052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35830520"/>.to_s<text:alphabetical-index-mark-end text:id="IMark23583052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35830520"/>.start<text:alphabetical-index-mark-end text:id="IMark23583052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ext:soft-page-break/>
        <table:table-row table:style-name="Table300.1">
          <table:table-cell table:style-name="Table300.A1" table:number-columns-spanned="2" office:value-type="string">
            <text:h text:style-name="Heading_20_3" text:outline-level="3">[before] <text:alphabetical-index-mark-start text:id="IMark235830520"/>.vm_name<text:alphabetical-index-mark-end text:id="IMark23583052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235830520"/>.with{<text:alphabetical-index-mark-end text:id="IMark23583052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35830520"/>:<text:alphabetical-index-mark-end text:id="IMark235830520"/> method_name … ; []</text:h>
            <text:p text:style-name="Text_20_body">Routing: VM</text:p>
            <text:p text:style-name="P1">This method is used to define a method on the virtual machine. These methods execute normally with to the current mode.</text:p>
            <text:p text:style-name="P1">Notes</text:p>
            <text:list xml:id="list33449703" text:continue-numbering="true" text:style-name="L30">
              <text:list-item>
                <text:p text:style-name="P113">There are pretty much no restrictions on the name except that it not contain spaces and any <text:span text:style-name="T9">" signals an embedded string.</text:span></text:p>
              </text:list-item>
              <text:list-item>
                <text:p text:style-name="P122">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ext:soft-page-break/>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35830424"/>super<text:alphabetical-index-mark-end text:id="IMark235830424"/> [undefined]</text:h>
            <text:p text:style-name="Text_20_body">Routing:<text:span text:style-name="T14">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235830424"/>val:<text:alphabetical-index-mark-end text:id="IMark235830424"/> local_name []</text:h>
            <text:p text:style-name="Text_20_body">Routing:<text:span text:style-name="T14">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35830424"/>var:<text:alphabetical-index-mark-end text:id="IMark235830424"/> local_name []</text:h>
            <text:p text:style-name="Text_20_body">Routing:<text:span text:style-name="T14">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35830424"/>val@:<text:alphabetical-index-mark-end text:id="IMark23583042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ext:soft-page-break/>
        <table:table-row table:style-name="Table404.1">
          <table:table-cell table:style-name="Table404.A1" table:number-columns-spanned="2" office:value-type="string">
            <text:h text:style-name="Heading_20_4" text:outline-level="4">[value] <text:alphabetical-index-mark-start text:id="IMark235830424"/>var@:<text:alphabetical-index-mark-end text:id="IMark235830424"/> @instance_name []</text:h>
            <text:p text:style-name="Text_20_body">Routing:<text:span text:style-name="T14">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235830424"/>;<text:alphabetical-index-mark-end text:id="IMark235830424"/> []</text:h>
            <text:p text:style-name="Text_20_body">Routing:<text:span text:style-name="T14"> Compiler Context.</text:span></text:p>
            <text:p text:style-name="P1">Close off the method definition.</text:p>
          </table:table-cell>
        </table:table-row>
      </table:table>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 text:outline-level="3">[an_object] <text:alphabetical-index-mark-start text:id="IMark235830424"/>?dup<text:alphabetical-index-mark-end text:id="IMark235830424"/>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35830424"/>[<text:alphabetical-index-mark-end text:id="IMark235830424"/>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35830424"/>accept<text:alphabetical-index-mark-end text:id="IMark235830424"/>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 text:outline-level="3">[] <text:alphabetical-index-mark-start text:id="IMark235830424"/>accept"<text:alphabetical-index-mark-end text:id="IMark235830424"/>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5">"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able:table-row table:style-name="Table307.1">
          <table:table-cell table:style-name="Table307.A1" office:value-type="string">
            <text:h text:style-name="Heading_20_3" text:outline-level="3">[] <text:alphabetical-index-mark-start text:id="IMark235830424"/>begin<text:alphabetical-index-mark-end text:id="IMark235830424"/>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35830424"/>while<text:alphabetical-index-mark-end text:id="IMark235830424"/> []</text:h>
            <text:p text:style-name="Text_20_body">Routing:<text:span text:style-name="T14"> Compiler Context.</text:span></text:p>
            <text:p text:style-name="P1">This method exits the loop if the boolean is false.</text:p>
          </table:table-cell>
        </table:table-row>
      </table:table>
      <table:table table:name="Table408" table:style-name="Table408">
        <table:table-column table:style-name="Table408.A"/>
        <text:soft-page-break/>
        <table:table-row table:style-name="Table408.1">
          <table:table-cell table:style-name="Table408.A1" office:value-type="string">
            <text:h text:style-name="Heading_20_4" text:outline-level="4">[a_boolean] … <text:alphabetical-index-mark-start text:id="IMark235830424"/>until<text:alphabetical-index-mark-end text:id="IMark235830424"/> []</text:h>
            <text:p text:style-name="Text_20_body">Routing:<text:span text:style-name="T14">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35830424"/>again<text:alphabetical-index-mark-end text:id="IMark235830424"/> []</text:h>
            <text:p text:style-name="Text_20_body">Routing:<text:span text:style-name="T14">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h text:style-name="Heading_20_4" text:outline-level="4">[] … <text:alphabetical-index-mark-start text:id="IMark235830424"/>repeat<text:alphabetical-index-mark-end text:id="IMark235830424"/> []</text:h>
            <text:p text:style-name="Text_20_body">Routing:<text:span text:style-name="T14">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35830424"/>class:<text:alphabetical-index-mark-end text:id="IMark235830424"/>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35830424"/>clone<text:alphabetical-index-mark-end text:id="IMark235830424"/>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4">"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4">"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35830424"/>complex<text:alphabetical-index-mark-end text:id="IMark235830424"/>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ext:soft-page-break/>
        <table:table-row table:style-name="Table311.1">
          <table:table-cell table:style-name="Table311.A1" table:number-columns-spanned="2" office:value-type="string">
            <text:h text:style-name="Heading_20_3" text:outline-level="3">[an_object] <text:alphabetical-index-mark-start text:id="IMark235830424"/>copy<text:alphabetical-index-mark-end text:id="IMark235830424"/>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4">"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4">"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 text:outline-level="3">[] <text:alphabetical-index-mark-start text:id="IMark235830424"/>cr<text:alphabetical-index-mark-end text:id="IMark235830424"/>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35830424"/>do<text:alphabetical-index-mark-end text:id="IMark235830424"/>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ext:soft-page-break/>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35830424"/>i<text:alphabetical-index-mark-end text:id="IMark235830424"/> [iteration_value]</text:h>
            <text:p text:style-name="Text_20_body">Routing:<text:span text:style-name="T14">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h text:style-name="Heading_20_4" text:outline-level="4">[] <text:alphabetical-index-mark-start text:id="IMark235830424"/>j<text:alphabetical-index-mark-end text:id="IMark235830424"/> [iteration_value]</text:h>
            <text:p text:style-name="Text_20_body">Routing:<text:span text:style-name="T14">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35830424"/>-i<text:alphabetical-index-mark-end text:id="IMark235830424"/> [iteration_value]</text:h>
            <text:p text:style-name="Text_20_body">Routing:<text:span text:style-name="T14">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35830424"/>-j<text:alphabetical-index-mark-end text:id="IMark235830424"/> [iteration_value]</text:h>
            <text:p text:style-name="Text_20_body">Routing:<text:span text:style-name="T14">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ext:soft-page-break/>
        <table:table-row table:style-name="Table435.1">
          <table:table-cell table:style-name="Table435.A1" office:value-type="string">
            <text:h text:style-name="Heading_20_4" text:outline-level="4">[] … <text:alphabetical-index-mark-start text:id="IMark235830424"/>loop<text:alphabetical-index-mark-end text:id="IMark235830424"/> []</text:h>
            <text:p text:style-name="Text_20_body">Routing:<text:span text:style-name="T14">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h text:style-name="Heading_20_4" text:outline-level="4">[step_value] … <text:alphabetical-index-mark-start text:id="IMark235830424"/>+loop<text:alphabetical-index-mark-end text:id="IMark235830424"/> []</text:h>
            <text:p text:style-name="Text_20_body">Routing:<text:span text:style-name="T14">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5">"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35830424"/>dpr<text:alphabetical-index-mark-end text:id="IMark235830424"/>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35830424"/>drop<text:alphabetical-index-mark-end text:id="IMark235830424"/>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ext:soft-page-break/>
        <table:table-row table:style-name="Table316.1">
          <table:table-cell table:style-name="Table316.A1" table:number-columns-spanned="2" office:value-type="string">
            <text:h text:style-name="Heading_20_3" text:outline-level="3">[an_object] <text:alphabetical-index-mark-start text:id="IMark235830424"/>dup<text:alphabetical-index-mark-end text:id="IMark235830424"/>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4">"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4">"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4">"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able:table-row table:style-name="Table317.1">
          <table:table-cell table:style-name="Table317.A1" office:value-type="string">
            <text:h text:style-name="Heading_20_3" text:outline-level="3">[] <text:alphabetical-index-mark-start text:id="IMark235830424"/>e<text:alphabetical-index-mark-end text:id="IMark235830424"/>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35830424"/>epsilon<text:alphabetical-index-mark-end text:id="IMark235830424"/>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35830424"/>false<text:alphabetical-index-mark-end text:id="IMark235830424"/>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 text:outline-level="3">[a_boolean] <text:alphabetical-index-mark-start text:id="IMark235830424"/>if<text:alphabetical-index-mark-end text:id="IMark235830424"/>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5">"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5">"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5">"?"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35830424"/>else<text:alphabetical-index-mark-end text:id="IMark235830424"/> … []</text:h>
            <text:p text:style-name="Text_20_body">Routing:<text:span text:style-name="T14">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h text:style-name="Heading_20_4" text:outline-level="4">[] … <text:alphabetical-index-mark-start text:id="IMark235830424"/>then<text:alphabetical-index-mark-end text:id="IMark235830424"/> []</text:h>
            <text:p text:style-name="Text_20_body">Routing:<text:span text:style-name="T14">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35830424"/>infinity<text:alphabetical-index-mark-end text:id="IMark235830424"/>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 text:outline-level="3">[] <text:alphabetical-index-mark-start text:id="IMark235830424"/>load"<text:alphabetical-index-mark-end text:id="IMark235830424"/>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9">"</text:span><text:span text:style-name="T9">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5">"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5">"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35830424"/>max_float<text:alphabetical-index-mark-end text:id="IMark235830424"/>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35830424"/>min_float<text:alphabetical-index-mark-end text:id="IMark235830424"/>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able:table-row table:style-name="Table326.1">
          <table:table-cell table:style-name="Table326.A1" office:value-type="string">
            <text:h text:style-name="Heading_20_3" text:outline-level="3">[] <text:alphabetical-index-mark-start text:id="IMark235830424"/>nan<text:alphabetical-index-mark-end text:id="IMark235830424"/>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35830424"/>nil<text:alphabetical-index-mark-end text:id="IMark235830424"/>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ext:soft-page-break/>
        <table:table-row table:style-name="Table328.1">
          <table:table-cell table:style-name="Table328.A1" table:number-columns-spanned="2" office:value-type="string">
            <text:h text:style-name="Heading_20_3" text:outline-level="3">[object_a object_b] <text:alphabetical-index-mark-start text:id="IMark235830424"/>nip<text:alphabetical-index-mark-end text:id="IMark235830424"/>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35830424"/>over<text:alphabetical-index-mark-end text:id="IMark235830424"/>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35830424"/>pause<text:alphabetical-index-mark-end text:id="IMark235830424"/>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35830424"/>pi<text:alphabetical-index-mark-end text:id="IMark235830424"/>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35830424"/>pick<text:alphabetical-index-mark-end text:id="IMark235830424"/>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5">"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35830424"/>rational<text:alphabetical-index-mark-end text:id="IMark235830424"/>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35830424"/>rot<text:alphabetical-index-mark-end text:id="IMark235830424"/>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35830424"/>self<text:alphabetical-index-mark-end text:id="IMark235830424"/>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3">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8">class: MyClass</text:p>
            <text:p text:style-name="P78">MyClass .: .who_r_u self ;</text:p>
            <text:p text:style-name="P78">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35830424"/>space<text:alphabetical-index-mark-end text:id="IMark235830424"/>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35830424"/>spaces<text:alphabetical-index-mark-end text:id="IMark235830424"/>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35830424"/>swap<text:alphabetical-index-mark-end text:id="IMark235830424"/>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35830424"/>switch<text:alphabetical-index-mark-end text:id="IMark235830424"/>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35830424"/>break<text:alphabetical-index-mark-end text:id="IMark235830424"/> []</text:h>
            <text:p text:style-name="Text_20_body">Routing:<text:span text:style-name="T14">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35830424"/>?break<text:alphabetical-index-mark-end text:id="IMark235830424"/> []</text:h>
            <text:p text:style-name="Text_20_body">Routing:<text:span text:style-name="T14">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35830424"/>end<text:alphabetical-index-mark-end text:id="IMark235830424"/> []</text:h>
            <text:p text:style-name="Text_20_body">Routing:<text:span text:style-name="T14">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35830424"/>throw<text:span text:style-name="T9">"</text:span><text:alphabetical-index-mark-end text:id="IMark235830424"/><text:span text:style-name="T9">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5">"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35830424"/>true<text:alphabetical-index-mark-end text:id="IMark235830424"/>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35830424"/>try<text:alphabetical-index-mark-end text:id="IMark235830424"/> … end [unspecified]</text:h>
            <text:p text:style-name="Text_20_body">Routing: VM</text:p>
            <text:p text:style-name="P1">The try block is used to control and contain exceptions. The try block is composed of three sections: </text:p>
            <text:list xml:id="list9035445682196910236" text:style-name="L31">
              <text:list-item>
                <text:p text:style-name="P114">The try section that contains the potentially error prone code.</text:p>
              </text:list-item>
              <text:list-item>
                <text:p text:style-name="P114">The optional catch section that responds to and processes exceptions.</text:p>
              </text:list-item>
              <text:list-item>
                <text:p text:style-name="P114">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7">" / " swap dup . ." = " / .</text:span> </text:p>
            <text:p text:style-name="Code"><text:s text:c="2"/>catch </text:p>
            <text:p text:style-name="Code"><text:s text:c="4"/>switch</text:p>
            <text:p text:style-name="Code"><text:s text:c="6"/>?<text:span text:style-name="T7">"E15" if clear .</text:span><text:span text:style-name="T7">"Error"</text:span><text:span text:style-name="T7"> break then</text:span></text:p>
            <text:p text:style-name="P68"><text:s text:c="6"/>bounce</text:p>
            <text:p text:style-name="Code"><text:s text:c="4"/>end</text:p>
            <text:p text:style-name="Code"><text:s text:c="2"/>finally</text:p>
            <text:p text:style-name="Code"><text:s text:c="4"/>cr .<text:span text:style-name="T7">"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35830472"/>catch<text:alphabetical-index-mark-end text:id="IMark235830472"/> []</text:h>
            <text:p text:style-name="Text_20_body">Routing:<text:span text:style-name="T14">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35830472"/>?<text:span text:style-name="T9">"</text:span><text:alphabetical-index-mark-end text:id="IMark235830472"/><text:span text:style-name="T9">error_code"</text:span> [a_boolean]</text:h>
            <text:p text:style-name="Text_20_body">Routing:<text:span text:style-name="T14">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5">"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5">"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5">"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35830472"/>bounce<text:alphabetical-index-mark-end text:id="IMark235830472"/> []</text:h>
            <text:p text:style-name="Text_20_body">Routing:<text:span text:style-name="T14">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35830472"/>error<text:alphabetical-index-mark-end text:id="IMark235830472"/> [a_string]</text:h>
            <text:p text:style-name="Text_20_body">Routing:<text:span text:style-name="T14">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35830472"/>finally<text:alphabetical-index-mark-end text:id="IMark235830472"/> []</text:h>
            <text:p text:style-name="Text_20_body">Routing:<text:span text:style-name="T14">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35830472"/>end<text:alphabetical-index-mark-end text:id="IMark235830472"/> [after]</text:h>
            <text:p text:style-name="Text_20_body">Routing:<text:span text:style-name="T14">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35830472"/>tuck<text:alphabetical-index-mark-end text:id="IMark235830472"/>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35830472"/>val#:<text:alphabetical-index-mark-end text:id="IMark235830472"/>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35830472"/>val$:<text:alphabetical-index-mark-end text:id="IMark235830472"/>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35830472"/>var#:<text:alphabetical-index-mark-end text:id="IMark235830472"/>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35830472"/>var$:<text:alphabetical-index-mark-end text:id="IMark235830472"/>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35830472"/>vm<text:alphabetical-index-mark-end text:id="IMark235830472"/>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35830472"/>{<text:alphabetical-index-mark-end text:id="IMark235830472"/>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35830472"/>{{<text:alphabetical-index-mark-end text:id="IMark235830472"/>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35883728"/>Commands<text:alphabetical-index-mark-end text:id="IMark235883728"/></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35830472"/>)"<text:alphabetical-index-mark-end text:id="IMark235830472"/>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35830472"/>)classes<text:alphabetical-index-mark-end text:id="IMark235830472"/> []</text:h>
            <text:p text:style-name="Text_20_body">Routing: VM</text:p>
            <text:p text:style-name="P1">Generate a list of the classes in the system. For example:</text:p>
            <text:p text:style-name="Code"/>
            <text:p text:style-name="Code">&gt;<text:span text:style-name="T13">)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35830472"/>)context<text:alphabetical-index-mark-end text:id="IMark235830472"/>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35830472"/>)context!<text:alphabetical-index-mark-end text:id="IMark235830472"/>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35830472"/>)debug<text:alphabetical-index-mark-end text:id="IMark235830472"/> []</text:h>
            <text:p text:style-name="Text_20_body">Routing: VM</text:p>
            <text:p text:style-name="P1">This method activates debug mode in which greater detail of compiler activity is displayed. For example:</text:p>
            <text:p text:style-name="Code"/>
            <text:p text:style-name="Code">&gt;<text:span text:style-name="T13">debug</text:span></text:p>
            <text:p text:style-name="Code"/>
            <text:p text:style-name="Code">&gt;<text:span text:style-name="T13">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3">: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3">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35830472"/>)elapsed<text:alphabetical-index-mark-end text:id="IMark235830472"/> []</text:h>
            <text:p text:style-name="Text_20_body">Routing: VM</text:p>
            <text:p text:style-name="P1">Display how much time has elapsed since the current virtual machine was started. </text:p>
            <text:p text:style-name="Code"/>
            <text:p text:style-name="Code">&gt;<text:span text:style-name="T13">)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35830472"/>)entries<text:alphabetical-index-mark-end text:id="IMark235830472"/>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35830472"/>)globals<text:alphabetical-index-mark-end text:id="IMark235830472"/> []</text:h>
            <text:p text:style-name="Text_20_body">Routing: VM</text:p>
            <text:p text:style-name="P1">Display the currently defined global values and variables and the strings they map to.</text:p>
            <text:p text:style-name="Code"/>
            <text:p text:style-name="Code">&gt;<text:span text:style-name="T13">42 val$: $zz</text:span></text:p>
            <text:p text:style-name="Code"/>
            <text:p text:style-name="Code">&gt;<text:span text:style-name="T13">)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35830472"/>)irb<text:alphabetical-index-mark-end text:id="IMark235830472"/>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35830472"/>)load"<text:alphabetical-index-mark-end text:id="IMark235830472"/> … " []</text:h>
            <text:p text:style-name="Text_20_body">Routing: VM</text:p>
            <text:p text:style-name="P1">Load the file named in the embedded string. This unlike load” this method provides user feedback of the loading process.</text:p>
            <text:p text:style-name="Code"/>
            <text:p text:style-name="Code">&gt;<text:span text:style-name="T17">)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35830472"/>)map"<text:alphabetical-index-mark-end text:id="IMark235830472"/>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35830472"/>)nodebug<text:alphabetical-index-mark-end text:id="IMark235830472"/>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35830472"/>)noshow<text:alphabetical-index-mark-end text:id="IMark235830472"/>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35830472"/>)quit<text:alphabetical-index-mark-end text:id="IMark235830472"/>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35830472"/>)restart<text:alphabetical-index-mark-end text:id="IMark235830472"/>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35830472"/>)show<text:alphabetical-index-mark-end text:id="IMark235830472"/> []</text:h>
            <text:p text:style-name="Text_20_body">Routing: VM</text:p>
            <text:p text:style-name="P1">When this command is active, the contents of the stack are displayed after each command is processed.</text:p>
            <text:p text:style-name="Code"/>
            <text:p text:style-name="Code">&gt;<text:span text:style-name="T13">)show</text:span></text:p>
            <text:p text:style-name="Code"/>
            <text:p text:style-name="Code">&gt;<text:span text:style-name="T13">1 2 3</text:span></text:p>
            <text:p text:style-name="Code"/>
            <text:p text:style-name="Code">[1, 2, 3]</text:p>
            <text:p text:style-name="Code">&gt;<text:span text:style-name="T13">+</text:span></text:p>
            <text:p text:style-name="Code"/>
            <text:p text:style-name="Code">[1, 5]</text:p>
            <text:p text:style-name="Code">&gt;<text:span text:style-name="T13">*</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35830472"/>)start<text:alphabetical-index-mark-end text:id="IMark235830472"/> []</text:h>
            <text:p text:style-name="Text_20_body">Routing: VM</text:p>
            <text:p text:style-name="P1">Display the start time of the virtual machine.</text:p>
            <text:p text:style-name="Code"/>
            <text:p text:style-name="Code">&gt;<text:span text:style-name="T13">)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35830472"/>)threads<text:alphabetical-index-mark-end text:id="IMark235830472"/> []</text:h>
            <text:p text:style-name="Text_20_body">Routing: VM</text:p>
            <text:p text:style-name="P1">Display the currently executing threads in the fOOrth system.</text:p>
            <text:p text:style-name="Code"/>
            <text:p text:style-name="Code">&gt;<text:span text:style-name="T13">)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35830472"/>)time<text:alphabetical-index-mark-end text:id="IMark235830472"/>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35830472"/>)unmap"<text:alphabetical-index-mark-end text:id="IMark235830472"/>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35830472"/>)version<text:alphabetical-index-mark-end text:id="IMark235830472"/> []</text:h>
            <text:p text:style-name="Text_20_body">Routing: VM</text:p>
            <text:p text:style-name="P1">Display the version string of the fOOrth language system.</text:p>
            <text:p text:style-name="Code"/>
            <text:p text:style-name="Code">&gt;<text:span text:style-name="T13">)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35830472"/>)vm<text:alphabetical-index-mark-end text:id="IMark235830472"/>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35830472"/>)vm!<text:alphabetical-index-mark-end text:id="IMark235830472"/>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35830472"/>)words<text:alphabetical-index-mark-end text:id="IMark235830472"/> []</text:h>
            <text:p text:style-name="Text_20_body">Routing: VM</text:p>
            <text:p text:style-name="Text_20_body">Display the active methods defined for this virtual machine:</text:p>
            <text:p text:style-name="Code"/>
            <text:p text:style-name="Code">&gt;<text:span text:style-name="T13">)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235883728"/>)entries<text:alphabetical-index-mark-end text:id="IMark23588372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7" text:note-class="footnote"><text:note-citation>7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8">0</text:p>
          <text:p text:style-name="P87">0&lt;<text:tab/>131</text:p>
          <text:p text:style-name="P87">0&lt;=<text:tab/>132</text:p>
          <text:p text:style-name="P87">0&lt;=&gt;<text:tab/>132</text:p>
          <text:p text:style-name="P87">0&lt;&gt; <text:tab/>132</text:p>
          <text:p text:style-name="P87">0=<text:tab/>133</text:p>
          <text:p text:style-name="P87">0&gt;<text:tab/>133</text:p>
          <text:p text:style-name="P87">0&gt;=<text:tab/>133</text:p>
          <text:p text:style-name="P88">1</text:p>
          <text:p text:style-name="P87">1-<text:tab/>134</text:p>
          <text:p text:style-name="P87">1+<text:tab/>134</text:p>
          <text:p text:style-name="P88">2</text:p>
          <text:p text:style-name="P87">2-<text:tab/>135</text:p>
          <text:p text:style-name="P87">2*<text:tab/>108, 134</text:p>
          <text:p text:style-name="P87">2/<text:tab/>109, 135</text:p>
          <text:p text:style-name="P87">2+<text:tab/>134</text:p>
          <text:p text:style-name="P88">A</text:p>
          <text:p text:style-name="P87">accept<text:tab/>196</text:p>
          <text:p text:style-name="P87">accept"<text:tab/>197</text:p>
          <text:p text:style-name="P87">again<text:tab/>27, 198</text:p>
          <text:p text:style-name="P87">and<text:tab/>110</text:p>
          <text:p text:style-name="P87">Archive<text:tab/>13</text:p>
          <text:p text:style-name="P87">Array<text:tab/>71</text:p>
          <text:p text:style-name="P88">B</text:p>
          <text:p text:style-name="P87">begin<text:tab/>27, 197</text:p>
          <text:p text:style-name="P87">Boolean<text:tab/>65</text:p>
          <text:p text:style-name="P87">bounce<text:tab/>39, 41, 210</text:p>
          <text:p text:style-name="P87">break<text:tab/>208</text:p>
          <text:p text:style-name="P88">C</text:p>
          <text:p text:style-name="P87">catch<text:tab/>38, 41, 210</text:p>
          <text:p text:style-name="P87">Class<text:tab/>85</text:p>
          <text:p text:style-name="P87">class:<text:tab/>89, 198</text:p>
          <text:p text:style-name="P87">Classes<text:tab/>49</text:p>
          <text:p text:style-name="P87">clone<text:tab/>33, 198</text:p>
          <text:p text:style-name="P87">com<text:tab/>110</text:p>
          <text:p text:style-name="P87">Commands<text:tab/>89, 214</text:p>
          <text:p text:style-name="P87">complex<text:tab/>93, 198</text:p>
          <text:p text:style-name="P87">Complex<text:tab/>91</text:p>
          <text:p text:style-name="P87">copy<text:tab/>33, 199</text:p>
          <text:p text:style-name="P87">cr<text:tab/>199</text:p>
          <text:p text:style-name="P88">D</text:p>
          <text:p text:style-name="P87">Declarations<text:tab/>29</text:p>
          <text:p text:style-name="P87">Demo.rb<text:tab/>12</text:p>
          <text:p text:style-name="P87">distinct?<text:tab/>147</text:p>
          <text:p text:style-name="P87">do<text:tab/>25, 199</text:p>
          <text:p text:style-name="P87">dpr<text:tab/>114, 201</text:p>
          <text:p text:style-name="P87">drop<text:tab/>21, 201</text:p>
          <text:p text:style-name="P87">Duck Typing<text:tab/>29</text:p>
          <text:p text:style-name="P87">dup<text:tab/>21, 33, 202</text:p>
          <text:p text:style-name="P88">E</text:p>
          <text:p text:style-name="P87">e<text:tab/>115, 202</text:p>
          <text:p text:style-name="P87">else<text:tab/>23, 203</text:p>
          <text:p text:style-name="P87">end<text:tab/>208, 211</text:p>
          <text:p text:style-name="P87">epsilon<text:tab/>115, 202</text:p>
          <text:p text:style-name="P87">error<text:tab/>210</text:p>
          <text:p text:style-name="P88">F</text:p>
          <text:p text:style-name="P87">false<text:tab/>202</text:p>
          <text:p text:style-name="P87">FalseClass<text:tab/>65, 95</text:p>
          <text:p text:style-name="P87">finally<text:tab/>40, 41, 211</text:p>
          <text:p text:style-name="P87">Float<text:tab/>97</text:p>
          <text:p text:style-name="P88">H</text:p>
          <text:p text:style-name="P87">Hash<text:tab/>99</text:p>
          <text:p text:style-name="P88">I</text:p>
          <text:p text:style-name="P87">i<text:tab/>25, 200</text:p>
          <text:p text:style-name="P87">identical?<text:tab/>148</text:p>
          <text:p text:style-name="P87">if<text:tab/>23, 203</text:p>
          <text:p text:style-name="P87">infinity<text:tab/>115, 203</text:p>
          <text:p text:style-name="P87">Inheritance<text:tab/>49</text:p>
          <text:p text:style-name="P87">InStream<text:tab/>103</text:p>
          <text:p text:style-name="P87">Integer<text:tab/>106</text:p>
          <text:p text:style-name="P88">J</text:p>
          <text:p text:style-name="P87">j<text:tab/>25, 200</text:p>
          <text:p text:style-name="P88">K</text:p>
          <text:p text:style-name="P87">Known Issues<text:tab/>13</text:p>
          <text:p text:style-name="P88">L</text:p>
          <text:p text:style-name="P87">Late Binding<text:tab/>50</text:p>
          <text:p text:style-name="P87">load"<text:tab/>204</text:p>
          <text:p text:style-name="P87">loop<text:tab/>25, 201</text:p>
          <text:p text:style-name="P88">M</text:p>
          <text:p text:style-name="P87">max<text:tab/>148</text:p>
          <text:p text:style-name="P87">max_float<text:tab/>115, 204</text:p>
          <text:p text:style-name="P87">Method Mapping<text:tab/>51</text:p>
          <text:p text:style-name="P87">Methods<text:tab/>50</text:p>
          <text:p text:style-name="P87">min<text:tab/>148</text:p>
          <text:p text:style-name="P87">min_float<text:tab/>116, 204</text:p>
          <text:p text:style-name="P87">mod<text:tab/>137</text:p>
          <text:p text:style-name="P87">Mutation<text:tab/>31</text:p>
          <text:p text:style-name="P88">N</text:p>
          <text:p text:style-name="P87">nan<text:tab/>116, 204</text:p>
          <text:p text:style-name="P87">neg<text:tab/>137</text:p>
          <text:p text:style-name="P87">nil<text:tab/>204</text:p>
          <text:p text:style-name="P87">nil&lt;&gt;<text:tab/>149</text:p>
          <text:p text:style-name="P87">nil=<text:tab/>149</text:p>
          <text:p text:style-name="P87">NilClass<text:tab/>65, 112</text:p>
          <text:p text:style-name="P87">nip<text:tab/>21, 205</text:p>
          <text:p text:style-name="P87">not<text:tab/>149</text:p>
          <text:p text:style-name="P87">Numeric<text:tab/>67, 114</text:p>
          <text:p text:style-name="P88">O</text:p>
          <text:p text:style-name="P87">Object<text:tab/>65, 138</text:p>
          <text:p text:style-name="P87">or<text:tab/>111</text:p>
          <text:p text:style-name="P87">OutStream<text:tab/>151</text:p>
          <text:p text:style-name="P87">over<text:tab/>21, 205</text:p>
          <text:p text:style-name="P88">P</text:p>
          <text:p text:style-name="P87">pause<text:tab/>186, 205</text:p>
          <text:p text:style-name="P87">pi<text:tab/>116, 205</text:p>
          <text:p text:style-name="P87">pick<text:tab/>21, 206</text:p>
          <text:p text:style-name="P87">Polymorphism<text:tab/>50</text:p>
          <text:p text:style-name="P87">Procedure<text:tab/>156</text:p>
          <text:p text:style-name="P87">Prototypes<text:tab/>50</text:p>
          <text:p text:style-name="P88">Q</text:p>
          <text:p text:style-name="P87">Queue<text:tab/>158</text:p>
          <text:p text:style-name="P88">R</text:p>
          <text:p text:style-name="P87">Rake<text:tab/>12</text:p>
          <text:p text:style-name="P87">rational<text:tab/>162, 206</text:p>
          <text:p text:style-name="P87">Rational<text:tab/>160</text:p>
          <text:p text:style-name="P87">Referencing<text:tab/>30</text:p>
          <text:p text:style-name="P87">repeat<text:tab/>27, 198</text:p>
          <text:p text:style-name="P87">rot<text:tab/>206</text:p>
          <text:p text:style-name="P87">Routing<text:tab/>57</text:p>
          <text:p text:style-name="P88">S</text:p>
          <text:p text:style-name="P87">Scoping<text:tab/>29</text:p>
          <text:p text:style-name="P87">self<text:tab/>63, 207</text:p>
          <text:p text:style-name="P87">space<text:tab/>207</text:p>
          <text:p text:style-name="P87">spaces<text:tab/>207</text:p>
          <text:p text:style-name="P87">Stack<text:tab/>163</text:p>
          <text:p text:style-name="P87">String<text:tab/>165</text:p>
          <text:p text:style-name="P87">super<text:tab/>86, 141, 189, 195</text:p>
          <text:p text:style-name="P87">swap<text:tab/>22, 207</text:p>
          <text:p text:style-name="P87">switch<text:tab/>23, 208</text:p>
          <text:p text:style-name="P87">SymbolMap<text:tab/>51</text:p>
          <text:p text:style-name="P88">T</text:p>
          <text:p text:style-name="P87">Testing<text:tab/>13</text:p>
          <text:p text:style-name="P87">Thanks<text:tab/>9</text:p>
          <text:p text:style-name="P87">then<text:tab/>23, 203</text:p>
          <text:p text:style-name="P87">Thread<text:tab/>184</text:p>
          <text:p text:style-name="P87">throw"<text:tab/>42, 209</text:p>
          <text:p text:style-name="P87">true<text:tab/>209</text:p>
          <text:p text:style-name="P87">TrueClass<text:tab/>65, 187</text:p>
          <text:p text:style-name="P87">try<text:tab/>38, 41, 209</text:p>
          <text:p text:style-name="P87">tuck<text:tab/>22, 211</text:p>
          <text:p text:style-name="P87">Typing<text:tab/>29</text:p>
          <text:p text:style-name="P88">U</text:p>
          <text:p text:style-name="P87">until<text:tab/>27, 198</text:p>
          <text:p text:style-name="P88">V</text:p>
          <text:p text:style-name="P87">v<text:tab/>78p., 82, 101, 174</text:p>
          <text:p text:style-name="P87">val:<text:tab/>29, 86, 140, 189, 195</text:p>
          <text:p text:style-name="P87">val@:<text:tab/>30, 87, 140, 190, 195</text:p>
          <text:p text:style-name="P87">val#:<text:tab/>30, 211</text:p>
          <text:p text:style-name="P87">val$:<text:tab/>30, 212</text:p>
          <text:p text:style-name="P87">var:<text:tab/>29, 87, 140, 190, 195</text:p>
          <text:p text:style-name="P87">var@:<text:tab/>30, 87, 140, 190, 196</text:p>
          <text:p text:style-name="P87">var#:<text:tab/>30, 212</text:p>
          <text:p text:style-name="P87">var$:<text:tab/>30, 213</text:p>
          <text:p text:style-name="P87">VirtualMachine<text:tab/>188</text:p>
          <text:p text:style-name="P87">vm<text:tab/>213</text:p>
          <text:p text:style-name="P88">W</text:p>
          <text:p text:style-name="P87">while<text:tab/>197</text:p>
          <text:p text:style-name="P88">X</text:p>
          <text:p text:style-name="P87">x<text:tab/>72, 78p., 83, 101, 174</text:p>
          <text:p text:style-name="P87"><text:soft-page-break/>xor<text:tab/>111</text:p>
          <text:p text:style-name="P88">^</text:p>
          <text:p text:style-name="P87">^^<text:tab/>96, 112, 147</text:p>
          <text:p text:style-name="P88">-</text:p>
          <text:p text:style-name="P87">-<text:tab/>118</text:p>
          <text:p text:style-name="P87">-&gt;<text:tab/>99</text:p>
          <text:p text:style-name="P87">-i<text:tab/>25, 200</text:p>
          <text:p text:style-name="P87">-infinity<text:tab/>114, 191</text:p>
          <text:p text:style-name="P87">-j<text:tab/>25, 200</text:p>
          <text:p text:style-name="P88">;</text:p>
          <text:p text:style-name="P87">;<text:tab/>87, 141, 190, 196</text:p>
          <text:p text:style-name="P88">:</text:p>
          <text:p text:style-name="P87">:<text:tab/>59, 194</text:p>
          <text:p text:style-name="P88">!</text:p>
          <text:p text:style-name="P87">!<text:tab/>74</text:p>
          <text:p text:style-name="P87">!:<text:tab/>189</text:p>
          <text:p text:style-name="P88">?</text:p>
          <text:p text:style-name="P87">?"<text:tab/>39, 41, 210</text:p>
          <text:p text:style-name="P87">?break<text:tab/>208</text:p>
          <text:p text:style-name="P87">?dup<text:tab/>196</text:p>
          <text:p text:style-name="P88">.</text:p>
          <text:p text:style-name="P87">.<text:tab/>139, 153</text:p>
          <text:p text:style-name="P87">.-left<text:tab/>76, 172</text:p>
          <text:p text:style-name="P87">.-mid<text:tab/>76, 172</text:p>
          <text:p text:style-name="P87">.-midlr<text:tab/>76, 172</text:p>
          <text:p text:style-name="P87">.-right<text:tab/>76, 173</text:p>
          <text:p text:style-name="P87">.:<text:tab/>59, 85, 191</text:p>
          <text:p text:style-name="P87">.::<text:tab/>59, 139, 191</text:p>
          <text:p text:style-name="P87">."<text:tab/>170</text:p>
          <text:p text:style-name="P87">.[]!<text:tab/>77, 100</text:p>
          <text:p text:style-name="P87">.[]@<text:tab/>77, 100</text:p>
          <text:p text:style-name="P87">.+left<text:tab/>74, 171</text:p>
          <text:p text:style-name="P87">.+mid<text:tab/>75, 171</text:p>
          <text:p text:style-name="P87">.+midlr<text:tab/>75, 171</text:p>
          <text:p text:style-name="P87">.+right<text:tab/>75, 172</text:p>
          <text:p text:style-name="P87">.1/x<text:tab/>118</text:p>
          <text:p text:style-name="P87">.10**<text:tab/>118</text:p>
          <text:p text:style-name="P87">.2**<text:tab/>119</text:p>
          <text:p text:style-name="P87">.abs<text:tab/>119</text:p>
          <text:p text:style-name="P87">.acos<text:tab/>119</text:p>
          <text:p text:style-name="P87">.acosh<text:tab/>120</text:p>
          <text:p text:style-name="P87">.angle<text:tab/>120</text:p>
          <text:p text:style-name="P87">.append<text:tab/>151</text:p>
          <text:p text:style-name="P87">.append{<text:tab/>152, 191</text:p>
          <text:p text:style-name="P87">.asin<text:tab/>120</text:p>
          <text:p text:style-name="P87">.asinh<text:tab/>121</text:p>
          <text:p text:style-name="P87">.atan<text:tab/>121</text:p>
          <text:p text:style-name="P87">.atan2<text:tab/>121</text:p>
          <text:p text:style-name="P87">.atanh<text:tab/>122</text:p>
          <text:p text:style-name="P87">.c2p<text:tab/>122</text:p>
          <text:p text:style-name="P87">.call<text:tab/>156, 173</text:p>
          <text:p text:style-name="P87">.cbrt<text:tab/>92, 122</text:p>
          <text:p text:style-name="P87">.ceil<text:tab/>122</text:p>
          <text:p text:style-name="P87">.cjust<text:tab/>173</text:p>
          <text:p text:style-name="P87">.class<text:tab/>141</text:p>
          <text:p text:style-name="P87">.clear<text:tab/>158, 163</text:p>
          <text:p text:style-name="P87">.clone<text:tab/>33, 141</text:p>
          <text:p text:style-name="P87">.clone_exclude<text:tab/>35, 142</text:p>
          <text:p text:style-name="P87">.close<text:tab/>104, 153</text:p>
          <text:p text:style-name="P87">.conjugate<text:tab/>123</text:p>
          <text:p text:style-name="P87">.contains?<text:tab/>173</text:p>
          <text:p text:style-name="P87">.copy<text:tab/>33, 142</text:p>
          <text:p text:style-name="P87">.cos<text:tab/>123</text:p>
          <text:p text:style-name="P87">.cosh<text:tab/>123</text:p>
          <text:p text:style-name="P87">.cr<text:tab/>153</text:p>
          <text:p text:style-name="P87">.create<text:tab/>152</text:p>
          <text:p text:style-name="P87">.create{<text:tab/>152, 191</text:p>
          <text:p text:style-name="P87">.cube<text:tab/>123</text:p>
          <text:p text:style-name="P87">.current<text:tab/>184</text:p>
          <text:p text:style-name="P87">.d2r<text:tab/>124</text:p>
          <text:p text:style-name="P87">.denominator<text:tab/>124</text:p>
          <text:p text:style-name="P87">.dump<text:tab/>192</text:p>
          <text:p text:style-name="P87">.e**<text:tab/>92, 124</text:p>
          <text:p text:style-name="P87">.each{<text:tab/>78, 100, 174, 192</text:p>
          <text:p text:style-name="P87">.elapsed<text:tab/>192</text:p>
          <text:p text:style-name="P87">.emit<text:tab/>124, 153, 174</text:p>
          <text:p text:style-name="P87">.empty?<text:tab/>158, 163</text:p>
          <text:p text:style-name="P87">.eval<text:tab/>175</text:p>
          <text:p text:style-name="P87">.even?<text:tab/>107</text:p>
          <text:p text:style-name="P87">.floor<text:tab/>125</text:p>
          <text:p text:style-name="P87">.fmt<text:tab/>175</text:p>
          <text:p text:style-name="P87">.fmt"<text:tab/>175</text:p>
          <text:p text:style-name="P87">.gcd<text:tab/>107</text:p>
          <text:p text:style-name="P87">.get_all<text:tab/>103</text:p>
          <text:p text:style-name="P87">.getc<text:tab/>105</text:p>
          <text:p text:style-name="P87">.gets<text:tab/>105</text:p>
          <text:p text:style-name="P87">.hypot<text:tab/>125</text:p>
          <text:p text:style-name="P87">.imaginary<text:tab/>125</text:p>
          <text:p text:style-name="P87">.init<text:tab/>30, 143</text:p>
          <text:p text:style-name="P87">.is_class?<text:tab/>87, 143</text:p>
          <text:p text:style-name="P87">.keys<text:tab/>101</text:p>
          <text:p text:style-name="P87">.lcm<text:tab/>107</text:p>
          <text:p text:style-name="P87">.left<text:tab/>78, 176</text:p>
          <text:p text:style-name="P87">.left?<text:tab/>176</text:p>
          <text:p text:style-name="P87">.length<text:tab/>79, 158, 163, 176</text:p>
          <text:p text:style-name="P87">.lines<text:tab/>176</text:p>
          <text:p text:style-name="P87">.list<text:tab/>184</text:p>
          <text:p text:style-name="P87">.ljust<text:tab/>177</text:p>
          <text:p text:style-name="P87">.ln<text:tab/>125</text:p>
          <text:p text:style-name="P87">.load<text:tab/>177</text:p>
          <text:p text:style-name="P87">.log10<text:tab/>126</text:p>
          <text:p text:style-name="P87">.log2<text:tab/>126</text:p>
          <text:p text:style-name="P87">.lstrip<text:tab/>177</text:p>
          <text:p text:style-name="P87">.magnitude<text:tab/>126</text:p>
          <text:p text:style-name="P87">.main<text:tab/>185</text:p>
          <text:p text:style-name="P87">.map{<text:tab/>79, 192</text:p>
          <text:p text:style-name="P87">.max<text:tab/>80</text:p>
          <text:p text:style-name="P87">.mid<text:tab/>80, 177</text:p>
          <text:p text:style-name="P87">.mid?<text:tab/>178</text:p>
          <text:p text:style-name="P87">.midlr<text:tab/>81, 178</text:p>
          <text:p text:style-name="P87">.min<text:tab/>81</text:p>
          <text:p text:style-name="P87">.name<text:tab/>144</text:p>
          <text:p text:style-name="P87">.new<text:tab/>72, 88</text:p>
          <text:p text:style-name="P87">.new_size<text:tab/>73</text:p>
          <text:p text:style-name="P87">.new_value<text:tab/>73</text:p>
          <text:p text:style-name="P87">.new_values<text:tab/>73</text:p>
          <text:p text:style-name="P87">.new{<text:tab/>72, 192</text:p>
          <text:p text:style-name="P87">.numerator<text:tab/>127</text:p>
          <text:p text:style-name="P87">.odd?<text:tab/>108</text:p>
          <text:p text:style-name="P87">.open<text:tab/>104</text:p>
          <text:p text:style-name="P87">.open{<text:tab/>104, 193</text:p>
          <text:p text:style-name="P87">.p2c<text:tab/>127</text:p>
          <text:p text:style-name="P87">.parent_class<text:tab/>88</text:p>
          <text:p text:style-name="P87">.peek<text:tab/>164</text:p>
          <text:p text:style-name="P87">.pend<text:tab/>159</text:p>
          <text:p text:style-name="P87">.polar<text:tab/>127</text:p>
          <text:p text:style-name="P87">.pop<text:tab/>159, 164</text:p>
          <text:p text:style-name="P87">.posn<text:tab/>178</text:p>
          <text:p text:style-name="P87">.pp<text:tab/>81, 102</text:p>
          <text:p text:style-name="P87">.push<text:tab/>159, 164</text:p>
          <text:p text:style-name="P87">.r2d<text:tab/>128</text:p>
          <text:p text:style-name="P87">.real<text:tab/>128</text:p>
          <text:p text:style-name="P87">.restart<text:tab/>193</text:p>
          <text:p text:style-name="P87">.reverse<text:tab/>82, 179</text:p>
          <text:p text:style-name="P87">.right<text:tab/>82, 179</text:p>
          <text:p text:style-name="P87">.right?<text:tab/>179</text:p>
          <text:p text:style-name="P87">.rjust<text:tab/>179</text:p>
          <text:p text:style-name="P87">.round<text:tab/>128</text:p>
          <text:p text:style-name="P87">.rstrip<text:tab/>180</text:p>
          <text:p text:style-name="P87">.select{<text:tab/>82, 193</text:p>
          <text:p text:style-name="P87">.shuffle<text:tab/>83</text:p>
          <text:p text:style-name="P87">.sin<text:tab/>128</text:p>
          <text:p text:style-name="P87">.sinh<text:tab/>129</text:p>
          <text:p text:style-name="P87">.sleep<text:tab/>129, 186</text:p>
          <text:p text:style-name="P87">.sort<text:tab/>83</text:p>
          <text:p text:style-name="P87">.space<text:tab/>154</text:p>
          <text:p text:style-name="P87">.spaces<text:tab/>154</text:p>
          <text:p text:style-name="P87">.split<text:tab/>92, 160, 180</text:p>
          <text:p text:style-name="P87">.sqr<text:tab/>129</text:p>
          <text:p text:style-name="P87">.sqrt<text:tab/>92, 129</text:p>
          <text:p text:style-name="P87">.start<text:tab/>157, 186, 193</text:p>
          <text:p text:style-name="P87">.strip<text:tab/>180</text:p>
          <text:p text:style-name="P87">.strlen<text:tab/>144</text:p>
          <text:p text:style-name="P87">.strmax<text:tab/>84</text:p>
          <text:p text:style-name="P87">.strmax2<text:tab/>102</text:p>
          <text:p text:style-name="P87">.subclass:<text:tab/>88</text:p>
          <text:p text:style-name="P87">.tan<text:tab/>130</text:p>
          <text:p text:style-name="P87">.tanh<text:tab/>130</text:p>
          <text:p text:style-name="P87">.throw<text:tab/>42, 180</text:p>
          <text:p text:style-name="P87">.to_f<text:tab/>98, 144</text:p>
          <text:p text:style-name="P87">.to_f!<text:tab/>98, 144</text:p>
          <text:p text:style-name="P87">.to_i<text:tab/>108, 145</text:p>
          <text:p text:style-name="P87">.to_i!<text:tab/>108, 145</text:p>
          <text:p text:style-name="P87">.to_lower<text:tab/>181</text:p>
          <text:p text:style-name="P87">.to_n<text:tab/>130, 145</text:p>
          <text:p text:style-name="P87">.to_n!<text:tab/>131, 145</text:p>
          <text:p text:style-name="P87">.to_r<text:tab/>145, 161</text:p>
          <text:p text:style-name="P87">.to_r!<text:tab/>145, 161</text:p>
          <text:p text:style-name="P87">.to_s<text:tab/>89, 146, 181, 193</text:p>
          <text:p text:style-name="P87">.to_upper<text:tab/>181</text:p>
          <text:p text:style-name="P87">.to_x<text:tab/>93, 146</text:p>
          <text:p text:style-name="P87"><text:soft-page-break/>.to_x!<text:tab/>93, 146</text:p>
          <text:p text:style-name="P87">.values<text:tab/>102</text:p>
          <text:p text:style-name="P87">.vm<text:tab/>185</text:p>
          <text:p text:style-name="P87">.vm_name<text:tab/>194</text:p>
          <text:p text:style-name="P87">.with{<text:tab/>64, 194</text:p>
          <text:p text:style-name="P88">"</text:p>
          <text:p text:style-name="P87">"<text:tab/>190</text:p>
          <text:p text:style-name="P88">)</text:p>
          <text:p text:style-name="P87">)"<text:tab/>214</text:p>
          <text:p text:style-name="P87">)classes<text:tab/>214</text:p>
          <text:p text:style-name="P87">)context<text:tab/>53, 215</text:p>
          <text:p text:style-name="P87">)context!<text:tab/>53, 215</text:p>
          <text:p text:style-name="P87">)debug<text:tab/>215</text:p>
          <text:p text:style-name="P87">)elapsed<text:tab/>216</text:p>
          <text:p text:style-name="P87">)entries<text:tab/>216, 221</text:p>
          <text:p text:style-name="P87">)globals<text:tab/>216</text:p>
          <text:p text:style-name="P87">)irb<text:tab/>216</text:p>
          <text:p text:style-name="P87">)load"<text:tab/>217</text:p>
          <text:p text:style-name="P87">)map"<text:tab/>217</text:p>
          <text:p text:style-name="P87">)methods<text:tab/>90, 150</text:p>
          <text:p text:style-name="P87">)nodebug<text:tab/>217</text:p>
          <text:p text:style-name="P87">)noshow<text:tab/>217</text:p>
          <text:p text:style-name="P87">)quit<text:tab/>217</text:p>
          <text:p text:style-name="P87">)restart<text:tab/>218</text:p>
          <text:p text:style-name="P87">)show<text:tab/>218</text:p>
          <text:p text:style-name="P87">)start<text:tab/>218</text:p>
          <text:p text:style-name="P87">)stubs<text:tab/>90</text:p>
          <text:p text:style-name="P87">)threads<text:tab/>218</text:p>
          <text:p text:style-name="P87">)time<text:tab/>219</text:p>
          <text:p text:style-name="P87">)unmap"<text:tab/>219</text:p>
          <text:p text:style-name="P87">)version<text:tab/>219</text:p>
          <text:p text:style-name="P87">)vm<text:tab/>55, 219</text:p>
          <text:p text:style-name="P87">)vm!<text:tab/>55, 219</text:p>
          <text:p text:style-name="P87">)words<text:tab/>220</text:p>
          <text:p text:style-name="P88">[</text:p>
          <text:p text:style-name="P87">[<text:tab/>196</text:p>
          <text:p text:style-name="P88">{</text:p>
          <text:p text:style-name="P87">{<text:tab/>99, 213</text:p>
          <text:p text:style-name="P87">{{<text:tab/>156, 213</text:p>
          <text:p text:style-name="P88">}</text:p>
          <text:p text:style-name="P87">}<text:tab/>73, 78, 80, 83, 99, 101, 174</text:p>
          <text:p text:style-name="P88">@</text:p>
          <text:p text:style-name="P87">@<text:tab/>84</text:p>
          <text:p text:style-name="P88">*</text:p>
          <text:p text:style-name="P87">*<text:tab/>117, 170</text:p>
          <text:p text:style-name="P87">**<text:tab/>117</text:p>
          <text:p text:style-name="P88">/</text:p>
          <text:p text:style-name="P87">/<text:tab/>131</text:p>
          <text:p text:style-name="P88">&amp;</text:p>
          <text:p text:style-name="P87">&amp;&amp;<text:tab/>95, 112, 138</text:p>
          <text:p text:style-name="P88">+</text:p>
          <text:p text:style-name="P87">+<text:tab/>74, 117, 170</text:p>
          <text:p text:style-name="P87">+loop<text:tab/>25, 201</text:p>
          <text:p text:style-name="P88">&lt;</text:p>
          <text:p text:style-name="P87">&lt;<text:tab/>135, 182</text:p>
          <text:p text:style-name="P87">&lt;&lt;<text:tab/>84, 109, 182</text:p>
          <text:p text:style-name="P87">&lt;=<text:tab/>136, 182</text:p>
          <text:p text:style-name="P87">&lt;=&gt;<text:tab/>136, 183</text:p>
          <text:p text:style-name="P87">&lt;&gt;<text:tab/>146</text:p>
          <text:p text:style-name="P88">=</text:p>
          <text:p text:style-name="P87">=<text:tab/>147</text:p>
          <text:p text:style-name="P88">&gt;</text:p>
          <text:p text:style-name="P87">&gt;<text:tab/>136, 183</text:p>
          <text:p text:style-name="P87">&gt;=<text:tab/>137, 183</text:p>
          <text:p text:style-name="P87">&gt;&gt;<text:tab/>110</text:p>
          <text:p text:style-name="P88">|</text:p>
          <text:p text:style-name="P87">||<text:tab/>96, 113, 150</text:p>
          <text:p text:style-name="P88">~</text:p>
          <text:p text:style-name="P87">~<text:tab/>154</text:p>
          <text:p text:style-name="P87">~"<text:tab/>154</text:p>
          <text:p text:style-name="P87">~cr<text:tab/>155</text:p>
          <text:p text:style-name="P87">~emit<text:tab/>155</text:p>
          <text:p text:style-name="P87">~getc<text:tab/>105</text:p>
          <text:p text:style-name="P87">~gets<text:tab/>105</text:p>
          <text:p text:style-name="P87">~space<text:tab/>155</text:p>
          <text:p text:style-name="P87">~spaces<text:tab/>155</text:p>
        </text:index-body>
      </text:alphabetical-index>
      <text:p text:style-name="P1"/>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62186480"/></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4">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22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9H47M55S</meta:editing-duration>
    <meta:editing-cycles>2837</meta:editing-cycles>
    <meta:generator>OpenOffice/4.1.1$Win32 OpenOffice.org_project/411m6$Build-9775</meta:generator>
    <dc:date>2015-05-26T13:29:12.82</dc:date>
    <dc:creator>Peter Camilleri</dc:creator>
    <meta:printed-by>Peter Camilleri</meta:printed-by>
    <meta:print-date>2015-05-03T14:38:38.15</meta:print-date>
    <meta:document-statistic meta:table-count="482" meta:image-count="0" meta:object-count="0" meta:page-count="227" meta:paragraph-count="7078" meta:word-count="41211" meta:character-count="238310"/>
    <meta:template xlink:type="simple" xlink:actuate="onRequest" xlink:title="MyDefault" xlink:href="../../../../OpenOffice.org/3/user/template/MyDefault.ott" meta:date="2014-06-26T22:09:00.24"/>
  </office:meta>
</office:document-meta>
</file>